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67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 fo:border="0.74pt solid 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0c2cd" fo:border="0.74pt solid #000000"/>
    </style:style>
    <style:style style:name="ce6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8f2a1" fo:border="0.74pt solid #000000"/>
    </style:style>
    <style:style style:name="ce8" style:family="table-cell" style:parent-style-name="Default">
      <style:table-cell-properties fo:background-color="#ff0000" fo:border="0.74pt solid #000000"/>
      <style:text-properties fo:color="#000000"/>
    </style:style>
    <style:style style:name="ce9" style:family="table-cell" style:parent-style-name="Default">
      <style:table-cell-properties fo:background-color="#ffff6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6d" fo:border="0.74pt solid #000000"/>
    </style:style>
    <style:style style:name="ce11" style:family="table-cell" style:parent-style-name="Default">
      <style:table-cell-properties fo:background-color="#ff0000" style:text-align-source="fix" style:repeat-content="false" fo:border="0.74pt solid #000000"/>
      <style:paragraph-properties fo:text-align="end" fo:margin-left="0cm"/>
      <style:text-properties fo:color="#000000"/>
    </style:style>
    <style:style style:name="ce12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fo:background-color="#ffff6d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EXP PRODUCT</text:p>
          </table:table-cell>
          <table:table-cell table:style-name="ce1" office:value-type="string" calcext:value-type="string">
            <text:p>EXP SUM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RES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3.75" calcext:value-type="float">
            <text:p>3.75</text:p>
          </table:table-cell>
          <table:table-cell office:value-type="float" office:value="3.25" calcext:value-type="float">
            <text:p>3.25</text:p>
          </table:table-cell>
          <table:table-cell office:value-type="float" office:value="3.75" calcext:value-type="float">
            <text:p>3.75</text:p>
          </table:table-cell>
          <table:table-cell table:number-columns-repeated="2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2.25" calcext:value-type="float">
            <text:p>12.25</text:p>
          </table:table-cell>
          <table:table-cell office:value-type="float" office:value="8.5" calcext:value-type="float">
            <text:p>8.5</text:p>
          </table:table-cell>
          <table:table-cell office:value-type="float" office:value="12.25" calcext:value-type="float">
            <text:p>12.25</text:p>
          </table:table-cell>
          <table:table-cell table:number-columns-repeated="2"/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28.5" calcext:value-type="float">
            <text:p>28.5</text:p>
          </table:table-cell>
          <table:table-cell office:value-type="float" office:value="16.25" calcext:value-type="float">
            <text:p>16.25</text:p>
          </table:table-cell>
          <table:table-cell office:value-type="float" office:value="28.5" calcext:value-type="float">
            <text:p>28.5</text:p>
          </table:table-cell>
          <table:table-cell table:number-columns-repeated="2"/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55" calcext:value-type="float">
            <text:p>55</text:p>
          </table:table-cell>
          <table:table-cell office:value-type="float" office:value="26.5" calcext:value-type="float">
            <text:p>26.5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39.25" calcext:value-type="float">
            <text:p>39.25</text:p>
          </table:table-cell>
          <table:table-cell office:value-type="float" office:value="94.25" calcext:value-type="float">
            <text:p>94.25</text:p>
          </table:table-cell>
          <table:table-cell office:value-type="float" office:value="39.25" calcext:value-type="float">
            <text:p>39.25</text:p>
          </table:table-cell>
          <table:table-cell office:value-type="float" office:value="94.25" calcext:value-type="float">
            <text:p>94.25</text:p>
          </table:table-cell>
          <table:table-cell table:number-columns-repeated="2"/>
        </table:table-row>
        <table:table-row table:style-name="ro1">
          <table:table-cell office:value-type="float" office:value="54.5" calcext:value-type="float">
            <text:p>54.5</text:p>
          </table:table-cell>
          <table:table-cell office:value-type="float" office:value="148.75" calcext:value-type="float">
            <text:p>148.75</text:p>
          </table:table-cell>
          <table:table-cell office:value-type="float" office:value="54.5" calcext:value-type="float">
            <text:p>54.5</text:p>
          </table:table-cell>
          <table:table-cell office:value-type="float" office:value="148.75" calcext:value-type="float">
            <text:p>148.75</text:p>
          </table:table-cell>
          <table:table-cell table:number-columns-repeated="2"/>
        </table:table-row>
        <table:table-row table:style-name="ro1">
          <table:table-cell office:value-type="float" office:value="72.25" calcext:value-type="float">
            <text:p>72.25</text:p>
          </table:table-cell>
          <table:table-cell office:value-type="float" office:value="221" calcext:value-type="float">
            <text:p>221</text:p>
          </table:table-cell>
          <table:table-cell office:value-type="float" office:value="72.25" calcext:value-type="float">
            <text:p>72.25</text:p>
          </table:table-cell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float" office:value="92.5" calcext:value-type="float">
            <text:p>92.5</text:p>
          </table:table-cell>
          <table:table-cell office:value-type="float" office:value="313.5" calcext:value-type="float">
            <text:p>313.5</text:p>
          </table:table-cell>
          <table:table-cell office:value-type="float" office:value="92.5" calcext:value-type="float">
            <text:p>92.5</text:p>
          </table:table-cell>
          <table:table-cell office:value-type="float" office:value="313.5" calcext:value-type="float">
            <text:p>313.5</text:p>
          </table:table-cell>
          <table:table-cell table:number-columns-repeated="2"/>
        </table:table-row>
        <table:table-row table:style-name="ro1">
          <table:table-cell office:value-type="float" office:value="115.25" calcext:value-type="float">
            <text:p>115.25</text:p>
          </table:table-cell>
          <table:table-cell office:value-type="float" office:value="428.75" calcext:value-type="float">
            <text:p>428.75</text:p>
          </table:table-cell>
          <table:table-cell office:value-type="float" office:value="115.25" calcext:value-type="float">
            <text:p>115.25</text:p>
          </table:table-cell>
          <table:table-cell office:value-type="float" office:value="428.75" calcext:value-type="float">
            <text:p>428.75</text:p>
          </table:table-cell>
          <table:table-cell table:number-columns-repeated="2"/>
        </table:table-row>
        <table:table-row table:style-name="ro1">
          <table:table-cell office:value-type="float" office:value="140.5" calcext:value-type="float">
            <text:p>140.5</text:p>
          </table:table-cell>
          <table:table-cell office:value-type="float" office:value="569.25" calcext:value-type="float">
            <text:p>569.25</text:p>
          </table:table-cell>
          <table:table-cell office:value-type="float" office:value="140.5" calcext:value-type="float">
            <text:p>140.5</text:p>
          </table:table-cell>
          <table:table-cell office:value-type="float" office:value="569.25" calcext:value-type="float">
            <text:p>569.25</text:p>
          </table:table-cell>
          <table:table-cell table:number-columns-repeated="2"/>
        </table:table-row>
        <table:table-row table:style-name="ro1">
          <table:table-cell office:value-type="float" office:value="168.25" calcext:value-type="float">
            <text:p>168.25</text:p>
          </table:table-cell>
          <table:table-cell office:value-type="float" office:value="737.5" calcext:value-type="float">
            <text:p>737.5</text:p>
          </table:table-cell>
          <table:table-cell office:value-type="float" office:value="168.25" calcext:value-type="float">
            <text:p>168.25</text:p>
          </table:table-cell>
          <table:table-cell office:value-type="float" office:value="737.5" calcext:value-type="float">
            <text:p>737.5</text:p>
          </table:table-cell>
          <table:table-cell table:number-columns-repeated="2"/>
        </table:table-row>
        <table:table-row table:style-name="ro1">
          <table:table-cell office:value-type="float" office:value="198.5" calcext:value-type="float">
            <text:p>198.5</text:p>
          </table:table-cell>
          <table:table-cell office:value-type="float" office:value="936" calcext:value-type="float">
            <text:p>936</text:p>
          </table:table-cell>
          <table:table-cell office:value-type="float" office:value="198.5" calcext:value-type="float">
            <text:p>198.5</text:p>
          </table:table-cell>
          <table:table-cell office:value-type="float" office:value="936" calcext:value-type="float">
            <text:p>936</text:p>
          </table:table-cell>
          <table:table-cell table:number-columns-repeated="2"/>
        </table:table-row>
        <table:table-row table:style-name="ro1">
          <table:table-cell office:value-type="float" office:value="231.25" calcext:value-type="float">
            <text:p>231.25</text:p>
          </table:table-cell>
          <table:table-cell office:value-type="float" office:value="1167.25" calcext:value-type="float">
            <text:p>1167.25</text:p>
          </table:table-cell>
          <table:table-cell office:value-type="float" office:value="231.25" calcext:value-type="float">
            <text:p>231.25</text:p>
          </table:table-cell>
          <table:table-cell office:value-type="float" office:value="1167.25" calcext:value-type="float">
            <text:p>1167.25</text:p>
          </table:table-cell>
          <table:table-cell table:number-columns-repeated="2"/>
        </table:table-row>
        <table:table-row table:style-name="ro1">
          <table:table-cell office:value-type="float" office:value="266.5" calcext:value-type="float">
            <text:p>266.5</text:p>
          </table:table-cell>
          <table:table-cell office:value-type="float" office:value="1433.75" calcext:value-type="float">
            <text:p>1433.75</text:p>
          </table:table-cell>
          <table:table-cell office:value-type="float" office:value="266.5" calcext:value-type="float">
            <text:p>266.5</text:p>
          </table:table-cell>
          <table:table-cell office:value-type="float" office:value="1433.75" calcext:value-type="float">
            <text:p>1433.75</text:p>
          </table:table-cell>
          <table:table-cell table:number-columns-repeated="2"/>
        </table:table-row>
        <table:table-row table:style-name="ro1">
          <table:table-cell office:value-type="float" office:value="304.25" calcext:value-type="float">
            <text:p>304.25</text:p>
          </table:table-cell>
          <table:table-cell office:value-type="float" office:value="1738" calcext:value-type="float">
            <text:p>1738</text:p>
          </table:table-cell>
          <table:table-cell office:value-type="float" office:value="304.25" calcext:value-type="float">
            <text:p>304.25</text:p>
          </table:table-cell>
          <table:table-cell office:value-type="float" office:value="1738" calcext:value-type="float">
            <text:p>1738</text:p>
          </table:table-cell>
          <table:table-cell table:number-columns-repeated="2"/>
        </table:table-row>
        <table:table-row table:style-name="ro1">
          <table:table-cell office:value-type="float" office:value="344.5" calcext:value-type="float">
            <text:p>344.5</text:p>
          </table:table-cell>
          <table:table-cell office:value-type="float" office:value="2082.5" calcext:value-type="float">
            <text:p>2082.5</text:p>
          </table:table-cell>
          <table:table-cell office:value-type="float" office:value="344.5" calcext:value-type="float">
            <text:p>344.5</text:p>
          </table:table-cell>
          <table:table-cell office:value-type="float" office:value="2082.5" calcext:value-type="float">
            <text:p>2082.5</text:p>
          </table:table-cell>
          <table:table-cell table:number-columns-repeated="2"/>
        </table:table-row>
        <table:table-row table:style-name="ro1">
          <table:table-cell office:value-type="float" office:value="387.25" calcext:value-type="float">
            <text:p>387.25</text:p>
          </table:table-cell>
          <table:table-cell office:value-type="float" office:value="2469.75" calcext:value-type="float">
            <text:p>2469.75</text:p>
          </table:table-cell>
          <table:table-cell office:value-type="float" office:value="387.25" calcext:value-type="float">
            <text:p>387.25</text:p>
          </table:table-cell>
          <table:table-cell office:value-type="float" office:value="2469.75" calcext:value-type="float">
            <text:p>2469.75</text:p>
          </table:table-cell>
          <table:table-cell table:number-columns-repeated="2"/>
        </table:table-row>
        <table:table-row table:style-name="ro1">
          <table:table-cell office:value-type="float" office:value="432.5" calcext:value-type="float">
            <text:p>432.5</text:p>
          </table:table-cell>
          <table:table-cell office:value-type="float" office:value="2902.25" calcext:value-type="float">
            <text:p>2902.25</text:p>
          </table:table-cell>
          <table:table-cell office:value-type="float" office:value="432.5" calcext:value-type="float">
            <text:p>432.5</text:p>
          </table:table-cell>
          <table:table-cell office:value-type="float" office:value="2902.25" calcext:value-type="float">
            <text:p>2902.25</text:p>
          </table:table-cell>
          <table:table-cell table:number-columns-repeated="2"/>
        </table:table-row>
        <table:table-row table:style-name="ro1">
          <table:table-cell office:value-type="float" office:value="480.25" calcext:value-type="float">
            <text:p>480.25</text:p>
          </table:table-cell>
          <table:table-cell office:value-type="float" office:value="3382.5" calcext:value-type="float">
            <text:p>3382.5</text:p>
          </table:table-cell>
          <table:table-cell office:value-type="float" office:value="480.25" calcext:value-type="float">
            <text:p>480.25</text:p>
          </table:table-cell>
          <table:table-cell office:value-type="float" office:value="3382.5" calcext:value-type="float">
            <text:p>3382.5</text:p>
          </table:table-cell>
          <table:table-cell table:number-columns-repeated="2"/>
        </table:table-row>
        <table:table-row table:style-name="ro1">
          <table:table-cell office:value-type="float" office:value="530.5" calcext:value-type="float">
            <text:p>530.5</text:p>
          </table:table-cell>
          <table:table-cell office:value-type="float" office:value="3913" calcext:value-type="float">
            <text:p>3913</text:p>
          </table:table-cell>
          <table:table-cell office:value-type="float" office:value="530.5" calcext:value-type="float">
            <text:p>530.5</text:p>
          </table:table-cell>
          <table:table-cell office:value-type="float" office:value="3913" calcext:value-type="float">
            <text:p>3913</text:p>
          </table:table-cell>
          <table:table-cell table:number-columns-repeated="2"/>
        </table:table-row>
        <table:table-row table:style-name="ro1">
          <table:table-cell office:value-type="float" office:value="583.25" calcext:value-type="float">
            <text:p>583.25</text:p>
          </table:table-cell>
          <table:table-cell office:value-type="float" office:value="4496.25" calcext:value-type="float">
            <text:p>4496.25</text:p>
          </table:table-cell>
          <table:table-cell office:value-type="float" office:value="583.25" calcext:value-type="float">
            <text:p>583.25</text:p>
          </table:table-cell>
          <table:table-cell office:value-type="float" office:value="4496.25" calcext:value-type="float">
            <text:p>4496.25</text:p>
          </table:table-cell>
          <table:table-cell table:number-columns-repeated="2"/>
        </table:table-row>
        <table:table-row table:style-name="ro1">
          <table:table-cell office:value-type="float" office:value="638.5" calcext:value-type="float">
            <text:p>638.5</text:p>
          </table:table-cell>
          <table:table-cell office:value-type="float" office:value="5134.75" calcext:value-type="float">
            <text:p>5134.75</text:p>
          </table:table-cell>
          <table:table-cell office:value-type="float" office:value="638.5" calcext:value-type="float">
            <text:p>638.5</text:p>
          </table:table-cell>
          <table:table-cell office:value-type="float" office:value="5134.75" calcext:value-type="float">
            <text:p>5134.75</text:p>
          </table:table-cell>
          <table:table-cell table:number-columns-repeated="2"/>
        </table:table-row>
        <table:table-row table:style-name="ro1">
          <table:table-cell office:value-type="float" office:value="696.25" calcext:value-type="float">
            <text:p>696.25</text:p>
          </table:table-cell>
          <table:table-cell office:value-type="float" office:value="5831" calcext:value-type="float">
            <text:p>5831</text:p>
          </table:table-cell>
          <table:table-cell office:value-type="float" office:value="696.25" calcext:value-type="float">
            <text:p>696.25</text:p>
          </table:table-cell>
          <table:table-cell office:value-type="float" office:value="5831" calcext:value-type="float">
            <text:p>5831</text:p>
          </table:table-cell>
          <table:table-cell table:number-columns-repeated="2"/>
        </table:table-row>
        <table:table-row table:style-name="ro1">
          <table:table-cell office:value-type="float" office:value="756.5" calcext:value-type="float">
            <text:p>756.5</text:p>
          </table:table-cell>
          <table:table-cell office:value-type="float" office:value="6587.5" calcext:value-type="float">
            <text:p>6587.5</text:p>
          </table:table-cell>
          <table:table-cell office:value-type="float" office:value="756.5" calcext:value-type="float">
            <text:p>756.5</text:p>
          </table:table-cell>
          <table:table-cell office:value-type="float" office:value="6587.5" calcext:value-type="float">
            <text:p>6587.5</text:p>
          </table:table-cell>
          <table:table-cell table:number-columns-repeated="2"/>
        </table:table-row>
        <table:table-row table:style-name="ro1">
          <table:table-cell office:value-type="float" office:value="819.25" calcext:value-type="float">
            <text:p>819.25</text:p>
          </table:table-cell>
          <table:table-cell office:value-type="float" office:value="7406.75" calcext:value-type="float">
            <text:p>7406.75</text:p>
          </table:table-cell>
          <table:table-cell office:value-type="float" office:value="819.25" calcext:value-type="float">
            <text:p>819.25</text:p>
          </table:table-cell>
          <table:table-cell office:value-type="float" office:value="7406.75" calcext:value-type="float">
            <text:p>7406.75</text:p>
          </table:table-cell>
          <table:table-cell table:number-columns-repeated="2"/>
        </table:table-row>
        <table:table-row table:style-name="ro1">
          <table:table-cell office:value-type="float" office:value="884.5" calcext:value-type="float">
            <text:p>884.5</text:p>
          </table:table-cell>
          <table:table-cell office:value-type="float" office:value="8291.25" calcext:value-type="float">
            <text:p>8291.25</text:p>
          </table:table-cell>
          <table:table-cell office:value-type="float" office:value="884.5" calcext:value-type="float">
            <text:p>884.5</text:p>
          </table:table-cell>
          <table:table-cell office:value-type="float" office:value="8291.25" calcext:value-type="float">
            <text:p>8291.25</text:p>
          </table:table-cell>
          <table:table-cell table:number-columns-repeated="2"/>
        </table:table-row>
        <table:table-row table:style-name="ro1">
          <table:table-cell office:value-type="float" office:value="952.25" calcext:value-type="float">
            <text:p>952.25</text:p>
          </table:table-cell>
          <table:table-cell office:value-type="float" office:value="9243.5" calcext:value-type="float">
            <text:p>9243.5</text:p>
          </table:table-cell>
          <table:table-cell office:value-type="float" office:value="952.25" calcext:value-type="float">
            <text:p>952.25</text:p>
          </table:table-cell>
          <table:table-cell office:value-type="float" office:value="9243.5" calcext:value-type="float">
            <text:p>9243.5</text:p>
          </table:table-cell>
          <table:table-cell table:number-columns-repeated="2"/>
        </table:table-row>
        <table:table-row table:style-name="ro1">
          <table:table-cell office:value-type="float" office:value="1022.5" calcext:value-type="float">
            <text:p>1022.5</text:p>
          </table:table-cell>
          <table:table-cell office:value-type="float" office:value="10266" calcext:value-type="float">
            <text:p>10266</text:p>
          </table:table-cell>
          <table:table-cell office:value-type="float" office:value="1022.5" calcext:value-type="float">
            <text:p>1022.5</text:p>
          </table:table-cell>
          <table:table-cell office:value-type="float" office:value="10266" calcext:value-type="float">
            <text:p>10266</text:p>
          </table:table-cell>
          <table:table-cell table:number-columns-repeated="2"/>
        </table:table-row>
        <table:table-row table:style-name="ro1">
          <table:table-cell office:value-type="float" office:value="1095.25" calcext:value-type="float">
            <text:p>1095.25</text:p>
          </table:table-cell>
          <table:table-cell office:value-type="float" office:value="11361.25" calcext:value-type="float">
            <text:p>11361.25</text:p>
          </table:table-cell>
          <table:table-cell office:value-type="float" office:value="1095.25" calcext:value-type="float">
            <text:p>1095.25</text:p>
          </table:table-cell>
          <table:table-cell office:value-type="float" office:value="11361.25" calcext:value-type="float">
            <text:p>11361.25</text:p>
          </table:table-cell>
          <table:table-cell table:number-columns-repeated="2"/>
        </table:table-row>
        <table:table-row table:style-name="ro1">
          <table:table-cell office:value-type="float" office:value="1170.5" calcext:value-type="float">
            <text:p>1170.5</text:p>
          </table:table-cell>
          <table:table-cell office:value-type="float" office:value="12531.75" calcext:value-type="float">
            <text:p>12531.75</text:p>
          </table:table-cell>
          <table:table-cell office:value-type="float" office:value="1170.5" calcext:value-type="float">
            <text:p>1170.5</text:p>
          </table:table-cell>
          <table:table-cell office:value-type="float" office:value="12531.75" calcext:value-type="float">
            <text:p>12531.75</text:p>
          </table:table-cell>
          <table:table-cell table:number-columns-repeated="2"/>
        </table:table-row>
        <table:table-row table:style-name="ro1">
          <table:table-cell office:value-type="float" office:value="1248.25" calcext:value-type="float">
            <text:p>1248.25</text:p>
          </table:table-cell>
          <table:table-cell office:value-type="float" office:value="13780" calcext:value-type="float">
            <text:p>13780</text:p>
          </table:table-cell>
          <table:table-cell office:value-type="float" office:value="1248.25" calcext:value-type="float">
            <text:p>1248.25</text:p>
          </table:table-cell>
          <table:table-cell office:value-type="float" office:value="13780" calcext:value-type="float">
            <text:p>13780</text:p>
          </table:table-cell>
          <table:table-cell table:number-columns-repeated="2"/>
        </table:table-row>
        <table:table-row table:style-name="ro1">
          <table:table-cell office:value-type="float" office:value="1328.5" calcext:value-type="float">
            <text:p>1328.5</text:p>
          </table:table-cell>
          <table:table-cell office:value-type="float" office:value="15108.5" calcext:value-type="float">
            <text:p>15108.5</text:p>
          </table:table-cell>
          <table:table-cell office:value-type="float" office:value="1328.5" calcext:value-type="float">
            <text:p>1328.5</text:p>
          </table:table-cell>
          <table:table-cell office:value-type="float" office:value="15108.5" calcext:value-type="float">
            <text:p>15108.5</text:p>
          </table:table-cell>
          <table:table-cell table:number-columns-repeated="2"/>
        </table:table-row>
        <table:table-row table:style-name="ro1">
          <table:table-cell office:value-type="float" office:value="1411.25" calcext:value-type="float">
            <text:p>1411.25</text:p>
          </table:table-cell>
          <table:table-cell office:value-type="float" office:value="16519.75" calcext:value-type="float">
            <text:p>16519.75</text:p>
          </table:table-cell>
          <table:table-cell office:value-type="float" office:value="1411.25" calcext:value-type="float">
            <text:p>1411.25</text:p>
          </table:table-cell>
          <table:table-cell office:value-type="float" office:value="16519.75" calcext:value-type="float">
            <text:p>16519.75</text:p>
          </table:table-cell>
          <table:table-cell table:number-columns-repeated="2"/>
        </table:table-row>
        <table:table-row table:style-name="ro1">
          <table:table-cell office:value-type="float" office:value="1496.5" calcext:value-type="float">
            <text:p>1496.5</text:p>
          </table:table-cell>
          <table:table-cell office:value-type="float" office:value="18016.25" calcext:value-type="float">
            <text:p>18016.25</text:p>
          </table:table-cell>
          <table:table-cell office:value-type="float" office:value="1496.5" calcext:value-type="float">
            <text:p>1496.5</text:p>
          </table:table-cell>
          <table:table-cell office:value-type="float" office:value="18016.25" calcext:value-type="float">
            <text:p>18016.25</text:p>
          </table:table-cell>
          <table:table-cell table:number-columns-repeated="2"/>
        </table:table-row>
        <table:table-row table:style-name="ro1">
          <table:table-cell office:value-type="float" office:value="1584.25" calcext:value-type="float">
            <text:p>1584.25</text:p>
          </table:table-cell>
          <table:table-cell office:value-type="float" office:value="19600.5" calcext:value-type="float">
            <text:p>19600.5</text:p>
          </table:table-cell>
          <table:table-cell office:value-type="float" office:value="1584.25" calcext:value-type="float">
            <text:p>1584.25</text:p>
          </table:table-cell>
          <table:table-cell office:value-type="float" office:value="19600.5" calcext:value-type="float">
            <text:p>19600.5</text:p>
          </table:table-cell>
          <table:table-cell table:number-columns-repeated="2"/>
        </table:table-row>
        <table:table-row table:style-name="ro1">
          <table:table-cell office:value-type="float" office:value="1674.5" calcext:value-type="float">
            <text:p>1674.5</text:p>
          </table:table-cell>
          <table:table-cell office:value-type="float" office:value="21275" calcext:value-type="float">
            <text:p>21275</text:p>
          </table:table-cell>
          <table:table-cell office:value-type="float" office:value="1674.5" calcext:value-type="float">
            <text:p>1674.5</text:p>
          </table:table-cell>
          <table:table-cell office:value-type="float" office:value="21275" calcext:value-type="float">
            <text:p>21275</text:p>
          </table:table-cell>
          <table:table-cell table:number-columns-repeated="2"/>
        </table:table-row>
        <table:table-row table:style-name="ro1">
          <table:table-cell office:value-type="float" office:value="1767.25" calcext:value-type="float">
            <text:p>1767.25</text:p>
          </table:table-cell>
          <table:table-cell office:value-type="float" office:value="23042.25" calcext:value-type="float">
            <text:p>23042.25</text:p>
          </table:table-cell>
          <table:table-cell office:value-type="float" office:value="1767.25" calcext:value-type="float">
            <text:p>1767.25</text:p>
          </table:table-cell>
          <table:table-cell office:value-type="float" office:value="23042.25" calcext:value-type="float">
            <text:p>23042.25</text:p>
          </table:table-cell>
          <table:table-cell table:number-columns-repeated="2"/>
        </table:table-row>
        <table:table-row table:style-name="ro1">
          <table:table-cell office:value-type="float" office:value="1862.5" calcext:value-type="float">
            <text:p>1862.5</text:p>
          </table:table-cell>
          <table:table-cell office:value-type="float" office:value="24904.75" calcext:value-type="float">
            <text:p>24904.75</text:p>
          </table:table-cell>
          <table:table-cell office:value-type="float" office:value="1862.5" calcext:value-type="float">
            <text:p>1862.5</text:p>
          </table:table-cell>
          <table:table-cell office:value-type="float" office:value="24904.75" calcext:value-type="float">
            <text:p>24904.75</text:p>
          </table:table-cell>
          <table:table-cell table:number-columns-repeated="2"/>
        </table:table-row>
        <table:table-row table:style-name="ro1">
          <table:table-cell office:value-type="float" office:value="1960.25" calcext:value-type="float">
            <text:p>1960.25</text:p>
          </table:table-cell>
          <table:table-cell office:value-type="float" office:value="26865" calcext:value-type="float">
            <text:p>26865</text:p>
          </table:table-cell>
          <table:table-cell office:value-type="float" office:value="1960.25" calcext:value-type="float">
            <text:p>1960.25</text:p>
          </table:table-cell>
          <table:table-cell office:value-type="float" office:value="26865" calcext:value-type="float">
            <text:p>26865</text:p>
          </table:table-cell>
          <table:table-cell table:number-columns-repeated="2"/>
        </table:table-row>
        <table:table-row table:style-name="ro1">
          <table:table-cell office:value-type="float" office:value="2060.5" calcext:value-type="float">
            <text:p>2060.5</text:p>
          </table:table-cell>
          <table:table-cell office:value-type="float" office:value="28925.5" calcext:value-type="float">
            <text:p>28925.5</text:p>
          </table:table-cell>
          <table:table-cell office:value-type="float" office:value="2060.5" calcext:value-type="float">
            <text:p>2060.5</text:p>
          </table:table-cell>
          <table:table-cell office:value-type="float" office:value="28925.5" calcext:value-type="float">
            <text:p>28925.5</text:p>
          </table:table-cell>
          <table:table-cell table:number-columns-repeated="2"/>
        </table:table-row>
        <table:table-row table:style-name="ro1">
          <table:table-cell office:value-type="float" office:value="2163.25" calcext:value-type="float">
            <text:p>2163.25</text:p>
          </table:table-cell>
          <table:table-cell office:value-type="float" office:value="31088.75" calcext:value-type="float">
            <text:p>31088.75</text:p>
          </table:table-cell>
          <table:table-cell office:value-type="float" office:value="2163.25" calcext:value-type="float">
            <text:p>2163.25</text:p>
          </table:table-cell>
          <table:table-cell office:value-type="float" office:value="31088.75" calcext:value-type="float">
            <text:p>31088.75</text:p>
          </table:table-cell>
          <table:table-cell table:number-columns-repeated="2"/>
        </table:table-row>
        <table:table-row table:style-name="ro1">
          <table:table-cell office:value-type="float" office:value="2268.5" calcext:value-type="float">
            <text:p>2268.5</text:p>
          </table:table-cell>
          <table:table-cell office:value-type="float" office:value="33357.25" calcext:value-type="float">
            <text:p>33357.25</text:p>
          </table:table-cell>
          <table:table-cell office:value-type="float" office:value="2268.5" calcext:value-type="float">
            <text:p>2268.5</text:p>
          </table:table-cell>
          <table:table-cell office:value-type="float" office:value="33357.25" calcext:value-type="float">
            <text:p>33357.25</text:p>
          </table:table-cell>
          <table:table-cell table:number-columns-repeated="2"/>
        </table:table-row>
        <table:table-row table:style-name="ro1">
          <table:table-cell office:value-type="float" office:value="2376.25" calcext:value-type="float">
            <text:p>2376.25</text:p>
          </table:table-cell>
          <table:table-cell office:value-type="float" office:value="35733.5" calcext:value-type="float">
            <text:p>35733.5</text:p>
          </table:table-cell>
          <table:table-cell office:value-type="float" office:value="2376.25" calcext:value-type="float">
            <text:p>2376.25</text:p>
          </table:table-cell>
          <table:table-cell office:value-type="float" office:value="35733.5" calcext:value-type="float">
            <text:p>35733.5</text:p>
          </table:table-cell>
          <table:table-cell table:number-columns-repeated="2"/>
        </table:table-row>
        <table:table-row table:style-name="ro1">
          <table:table-cell office:value-type="float" office:value="2486.5" calcext:value-type="float">
            <text:p>2486.5</text:p>
          </table:table-cell>
          <table:table-cell office:value-type="float" office:value="38220" calcext:value-type="float">
            <text:p>38220</text:p>
          </table:table-cell>
          <table:table-cell office:value-type="float" office:value="2486.5" calcext:value-type="float">
            <text:p>2486.5</text:p>
          </table:table-cell>
          <table:table-cell office:value-type="float" office:value="38220" calcext:value-type="float">
            <text:p>38220</text:p>
          </table:table-cell>
          <table:table-cell table:number-columns-repeated="2"/>
        </table:table-row>
        <table:table-row table:style-name="ro1">
          <table:table-cell office:value-type="float" office:value="2599.25" calcext:value-type="float">
            <text:p>2599.25</text:p>
          </table:table-cell>
          <table:table-cell office:value-type="float" office:value="40819.25" calcext:value-type="float">
            <text:p>40819.25</text:p>
          </table:table-cell>
          <table:table-cell office:value-type="float" office:value="2599.25" calcext:value-type="float">
            <text:p>2599.25</text:p>
          </table:table-cell>
          <table:table-cell office:value-type="float" office:value="40819.25" calcext:value-type="float">
            <text:p>40819.25</text:p>
          </table:table-cell>
          <table:table-cell table:number-columns-repeated="2"/>
        </table:table-row>
        <table:table-row table:style-name="ro1">
          <table:table-cell office:value-type="float" office:value="2714.5" calcext:value-type="float">
            <text:p>2714.5</text:p>
          </table:table-cell>
          <table:table-cell office:value-type="float" office:value="43533.75" calcext:value-type="float">
            <text:p>43533.75</text:p>
          </table:table-cell>
          <table:table-cell office:value-type="float" office:value="2714.5" calcext:value-type="float">
            <text:p>2714.5</text:p>
          </table:table-cell>
          <table:table-cell office:value-type="float" office:value="43533.75" calcext:value-type="float">
            <text:p>43533.75</text:p>
          </table:table-cell>
          <table:table-cell table:number-columns-repeated="2"/>
        </table:table-row>
        <table:table-row table:style-name="ro1">
          <table:table-cell office:value-type="float" office:value="2832.25" calcext:value-type="float">
            <text:p>2832.25</text:p>
          </table:table-cell>
          <table:table-cell office:value-type="float" office:value="46366" calcext:value-type="float">
            <text:p>46366</text:p>
          </table:table-cell>
          <table:table-cell office:value-type="float" office:value="2832.25" calcext:value-type="float">
            <text:p>2832.25</text:p>
          </table:table-cell>
          <table:table-cell office:value-type="float" office:value="46366" calcext:value-type="float">
            <text:p>46366</text:p>
          </table:table-cell>
          <table:table-cell table:number-columns-repeated="2"/>
        </table:table-row>
        <table:table-row table:style-name="ro1">
          <table:table-cell office:value-type="float" office:value="2952.5" calcext:value-type="float">
            <text:p>2952.5</text:p>
          </table:table-cell>
          <table:table-cell office:value-type="float" office:value="49318.5" calcext:value-type="float">
            <text:p>49318.5</text:p>
          </table:table-cell>
          <table:table-cell office:value-type="float" office:value="2952.5" calcext:value-type="float">
            <text:p>2952.5</text:p>
          </table:table-cell>
          <table:table-cell office:value-type="float" office:value="49318.5" calcext:value-type="float">
            <text:p>49318.5</text:p>
          </table:table-cell>
          <table:table-cell table:number-columns-repeated="2"/>
        </table:table-row>
        <table:table-row table:style-name="ro1">
          <table:table-cell office:value-type="float" office:value="3075.25" calcext:value-type="float">
            <text:p>3075.25</text:p>
          </table:table-cell>
          <table:table-cell office:value-type="float" office:value="52393.75" calcext:value-type="float">
            <text:p>52393.75</text:p>
          </table:table-cell>
          <table:table-cell office:value-type="float" office:value="3075.25" calcext:value-type="float">
            <text:p>3075.25</text:p>
          </table:table-cell>
          <table:table-cell office:value-type="float" office:value="52393.75" calcext:value-type="float">
            <text:p>52393.75</text:p>
          </table:table-cell>
          <table:table-cell table:number-columns-repeated="2"/>
        </table:table-row>
        <table:table-row table:style-name="ro1">
          <table:table-cell office:value-type="float" office:value="3200.5" calcext:value-type="float">
            <text:p>3200.5</text:p>
          </table:table-cell>
          <table:table-cell office:value-type="float" office:value="55594.25" calcext:value-type="float">
            <text:p>55594.25</text:p>
          </table:table-cell>
          <table:table-cell office:value-type="float" office:value="3200.5" calcext:value-type="float">
            <text:p>3200.5</text:p>
          </table:table-cell>
          <table:table-cell office:value-type="float" office:value="55594.25" calcext:value-type="float">
            <text:p>55594.25</text:p>
          </table:table-cell>
          <table:table-cell table:number-columns-repeated="2"/>
        </table:table-row>
        <table:table-row table:style-name="ro1">
          <table:table-cell office:value-type="float" office:value="3328.25" calcext:value-type="float">
            <text:p>3328.25</text:p>
          </table:table-cell>
          <table:table-cell office:value-type="float" office:value="58922.5" calcext:value-type="float">
            <text:p>58922.5</text:p>
          </table:table-cell>
          <table:table-cell office:value-type="float" office:value="3328.25" calcext:value-type="float">
            <text:p>3328.25</text:p>
          </table:table-cell>
          <table:table-cell office:value-type="float" office:value="58922.5" calcext:value-type="float">
            <text:p>58922.5</text:p>
          </table:table-cell>
          <table:table-cell table:number-columns-repeated="2"/>
        </table:table-row>
        <table:table-row table:style-name="ro1">
          <table:table-cell office:value-type="float" office:value="3458.5" calcext:value-type="float">
            <text:p>3458.5</text:p>
          </table:table-cell>
          <table:table-cell office:value-type="float" office:value="62381" calcext:value-type="float">
            <text:p>62381</text:p>
          </table:table-cell>
          <table:table-cell office:value-type="float" office:value="3458.5" calcext:value-type="float">
            <text:p>3458.5</text:p>
          </table:table-cell>
          <table:table-cell office:value-type="float" office:value="62381" calcext:value-type="float">
            <text:p>62381</text:p>
          </table:table-cell>
          <table:table-cell table:number-columns-repeated="2"/>
        </table:table-row>
        <table:table-row table:style-name="ro1">
          <table:table-cell office:value-type="float" office:value="3591.25" calcext:value-type="float">
            <text:p>3591.25</text:p>
          </table:table-cell>
          <table:table-cell office:value-type="float" office:value="65972.25" calcext:value-type="float">
            <text:p>65972.25</text:p>
          </table:table-cell>
          <table:table-cell office:value-type="float" office:value="3591.25" calcext:value-type="float">
            <text:p>3591.25</text:p>
          </table:table-cell>
          <table:table-cell office:value-type="float" office:value="65972.25" calcext:value-type="float">
            <text:p>65972.25</text:p>
          </table:table-cell>
          <table:table-cell table:number-columns-repeated="2"/>
        </table:table-row>
        <table:table-row table:style-name="ro1">
          <table:table-cell office:value-type="float" office:value="3726.5" calcext:value-type="float">
            <text:p>3726.5</text:p>
          </table:table-cell>
          <table:table-cell office:value-type="float" office:value="69698.75" calcext:value-type="float">
            <text:p>69698.75</text:p>
          </table:table-cell>
          <table:table-cell office:value-type="float" office:value="3726.5" calcext:value-type="float">
            <text:p>3726.5</text:p>
          </table:table-cell>
          <table:table-cell office:value-type="float" office:value="69698.75" calcext:value-type="float">
            <text:p>69698.75</text:p>
          </table:table-cell>
          <table:table-cell table:number-columns-repeated="2"/>
        </table:table-row>
        <table:table-row table:style-name="ro1">
          <table:table-cell office:value-type="float" office:value="3864.25" calcext:value-type="float">
            <text:p>3864.25</text:p>
          </table:table-cell>
          <table:table-cell office:value-type="float" office:value="73563" calcext:value-type="float">
            <text:p>73563</text:p>
          </table:table-cell>
          <table:table-cell office:value-type="float" office:value="3864.25" calcext:value-type="float">
            <text:p>3864.25</text:p>
          </table:table-cell>
          <table:table-cell office:value-type="float" office:value="73563" calcext:value-type="float">
            <text:p>73563</text:p>
          </table:table-cell>
          <table:table-cell table:number-columns-repeated="2"/>
        </table:table-row>
        <table:table-row table:style-name="ro1">
          <table:table-cell office:value-type="float" office:value="4004.5" calcext:value-type="float">
            <text:p>4004.5</text:p>
          </table:table-cell>
          <table:table-cell office:value-type="float" office:value="77567.5" calcext:value-type="float">
            <text:p>77567.5</text:p>
          </table:table-cell>
          <table:table-cell office:value-type="float" office:value="4004.5" calcext:value-type="float">
            <text:p>4004.5</text:p>
          </table:table-cell>
          <table:table-cell office:value-type="float" office:value="77567.5" calcext:value-type="float">
            <text:p>77567.5</text:p>
          </table:table-cell>
          <table:table-cell table:number-columns-repeated="2"/>
        </table:table-row>
        <table:table-row table:style-name="ro1">
          <table:table-cell office:value-type="float" office:value="4147.25" calcext:value-type="float">
            <text:p>4147.25</text:p>
          </table:table-cell>
          <table:table-cell office:value-type="float" office:value="81714.75" calcext:value-type="float">
            <text:p>81714.75</text:p>
          </table:table-cell>
          <table:table-cell office:value-type="float" office:value="4147.25" calcext:value-type="float">
            <text:p>4147.25</text:p>
          </table:table-cell>
          <table:table-cell office:value-type="float" office:value="81714.75" calcext:value-type="float">
            <text:p>81714.75</text:p>
          </table:table-cell>
          <table:table-cell table:number-columns-repeated="2"/>
        </table:table-row>
        <table:table-row table:style-name="ro1">
          <table:table-cell office:value-type="float" office:value="4292.5" calcext:value-type="float">
            <text:p>4292.5</text:p>
          </table:table-cell>
          <table:table-cell office:value-type="float" office:value="86007.25" calcext:value-type="float">
            <text:p>86007.25</text:p>
          </table:table-cell>
          <table:table-cell office:value-type="float" office:value="4292.5" calcext:value-type="float">
            <text:p>4292.5</text:p>
          </table:table-cell>
          <table:table-cell office:value-type="float" office:value="86007.25" calcext:value-type="float">
            <text:p>86007.25</text:p>
          </table:table-cell>
          <table:table-cell table:number-columns-repeated="2"/>
        </table:table-row>
        <table:table-row table:style-name="ro1">
          <table:table-cell office:value-type="float" office:value="4440.25" calcext:value-type="float">
            <text:p>4440.25</text:p>
          </table:table-cell>
          <table:table-cell office:value-type="float" office:value="90447.5" calcext:value-type="float">
            <text:p>90447.5</text:p>
          </table:table-cell>
          <table:table-cell office:value-type="float" office:value="4440.25" calcext:value-type="float">
            <text:p>4440.25</text:p>
          </table:table-cell>
          <table:table-cell office:value-type="float" office:value="90447.5" calcext:value-type="float">
            <text:p>90447.5</text:p>
          </table:table-cell>
          <table:table-cell table:number-columns-repeated="2"/>
        </table:table-row>
        <table:table-row table:style-name="ro1">
          <table:table-cell office:value-type="float" office:value="4590.5" calcext:value-type="float">
            <text:p>4590.5</text:p>
          </table:table-cell>
          <table:table-cell office:value-type="float" office:value="95038" calcext:value-type="float">
            <text:p>95038</text:p>
          </table:table-cell>
          <table:table-cell office:value-type="float" office:value="4590.5" calcext:value-type="float">
            <text:p>4590.5</text:p>
          </table:table-cell>
          <table:table-cell office:value-type="float" office:value="95038" calcext:value-type="float">
            <text:p>95038</text:p>
          </table:table-cell>
          <table:table-cell table:number-columns-repeated="2"/>
        </table:table-row>
        <table:table-row table:style-name="ro1">
          <table:table-cell office:value-type="float" office:value="4743.25" calcext:value-type="float">
            <text:p>4743.25</text:p>
          </table:table-cell>
          <table:table-cell office:value-type="float" office:value="99781.25" calcext:value-type="float">
            <text:p>99781.25</text:p>
          </table:table-cell>
          <table:table-cell office:value-type="float" office:value="4743.25" calcext:value-type="float">
            <text:p>4743.25</text:p>
          </table:table-cell>
          <table:table-cell office:value-type="float" office:value="99781.25" calcext:value-type="float">
            <text:p>99781.25</text:p>
          </table:table-cell>
          <table:table-cell table:number-columns-repeated="2"/>
        </table:table-row>
        <table:table-row table:style-name="ro1">
          <table:table-cell office:value-type="float" office:value="4898.5" calcext:value-type="float">
            <text:p>4898.5</text:p>
          </table:table-cell>
          <table:table-cell office:value-type="float" office:value="104679.75" calcext:value-type="float">
            <text:p>104679.75</text:p>
          </table:table-cell>
          <table:table-cell office:value-type="float" office:value="4898.5" calcext:value-type="float">
            <text:p>4898.5</text:p>
          </table:table-cell>
          <table:table-cell office:value-type="float" office:value="104679.75" calcext:value-type="float">
            <text:p>104679.75</text:p>
          </table:table-cell>
          <table:table-cell table:number-columns-repeated="2"/>
        </table:table-row>
        <table:table-row table:style-name="ro1">
          <table:table-cell office:value-type="float" office:value="5056.25" calcext:value-type="float">
            <text:p>5056.25</text:p>
          </table:table-cell>
          <table:table-cell office:value-type="float" office:value="109736" calcext:value-type="float">
            <text:p>109736</text:p>
          </table:table-cell>
          <table:table-cell office:value-type="float" office:value="5056.25" calcext:value-type="float">
            <text:p>5056.25</text:p>
          </table:table-cell>
          <table:table-cell office:value-type="float" office:value="109736" calcext:value-type="float">
            <text:p>109736</text:p>
          </table:table-cell>
          <table:table-cell table:number-columns-repeated="2"/>
        </table:table-row>
        <table:table-row table:style-name="ro1">
          <table:table-cell office:value-type="float" office:value="5216.5" calcext:value-type="float">
            <text:p>5216.5</text:p>
          </table:table-cell>
          <table:table-cell office:value-type="float" office:value="114952.5" calcext:value-type="float">
            <text:p>114952.5</text:p>
          </table:table-cell>
          <table:table-cell office:value-type="float" office:value="5216.5" calcext:value-type="float">
            <text:p>5216.5</text:p>
          </table:table-cell>
          <table:table-cell office:value-type="float" office:value="114952.5" calcext:value-type="float">
            <text:p>114952.5</text:p>
          </table:table-cell>
          <table:table-cell table:number-columns-repeated="2"/>
        </table:table-row>
        <table:table-row table:style-name="ro1">
          <table:table-cell office:value-type="float" office:value="5379.25" calcext:value-type="float">
            <text:p>5379.25</text:p>
          </table:table-cell>
          <table:table-cell office:value-type="float" office:value="120331.75" calcext:value-type="float">
            <text:p>120331.75</text:p>
          </table:table-cell>
          <table:table-cell office:value-type="float" office:value="5379.25" calcext:value-type="float">
            <text:p>5379.25</text:p>
          </table:table-cell>
          <table:table-cell office:value-type="float" office:value="120331.75" calcext:value-type="float">
            <text:p>120331.75</text:p>
          </table:table-cell>
          <table:table-cell table:number-columns-repeated="2"/>
        </table:table-row>
        <table:table-row table:style-name="ro1">
          <table:table-cell office:value-type="float" office:value="5544.5" calcext:value-type="float">
            <text:p>5544.5</text:p>
          </table:table-cell>
          <table:table-cell office:value-type="float" office:value="125876.25" calcext:value-type="float">
            <text:p>125876.25</text:p>
          </table:table-cell>
          <table:table-cell office:value-type="float" office:value="5544.5" calcext:value-type="float">
            <text:p>5544.5</text:p>
          </table:table-cell>
          <table:table-cell office:value-type="float" office:value="125876.25" calcext:value-type="float">
            <text:p>125876.25</text:p>
          </table:table-cell>
          <table:table-cell table:number-columns-repeated="2"/>
        </table:table-row>
        <table:table-row table:style-name="ro1">
          <table:table-cell office:value-type="float" office:value="5712.25" calcext:value-type="float">
            <text:p>5712.25</text:p>
          </table:table-cell>
          <table:table-cell office:value-type="float" office:value="131588.5" calcext:value-type="float">
            <text:p>131588.5</text:p>
          </table:table-cell>
          <table:table-cell office:value-type="float" office:value="5712.25" calcext:value-type="float">
            <text:p>5712.25</text:p>
          </table:table-cell>
          <table:table-cell office:value-type="float" office:value="131588.5" calcext:value-type="float">
            <text:p>131588.5</text:p>
          </table:table-cell>
          <table:table-cell table:number-columns-repeated="2"/>
        </table:table-row>
        <table:table-row table:style-name="ro1">
          <table:table-cell office:value-type="float" office:value="5882.5" calcext:value-type="float">
            <text:p>5882.5</text:p>
          </table:table-cell>
          <table:table-cell office:value-type="float" office:value="137471" calcext:value-type="float">
            <text:p>137471</text:p>
          </table:table-cell>
          <table:table-cell office:value-type="float" office:value="5882.5" calcext:value-type="float">
            <text:p>5882.5</text:p>
          </table:table-cell>
          <table:table-cell office:value-type="float" office:value="137471" calcext:value-type="float">
            <text:p>137471</text:p>
          </table:table-cell>
          <table:table-cell table:number-columns-repeated="2"/>
        </table:table-row>
        <table:table-row table:style-name="ro1">
          <table:table-cell office:value-type="float" office:value="6055.25" calcext:value-type="float">
            <text:p>6055.25</text:p>
          </table:table-cell>
          <table:table-cell office:value-type="float" office:value="143526.25" calcext:value-type="float">
            <text:p>143526.25</text:p>
          </table:table-cell>
          <table:table-cell office:value-type="float" office:value="6055.25" calcext:value-type="float">
            <text:p>6055.25</text:p>
          </table:table-cell>
          <table:table-cell office:value-type="float" office:value="143526.25" calcext:value-type="float">
            <text:p>143526.25</text:p>
          </table:table-cell>
          <table:table-cell table:number-columns-repeated="2"/>
        </table:table-row>
        <table:table-row table:style-name="ro1">
          <table:table-cell office:value-type="float" office:value="6230.5" calcext:value-type="float">
            <text:p>6230.5</text:p>
          </table:table-cell>
          <table:table-cell office:value-type="float" office:value="149756.75" calcext:value-type="float">
            <text:p>149756.75</text:p>
          </table:table-cell>
          <table:table-cell office:value-type="float" office:value="6230.5" calcext:value-type="float">
            <text:p>6230.5</text:p>
          </table:table-cell>
          <table:table-cell office:value-type="float" office:value="149756.75" calcext:value-type="float">
            <text:p>149756.75</text:p>
          </table:table-cell>
          <table:table-cell table:number-columns-repeated="2"/>
        </table:table-row>
        <table:table-row table:style-name="ro1">
          <table:table-cell office:value-type="float" office:value="6408.25" calcext:value-type="float">
            <text:p>6408.25</text:p>
          </table:table-cell>
          <table:table-cell office:value-type="float" office:value="156165" calcext:value-type="float">
            <text:p>156165</text:p>
          </table:table-cell>
          <table:table-cell office:value-type="float" office:value="6408.25" calcext:value-type="float">
            <text:p>6408.25</text:p>
          </table:table-cell>
          <table:table-cell office:value-type="float" office:value="156165" calcext:value-type="float">
            <text:p>156165</text:p>
          </table:table-cell>
          <table:table-cell table:number-columns-repeated="2"/>
        </table:table-row>
        <table:table-row table:style-name="ro1">
          <table:table-cell office:value-type="float" office:value="6588.5" calcext:value-type="float">
            <text:p>6588.5</text:p>
          </table:table-cell>
          <table:table-cell office:value-type="float" office:value="162753.5" calcext:value-type="float">
            <text:p>162753.5</text:p>
          </table:table-cell>
          <table:table-cell office:value-type="float" office:value="6588.5" calcext:value-type="float">
            <text:p>6588.5</text:p>
          </table:table-cell>
          <table:table-cell office:value-type="float" office:value="162753.5" calcext:value-type="float">
            <text:p>162753.5</text:p>
          </table:table-cell>
          <table:table-cell table:number-columns-repeated="2"/>
        </table:table-row>
        <table:table-row table:style-name="ro1">
          <table:table-cell office:value-type="float" office:value="6771.25" calcext:value-type="float">
            <text:p>6771.25</text:p>
          </table:table-cell>
          <table:table-cell office:value-type="float" office:value="169524.75" calcext:value-type="float">
            <text:p>169524.75</text:p>
          </table:table-cell>
          <table:table-cell office:value-type="float" office:value="6771.25" calcext:value-type="float">
            <text:p>6771.25</text:p>
          </table:table-cell>
          <table:table-cell office:value-type="float" office:value="169524.75" calcext:value-type="float">
            <text:p>169524.75</text:p>
          </table:table-cell>
          <table:table-cell table:number-columns-repeated="2"/>
        </table:table-row>
        <table:table-row table:style-name="ro1">
          <table:table-cell office:value-type="float" office:value="6956.5" calcext:value-type="float">
            <text:p>6956.5</text:p>
          </table:table-cell>
          <table:table-cell office:value-type="float" office:value="176481.25" calcext:value-type="float">
            <text:p>176481.25</text:p>
          </table:table-cell>
          <table:table-cell office:value-type="float" office:value="6956.5" calcext:value-type="float">
            <text:p>6956.5</text:p>
          </table:table-cell>
          <table:table-cell office:value-type="float" office:value="176481.25" calcext:value-type="float">
            <text:p>176481.25</text:p>
          </table:table-cell>
          <table:table-cell table:number-columns-repeated="2"/>
        </table:table-row>
        <table:table-row table:style-name="ro1">
          <table:table-cell office:value-type="float" office:value="7144.25" calcext:value-type="float">
            <text:p>7144.25</text:p>
          </table:table-cell>
          <table:table-cell office:value-type="float" office:value="183625.5" calcext:value-type="float">
            <text:p>183625.5</text:p>
          </table:table-cell>
          <table:table-cell office:value-type="float" office:value="7144.25" calcext:value-type="float">
            <text:p>7144.25</text:p>
          </table:table-cell>
          <table:table-cell office:value-type="float" office:value="183625.5" calcext:value-type="float">
            <text:p>183625.5</text:p>
          </table:table-cell>
          <table:table-cell table:number-columns-repeated="2"/>
        </table:table-row>
        <table:table-row table:style-name="ro1">
          <table:table-cell office:value-type="float" office:value="7334.5" calcext:value-type="float">
            <text:p>7334.5</text:p>
          </table:table-cell>
          <table:table-cell office:value-type="float" office:value="190960" calcext:value-type="float">
            <text:p>190960</text:p>
          </table:table-cell>
          <table:table-cell office:value-type="float" office:value="7334.5" calcext:value-type="float">
            <text:p>7334.5</text:p>
          </table:table-cell>
          <table:table-cell office:value-type="float" office:value="190960" calcext:value-type="float">
            <text:p>190960</text:p>
          </table:table-cell>
          <table:table-cell table:number-columns-repeated="2"/>
        </table:table-row>
        <table:table-row table:style-name="ro1">
          <table:table-cell office:value-type="float" office:value="7527.25" calcext:value-type="float">
            <text:p>7527.25</text:p>
          </table:table-cell>
          <table:table-cell office:value-type="float" office:value="198487.25" calcext:value-type="float">
            <text:p>198487.25</text:p>
          </table:table-cell>
          <table:table-cell office:value-type="float" office:value="7527.25" calcext:value-type="float">
            <text:p>7527.25</text:p>
          </table:table-cell>
          <table:table-cell office:value-type="float" office:value="198487.25" calcext:value-type="float">
            <text:p>198487.25</text:p>
          </table:table-cell>
          <table:table-cell table:number-columns-repeated="2"/>
        </table:table-row>
        <table:table-row table:style-name="ro1">
          <table:table-cell office:value-type="float" office:value="7722.5" calcext:value-type="float">
            <text:p>7722.5</text:p>
          </table:table-cell>
          <table:table-cell office:value-type="float" office:value="206209.75" calcext:value-type="float">
            <text:p>206209.75</text:p>
          </table:table-cell>
          <table:table-cell office:value-type="float" office:value="7722.5" calcext:value-type="float">
            <text:p>7722.5</text:p>
          </table:table-cell>
          <table:table-cell office:value-type="float" office:value="206209.75" calcext:value-type="float">
            <text:p>206209.75</text:p>
          </table:table-cell>
          <table:table-cell table:number-columns-repeated="2"/>
        </table:table-row>
        <table:table-row table:style-name="ro1">
          <table:table-cell office:value-type="float" office:value="7920.25" calcext:value-type="float">
            <text:p>7920.25</text:p>
          </table:table-cell>
          <table:table-cell office:value-type="float" office:value="214130" calcext:value-type="float">
            <text:p>214130</text:p>
          </table:table-cell>
          <table:table-cell office:value-type="float" office:value="7920.25" calcext:value-type="float">
            <text:p>7920.25</text:p>
          </table:table-cell>
          <table:table-cell office:value-type="float" office:value="214130" calcext:value-type="float">
            <text:p>214130</text:p>
          </table:table-cell>
          <table:table-cell table:number-columns-repeated="2"/>
        </table:table-row>
        <table:table-row table:style-name="ro1">
          <table:table-cell office:value-type="float" office:value="8120.5" calcext:value-type="float">
            <text:p>8120.5</text:p>
          </table:table-cell>
          <table:table-cell office:value-type="float" office:value="222250.5" calcext:value-type="float">
            <text:p>222250.5</text:p>
          </table:table-cell>
          <table:table-cell office:value-type="float" office:value="8120.5" calcext:value-type="float">
            <text:p>8120.5</text:p>
          </table:table-cell>
          <table:table-cell office:value-type="float" office:value="222250.5" calcext:value-type="float">
            <text:p>222250.5</text:p>
          </table:table-cell>
          <table:table-cell table:number-columns-repeated="2"/>
        </table:table-row>
        <table:table-row table:style-name="ro1">
          <table:table-cell office:value-type="float" office:value="8323.25" calcext:value-type="float">
            <text:p>8323.25</text:p>
          </table:table-cell>
          <table:table-cell office:value-type="float" office:value="230573.75" calcext:value-type="float">
            <text:p>230573.75</text:p>
          </table:table-cell>
          <table:table-cell office:value-type="float" office:value="8323.25" calcext:value-type="float">
            <text:p>8323.25</text:p>
          </table:table-cell>
          <table:table-cell office:value-type="float" office:value="230573.75" calcext:value-type="float">
            <text:p>230573.75</text:p>
          </table:table-cell>
          <table:table-cell table:number-columns-repeated="2"/>
        </table:table-row>
        <table:table-row table:style-name="ro1">
          <table:table-cell office:value-type="float" office:value="8528.5" calcext:value-type="float">
            <text:p>8528.5</text:p>
          </table:table-cell>
          <table:table-cell office:value-type="float" office:value="239102.25" calcext:value-type="float">
            <text:p>239102.25</text:p>
          </table:table-cell>
          <table:table-cell office:value-type="float" office:value="8528.5" calcext:value-type="float">
            <text:p>8528.5</text:p>
          </table:table-cell>
          <table:table-cell office:value-type="float" office:value="239102.25" calcext:value-type="float">
            <text:p>239102.25</text:p>
          </table:table-cell>
          <table:table-cell table:number-columns-repeated="2"/>
        </table:table-row>
        <table:table-row table:style-name="ro1">
          <table:table-cell office:value-type="float" office:value="8736.25" calcext:value-type="float">
            <text:p>8736.25</text:p>
          </table:table-cell>
          <table:table-cell office:value-type="float" office:value="247838.5" calcext:value-type="float">
            <text:p>247838.5</text:p>
          </table:table-cell>
          <table:table-cell office:value-type="float" office:value="8736.25" calcext:value-type="float">
            <text:p>8736.25</text:p>
          </table:table-cell>
          <table:table-cell office:value-type="float" office:value="247838.5" calcext:value-type="float">
            <text:p>247838.5</text:p>
          </table:table-cell>
          <table:table-cell table:number-columns-repeated="2"/>
        </table:table-row>
        <table:table-row table:style-name="ro1">
          <table:table-cell office:value-type="float" office:value="8946.5" calcext:value-type="float">
            <text:p>8946.5</text:p>
          </table:table-cell>
          <table:table-cell office:value-type="float" office:value="256785" calcext:value-type="float">
            <text:p>256785</text:p>
          </table:table-cell>
          <table:table-cell office:value-type="float" office:value="8946.5" calcext:value-type="float">
            <text:p>8946.5</text:p>
          </table:table-cell>
          <table:table-cell office:value-type="float" office:value="256785" calcext:value-type="float">
            <text:p>256785</text:p>
          </table:table-cell>
          <table:table-cell table:number-columns-repeated="2"/>
        </table:table-row>
        <table:table-row table:style-name="ro1">
          <table:table-cell office:value-type="float" office:value="9159.25" calcext:value-type="float">
            <text:p>9159.25</text:p>
          </table:table-cell>
          <table:table-cell office:value-type="float" office:value="265944.25" calcext:value-type="float">
            <text:p>265944.25</text:p>
          </table:table-cell>
          <table:table-cell office:value-type="float" office:value="9159.25" calcext:value-type="float">
            <text:p>9159.25</text:p>
          </table:table-cell>
          <table:table-cell office:value-type="float" office:value="265944.25" calcext:value-type="float">
            <text:p>265944.25</text:p>
          </table:table-cell>
          <table:table-cell table:number-columns-repeated="2"/>
        </table:table-row>
        <table:table-row table:style-name="ro1">
          <table:table-cell office:value-type="float" office:value="9374.5" calcext:value-type="float">
            <text:p>9374.5</text:p>
          </table:table-cell>
          <table:table-cell office:value-type="float" office:value="275318.75" calcext:value-type="float">
            <text:p>275318.75</text:p>
          </table:table-cell>
          <table:table-cell office:value-type="float" office:value="9374.5" calcext:value-type="float">
            <text:p>9374.5</text:p>
          </table:table-cell>
          <table:table-cell office:value-type="float" office:value="275318.75" calcext:value-type="float">
            <text:p>275318.75</text:p>
          </table:table-cell>
          <table:table-cell table:number-columns-repeated="2"/>
        </table:table-row>
        <table:table-row table:style-name="ro1">
          <table:table-cell office:value-type="float" office:value="9592.25" calcext:value-type="float">
            <text:p>9592.25</text:p>
          </table:table-cell>
          <table:table-cell office:value-type="float" office:value="284911" calcext:value-type="float">
            <text:p>284911</text:p>
          </table:table-cell>
          <table:table-cell office:value-type="float" office:value="9592.25" calcext:value-type="float">
            <text:p>9592.25</text:p>
          </table:table-cell>
          <table:table-cell office:value-type="float" office:value="284911" calcext:value-type="float">
            <text:p>284911</text:p>
          </table:table-cell>
          <table:table-cell table:number-columns-repeated="2"/>
        </table:table-row>
        <table:table-row table:style-name="ro1">
          <table:table-cell office:value-type="float" office:value="9812.5" calcext:value-type="float">
            <text:p>9812.5</text:p>
          </table:table-cell>
          <table:table-cell office:value-type="float" office:value="294723.5" calcext:value-type="float">
            <text:p>294723.5</text:p>
          </table:table-cell>
          <table:table-cell office:value-type="float" office:value="9812.5" calcext:value-type="float">
            <text:p>9812.5</text:p>
          </table:table-cell>
          <table:table-cell office:value-type="float" office:value="294723.5" calcext:value-type="float">
            <text:p>294723.5</text:p>
          </table:table-cell>
          <table:table-cell table:number-columns-repeated="2"/>
        </table:table-row>
        <table:table-row table:style-name="ro1">
          <table:table-cell office:value-type="float" office:value="10035.25" calcext:value-type="float">
            <text:p>10035.25</text:p>
          </table:table-cell>
          <table:table-cell office:value-type="float" office:value="304758.75" calcext:value-type="float">
            <text:p>304758.75</text:p>
          </table:table-cell>
          <table:table-cell office:value-type="float" office:value="10035.25" calcext:value-type="float">
            <text:p>10035.25</text:p>
          </table:table-cell>
          <table:table-cell office:value-type="float" office:value="304758.75" calcext:value-type="float">
            <text:p>304758.75</text:p>
          </table:table-cell>
          <table:table-cell table:number-columns-repeated="2"/>
        </table:table-row>
        <table:table-row table:style-name="ro1">
          <table:table-cell office:value-type="float" office:value="10260.5" calcext:value-type="float">
            <text:p>10260.5</text:p>
          </table:table-cell>
          <table:table-cell office:value-type="float" office:value="315019.25" calcext:value-type="float">
            <text:p>315019.25</text:p>
          </table:table-cell>
          <table:table-cell office:value-type="float" office:value="10260.5" calcext:value-type="float">
            <text:p>10260.5</text:p>
          </table:table-cell>
          <table:table-cell office:value-type="float" office:value="315019.25" calcext:value-type="float">
            <text:p>315019.25</text:p>
          </table:table-cell>
          <table:table-cell table:number-columns-repeated="2"/>
        </table:table-row>
        <table:table-row table:style-name="ro1">
          <table:table-cell office:value-type="float" office:value="10488.25" calcext:value-type="float">
            <text:p>10488.25</text:p>
          </table:table-cell>
          <table:table-cell office:value-type="float" office:value="325507.5" calcext:value-type="float">
            <text:p>325507.5</text:p>
          </table:table-cell>
          <table:table-cell office:value-type="float" office:value="10488.25" calcext:value-type="float">
            <text:p>10488.25</text:p>
          </table:table-cell>
          <table:table-cell office:value-type="float" office:value="325507.5" calcext:value-type="float">
            <text:p>325507.5</text:p>
          </table:table-cell>
          <table:table-cell table:number-columns-repeated="2"/>
        </table:table-row>
        <table:table-row table:style-name="ro1">
          <table:table-cell office:value-type="float" office:value="10718.5" calcext:value-type="float">
            <text:p>10718.5</text:p>
          </table:table-cell>
          <table:table-cell office:value-type="float" office:value="336226" calcext:value-type="float">
            <text:p>336226</text:p>
          </table:table-cell>
          <table:table-cell office:value-type="float" office:value="10718.5" calcext:value-type="float">
            <text:p>10718.5</text:p>
          </table:table-cell>
          <table:table-cell office:value-type="float" office:value="336226" calcext:value-type="float">
            <text:p>336226</text:p>
          </table:table-cell>
          <table:table-cell table:number-columns-repeated="2"/>
        </table:table-row>
        <table:table-row table:style-name="ro1">
          <table:table-cell office:value-type="float" office:value="10951.25" calcext:value-type="float">
            <text:p>10951.25</text:p>
          </table:table-cell>
          <table:table-cell office:value-type="float" office:value="347177.25" calcext:value-type="float">
            <text:p>347177.25</text:p>
          </table:table-cell>
          <table:table-cell office:value-type="float" office:value="10951.25" calcext:value-type="float">
            <text:p>10951.25</text:p>
          </table:table-cell>
          <table:table-cell office:value-type="float" office:value="347177.25" calcext:value-type="float">
            <text:p>347177.25</text:p>
          </table:table-cell>
          <table:table-cell table:number-columns-repeated="2"/>
        </table:table-row>
        <table:table-row table:style-name="ro1">
          <table:table-cell office:value-type="float" office:value="11186.5" calcext:value-type="float">
            <text:p>11186.5</text:p>
          </table:table-cell>
          <table:table-cell office:value-type="float" office:value="358363.75" calcext:value-type="float">
            <text:p>358363.75</text:p>
          </table:table-cell>
          <table:table-cell office:value-type="float" office:value="11186.5" calcext:value-type="float">
            <text:p>11186.5</text:p>
          </table:table-cell>
          <table:table-cell office:value-type="float" office:value="358363.75" calcext:value-type="float">
            <text:p>358363.75</text:p>
          </table:table-cell>
          <table:table-cell table:number-columns-repeated="2"/>
        </table:table-row>
        <table:table-row table:style-name="ro1">
          <table:table-cell office:value-type="float" office:value="11424.25" calcext:value-type="float">
            <text:p>11424.25</text:p>
          </table:table-cell>
          <table:table-cell office:value-type="float" office:value="369788" calcext:value-type="float">
            <text:p>369788</text:p>
          </table:table-cell>
          <table:table-cell office:value-type="float" office:value="11424.25" calcext:value-type="float">
            <text:p>11424.25</text:p>
          </table:table-cell>
          <table:table-cell office:value-type="float" office:value="369788" calcext:value-type="float">
            <text:p>369788</text:p>
          </table:table-cell>
          <table:table-cell table:number-columns-repeated="2"/>
        </table:table-row>
        <table:table-row table:style-name="ro1">
          <table:table-cell office:value-type="float" office:value="11664.5" calcext:value-type="float">
            <text:p>11664.5</text:p>
          </table:table-cell>
          <table:table-cell office:value-type="float" office:value="381452.5" calcext:value-type="float">
            <text:p>381452.5</text:p>
          </table:table-cell>
          <table:table-cell office:value-type="float" office:value="11664.5" calcext:value-type="float">
            <text:p>11664.5</text:p>
          </table:table-cell>
          <table:table-cell office:value-type="float" office:value="381452.5" calcext:value-type="float">
            <text:p>381452.5</text:p>
          </table:table-cell>
          <table:table-cell table:number-columns-repeated="2"/>
        </table:table-row>
        <table:table-row table:style-name="ro1">
          <table:table-cell office:value-type="float" office:value="11907.25" calcext:value-type="float">
            <text:p>11907.25</text:p>
          </table:table-cell>
          <table:table-cell office:value-type="float" office:value="393359.75" calcext:value-type="float">
            <text:p>393359.75</text:p>
          </table:table-cell>
          <table:table-cell office:value-type="float" office:value="11907.25" calcext:value-type="float">
            <text:p>11907.25</text:p>
          </table:table-cell>
          <table:table-cell office:value-type="float" office:value="393359.75" calcext:value-type="float">
            <text:p>393359.75</text:p>
          </table:table-cell>
          <table:table-cell table:number-columns-repeated="2"/>
        </table:table-row>
        <table:table-row table:style-name="ro1">
          <table:table-cell office:value-type="float" office:value="12152.5" calcext:value-type="float">
            <text:p>12152.5</text:p>
          </table:table-cell>
          <table:table-cell office:value-type="float" office:value="405512.25" calcext:value-type="float">
            <text:p>405512.25</text:p>
          </table:table-cell>
          <table:table-cell office:value-type="float" office:value="12152.5" calcext:value-type="float">
            <text:p>12152.5</text:p>
          </table:table-cell>
          <table:table-cell office:value-type="float" office:value="405512.25" calcext:value-type="float">
            <text:p>405512.25</text:p>
          </table:table-cell>
          <table:table-cell table:number-columns-repeated="2"/>
        </table:table-row>
        <table:table-row table:style-name="ro1">
          <table:table-cell office:value-type="float" office:value="12400.25" calcext:value-type="float">
            <text:p>12400.25</text:p>
          </table:table-cell>
          <table:table-cell office:value-type="float" office:value="417912.5" calcext:value-type="float">
            <text:p>417912.5</text:p>
          </table:table-cell>
          <table:table-cell office:value-type="float" office:value="12400.25" calcext:value-type="float">
            <text:p>12400.25</text:p>
          </table:table-cell>
          <table:table-cell office:value-type="float" office:value="417912.5" calcext:value-type="float">
            <text:p>417912.5</text:p>
          </table:table-cell>
          <table:table-cell table:number-columns-repeated="2"/>
        </table:table-row>
        <table:table-row table:style-name="ro1">
          <table:table-cell office:value-type="float" office:value="12650.5" calcext:value-type="float">
            <text:p>12650.5</text:p>
          </table:table-cell>
          <table:table-cell office:value-type="float" office:value="430563" calcext:value-type="float">
            <text:p>430563</text:p>
          </table:table-cell>
          <table:table-cell office:value-type="float" office:value="12650.5" calcext:value-type="float">
            <text:p>12650.5</text:p>
          </table:table-cell>
          <table:table-cell office:value-type="float" office:value="430563" calcext:value-type="float">
            <text:p>430563</text:p>
          </table:table-cell>
          <table:table-cell table:number-columns-repeated="2"/>
        </table:table-row>
        <table:table-row table:style-name="ro1">
          <table:table-cell office:value-type="float" office:value="12903.25" calcext:value-type="float">
            <text:p>12903.25</text:p>
          </table:table-cell>
          <table:table-cell office:value-type="float" office:value="443466.25" calcext:value-type="float">
            <text:p>443466.25</text:p>
          </table:table-cell>
          <table:table-cell office:value-type="float" office:value="12903.25" calcext:value-type="float">
            <text:p>12903.25</text:p>
          </table:table-cell>
          <table:table-cell office:value-type="float" office:value="443466.25" calcext:value-type="float">
            <text:p>443466.25</text:p>
          </table:table-cell>
          <table:table-cell table:number-columns-repeated="2"/>
        </table:table-row>
        <table:table-row table:style-name="ro1">
          <table:table-cell office:value-type="float" office:value="13158.5" calcext:value-type="float">
            <text:p>13158.5</text:p>
          </table:table-cell>
          <table:table-cell office:value-type="float" office:value="456624.75" calcext:value-type="float">
            <text:p>456624.75</text:p>
          </table:table-cell>
          <table:table-cell office:value-type="float" office:value="13158.5" calcext:value-type="float">
            <text:p>13158.5</text:p>
          </table:table-cell>
          <table:table-cell office:value-type="float" office:value="456624.75" calcext:value-type="float">
            <text:p>456624.75</text:p>
          </table:table-cell>
          <table:table-cell table:number-columns-repeated="2"/>
        </table:table-row>
        <table:table-row table:style-name="ro1">
          <table:table-cell office:value-type="float" office:value="13416.25" calcext:value-type="float">
            <text:p>13416.25</text:p>
          </table:table-cell>
          <table:table-cell office:value-type="float" office:value="470041" calcext:value-type="float">
            <text:p>470041</text:p>
          </table:table-cell>
          <table:table-cell office:value-type="float" office:value="13416.25" calcext:value-type="float">
            <text:p>13416.25</text:p>
          </table:table-cell>
          <table:table-cell office:value-type="float" office:value="470041" calcext:value-type="float">
            <text:p>470041</text:p>
          </table:table-cell>
          <table:table-cell table:number-columns-repeated="2"/>
        </table:table-row>
        <table:table-row table:style-name="ro1">
          <table:table-cell office:value-type="float" office:value="13676.5" calcext:value-type="float">
            <text:p>13676.5</text:p>
          </table:table-cell>
          <table:table-cell office:value-type="float" office:value="483717.5" calcext:value-type="float">
            <text:p>483717.5</text:p>
          </table:table-cell>
          <table:table-cell office:value-type="float" office:value="13676.5" calcext:value-type="float">
            <text:p>13676.5</text:p>
          </table:table-cell>
          <table:table-cell office:value-type="float" office:value="483717.5" calcext:value-type="float">
            <text:p>483717.5</text:p>
          </table:table-cell>
          <table:table-cell table:number-columns-repeated="2"/>
        </table:table-row>
        <table:table-row table:style-name="ro1">
          <table:table-cell office:value-type="float" office:value="13939.25" calcext:value-type="float">
            <text:p>13939.25</text:p>
          </table:table-cell>
          <table:table-cell office:value-type="float" office:value="497656.75" calcext:value-type="float">
            <text:p>497656.75</text:p>
          </table:table-cell>
          <table:table-cell office:value-type="float" office:value="13939.25" calcext:value-type="float">
            <text:p>13939.25</text:p>
          </table:table-cell>
          <table:table-cell office:value-type="float" office:value="497656.75" calcext:value-type="float">
            <text:p>497656.75</text:p>
          </table:table-cell>
          <table:table-cell table:number-columns-repeated="2"/>
        </table:table-row>
        <table:table-row table:style-name="ro1">
          <table:table-cell office:value-type="float" office:value="14204.5" calcext:value-type="float">
            <text:p>14204.5</text:p>
          </table:table-cell>
          <table:table-cell office:value-type="float" office:value="511861.25" calcext:value-type="float">
            <text:p>511861.25</text:p>
          </table:table-cell>
          <table:table-cell office:value-type="float" office:value="14204.5" calcext:value-type="float">
            <text:p>14204.5</text:p>
          </table:table-cell>
          <table:table-cell office:value-type="float" office:value="511861.25" calcext:value-type="float">
            <text:p>511861.25</text:p>
          </table:table-cell>
          <table:table-cell table:number-columns-repeated="2"/>
        </table:table-row>
        <table:table-row table:style-name="ro1">
          <table:table-cell office:value-type="float" office:value="14472.25" calcext:value-type="float">
            <text:p>14472.25</text:p>
          </table:table-cell>
          <table:table-cell office:value-type="float" office:value="526333.5" calcext:value-type="float">
            <text:p>526333.5</text:p>
          </table:table-cell>
          <table:table-cell office:value-type="float" office:value="14472.25" calcext:value-type="float">
            <text:p>14472.25</text:p>
          </table:table-cell>
          <table:table-cell office:value-type="float" office:value="526333.5" calcext:value-type="float">
            <text:p>526333.5</text:p>
          </table:table-cell>
          <table:table-cell table:number-columns-repeated="2"/>
        </table:table-row>
        <table:table-row table:style-name="ro1">
          <table:table-cell office:value-type="float" office:value="14742.5" calcext:value-type="float">
            <text:p>14742.5</text:p>
          </table:table-cell>
          <table:table-cell office:value-type="float" office:value="541076" calcext:value-type="float">
            <text:p>541076</text:p>
          </table:table-cell>
          <table:table-cell office:value-type="float" office:value="14742.5" calcext:value-type="float">
            <text:p>14742.5</text:p>
          </table:table-cell>
          <table:table-cell office:value-type="float" office:value="541076" calcext:value-type="float">
            <text:p>541076</text:p>
          </table:table-cell>
          <table:table-cell table:number-columns-repeated="2"/>
        </table:table-row>
        <table:table-row table:style-name="ro1">
          <table:table-cell office:value-type="float" office:value="15015.25" calcext:value-type="float">
            <text:p>15015.25</text:p>
          </table:table-cell>
          <table:table-cell office:value-type="float" office:value="556091.25" calcext:value-type="float">
            <text:p>556091.25</text:p>
          </table:table-cell>
          <table:table-cell office:value-type="float" office:value="15015.25" calcext:value-type="float">
            <text:p>15015.25</text:p>
          </table:table-cell>
          <table:table-cell office:value-type="float" office:value="556091.25" calcext:value-type="float">
            <text:p>556091.25</text:p>
          </table:table-cell>
          <table:table-cell table:number-columns-repeated="2"/>
        </table:table-row>
        <table:table-row table:style-name="ro1">
          <table:table-cell office:value-type="float" office:value="15290.5" calcext:value-type="float">
            <text:p>15290.5</text:p>
          </table:table-cell>
          <table:table-cell office:value-type="float" office:value="571381.75" calcext:value-type="float">
            <text:p>571381.75</text:p>
          </table:table-cell>
          <table:table-cell office:value-type="float" office:value="15290.5" calcext:value-type="float">
            <text:p>15290.5</text:p>
          </table:table-cell>
          <table:table-cell office:value-type="float" office:value="571381.75" calcext:value-type="float">
            <text:p>571381.75</text:p>
          </table:table-cell>
          <table:table-cell table:number-columns-repeated="2"/>
        </table:table-row>
        <table:table-row table:style-name="ro1">
          <table:table-cell office:value-type="float" office:value="15568.25" calcext:value-type="float">
            <text:p>15568.25</text:p>
          </table:table-cell>
          <table:table-cell office:value-type="float" office:value="586950" calcext:value-type="float">
            <text:p>586950</text:p>
          </table:table-cell>
          <table:table-cell office:value-type="float" office:value="15568.25" calcext:value-type="float">
            <text:p>15568.25</text:p>
          </table:table-cell>
          <table:table-cell office:value-type="float" office:value="586950" calcext:value-type="float">
            <text:p>586950</text:p>
          </table:table-cell>
          <table:table-cell table:number-columns-repeated="2"/>
        </table:table-row>
        <table:table-row table:style-name="ro1">
          <table:table-cell office:value-type="float" office:value="15848.5" calcext:value-type="float">
            <text:p>15848.5</text:p>
          </table:table-cell>
          <table:table-cell office:value-type="float" office:value="602798.5" calcext:value-type="float">
            <text:p>602798.5</text:p>
          </table:table-cell>
          <table:table-cell office:value-type="float" office:value="15848.5" calcext:value-type="float">
            <text:p>15848.5</text:p>
          </table:table-cell>
          <table:table-cell office:value-type="float" office:value="602798.5" calcext:value-type="float">
            <text:p>602798.5</text:p>
          </table:table-cell>
          <table:table-cell table:number-columns-repeated="2"/>
        </table:table-row>
        <table:table-row table:style-name="ro1">
          <table:table-cell office:value-type="float" office:value="16131.25" calcext:value-type="float">
            <text:p>16131.25</text:p>
          </table:table-cell>
          <table:table-cell office:value-type="float" office:value="618929.75" calcext:value-type="float">
            <text:p>618929.75</text:p>
          </table:table-cell>
          <table:table-cell office:value-type="float" office:value="16131.25" calcext:value-type="float">
            <text:p>16131.25</text:p>
          </table:table-cell>
          <table:table-cell office:value-type="float" office:value="618929.75" calcext:value-type="float">
            <text:p>618929.75</text:p>
          </table:table-cell>
          <table:table-cell table:number-columns-repeated="2"/>
        </table:table-row>
        <table:table-row table:style-name="ro1">
          <table:table-cell office:value-type="float" office:value="16416.5" calcext:value-type="float">
            <text:p>16416.5</text:p>
          </table:table-cell>
          <table:table-cell office:value-type="float" office:value="635346.25" calcext:value-type="float">
            <text:p>635346.25</text:p>
          </table:table-cell>
          <table:table-cell office:value-type="float" office:value="16416.5" calcext:value-type="float">
            <text:p>16416.5</text:p>
          </table:table-cell>
          <table:table-cell office:value-type="float" office:value="635346.25" calcext:value-type="float">
            <text:p>635346.25</text:p>
          </table:table-cell>
          <table:table-cell table:number-columns-repeated="2"/>
        </table:table-row>
        <table:table-row table:style-name="ro1">
          <table:table-cell office:value-type="float" office:value="16704.25" calcext:value-type="float">
            <text:p>16704.25</text:p>
          </table:table-cell>
          <table:table-cell office:value-type="float" office:value="652050.5" calcext:value-type="float">
            <text:p>652050.5</text:p>
          </table:table-cell>
          <table:table-cell office:value-type="float" office:value="16704.25" calcext:value-type="float">
            <text:p>16704.25</text:p>
          </table:table-cell>
          <table:table-cell office:value-type="float" office:value="652050.5" calcext:value-type="float">
            <text:p>652050.5</text:p>
          </table:table-cell>
          <table:table-cell table:number-columns-repeated="2"/>
        </table:table-row>
        <table:table-row table:style-name="ro1">
          <table:table-cell office:value-type="float" office:value="16994.5" calcext:value-type="float">
            <text:p>16994.5</text:p>
          </table:table-cell>
          <table:table-cell office:value-type="float" office:value="669045" calcext:value-type="float">
            <text:p>669045</text:p>
          </table:table-cell>
          <table:table-cell office:value-type="float" office:value="16994.5" calcext:value-type="float">
            <text:p>16994.5</text:p>
          </table:table-cell>
          <table:table-cell office:value-type="float" office:value="669045" calcext:value-type="float">
            <text:p>669045</text:p>
          </table:table-cell>
          <table:table-cell table:number-columns-repeated="2"/>
        </table:table-row>
        <table:table-row table:style-name="ro1">
          <table:table-cell office:value-type="float" office:value="17287.25" calcext:value-type="float">
            <text:p>17287.25</text:p>
          </table:table-cell>
          <table:table-cell office:value-type="float" office:value="686332.25" calcext:value-type="float">
            <text:p>686332.25</text:p>
          </table:table-cell>
          <table:table-cell office:value-type="float" office:value="17287.25" calcext:value-type="float">
            <text:p>17287.25</text:p>
          </table:table-cell>
          <table:table-cell office:value-type="float" office:value="686332.25" calcext:value-type="float">
            <text:p>686332.25</text:p>
          </table:table-cell>
          <table:table-cell table:number-columns-repeated="2"/>
        </table:table-row>
        <table:table-row table:style-name="ro1">
          <table:table-cell office:value-type="float" office:value="17582.5" calcext:value-type="float">
            <text:p>17582.5</text:p>
          </table:table-cell>
          <table:table-cell office:value-type="float" office:value="703914.75" calcext:value-type="float">
            <text:p>703914.75</text:p>
          </table:table-cell>
          <table:table-cell office:value-type="float" office:value="17582.5" calcext:value-type="float">
            <text:p>17582.5</text:p>
          </table:table-cell>
          <table:table-cell office:value-type="float" office:value="703914.75" calcext:value-type="float">
            <text:p>703914.75</text:p>
          </table:table-cell>
          <table:table-cell table:number-columns-repeated="2"/>
        </table:table-row>
        <table:table-row table:style-name="ro1">
          <table:table-cell office:value-type="float" office:value="17880.25" calcext:value-type="float">
            <text:p>17880.25</text:p>
          </table:table-cell>
          <table:table-cell office:value-type="float" office:value="721795" calcext:value-type="float">
            <text:p>721795</text:p>
          </table:table-cell>
          <table:table-cell office:value-type="float" office:value="17880.25" calcext:value-type="float">
            <text:p>17880.25</text:p>
          </table:table-cell>
          <table:table-cell office:value-type="float" office:value="721795" calcext:value-type="float">
            <text:p>721795</text:p>
          </table:table-cell>
          <table:table-cell table:number-columns-repeated="2"/>
        </table:table-row>
        <table:table-row table:style-name="ro1">
          <table:table-cell office:value-type="float" office:value="18180.5" calcext:value-type="float">
            <text:p>18180.5</text:p>
          </table:table-cell>
          <table:table-cell office:value-type="float" office:value="739975.5" calcext:value-type="float">
            <text:p>739975.5</text:p>
          </table:table-cell>
          <table:table-cell office:value-type="float" office:value="18180.5" calcext:value-type="float">
            <text:p>18180.5</text:p>
          </table:table-cell>
          <table:table-cell office:value-type="float" office:value="739975.5" calcext:value-type="float">
            <text:p>739975.5</text:p>
          </table:table-cell>
          <table:table-cell table:number-columns-repeated="2"/>
        </table:table-row>
        <table:table-row table:style-name="ro1">
          <table:table-cell office:value-type="float" office:value="18483.25" calcext:value-type="float">
            <text:p>18483.25</text:p>
          </table:table-cell>
          <table:table-cell office:value-type="float" office:value="758458.75" calcext:value-type="float">
            <text:p>758458.75</text:p>
          </table:table-cell>
          <table:table-cell office:value-type="float" office:value="18483.25" calcext:value-type="float">
            <text:p>18483.25</text:p>
          </table:table-cell>
          <table:table-cell office:value-type="float" office:value="758458.75" calcext:value-type="float">
            <text:p>758458.75</text:p>
          </table:table-cell>
          <table:table-cell table:number-columns-repeated="2"/>
        </table:table-row>
        <table:table-row table:style-name="ro1">
          <table:table-cell office:value-type="float" office:value="18788.5" calcext:value-type="float">
            <text:p>18788.5</text:p>
          </table:table-cell>
          <table:table-cell office:value-type="float" office:value="777247.25" calcext:value-type="float">
            <text:p>777247.25</text:p>
          </table:table-cell>
          <table:table-cell office:value-type="float" office:value="18788.5" calcext:value-type="float">
            <text:p>18788.5</text:p>
          </table:table-cell>
          <table:table-cell office:value-type="float" office:value="777247.25" calcext:value-type="float">
            <text:p>777247.25</text:p>
          </table:table-cell>
          <table:table-cell table:number-columns-repeated="2"/>
        </table:table-row>
        <table:table-row table:style-name="ro1">
          <table:table-cell office:value-type="float" office:value="19096.25" calcext:value-type="float">
            <text:p>19096.25</text:p>
          </table:table-cell>
          <table:table-cell office:value-type="float" office:value="796343.5" calcext:value-type="float">
            <text:p>796343.5</text:p>
          </table:table-cell>
          <table:table-cell office:value-type="float" office:value="19096.25" calcext:value-type="float">
            <text:p>19096.25</text:p>
          </table:table-cell>
          <table:table-cell office:value-type="float" office:value="796343.5" calcext:value-type="float">
            <text:p>796343.5</text:p>
          </table:table-cell>
          <table:table-cell table:number-columns-repeated="2"/>
        </table:table-row>
        <table:table-row table:style-name="ro1">
          <table:table-cell office:value-type="float" office:value="19406.5" calcext:value-type="float">
            <text:p>19406.5</text:p>
          </table:table-cell>
          <table:table-cell office:value-type="float" office:value="815750" calcext:value-type="float">
            <text:p>815750</text:p>
          </table:table-cell>
          <table:table-cell office:value-type="float" office:value="19406.5" calcext:value-type="float">
            <text:p>19406.5</text:p>
          </table:table-cell>
          <table:table-cell office:value-type="float" office:value="815750" calcext:value-type="float">
            <text:p>815750</text:p>
          </table:table-cell>
          <table:table-cell table:number-columns-repeated="2"/>
        </table:table-row>
        <table:table-row table:style-name="ro1">
          <table:table-cell office:value-type="float" office:value="19719.25" calcext:value-type="float">
            <text:p>19719.25</text:p>
          </table:table-cell>
          <table:table-cell office:value-type="float" office:value="835469.25" calcext:value-type="float">
            <text:p>835469.25</text:p>
          </table:table-cell>
          <table:table-cell office:value-type="float" office:value="19719.25" calcext:value-type="float">
            <text:p>19719.25</text:p>
          </table:table-cell>
          <table:table-cell office:value-type="float" office:value="835469.25" calcext:value-type="float">
            <text:p>835469.25</text:p>
          </table:table-cell>
          <table:table-cell table:number-columns-repeated="2"/>
        </table:table-row>
        <table:table-row table:style-name="ro1">
          <table:table-cell office:value-type="float" office:value="20034.5" calcext:value-type="float">
            <text:p>20034.5</text:p>
          </table:table-cell>
          <table:table-cell office:value-type="float" office:value="855503.75" calcext:value-type="float">
            <text:p>855503.75</text:p>
          </table:table-cell>
          <table:table-cell office:value-type="float" office:value="20034.5" calcext:value-type="float">
            <text:p>20034.5</text:p>
          </table:table-cell>
          <table:table-cell office:value-type="float" office:value="855503.75" calcext:value-type="float">
            <text:p>855503.75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855504.25" calcext:value-type="float">
            <text:p>855504.25</text:p>
          </table:table-cell>
          <table:table-cell office:value-type="float" office:value="0.5" calcext:value-type="float">
            <text:p>0.5</text:p>
          </table:table-cell>
          <table:table-cell office:value-type="float" office:value="855504.25" calcext:value-type="float">
            <text:p>855504.25</text:p>
          </table:table-cell>
          <table:table-cell table:number-columns-repeated="2"/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855507.5" calcext:value-type="float">
            <text:p>855507.5</text:p>
          </table:table-cell>
          <table:table-cell office:value-type="float" office:value="3.25" calcext:value-type="float">
            <text:p>3.25</text:p>
          </table:table-cell>
          <table:table-cell office:value-type="float" office:value="855507.5" calcext:value-type="float">
            <text:p>855507.5</text:p>
          </table:table-cell>
          <table:table-cell table:number-columns-repeated="2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855516" calcext:value-type="float">
            <text:p>855516</text:p>
          </table:table-cell>
          <table:table-cell office:value-type="float" office:value="8.5" calcext:value-type="float">
            <text:p>8.5</text:p>
          </table:table-cell>
          <table:table-cell office:value-type="float" office:value="855516" calcext:value-type="float">
            <text:p>855516</text:p>
          </table:table-cell>
          <table:table-cell table:number-columns-repeated="2"/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855532.25" calcext:value-type="float">
            <text:p>855532.25</text:p>
          </table:table-cell>
          <table:table-cell office:value-type="float" office:value="16.25" calcext:value-type="float">
            <text:p>16.25</text:p>
          </table:table-cell>
          <table:table-cell office:value-type="float" office:value="855532.25" calcext:value-type="float">
            <text:p>855532.25</text:p>
          </table:table-cell>
          <table:table-cell table:number-columns-repeated="2"/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855558.75" calcext:value-type="float">
            <text:p>855558.75</text:p>
          </table:table-cell>
          <table:table-cell office:value-type="float" office:value="26.5" calcext:value-type="float">
            <text:p>26.5</text:p>
          </table:table-cell>
          <table:table-cell office:value-type="float" office:value="855558.75" calcext:value-type="float">
            <text:p>855558.75</text:p>
          </table:table-cell>
          <table:table-cell table:number-columns-repeated="2"/>
        </table:table-row>
        <table:table-row table:style-name="ro1">
          <table:table-cell office:value-type="float" office:value="39.25" calcext:value-type="float">
            <text:p>39.25</text:p>
          </table:table-cell>
          <table:table-cell office:value-type="float" office:value="855598" calcext:value-type="float">
            <text:p>855598</text:p>
          </table:table-cell>
          <table:table-cell office:value-type="float" office:value="39.25" calcext:value-type="float">
            <text:p>39.25</text:p>
          </table:table-cell>
          <table:table-cell office:value-type="float" office:value="855598" calcext:value-type="float">
            <text:p>855598</text:p>
          </table:table-cell>
          <table:table-cell table:number-columns-repeated="2"/>
        </table:table-row>
        <table:table-row table:style-name="ro1">
          <table:table-cell office:value-type="float" office:value="54.5" calcext:value-type="float">
            <text:p>54.5</text:p>
          </table:table-cell>
          <table:table-cell office:value-type="float" office:value="855652.5" calcext:value-type="float">
            <text:p>855652.5</text:p>
          </table:table-cell>
          <table:table-cell office:value-type="float" office:value="54.5" calcext:value-type="float">
            <text:p>54.5</text:p>
          </table:table-cell>
          <table:table-cell office:value-type="float" office:value="855652.5" calcext:value-type="float">
            <text:p>855652.5</text:p>
          </table:table-cell>
          <table:table-cell table:number-columns-repeated="2"/>
        </table:table-row>
        <table:table-row table:style-name="ro1">
          <table:table-cell office:value-type="float" office:value="72.25" calcext:value-type="float">
            <text:p>72.25</text:p>
          </table:table-cell>
          <table:table-cell office:value-type="float" office:value="855724.75" calcext:value-type="float">
            <text:p>855724.75</text:p>
          </table:table-cell>
          <table:table-cell office:value-type="float" office:value="72.25" calcext:value-type="float">
            <text:p>72.25</text:p>
          </table:table-cell>
          <table:table-cell office:value-type="float" office:value="855724.75" calcext:value-type="float">
            <text:p>855724.75</text:p>
          </table:table-cell>
          <table:table-cell table:number-columns-repeated="2"/>
        </table:table-row>
        <table:table-row table:style-name="ro1">
          <table:table-cell office:value-type="float" office:value="92.5" calcext:value-type="float">
            <text:p>92.5</text:p>
          </table:table-cell>
          <table:table-cell office:value-type="float" office:value="855817.25" calcext:value-type="float">
            <text:p>855817.25</text:p>
          </table:table-cell>
          <table:table-cell office:value-type="float" office:value="92.5" calcext:value-type="float">
            <text:p>92.5</text:p>
          </table:table-cell>
          <table:table-cell office:value-type="float" office:value="855817.25" calcext:value-type="float">
            <text:p>855817.25</text:p>
          </table:table-cell>
          <table:table-cell table:number-columns-repeated="2"/>
        </table:table-row>
        <table:table-row table:style-name="ro1">
          <table:table-cell office:value-type="float" office:value="115.25" calcext:value-type="float">
            <text:p>115.25</text:p>
          </table:table-cell>
          <table:table-cell office:value-type="float" office:value="855932.5" calcext:value-type="float">
            <text:p>855932.5</text:p>
          </table:table-cell>
          <table:table-cell office:value-type="float" office:value="115.25" calcext:value-type="float">
            <text:p>115.25</text:p>
          </table:table-cell>
          <table:table-cell office:value-type="float" office:value="855932.5" calcext:value-type="float">
            <text:p>855932.5</text:p>
          </table:table-cell>
          <table:table-cell table:number-columns-repeated="2"/>
        </table:table-row>
        <table:table-row table:style-name="ro1">
          <table:table-cell office:value-type="float" office:value="140.5" calcext:value-type="float">
            <text:p>140.5</text:p>
          </table:table-cell>
          <table:table-cell office:value-type="float" office:value="856073" calcext:value-type="float">
            <text:p>856073</text:p>
          </table:table-cell>
          <table:table-cell office:value-type="float" office:value="140.5" calcext:value-type="float">
            <text:p>140.5</text:p>
          </table:table-cell>
          <table:table-cell office:value-type="float" office:value="856073" calcext:value-type="float">
            <text:p>856073</text:p>
          </table:table-cell>
          <table:table-cell table:number-columns-repeated="2"/>
        </table:table-row>
        <table:table-row table:style-name="ro1">
          <table:table-cell office:value-type="float" office:value="168.25" calcext:value-type="float">
            <text:p>168.25</text:p>
          </table:table-cell>
          <table:table-cell office:value-type="float" office:value="856241.25" calcext:value-type="float">
            <text:p>856241.25</text:p>
          </table:table-cell>
          <table:table-cell office:value-type="float" office:value="168.25" calcext:value-type="float">
            <text:p>168.25</text:p>
          </table:table-cell>
          <table:table-cell office:value-type="float" office:value="856241.25" calcext:value-type="float">
            <text:p>856241.25</text:p>
          </table:table-cell>
          <table:table-cell table:number-columns-repeated="2"/>
        </table:table-row>
        <table:table-row table:style-name="ro1">
          <table:table-cell office:value-type="float" office:value="198.5" calcext:value-type="float">
            <text:p>198.5</text:p>
          </table:table-cell>
          <table:table-cell office:value-type="float" office:value="856439.75" calcext:value-type="float">
            <text:p>856439.75</text:p>
          </table:table-cell>
          <table:table-cell office:value-type="float" office:value="198.5" calcext:value-type="float">
            <text:p>198.5</text:p>
          </table:table-cell>
          <table:table-cell office:value-type="float" office:value="856439.75" calcext:value-type="float">
            <text:p>856439.75</text:p>
          </table:table-cell>
          <table:table-cell table:number-columns-repeated="2"/>
        </table:table-row>
        <table:table-row table:style-name="ro1">
          <table:table-cell office:value-type="float" office:value="231.25" calcext:value-type="float">
            <text:p>231.25</text:p>
          </table:table-cell>
          <table:table-cell office:value-type="float" office:value="856671" calcext:value-type="float">
            <text:p>856671</text:p>
          </table:table-cell>
          <table:table-cell office:value-type="float" office:value="231.25" calcext:value-type="float">
            <text:p>231.25</text:p>
          </table:table-cell>
          <table:table-cell office:value-type="float" office:value="856671" calcext:value-type="float">
            <text:p>856671</text:p>
          </table:table-cell>
          <table:table-cell table:number-columns-repeated="2"/>
        </table:table-row>
        <table:table-row table:style-name="ro1">
          <table:table-cell office:value-type="float" office:value="266.5" calcext:value-type="float">
            <text:p>266.5</text:p>
          </table:table-cell>
          <table:table-cell office:value-type="float" office:value="856937.5" calcext:value-type="float">
            <text:p>856937.5</text:p>
          </table:table-cell>
          <table:table-cell office:value-type="float" office:value="266.5" calcext:value-type="float">
            <text:p>266.5</text:p>
          </table:table-cell>
          <table:table-cell office:value-type="float" office:value="856937.5" calcext:value-type="float">
            <text:p>856937.5</text:p>
          </table:table-cell>
          <table:table-cell table:number-columns-repeated="2"/>
        </table:table-row>
        <table:table-row table:style-name="ro1">
          <table:table-cell office:value-type="float" office:value="304.25" calcext:value-type="float">
            <text:p>304.25</text:p>
          </table:table-cell>
          <table:table-cell office:value-type="float" office:value="857241.75" calcext:value-type="float">
            <text:p>857241.75</text:p>
          </table:table-cell>
          <table:table-cell office:value-type="float" office:value="304.25" calcext:value-type="float">
            <text:p>304.25</text:p>
          </table:table-cell>
          <table:table-cell office:value-type="float" office:value="857241.75" calcext:value-type="float">
            <text:p>857241.75</text:p>
          </table:table-cell>
          <table:table-cell table:number-columns-repeated="2"/>
        </table:table-row>
        <table:table-row table:style-name="ro1">
          <table:table-cell office:value-type="float" office:value="344.5" calcext:value-type="float">
            <text:p>344.5</text:p>
          </table:table-cell>
          <table:table-cell office:value-type="float" office:value="857586.25" calcext:value-type="float">
            <text:p>857586.25</text:p>
          </table:table-cell>
          <table:table-cell office:value-type="float" office:value="344.5" calcext:value-type="float">
            <text:p>344.5</text:p>
          </table:table-cell>
          <table:table-cell office:value-type="float" office:value="857586.25" calcext:value-type="float">
            <text:p>857586.25</text:p>
          </table:table-cell>
          <table:table-cell table:number-columns-repeated="2"/>
        </table:table-row>
        <table:table-row table:style-name="ro1">
          <table:table-cell office:value-type="float" office:value="387.25" calcext:value-type="float">
            <text:p>387.25</text:p>
          </table:table-cell>
          <table:table-cell office:value-type="float" office:value="857973.5" calcext:value-type="float">
            <text:p>857973.5</text:p>
          </table:table-cell>
          <table:table-cell office:value-type="float" office:value="387.25" calcext:value-type="float">
            <text:p>387.25</text:p>
          </table:table-cell>
          <table:table-cell office:value-type="float" office:value="857973.5" calcext:value-type="float">
            <text:p>857973.5</text:p>
          </table:table-cell>
          <table:table-cell table:number-columns-repeated="2"/>
        </table:table-row>
        <table:table-row table:style-name="ro1">
          <table:table-cell office:value-type="float" office:value="432.5" calcext:value-type="float">
            <text:p>432.5</text:p>
          </table:table-cell>
          <table:table-cell office:value-type="float" office:value="858406" calcext:value-type="float">
            <text:p>858406</text:p>
          </table:table-cell>
          <table:table-cell office:value-type="float" office:value="432.5" calcext:value-type="float">
            <text:p>432.5</text:p>
          </table:table-cell>
          <table:table-cell office:value-type="float" office:value="858406" calcext:value-type="float">
            <text:p>858406</text:p>
          </table:table-cell>
          <table:table-cell table:number-columns-repeated="2"/>
        </table:table-row>
        <table:table-row table:style-name="ro1">
          <table:table-cell office:value-type="float" office:value="480.25" calcext:value-type="float">
            <text:p>480.25</text:p>
          </table:table-cell>
          <table:table-cell office:value-type="float" office:value="858886.25" calcext:value-type="float">
            <text:p>858886.25</text:p>
          </table:table-cell>
          <table:table-cell office:value-type="float" office:value="480.25" calcext:value-type="float">
            <text:p>480.25</text:p>
          </table:table-cell>
          <table:table-cell office:value-type="float" office:value="858886.25" calcext:value-type="float">
            <text:p>858886.25</text:p>
          </table:table-cell>
          <table:table-cell table:number-columns-repeated="2"/>
        </table:table-row>
        <table:table-row table:style-name="ro1">
          <table:table-cell office:value-type="float" office:value="530.5" calcext:value-type="float">
            <text:p>530.5</text:p>
          </table:table-cell>
          <table:table-cell office:value-type="float" office:value="859416.75" calcext:value-type="float">
            <text:p>859416.75</text:p>
          </table:table-cell>
          <table:table-cell office:value-type="float" office:value="530.5" calcext:value-type="float">
            <text:p>530.5</text:p>
          </table:table-cell>
          <table:table-cell office:value-type="float" office:value="859416.75" calcext:value-type="float">
            <text:p>859416.75</text:p>
          </table:table-cell>
          <table:table-cell table:number-columns-repeated="2"/>
        </table:table-row>
        <table:table-row table:style-name="ro1">
          <table:table-cell office:value-type="float" office:value="583.25" calcext:value-type="float">
            <text:p>583.25</text:p>
          </table:table-cell>
          <table:table-cell office:value-type="float" office:value="860000" calcext:value-type="float">
            <text:p>860000</text:p>
          </table:table-cell>
          <table:table-cell office:value-type="float" office:value="583.25" calcext:value-type="float">
            <text:p>583.25</text:p>
          </table:table-cell>
          <table:table-cell office:value-type="float" office:value="860000" calcext:value-type="float">
            <text:p>860000</text:p>
          </table:table-cell>
          <table:table-cell table:number-columns-repeated="2"/>
        </table:table-row>
        <table:table-row table:style-name="ro1">
          <table:table-cell office:value-type="float" office:value="638.5" calcext:value-type="float">
            <text:p>638.5</text:p>
          </table:table-cell>
          <table:table-cell office:value-type="float" office:value="860638.5" calcext:value-type="float">
            <text:p>860638.5</text:p>
          </table:table-cell>
          <table:table-cell office:value-type="float" office:value="638.5" calcext:value-type="float">
            <text:p>638.5</text:p>
          </table:table-cell>
          <table:table-cell office:value-type="float" office:value="860638.5" calcext:value-type="float">
            <text:p>860638.5</text:p>
          </table:table-cell>
          <table:table-cell table:number-columns-repeated="2"/>
        </table:table-row>
        <table:table-row table:style-name="ro1">
          <table:table-cell office:value-type="float" office:value="696.25" calcext:value-type="float">
            <text:p>696.25</text:p>
          </table:table-cell>
          <table:table-cell office:value-type="float" office:value="861334.75" calcext:value-type="float">
            <text:p>861334.75</text:p>
          </table:table-cell>
          <table:table-cell office:value-type="float" office:value="696.25" calcext:value-type="float">
            <text:p>696.25</text:p>
          </table:table-cell>
          <table:table-cell office:value-type="float" office:value="861334.75" calcext:value-type="float">
            <text:p>861334.75</text:p>
          </table:table-cell>
          <table:table-cell table:number-columns-repeated="2"/>
        </table:table-row>
        <table:table-row table:style-name="ro1">
          <table:table-cell office:value-type="float" office:value="756.5" calcext:value-type="float">
            <text:p>756.5</text:p>
          </table:table-cell>
          <table:table-cell office:value-type="float" office:value="862091.25" calcext:value-type="float">
            <text:p>862091.25</text:p>
          </table:table-cell>
          <table:table-cell office:value-type="float" office:value="756.5" calcext:value-type="float">
            <text:p>756.5</text:p>
          </table:table-cell>
          <table:table-cell office:value-type="float" office:value="862091.25" calcext:value-type="float">
            <text:p>862091.25</text:p>
          </table:table-cell>
          <table:table-cell table:number-columns-repeated="2"/>
        </table:table-row>
        <table:table-row table:style-name="ro1">
          <table:table-cell office:value-type="float" office:value="819.25" calcext:value-type="float">
            <text:p>819.25</text:p>
          </table:table-cell>
          <table:table-cell office:value-type="float" office:value="862910.5" calcext:value-type="float">
            <text:p>862910.5</text:p>
          </table:table-cell>
          <table:table-cell office:value-type="float" office:value="819.25" calcext:value-type="float">
            <text:p>819.25</text:p>
          </table:table-cell>
          <table:table-cell office:value-type="float" office:value="862910.5" calcext:value-type="float">
            <text:p>862910.5</text:p>
          </table:table-cell>
          <table:table-cell table:number-columns-repeated="2"/>
        </table:table-row>
        <table:table-row table:style-name="ro1">
          <table:table-cell office:value-type="float" office:value="884.5" calcext:value-type="float">
            <text:p>884.5</text:p>
          </table:table-cell>
          <table:table-cell office:value-type="float" office:value="863795" calcext:value-type="float">
            <text:p>863795</text:p>
          </table:table-cell>
          <table:table-cell office:value-type="float" office:value="884.5" calcext:value-type="float">
            <text:p>884.5</text:p>
          </table:table-cell>
          <table:table-cell office:value-type="float" office:value="863795" calcext:value-type="float">
            <text:p>863795</text:p>
          </table:table-cell>
          <table:table-cell table:number-columns-repeated="2"/>
        </table:table-row>
        <table:table-row table:style-name="ro1">
          <table:table-cell office:value-type="float" office:value="952.25" calcext:value-type="float">
            <text:p>952.25</text:p>
          </table:table-cell>
          <table:table-cell office:value-type="float" office:value="864747.25" calcext:value-type="float">
            <text:p>864747.25</text:p>
          </table:table-cell>
          <table:table-cell office:value-type="float" office:value="952.25" calcext:value-type="float">
            <text:p>952.25</text:p>
          </table:table-cell>
          <table:table-cell office:value-type="float" office:value="864747.25" calcext:value-type="float">
            <text:p>864747.25</text:p>
          </table:table-cell>
          <table:table-cell table:number-columns-repeated="2"/>
        </table:table-row>
        <table:table-row table:style-name="ro1">
          <table:table-cell office:value-type="float" office:value="1022.5" calcext:value-type="float">
            <text:p>1022.5</text:p>
          </table:table-cell>
          <table:table-cell office:value-type="float" office:value="865769.75" calcext:value-type="float">
            <text:p>865769.75</text:p>
          </table:table-cell>
          <table:table-cell office:value-type="float" office:value="1022.5" calcext:value-type="float">
            <text:p>1022.5</text:p>
          </table:table-cell>
          <table:table-cell office:value-type="float" office:value="865769.75" calcext:value-type="float">
            <text:p>865769.75</text:p>
          </table:table-cell>
          <table:table-cell table:number-columns-repeated="2"/>
        </table:table-row>
        <table:table-row table:style-name="ro1">
          <table:table-cell office:value-type="float" office:value="1095.25" calcext:value-type="float">
            <text:p>1095.25</text:p>
          </table:table-cell>
          <table:table-cell office:value-type="float" office:value="866865" calcext:value-type="float">
            <text:p>866865</text:p>
          </table:table-cell>
          <table:table-cell office:value-type="float" office:value="1095.25" calcext:value-type="float">
            <text:p>1095.25</text:p>
          </table:table-cell>
          <table:table-cell office:value-type="float" office:value="866865" calcext:value-type="float">
            <text:p>866865</text:p>
          </table:table-cell>
          <table:table-cell table:number-columns-repeated="2"/>
        </table:table-row>
        <table:table-row table:style-name="ro1">
          <table:table-cell office:value-type="float" office:value="1170.5" calcext:value-type="float">
            <text:p>1170.5</text:p>
          </table:table-cell>
          <table:table-cell office:value-type="float" office:value="868035.5" calcext:value-type="float">
            <text:p>868035.5</text:p>
          </table:table-cell>
          <table:table-cell office:value-type="float" office:value="1170.5" calcext:value-type="float">
            <text:p>1170.5</text:p>
          </table:table-cell>
          <table:table-cell office:value-type="float" office:value="868035.5" calcext:value-type="float">
            <text:p>868035.5</text:p>
          </table:table-cell>
          <table:table-cell table:number-columns-repeated="2"/>
        </table:table-row>
        <table:table-row table:style-name="ro1">
          <table:table-cell office:value-type="float" office:value="1248.25" calcext:value-type="float">
            <text:p>1248.25</text:p>
          </table:table-cell>
          <table:table-cell office:value-type="float" office:value="869283.75" calcext:value-type="float">
            <text:p>869283.75</text:p>
          </table:table-cell>
          <table:table-cell office:value-type="float" office:value="1248.25" calcext:value-type="float">
            <text:p>1248.25</text:p>
          </table:table-cell>
          <table:table-cell office:value-type="float" office:value="869283.75" calcext:value-type="float">
            <text:p>869283.75</text:p>
          </table:table-cell>
          <table:table-cell table:number-columns-repeated="2"/>
        </table:table-row>
        <table:table-row table:style-name="ro1">
          <table:table-cell office:value-type="float" office:value="1328.5" calcext:value-type="float">
            <text:p>1328.5</text:p>
          </table:table-cell>
          <table:table-cell office:value-type="float" office:value="870612.25" calcext:value-type="float">
            <text:p>870612.25</text:p>
          </table:table-cell>
          <table:table-cell office:value-type="float" office:value="1328.5" calcext:value-type="float">
            <text:p>1328.5</text:p>
          </table:table-cell>
          <table:table-cell office:value-type="float" office:value="870612.25" calcext:value-type="float">
            <text:p>870612.25</text:p>
          </table:table-cell>
          <table:table-cell table:number-columns-repeated="2"/>
        </table:table-row>
        <table:table-row table:style-name="ro1">
          <table:table-cell office:value-type="float" office:value="1411.25" calcext:value-type="float">
            <text:p>1411.25</text:p>
          </table:table-cell>
          <table:table-cell office:value-type="float" office:value="872023.5" calcext:value-type="float">
            <text:p>872023.5</text:p>
          </table:table-cell>
          <table:table-cell office:value-type="float" office:value="1411.25" calcext:value-type="float">
            <text:p>1411.25</text:p>
          </table:table-cell>
          <table:table-cell office:value-type="float" office:value="872023.5" calcext:value-type="float">
            <text:p>872023.5</text:p>
          </table:table-cell>
          <table:table-cell table:number-columns-repeated="2"/>
        </table:table-row>
        <table:table-row table:style-name="ro1">
          <table:table-cell office:value-type="float" office:value="1496.5" calcext:value-type="float">
            <text:p>1496.5</text:p>
          </table:table-cell>
          <table:table-cell office:value-type="float" office:value="873520" calcext:value-type="float">
            <text:p>873520</text:p>
          </table:table-cell>
          <table:table-cell office:value-type="float" office:value="1496.5" calcext:value-type="float">
            <text:p>1496.5</text:p>
          </table:table-cell>
          <table:table-cell office:value-type="float" office:value="873520" calcext:value-type="float">
            <text:p>873520</text:p>
          </table:table-cell>
          <table:table-cell table:number-columns-repeated="2"/>
        </table:table-row>
        <table:table-row table:style-name="ro1">
          <table:table-cell office:value-type="float" office:value="1584.25" calcext:value-type="float">
            <text:p>1584.25</text:p>
          </table:table-cell>
          <table:table-cell office:value-type="float" office:value="875104.25" calcext:value-type="float">
            <text:p>875104.25</text:p>
          </table:table-cell>
          <table:table-cell office:value-type="float" office:value="1584.25" calcext:value-type="float">
            <text:p>1584.25</text:p>
          </table:table-cell>
          <table:table-cell office:value-type="float" office:value="875104.25" calcext:value-type="float">
            <text:p>875104.25</text:p>
          </table:table-cell>
          <table:table-cell table:number-columns-repeated="2"/>
        </table:table-row>
        <table:table-row table:style-name="ro1">
          <table:table-cell office:value-type="float" office:value="1674.5" calcext:value-type="float">
            <text:p>1674.5</text:p>
          </table:table-cell>
          <table:table-cell office:value-type="float" office:value="876778.75" calcext:value-type="float">
            <text:p>876778.75</text:p>
          </table:table-cell>
          <table:table-cell office:value-type="float" office:value="1674.5" calcext:value-type="float">
            <text:p>1674.5</text:p>
          </table:table-cell>
          <table:table-cell office:value-type="float" office:value="876778.75" calcext:value-type="float">
            <text:p>876778.75</text:p>
          </table:table-cell>
          <table:table-cell table:number-columns-repeated="2"/>
        </table:table-row>
        <table:table-row table:style-name="ro1">
          <table:table-cell office:value-type="float" office:value="1767.25" calcext:value-type="float">
            <text:p>1767.25</text:p>
          </table:table-cell>
          <table:table-cell office:value-type="float" office:value="878546" calcext:value-type="float">
            <text:p>878546</text:p>
          </table:table-cell>
          <table:table-cell office:value-type="float" office:value="1767.25" calcext:value-type="float">
            <text:p>1767.25</text:p>
          </table:table-cell>
          <table:table-cell office:value-type="float" office:value="878546" calcext:value-type="float">
            <text:p>878546</text:p>
          </table:table-cell>
          <table:table-cell table:number-columns-repeated="2"/>
        </table:table-row>
        <table:table-row table:style-name="ro1">
          <table:table-cell office:value-type="float" office:value="1862.5" calcext:value-type="float">
            <text:p>1862.5</text:p>
          </table:table-cell>
          <table:table-cell office:value-type="float" office:value="880408.5" calcext:value-type="float">
            <text:p>880408.5</text:p>
          </table:table-cell>
          <table:table-cell office:value-type="float" office:value="1862.5" calcext:value-type="float">
            <text:p>1862.5</text:p>
          </table:table-cell>
          <table:table-cell office:value-type="float" office:value="880408.5" calcext:value-type="float">
            <text:p>880408.5</text:p>
          </table:table-cell>
          <table:table-cell table:number-columns-repeated="2"/>
        </table:table-row>
        <table:table-row table:style-name="ro1">
          <table:table-cell office:value-type="float" office:value="1960.25" calcext:value-type="float">
            <text:p>1960.25</text:p>
          </table:table-cell>
          <table:table-cell office:value-type="float" office:value="882368.75" calcext:value-type="float">
            <text:p>882368.75</text:p>
          </table:table-cell>
          <table:table-cell office:value-type="float" office:value="1960.25" calcext:value-type="float">
            <text:p>1960.25</text:p>
          </table:table-cell>
          <table:table-cell office:value-type="float" office:value="882368.75" calcext:value-type="float">
            <text:p>882368.75</text:p>
          </table:table-cell>
          <table:table-cell table:number-columns-repeated="2"/>
        </table:table-row>
        <table:table-row table:style-name="ro1">
          <table:table-cell office:value-type="float" office:value="2060.5" calcext:value-type="float">
            <text:p>2060.5</text:p>
          </table:table-cell>
          <table:table-cell office:value-type="float" office:value="884429.25" calcext:value-type="float">
            <text:p>884429.25</text:p>
          </table:table-cell>
          <table:table-cell office:value-type="float" office:value="2060.5" calcext:value-type="float">
            <text:p>2060.5</text:p>
          </table:table-cell>
          <table:table-cell office:value-type="float" office:value="884429.25" calcext:value-type="float">
            <text:p>884429.25</text:p>
          </table:table-cell>
          <table:table-cell table:number-columns-repeated="2"/>
        </table:table-row>
        <table:table-row table:style-name="ro1">
          <table:table-cell office:value-type="float" office:value="2163.25" calcext:value-type="float">
            <text:p>2163.25</text:p>
          </table:table-cell>
          <table:table-cell office:value-type="float" office:value="886592.5" calcext:value-type="float">
            <text:p>886592.5</text:p>
          </table:table-cell>
          <table:table-cell office:value-type="float" office:value="2163.25" calcext:value-type="float">
            <text:p>2163.25</text:p>
          </table:table-cell>
          <table:table-cell office:value-type="float" office:value="886592.5" calcext:value-type="float">
            <text:p>886592.5</text:p>
          </table:table-cell>
          <table:table-cell table:number-columns-repeated="2"/>
        </table:table-row>
        <table:table-row table:style-name="ro1">
          <table:table-cell office:value-type="float" office:value="2268.5" calcext:value-type="float">
            <text:p>2268.5</text:p>
          </table:table-cell>
          <table:table-cell office:value-type="float" office:value="888861" calcext:value-type="float">
            <text:p>888861</text:p>
          </table:table-cell>
          <table:table-cell office:value-type="float" office:value="2268.5" calcext:value-type="float">
            <text:p>2268.5</text:p>
          </table:table-cell>
          <table:table-cell office:value-type="float" office:value="888861" calcext:value-type="float">
            <text:p>888861</text:p>
          </table:table-cell>
          <table:table-cell table:number-columns-repeated="2"/>
        </table:table-row>
        <table:table-row table:style-name="ro1">
          <table:table-cell office:value-type="float" office:value="2376.25" calcext:value-type="float">
            <text:p>2376.25</text:p>
          </table:table-cell>
          <table:table-cell office:value-type="float" office:value="891237.25" calcext:value-type="float">
            <text:p>891237.25</text:p>
          </table:table-cell>
          <table:table-cell office:value-type="float" office:value="2376.25" calcext:value-type="float">
            <text:p>2376.25</text:p>
          </table:table-cell>
          <table:table-cell office:value-type="float" office:value="891237.25" calcext:value-type="float">
            <text:p>891237.25</text:p>
          </table:table-cell>
          <table:table-cell table:number-columns-repeated="2"/>
        </table:table-row>
        <table:table-row table:style-name="ro1">
          <table:table-cell office:value-type="float" office:value="2486.5" calcext:value-type="float">
            <text:p>2486.5</text:p>
          </table:table-cell>
          <table:table-cell office:value-type="float" office:value="893723.75" calcext:value-type="float">
            <text:p>893723.75</text:p>
          </table:table-cell>
          <table:table-cell office:value-type="float" office:value="2486.5" calcext:value-type="float">
            <text:p>2486.5</text:p>
          </table:table-cell>
          <table:table-cell office:value-type="float" office:value="893723.75" calcext:value-type="float">
            <text:p>893723.75</text:p>
          </table:table-cell>
          <table:table-cell table:number-columns-repeated="2"/>
        </table:table-row>
        <table:table-row table:style-name="ro1">
          <table:table-cell office:value-type="float" office:value="2599.25" calcext:value-type="float">
            <text:p>2599.25</text:p>
          </table:table-cell>
          <table:table-cell office:value-type="float" office:value="896323" calcext:value-type="float">
            <text:p>896323</text:p>
          </table:table-cell>
          <table:table-cell office:value-type="float" office:value="2599.25" calcext:value-type="float">
            <text:p>2599.25</text:p>
          </table:table-cell>
          <table:table-cell office:value-type="float" office:value="896323" calcext:value-type="float">
            <text:p>896323</text:p>
          </table:table-cell>
          <table:table-cell table:number-columns-repeated="2"/>
        </table:table-row>
        <table:table-row table:style-name="ro1">
          <table:table-cell office:value-type="float" office:value="2714.5" calcext:value-type="float">
            <text:p>2714.5</text:p>
          </table:table-cell>
          <table:table-cell office:value-type="float" office:value="899037.5" calcext:value-type="float">
            <text:p>899037.5</text:p>
          </table:table-cell>
          <table:table-cell office:value-type="float" office:value="2714.5" calcext:value-type="float">
            <text:p>2714.5</text:p>
          </table:table-cell>
          <table:table-cell office:value-type="float" office:value="899037.5" calcext:value-type="float">
            <text:p>899037.5</text:p>
          </table:table-cell>
          <table:table-cell table:number-columns-repeated="2"/>
        </table:table-row>
        <table:table-row table:style-name="ro1">
          <table:table-cell office:value-type="float" office:value="2832.25" calcext:value-type="float">
            <text:p>2832.25</text:p>
          </table:table-cell>
          <table:table-cell office:value-type="float" office:value="901869.75" calcext:value-type="float">
            <text:p>901869.75</text:p>
          </table:table-cell>
          <table:table-cell office:value-type="float" office:value="2832.25" calcext:value-type="float">
            <text:p>2832.25</text:p>
          </table:table-cell>
          <table:table-cell office:value-type="float" office:value="901869.75" calcext:value-type="float">
            <text:p>901869.75</text:p>
          </table:table-cell>
          <table:table-cell table:number-columns-repeated="2"/>
        </table:table-row>
        <table:table-row table:style-name="ro1">
          <table:table-cell office:value-type="float" office:value="2952.5" calcext:value-type="float">
            <text:p>2952.5</text:p>
          </table:table-cell>
          <table:table-cell office:value-type="float" office:value="904822.25" calcext:value-type="float">
            <text:p>904822.25</text:p>
          </table:table-cell>
          <table:table-cell office:value-type="float" office:value="2952.5" calcext:value-type="float">
            <text:p>2952.5</text:p>
          </table:table-cell>
          <table:table-cell office:value-type="float" office:value="904822.25" calcext:value-type="float">
            <text:p>904822.25</text:p>
          </table:table-cell>
          <table:table-cell table:number-columns-repeated="2"/>
        </table:table-row>
        <table:table-row table:style-name="ro1">
          <table:table-cell office:value-type="float" office:value="3075.25" calcext:value-type="float">
            <text:p>3075.25</text:p>
          </table:table-cell>
          <table:table-cell office:value-type="float" office:value="907897.5" calcext:value-type="float">
            <text:p>907897.5</text:p>
          </table:table-cell>
          <table:table-cell office:value-type="float" office:value="3075.25" calcext:value-type="float">
            <text:p>3075.25</text:p>
          </table:table-cell>
          <table:table-cell office:value-type="float" office:value="907897.5" calcext:value-type="float">
            <text:p>907897.5</text:p>
          </table:table-cell>
          <table:table-cell table:number-columns-repeated="2"/>
        </table:table-row>
        <table:table-row table:style-name="ro1">
          <table:table-cell office:value-type="float" office:value="3200.5" calcext:value-type="float">
            <text:p>3200.5</text:p>
          </table:table-cell>
          <table:table-cell office:value-type="float" office:value="911098" calcext:value-type="float">
            <text:p>911098</text:p>
          </table:table-cell>
          <table:table-cell office:value-type="float" office:value="3200.5" calcext:value-type="float">
            <text:p>3200.5</text:p>
          </table:table-cell>
          <table:table-cell office:value-type="float" office:value="911098" calcext:value-type="float">
            <text:p>911098</text:p>
          </table:table-cell>
          <table:table-cell table:number-columns-repeated="2"/>
        </table:table-row>
        <table:table-row table:style-name="ro1">
          <table:table-cell office:value-type="float" office:value="3328.25" calcext:value-type="float">
            <text:p>3328.25</text:p>
          </table:table-cell>
          <table:table-cell office:value-type="float" office:value="914426.25" calcext:value-type="float">
            <text:p>914426.25</text:p>
          </table:table-cell>
          <table:table-cell office:value-type="float" office:value="3328.25" calcext:value-type="float">
            <text:p>3328.25</text:p>
          </table:table-cell>
          <table:table-cell office:value-type="float" office:value="914426.25" calcext:value-type="float">
            <text:p>914426.25</text:p>
          </table:table-cell>
          <table:table-cell table:number-columns-repeated="2"/>
        </table:table-row>
        <table:table-row table:style-name="ro1">
          <table:table-cell office:value-type="float" office:value="3458.5" calcext:value-type="float">
            <text:p>3458.5</text:p>
          </table:table-cell>
          <table:table-cell office:value-type="float" office:value="917884.75" calcext:value-type="float">
            <text:p>917884.75</text:p>
          </table:table-cell>
          <table:table-cell office:value-type="float" office:value="3458.5" calcext:value-type="float">
            <text:p>3458.5</text:p>
          </table:table-cell>
          <table:table-cell office:value-type="float" office:value="917884.75" calcext:value-type="float">
            <text:p>917884.75</text:p>
          </table:table-cell>
          <table:table-cell table:number-columns-repeated="2"/>
        </table:table-row>
        <table:table-row table:style-name="ro1">
          <table:table-cell office:value-type="float" office:value="3591.25" calcext:value-type="float">
            <text:p>3591.25</text:p>
          </table:table-cell>
          <table:table-cell office:value-type="float" office:value="921476" calcext:value-type="float">
            <text:p>921476</text:p>
          </table:table-cell>
          <table:table-cell office:value-type="float" office:value="3591.25" calcext:value-type="float">
            <text:p>3591.25</text:p>
          </table:table-cell>
          <table:table-cell office:value-type="float" office:value="921476" calcext:value-type="float">
            <text:p>921476</text:p>
          </table:table-cell>
          <table:table-cell table:number-columns-repeated="2"/>
        </table:table-row>
        <table:table-row table:style-name="ro1">
          <table:table-cell office:value-type="float" office:value="3726.5" calcext:value-type="float">
            <text:p>3726.5</text:p>
          </table:table-cell>
          <table:table-cell office:value-type="float" office:value="925202.5" calcext:value-type="float">
            <text:p>925202.5</text:p>
          </table:table-cell>
          <table:table-cell office:value-type="float" office:value="3726.5" calcext:value-type="float">
            <text:p>3726.5</text:p>
          </table:table-cell>
          <table:table-cell office:value-type="float" office:value="925202.5" calcext:value-type="float">
            <text:p>925202.5</text:p>
          </table:table-cell>
          <table:table-cell table:number-columns-repeated="2"/>
        </table:table-row>
        <table:table-row table:style-name="ro1">
          <table:table-cell office:value-type="float" office:value="3864.25" calcext:value-type="float">
            <text:p>3864.25</text:p>
          </table:table-cell>
          <table:table-cell office:value-type="float" office:value="929066.75" calcext:value-type="float">
            <text:p>929066.75</text:p>
          </table:table-cell>
          <table:table-cell office:value-type="float" office:value="3864.25" calcext:value-type="float">
            <text:p>3864.25</text:p>
          </table:table-cell>
          <table:table-cell office:value-type="float" office:value="929066.75" calcext:value-type="float">
            <text:p>929066.75</text:p>
          </table:table-cell>
          <table:table-cell table:number-columns-repeated="2"/>
        </table:table-row>
        <table:table-row table:style-name="ro1">
          <table:table-cell office:value-type="float" office:value="4004.5" calcext:value-type="float">
            <text:p>4004.5</text:p>
          </table:table-cell>
          <table:table-cell office:value-type="float" office:value="933071.25" calcext:value-type="float">
            <text:p>933071.25</text:p>
          </table:table-cell>
          <table:table-cell office:value-type="float" office:value="4004.5" calcext:value-type="float">
            <text:p>4004.5</text:p>
          </table:table-cell>
          <table:table-cell office:value-type="float" office:value="933071.25" calcext:value-type="float">
            <text:p>933071.25</text:p>
          </table:table-cell>
          <table:table-cell table:number-columns-repeated="2"/>
        </table:table-row>
        <table:table-row table:style-name="ro1">
          <table:table-cell office:value-type="float" office:value="4147.25" calcext:value-type="float">
            <text:p>4147.25</text:p>
          </table:table-cell>
          <table:table-cell office:value-type="float" office:value="937218.5" calcext:value-type="float">
            <text:p>937218.5</text:p>
          </table:table-cell>
          <table:table-cell office:value-type="float" office:value="4147.25" calcext:value-type="float">
            <text:p>4147.25</text:p>
          </table:table-cell>
          <table:table-cell office:value-type="float" office:value="937218.5" calcext:value-type="float">
            <text:p>937218.5</text:p>
          </table:table-cell>
          <table:table-cell table:number-columns-repeated="2"/>
        </table:table-row>
        <table:table-row table:style-name="ro1">
          <table:table-cell office:value-type="float" office:value="4292.5" calcext:value-type="float">
            <text:p>4292.5</text:p>
          </table:table-cell>
          <table:table-cell office:value-type="float" office:value="941511" calcext:value-type="float">
            <text:p>941511</text:p>
          </table:table-cell>
          <table:table-cell office:value-type="float" office:value="4292.5" calcext:value-type="float">
            <text:p>4292.5</text:p>
          </table:table-cell>
          <table:table-cell office:value-type="float" office:value="941511" calcext:value-type="float">
            <text:p>941511</text:p>
          </table:table-cell>
          <table:table-cell table:number-columns-repeated="2"/>
        </table:table-row>
        <table:table-row table:style-name="ro1">
          <table:table-cell office:value-type="float" office:value="4440.25" calcext:value-type="float">
            <text:p>4440.25</text:p>
          </table:table-cell>
          <table:table-cell office:value-type="float" office:value="945951.25" calcext:value-type="float">
            <text:p>945951.25</text:p>
          </table:table-cell>
          <table:table-cell office:value-type="float" office:value="4440.25" calcext:value-type="float">
            <text:p>4440.25</text:p>
          </table:table-cell>
          <table:table-cell office:value-type="float" office:value="945951.25" calcext:value-type="float">
            <text:p>945951.25</text:p>
          </table:table-cell>
          <table:table-cell table:number-columns-repeated="2"/>
        </table:table-row>
        <table:table-row table:style-name="ro1">
          <table:table-cell office:value-type="float" office:value="4590.5" calcext:value-type="float">
            <text:p>4590.5</text:p>
          </table:table-cell>
          <table:table-cell office:value-type="float" office:value="950541.75" calcext:value-type="float">
            <text:p>950541.75</text:p>
          </table:table-cell>
          <table:table-cell office:value-type="float" office:value="4590.5" calcext:value-type="float">
            <text:p>4590.5</text:p>
          </table:table-cell>
          <table:table-cell office:value-type="float" office:value="950541.75" calcext:value-type="float">
            <text:p>950541.75</text:p>
          </table:table-cell>
          <table:table-cell table:number-columns-repeated="2"/>
        </table:table-row>
        <table:table-row table:style-name="ro1">
          <table:table-cell office:value-type="float" office:value="4743.25" calcext:value-type="float">
            <text:p>4743.25</text:p>
          </table:table-cell>
          <table:table-cell office:value-type="float" office:value="955285" calcext:value-type="float">
            <text:p>955285</text:p>
          </table:table-cell>
          <table:table-cell office:value-type="float" office:value="4743.25" calcext:value-type="float">
            <text:p>4743.25</text:p>
          </table:table-cell>
          <table:table-cell office:value-type="float" office:value="955285" calcext:value-type="float">
            <text:p>955285</text:p>
          </table:table-cell>
          <table:table-cell table:number-columns-repeated="2"/>
        </table:table-row>
        <table:table-row table:style-name="ro1">
          <table:table-cell office:value-type="float" office:value="4898.5" calcext:value-type="float">
            <text:p>4898.5</text:p>
          </table:table-cell>
          <table:table-cell office:value-type="float" office:value="960183.5" calcext:value-type="float">
            <text:p>960183.5</text:p>
          </table:table-cell>
          <table:table-cell office:value-type="float" office:value="4898.5" calcext:value-type="float">
            <text:p>4898.5</text:p>
          </table:table-cell>
          <table:table-cell office:value-type="float" office:value="960183.5" calcext:value-type="float">
            <text:p>960183.5</text:p>
          </table:table-cell>
          <table:table-cell table:number-columns-repeated="2"/>
        </table:table-row>
        <table:table-row table:style-name="ro1">
          <table:table-cell office:value-type="float" office:value="5056.25" calcext:value-type="float">
            <text:p>5056.25</text:p>
          </table:table-cell>
          <table:table-cell office:value-type="float" office:value="965239.75" calcext:value-type="float">
            <text:p>965239.75</text:p>
          </table:table-cell>
          <table:table-cell office:value-type="float" office:value="5056.25" calcext:value-type="float">
            <text:p>5056.25</text:p>
          </table:table-cell>
          <table:table-cell office:value-type="float" office:value="965239.75" calcext:value-type="float">
            <text:p>965239.75</text:p>
          </table:table-cell>
          <table:table-cell table:number-columns-repeated="2"/>
        </table:table-row>
        <table:table-row table:style-name="ro1">
          <table:table-cell office:value-type="float" office:value="5216.5" calcext:value-type="float">
            <text:p>5216.5</text:p>
          </table:table-cell>
          <table:table-cell office:value-type="float" office:value="970456.25" calcext:value-type="float">
            <text:p>970456.25</text:p>
          </table:table-cell>
          <table:table-cell office:value-type="float" office:value="5216.5" calcext:value-type="float">
            <text:p>5216.5</text:p>
          </table:table-cell>
          <table:table-cell office:value-type="float" office:value="970456.25" calcext:value-type="float">
            <text:p>970456.25</text:p>
          </table:table-cell>
          <table:table-cell table:number-columns-repeated="2"/>
        </table:table-row>
        <table:table-row table:style-name="ro1">
          <table:table-cell office:value-type="float" office:value="5379.25" calcext:value-type="float">
            <text:p>5379.25</text:p>
          </table:table-cell>
          <table:table-cell office:value-type="float" office:value="975835.5" calcext:value-type="float">
            <text:p>975835.5</text:p>
          </table:table-cell>
          <table:table-cell office:value-type="float" office:value="5379.25" calcext:value-type="float">
            <text:p>5379.25</text:p>
          </table:table-cell>
          <table:table-cell office:value-type="float" office:value="975835.5" calcext:value-type="float">
            <text:p>975835.5</text:p>
          </table:table-cell>
          <table:table-cell table:number-columns-repeated="2"/>
        </table:table-row>
        <table:table-row table:style-name="ro1">
          <table:table-cell office:value-type="float" office:value="5544.5" calcext:value-type="float">
            <text:p>5544.5</text:p>
          </table:table-cell>
          <table:table-cell office:value-type="float" office:value="981380" calcext:value-type="float">
            <text:p>981380</text:p>
          </table:table-cell>
          <table:table-cell office:value-type="float" office:value="5544.5" calcext:value-type="float">
            <text:p>5544.5</text:p>
          </table:table-cell>
          <table:table-cell office:value-type="float" office:value="981380" calcext:value-type="float">
            <text:p>981380</text:p>
          </table:table-cell>
          <table:table-cell table:number-columns-repeated="2"/>
        </table:table-row>
        <table:table-row table:style-name="ro1">
          <table:table-cell office:value-type="float" office:value="5712.25" calcext:value-type="float">
            <text:p>5712.25</text:p>
          </table:table-cell>
          <table:table-cell office:value-type="float" office:value="987092.25" calcext:value-type="float">
            <text:p>987092.25</text:p>
          </table:table-cell>
          <table:table-cell office:value-type="float" office:value="5712.25" calcext:value-type="float">
            <text:p>5712.25</text:p>
          </table:table-cell>
          <table:table-cell office:value-type="float" office:value="987092.25" calcext:value-type="float">
            <text:p>987092.25</text:p>
          </table:table-cell>
          <table:table-cell table:number-columns-repeated="2"/>
        </table:table-row>
        <table:table-row table:style-name="ro1">
          <table:table-cell office:value-type="float" office:value="5882.5" calcext:value-type="float">
            <text:p>5882.5</text:p>
          </table:table-cell>
          <table:table-cell office:value-type="float" office:value="992974.75" calcext:value-type="float">
            <text:p>992974.75</text:p>
          </table:table-cell>
          <table:table-cell office:value-type="float" office:value="5882.5" calcext:value-type="float">
            <text:p>5882.5</text:p>
          </table:table-cell>
          <table:table-cell office:value-type="float" office:value="992974.75" calcext:value-type="float">
            <text:p>992974.75</text:p>
          </table:table-cell>
          <table:table-cell table:number-columns-repeated="2"/>
        </table:table-row>
        <table:table-row table:style-name="ro1">
          <table:table-cell office:value-type="float" office:value="6055.25" calcext:value-type="float">
            <text:p>6055.25</text:p>
          </table:table-cell>
          <table:table-cell office:value-type="float" office:value="999030" calcext:value-type="float">
            <text:p>999030</text:p>
          </table:table-cell>
          <table:table-cell office:value-type="float" office:value="6055.25" calcext:value-type="float">
            <text:p>6055.25</text:p>
          </table:table-cell>
          <table:table-cell office:value-type="float" office:value="999030" calcext:value-type="float">
            <text:p>999030</text:p>
          </table:table-cell>
          <table:table-cell table:number-columns-repeated="2"/>
        </table:table-row>
        <table:table-row table:style-name="ro1">
          <table:table-cell office:value-type="float" office:value="6230.5" calcext:value-type="float">
            <text:p>6230.5</text:p>
          </table:table-cell>
          <table:table-cell office:value-type="float" office:value="1005260.5" calcext:value-type="float">
            <text:p>1005260.5</text:p>
          </table:table-cell>
          <table:table-cell office:value-type="float" office:value="6230.5" calcext:value-type="float">
            <text:p>6230.5</text:p>
          </table:table-cell>
          <table:table-cell office:value-type="float" office:value="1005260.5" calcext:value-type="float">
            <text:p>1005260.5</text:p>
          </table:table-cell>
          <table:table-cell table:number-columns-repeated="2"/>
        </table:table-row>
        <table:table-row table:style-name="ro1">
          <table:table-cell office:value-type="float" office:value="6408.25" calcext:value-type="float">
            <text:p>6408.25</text:p>
          </table:table-cell>
          <table:table-cell office:value-type="float" office:value="1011668.75" calcext:value-type="float">
            <text:p>1011668.75</text:p>
          </table:table-cell>
          <table:table-cell office:value-type="float" office:value="6408.25" calcext:value-type="float">
            <text:p>6408.25</text:p>
          </table:table-cell>
          <table:table-cell office:value-type="float" office:value="1011668.75" calcext:value-type="float">
            <text:p>1011668.75</text:p>
          </table:table-cell>
          <table:table-cell table:number-columns-repeated="2"/>
        </table:table-row>
        <table:table-row table:style-name="ro1">
          <table:table-cell office:value-type="float" office:value="6588.5" calcext:value-type="float">
            <text:p>6588.5</text:p>
          </table:table-cell>
          <table:table-cell office:value-type="float" office:value="1018257.25" calcext:value-type="float">
            <text:p>1018257.25</text:p>
          </table:table-cell>
          <table:table-cell office:value-type="float" office:value="6588.5" calcext:value-type="float">
            <text:p>6588.5</text:p>
          </table:table-cell>
          <table:table-cell office:value-type="float" office:value="1018257.25" calcext:value-type="float">
            <text:p>1018257.25</text:p>
          </table:table-cell>
          <table:table-cell table:number-columns-repeated="2"/>
        </table:table-row>
        <table:table-row table:style-name="ro1">
          <table:table-cell office:value-type="float" office:value="6771.25" calcext:value-type="float">
            <text:p>6771.25</text:p>
          </table:table-cell>
          <table:table-cell office:value-type="float" office:value="1025028.5" calcext:value-type="float">
            <text:p>1025028.5</text:p>
          </table:table-cell>
          <table:table-cell office:value-type="float" office:value="6771.25" calcext:value-type="float">
            <text:p>6771.25</text:p>
          </table:table-cell>
          <table:table-cell office:value-type="float" office:value="1025028.5" calcext:value-type="float">
            <text:p>1025028.5</text:p>
          </table:table-cell>
          <table:table-cell table:number-columns-repeated="2"/>
        </table:table-row>
        <table:table-row table:style-name="ro1">
          <table:table-cell office:value-type="float" office:value="6956.5" calcext:value-type="float">
            <text:p>6956.5</text:p>
          </table:table-cell>
          <table:table-cell office:value-type="float" office:value="1031985" calcext:value-type="float">
            <text:p>1031985</text:p>
          </table:table-cell>
          <table:table-cell office:value-type="float" office:value="6956.5" calcext:value-type="float">
            <text:p>6956.5</text:p>
          </table:table-cell>
          <table:table-cell office:value-type="float" office:value="1031985" calcext:value-type="float">
            <text:p>1031985</text:p>
          </table:table-cell>
          <table:table-cell table:number-columns-repeated="2"/>
        </table:table-row>
        <table:table-row table:style-name="ro1">
          <table:table-cell office:value-type="float" office:value="7144.25" calcext:value-type="float">
            <text:p>7144.25</text:p>
          </table:table-cell>
          <table:table-cell office:value-type="float" office:value="1039129.25" calcext:value-type="float">
            <text:p>1039129.25</text:p>
          </table:table-cell>
          <table:table-cell office:value-type="float" office:value="7144.25" calcext:value-type="float">
            <text:p>7144.25</text:p>
          </table:table-cell>
          <table:table-cell office:value-type="float" office:value="1039129.25" calcext:value-type="float">
            <text:p>1039129.25</text:p>
          </table:table-cell>
          <table:table-cell table:number-columns-repeated="2"/>
        </table:table-row>
        <table:table-row table:style-name="ro1">
          <table:table-cell office:value-type="float" office:value="7334.5" calcext:value-type="float">
            <text:p>7334.5</text:p>
          </table:table-cell>
          <table:table-cell office:value-type="float" office:value="1046463.75" calcext:value-type="float">
            <text:p>1046463.75</text:p>
          </table:table-cell>
          <table:table-cell office:value-type="float" office:value="7334.5" calcext:value-type="float">
            <text:p>7334.5</text:p>
          </table:table-cell>
          <table:table-cell office:value-type="float" office:value="1046463.75" calcext:value-type="float">
            <text:p>1046463.75</text:p>
          </table:table-cell>
          <table:table-cell table:number-columns-repeated="2"/>
        </table:table-row>
        <table:table-row table:style-name="ro1">
          <table:table-cell office:value-type="float" office:value="7527.25" calcext:value-type="float">
            <text:p>7527.25</text:p>
          </table:table-cell>
          <table:table-cell office:value-type="float" office:value="1053991" calcext:value-type="float">
            <text:p>1053991</text:p>
          </table:table-cell>
          <table:table-cell office:value-type="float" office:value="7527.25" calcext:value-type="float">
            <text:p>7527.25</text:p>
          </table:table-cell>
          <table:table-cell office:value-type="float" office:value="1053991" calcext:value-type="float">
            <text:p>1053991</text:p>
          </table:table-cell>
          <table:table-cell table:number-columns-repeated="2"/>
        </table:table-row>
        <table:table-row table:style-name="ro1">
          <table:table-cell office:value-type="float" office:value="7722.5" calcext:value-type="float">
            <text:p>7722.5</text:p>
          </table:table-cell>
          <table:table-cell office:value-type="float" office:value="1061713.5" calcext:value-type="float">
            <text:p>1061713.5</text:p>
          </table:table-cell>
          <table:table-cell office:value-type="float" office:value="7722.5" calcext:value-type="float">
            <text:p>7722.5</text:p>
          </table:table-cell>
          <table:table-cell office:value-type="float" office:value="1061713.5" calcext:value-type="float">
            <text:p>1061713.5</text:p>
          </table:table-cell>
          <table:table-cell table:number-columns-repeated="2"/>
        </table:table-row>
        <table:table-row table:style-name="ro1">
          <table:table-cell office:value-type="float" office:value="7920.25" calcext:value-type="float">
            <text:p>7920.25</text:p>
          </table:table-cell>
          <table:table-cell office:value-type="float" office:value="1069633.75" calcext:value-type="float">
            <text:p>1069633.75</text:p>
          </table:table-cell>
          <table:table-cell office:value-type="float" office:value="7920.25" calcext:value-type="float">
            <text:p>7920.25</text:p>
          </table:table-cell>
          <table:table-cell office:value-type="float" office:value="1069633.75" calcext:value-type="float">
            <text:p>1069633.75</text:p>
          </table:table-cell>
          <table:table-cell table:number-columns-repeated="2"/>
        </table:table-row>
        <table:table-row table:style-name="ro1">
          <table:table-cell office:value-type="float" office:value="8120.5" calcext:value-type="float">
            <text:p>8120.5</text:p>
          </table:table-cell>
          <table:table-cell office:value-type="float" office:value="1077754.25" calcext:value-type="float">
            <text:p>1077754.25</text:p>
          </table:table-cell>
          <table:table-cell office:value-type="float" office:value="8120.5" calcext:value-type="float">
            <text:p>8120.5</text:p>
          </table:table-cell>
          <table:table-cell office:value-type="float" office:value="1077754.25" calcext:value-type="float">
            <text:p>1077754.25</text:p>
          </table:table-cell>
          <table:table-cell table:number-columns-repeated="2"/>
        </table:table-row>
        <table:table-row table:style-name="ro1">
          <table:table-cell office:value-type="float" office:value="8323.25" calcext:value-type="float">
            <text:p>8323.25</text:p>
          </table:table-cell>
          <table:table-cell office:value-type="float" office:value="1086077.5" calcext:value-type="float">
            <text:p>1086077.5</text:p>
          </table:table-cell>
          <table:table-cell office:value-type="float" office:value="8323.25" calcext:value-type="float">
            <text:p>8323.25</text:p>
          </table:table-cell>
          <table:table-cell office:value-type="float" office:value="1086077.5" calcext:value-type="float">
            <text:p>1086077.5</text:p>
          </table:table-cell>
          <table:table-cell table:number-columns-repeated="2"/>
        </table:table-row>
        <table:table-row table:style-name="ro1">
          <table:table-cell office:value-type="float" office:value="8528.5" calcext:value-type="float">
            <text:p>8528.5</text:p>
          </table:table-cell>
          <table:table-cell office:value-type="float" office:value="1094606" calcext:value-type="float">
            <text:p>1094606</text:p>
          </table:table-cell>
          <table:table-cell office:value-type="float" office:value="8528.5" calcext:value-type="float">
            <text:p>8528.5</text:p>
          </table:table-cell>
          <table:table-cell office:value-type="float" office:value="1094606" calcext:value-type="float">
            <text:p>1094606</text:p>
          </table:table-cell>
          <table:table-cell table:number-columns-repeated="2"/>
        </table:table-row>
        <table:table-row table:style-name="ro1">
          <table:table-cell office:value-type="float" office:value="8736.25" calcext:value-type="float">
            <text:p>8736.25</text:p>
          </table:table-cell>
          <table:table-cell office:value-type="float" office:value="1103342.25" calcext:value-type="float">
            <text:p>1103342.25</text:p>
          </table:table-cell>
          <table:table-cell office:value-type="float" office:value="8736.25" calcext:value-type="float">
            <text:p>8736.25</text:p>
          </table:table-cell>
          <table:table-cell office:value-type="float" office:value="1103342.25" calcext:value-type="float">
            <text:p>1103342.25</text:p>
          </table:table-cell>
          <table:table-cell table:number-columns-repeated="2"/>
        </table:table-row>
        <table:table-row table:style-name="ro1">
          <table:table-cell office:value-type="float" office:value="8946.5" calcext:value-type="float">
            <text:p>8946.5</text:p>
          </table:table-cell>
          <table:table-cell office:value-type="float" office:value="1112288.75" calcext:value-type="float">
            <text:p>1112288.75</text:p>
          </table:table-cell>
          <table:table-cell office:value-type="float" office:value="8946.5" calcext:value-type="float">
            <text:p>8946.5</text:p>
          </table:table-cell>
          <table:table-cell office:value-type="float" office:value="1112288.75" calcext:value-type="float">
            <text:p>1112288.75</text:p>
          </table:table-cell>
          <table:table-cell table:number-columns-repeated="2"/>
        </table:table-row>
        <table:table-row table:style-name="ro1">
          <table:table-cell office:value-type="float" office:value="9159.25" calcext:value-type="float">
            <text:p>9159.25</text:p>
          </table:table-cell>
          <table:table-cell office:value-type="float" office:value="1121448" calcext:value-type="float">
            <text:p>1121448</text:p>
          </table:table-cell>
          <table:table-cell office:value-type="float" office:value="9159.25" calcext:value-type="float">
            <text:p>9159.25</text:p>
          </table:table-cell>
          <table:table-cell office:value-type="float" office:value="1121448" calcext:value-type="float">
            <text:p>1121448</text:p>
          </table:table-cell>
          <table:table-cell table:number-columns-repeated="2"/>
        </table:table-row>
        <table:table-row table:style-name="ro1">
          <table:table-cell office:value-type="float" office:value="9374.5" calcext:value-type="float">
            <text:p>9374.5</text:p>
          </table:table-cell>
          <table:table-cell office:value-type="float" office:value="1130822.5" calcext:value-type="float">
            <text:p>1130822.5</text:p>
          </table:table-cell>
          <table:table-cell office:value-type="float" office:value="9374.5" calcext:value-type="float">
            <text:p>9374.5</text:p>
          </table:table-cell>
          <table:table-cell office:value-type="float" office:value="1130822.5" calcext:value-type="float">
            <text:p>1130822.5</text:p>
          </table:table-cell>
          <table:table-cell table:number-columns-repeated="2"/>
        </table:table-row>
        <table:table-row table:style-name="ro1">
          <table:table-cell office:value-type="float" office:value="9592.25" calcext:value-type="float">
            <text:p>9592.25</text:p>
          </table:table-cell>
          <table:table-cell office:value-type="float" office:value="1140414.75" calcext:value-type="float">
            <text:p>1140414.75</text:p>
          </table:table-cell>
          <table:table-cell office:value-type="float" office:value="9592.25" calcext:value-type="float">
            <text:p>9592.25</text:p>
          </table:table-cell>
          <table:table-cell office:value-type="float" office:value="1140414.75" calcext:value-type="float">
            <text:p>1140414.75</text:p>
          </table:table-cell>
          <table:table-cell table:number-columns-repeated="2"/>
        </table:table-row>
        <table:table-row table:style-name="ro1">
          <table:table-cell office:value-type="float" office:value="9812.5" calcext:value-type="float">
            <text:p>9812.5</text:p>
          </table:table-cell>
          <table:table-cell office:value-type="float" office:value="1150227.25" calcext:value-type="float">
            <text:p>1150227.25</text:p>
          </table:table-cell>
          <table:table-cell office:value-type="float" office:value="9812.5" calcext:value-type="float">
            <text:p>9812.5</text:p>
          </table:table-cell>
          <table:table-cell office:value-type="float" office:value="1150227.25" calcext:value-type="float">
            <text:p>1150227.25</text:p>
          </table:table-cell>
          <table:table-cell table:number-columns-repeated="2"/>
        </table:table-row>
        <table:table-row table:style-name="ro1">
          <table:table-cell office:value-type="float" office:value="10035.25" calcext:value-type="float">
            <text:p>10035.25</text:p>
          </table:table-cell>
          <table:table-cell office:value-type="float" office:value="1160262.5" calcext:value-type="float">
            <text:p>1160262.5</text:p>
          </table:table-cell>
          <table:table-cell office:value-type="float" office:value="10035.25" calcext:value-type="float">
            <text:p>10035.25</text:p>
          </table:table-cell>
          <table:table-cell office:value-type="float" office:value="1160262.5" calcext:value-type="float">
            <text:p>1160262.5</text:p>
          </table:table-cell>
          <table:table-cell table:number-columns-repeated="2"/>
        </table:table-row>
        <table:table-row table:style-name="ro1">
          <table:table-cell office:value-type="float" office:value="10260.5" calcext:value-type="float">
            <text:p>10260.5</text:p>
          </table:table-cell>
          <table:table-cell office:value-type="float" office:value="1170523" calcext:value-type="float">
            <text:p>1170523</text:p>
          </table:table-cell>
          <table:table-cell office:value-type="float" office:value="10260.5" calcext:value-type="float">
            <text:p>10260.5</text:p>
          </table:table-cell>
          <table:table-cell office:value-type="float" office:value="1170523" calcext:value-type="float">
            <text:p>1170523</text:p>
          </table:table-cell>
          <table:table-cell table:number-columns-repeated="2"/>
        </table:table-row>
        <table:table-row table:style-name="ro1">
          <table:table-cell office:value-type="float" office:value="10488.25" calcext:value-type="float">
            <text:p>10488.25</text:p>
          </table:table-cell>
          <table:table-cell office:value-type="float" office:value="1181011.25" calcext:value-type="float">
            <text:p>1181011.25</text:p>
          </table:table-cell>
          <table:table-cell office:value-type="float" office:value="10488.25" calcext:value-type="float">
            <text:p>10488.25</text:p>
          </table:table-cell>
          <table:table-cell office:value-type="float" office:value="1181011.25" calcext:value-type="float">
            <text:p>1181011.25</text:p>
          </table:table-cell>
          <table:table-cell table:number-columns-repeated="2"/>
        </table:table-row>
        <table:table-row table:style-name="ro1">
          <table:table-cell office:value-type="float" office:value="10718.5" calcext:value-type="float">
            <text:p>10718.5</text:p>
          </table:table-cell>
          <table:table-cell office:value-type="float" office:value="1191729.75" calcext:value-type="float">
            <text:p>1191729.75</text:p>
          </table:table-cell>
          <table:table-cell office:value-type="float" office:value="10718.5" calcext:value-type="float">
            <text:p>10718.5</text:p>
          </table:table-cell>
          <table:table-cell office:value-type="float" office:value="1191729.75" calcext:value-type="float">
            <text:p>1191729.75</text:p>
          </table:table-cell>
          <table:table-cell table:number-columns-repeated="2"/>
        </table:table-row>
        <table:table-row table:style-name="ro1">
          <table:table-cell office:value-type="float" office:value="10951.25" calcext:value-type="float">
            <text:p>10951.25</text:p>
          </table:table-cell>
          <table:table-cell office:value-type="float" office:value="1202681" calcext:value-type="float">
            <text:p>1202681</text:p>
          </table:table-cell>
          <table:table-cell office:value-type="float" office:value="10951.25" calcext:value-type="float">
            <text:p>10951.25</text:p>
          </table:table-cell>
          <table:table-cell office:value-type="float" office:value="1202681" calcext:value-type="float">
            <text:p>1202681</text:p>
          </table:table-cell>
          <table:table-cell table:number-columns-repeated="2"/>
        </table:table-row>
        <table:table-row table:style-name="ro1">
          <table:table-cell office:value-type="float" office:value="11186.5" calcext:value-type="float">
            <text:p>11186.5</text:p>
          </table:table-cell>
          <table:table-cell office:value-type="float" office:value="1213867.5" calcext:value-type="float">
            <text:p>1213867.5</text:p>
          </table:table-cell>
          <table:table-cell office:value-type="float" office:value="11186.5" calcext:value-type="float">
            <text:p>11186.5</text:p>
          </table:table-cell>
          <table:table-cell office:value-type="float" office:value="1213867.5" calcext:value-type="float">
            <text:p>1213867.5</text:p>
          </table:table-cell>
          <table:table-cell table:number-columns-repeated="2"/>
        </table:table-row>
        <table:table-row table:style-name="ro1">
          <table:table-cell office:value-type="float" office:value="11424.25" calcext:value-type="float">
            <text:p>11424.25</text:p>
          </table:table-cell>
          <table:table-cell office:value-type="float" office:value="1225291.75" calcext:value-type="float">
            <text:p>1225291.75</text:p>
          </table:table-cell>
          <table:table-cell office:value-type="float" office:value="11424.25" calcext:value-type="float">
            <text:p>11424.25</text:p>
          </table:table-cell>
          <table:table-cell office:value-type="float" office:value="1225291.75" calcext:value-type="float">
            <text:p>1225291.75</text:p>
          </table:table-cell>
          <table:table-cell table:number-columns-repeated="2"/>
        </table:table-row>
        <table:table-row table:style-name="ro1">
          <table:table-cell office:value-type="float" office:value="11664.5" calcext:value-type="float">
            <text:p>11664.5</text:p>
          </table:table-cell>
          <table:table-cell office:value-type="float" office:value="1236956.25" calcext:value-type="float">
            <text:p>1236956.25</text:p>
          </table:table-cell>
          <table:table-cell office:value-type="float" office:value="11664.5" calcext:value-type="float">
            <text:p>11664.5</text:p>
          </table:table-cell>
          <table:table-cell office:value-type="float" office:value="1236956.25" calcext:value-type="float">
            <text:p>1236956.25</text:p>
          </table:table-cell>
          <table:table-cell table:number-columns-repeated="2"/>
        </table:table-row>
        <table:table-row table:style-name="ro1">
          <table:table-cell office:value-type="float" office:value="11907.25" calcext:value-type="float">
            <text:p>11907.25</text:p>
          </table:table-cell>
          <table:table-cell office:value-type="float" office:value="1248863.5" calcext:value-type="float">
            <text:p>1248863.5</text:p>
          </table:table-cell>
          <table:table-cell office:value-type="float" office:value="11907.25" calcext:value-type="float">
            <text:p>11907.25</text:p>
          </table:table-cell>
          <table:table-cell office:value-type="float" office:value="1248863.5" calcext:value-type="float">
            <text:p>1248863.5</text:p>
          </table:table-cell>
          <table:table-cell table:number-columns-repeated="2"/>
        </table:table-row>
        <table:table-row table:style-name="ro1">
          <table:table-cell office:value-type="float" office:value="12152.5" calcext:value-type="float">
            <text:p>12152.5</text:p>
          </table:table-cell>
          <table:table-cell office:value-type="float" office:value="1261016" calcext:value-type="float">
            <text:p>1261016</text:p>
          </table:table-cell>
          <table:table-cell office:value-type="float" office:value="12152.5" calcext:value-type="float">
            <text:p>12152.5</text:p>
          </table:table-cell>
          <table:table-cell office:value-type="float" office:value="1261016" calcext:value-type="float">
            <text:p>1261016</text:p>
          </table:table-cell>
          <table:table-cell table:number-columns-repeated="2"/>
        </table:table-row>
        <table:table-row table:style-name="ro1">
          <table:table-cell office:value-type="float" office:value="12400.25" calcext:value-type="float">
            <text:p>12400.25</text:p>
          </table:table-cell>
          <table:table-cell office:value-type="float" office:value="1273416.25" calcext:value-type="float">
            <text:p>1273416.25</text:p>
          </table:table-cell>
          <table:table-cell office:value-type="float" office:value="12400.25" calcext:value-type="float">
            <text:p>12400.25</text:p>
          </table:table-cell>
          <table:table-cell office:value-type="float" office:value="1273416.25" calcext:value-type="float">
            <text:p>1273416.25</text:p>
          </table:table-cell>
          <table:table-cell table:number-columns-repeated="2"/>
        </table:table-row>
        <table:table-row table:style-name="ro1">
          <table:table-cell office:value-type="float" office:value="12650.5" calcext:value-type="float">
            <text:p>12650.5</text:p>
          </table:table-cell>
          <table:table-cell office:value-type="float" office:value="1286066.75" calcext:value-type="float">
            <text:p>1286066.75</text:p>
          </table:table-cell>
          <table:table-cell office:value-type="float" office:value="12650.5" calcext:value-type="float">
            <text:p>12650.5</text:p>
          </table:table-cell>
          <table:table-cell office:value-type="float" office:value="1286066.75" calcext:value-type="float">
            <text:p>1286066.75</text:p>
          </table:table-cell>
          <table:table-cell table:number-columns-repeated="2"/>
        </table:table-row>
        <table:table-row table:style-name="ro1">
          <table:table-cell office:value-type="float" office:value="12903.25" calcext:value-type="float">
            <text:p>12903.25</text:p>
          </table:table-cell>
          <table:table-cell office:value-type="float" office:value="1298970" calcext:value-type="float">
            <text:p>1298970</text:p>
          </table:table-cell>
          <table:table-cell office:value-type="float" office:value="12903.25" calcext:value-type="float">
            <text:p>12903.25</text:p>
          </table:table-cell>
          <table:table-cell office:value-type="float" office:value="1298970" calcext:value-type="float">
            <text:p>1298970</text:p>
          </table:table-cell>
          <table:table-cell table:number-columns-repeated="2"/>
        </table:table-row>
        <table:table-row table:style-name="ro1">
          <table:table-cell office:value-type="float" office:value="13158.5" calcext:value-type="float">
            <text:p>13158.5</text:p>
          </table:table-cell>
          <table:table-cell office:value-type="float" office:value="1312128.5" calcext:value-type="float">
            <text:p>1312128.5</text:p>
          </table:table-cell>
          <table:table-cell office:value-type="float" office:value="13158.5" calcext:value-type="float">
            <text:p>13158.5</text:p>
          </table:table-cell>
          <table:table-cell office:value-type="float" office:value="1312128.5" calcext:value-type="float">
            <text:p>1312128.5</text:p>
          </table:table-cell>
          <table:table-cell table:number-columns-repeated="2"/>
        </table:table-row>
        <table:table-row table:style-name="ro1">
          <table:table-cell office:value-type="float" office:value="13416.25" calcext:value-type="float">
            <text:p>13416.25</text:p>
          </table:table-cell>
          <table:table-cell office:value-type="float" office:value="1325544.75" calcext:value-type="float">
            <text:p>1325544.75</text:p>
          </table:table-cell>
          <table:table-cell office:value-type="float" office:value="13416.25" calcext:value-type="float">
            <text:p>13416.25</text:p>
          </table:table-cell>
          <table:table-cell office:value-type="float" office:value="1325544.75" calcext:value-type="float">
            <text:p>1325544.75</text:p>
          </table:table-cell>
          <table:table-cell table:number-columns-repeated="2"/>
        </table:table-row>
        <table:table-row table:style-name="ro1">
          <table:table-cell office:value-type="float" office:value="13676.5" calcext:value-type="float">
            <text:p>13676.5</text:p>
          </table:table-cell>
          <table:table-cell office:value-type="float" office:value="1339221.25" calcext:value-type="float">
            <text:p>1339221.25</text:p>
          </table:table-cell>
          <table:table-cell office:value-type="float" office:value="13676.5" calcext:value-type="float">
            <text:p>13676.5</text:p>
          </table:table-cell>
          <table:table-cell office:value-type="float" office:value="1339221.25" calcext:value-type="float">
            <text:p>1339221.25</text:p>
          </table:table-cell>
          <table:table-cell table:number-columns-repeated="2"/>
        </table:table-row>
        <table:table-row table:style-name="ro1">
          <table:table-cell office:value-type="float" office:value="13939.25" calcext:value-type="float">
            <text:p>13939.25</text:p>
          </table:table-cell>
          <table:table-cell office:value-type="float" office:value="1353160.5" calcext:value-type="float">
            <text:p>1353160.5</text:p>
          </table:table-cell>
          <table:table-cell office:value-type="float" office:value="13939.25" calcext:value-type="float">
            <text:p>13939.25</text:p>
          </table:table-cell>
          <table:table-cell office:value-type="float" office:value="1353160.5" calcext:value-type="float">
            <text:p>1353160.5</text:p>
          </table:table-cell>
          <table:table-cell table:number-columns-repeated="2"/>
        </table:table-row>
        <table:table-row table:style-name="ro1">
          <table:table-cell office:value-type="float" office:value="14204.5" calcext:value-type="float">
            <text:p>14204.5</text:p>
          </table:table-cell>
          <table:table-cell office:value-type="float" office:value="1367365" calcext:value-type="float">
            <text:p>1367365</text:p>
          </table:table-cell>
          <table:table-cell office:value-type="float" office:value="14204.5" calcext:value-type="float">
            <text:p>14204.5</text:p>
          </table:table-cell>
          <table:table-cell office:value-type="float" office:value="1367365" calcext:value-type="float">
            <text:p>1367365</text:p>
          </table:table-cell>
          <table:table-cell table:number-columns-repeated="2"/>
        </table:table-row>
        <table:table-row table:style-name="ro1">
          <table:table-cell office:value-type="float" office:value="14472.25" calcext:value-type="float">
            <text:p>14472.25</text:p>
          </table:table-cell>
          <table:table-cell office:value-type="float" office:value="1381837.25" calcext:value-type="float">
            <text:p>1381837.25</text:p>
          </table:table-cell>
          <table:table-cell office:value-type="float" office:value="14472.25" calcext:value-type="float">
            <text:p>14472.25</text:p>
          </table:table-cell>
          <table:table-cell office:value-type="float" office:value="1381837.25" calcext:value-type="float">
            <text:p>1381837.25</text:p>
          </table:table-cell>
          <table:table-cell table:number-columns-repeated="2"/>
        </table:table-row>
        <table:table-row table:style-name="ro1">
          <table:table-cell office:value-type="float" office:value="14742.5" calcext:value-type="float">
            <text:p>14742.5</text:p>
          </table:table-cell>
          <table:table-cell office:value-type="float" office:value="1396579.75" calcext:value-type="float">
            <text:p>1396579.75</text:p>
          </table:table-cell>
          <table:table-cell office:value-type="float" office:value="14742.5" calcext:value-type="float">
            <text:p>14742.5</text:p>
          </table:table-cell>
          <table:table-cell office:value-type="float" office:value="1396579.75" calcext:value-type="float">
            <text:p>1396579.75</text:p>
          </table:table-cell>
          <table:table-cell table:number-columns-repeated="2"/>
        </table:table-row>
        <table:table-row table:style-name="ro1">
          <table:table-cell office:value-type="float" office:value="15015.25" calcext:value-type="float">
            <text:p>15015.25</text:p>
          </table:table-cell>
          <table:table-cell office:value-type="float" office:value="1411595" calcext:value-type="float">
            <text:p>1411595</text:p>
          </table:table-cell>
          <table:table-cell office:value-type="float" office:value="15015.25" calcext:value-type="float">
            <text:p>15015.25</text:p>
          </table:table-cell>
          <table:table-cell office:value-type="float" office:value="1411595" calcext:value-type="float">
            <text:p>1411595</text:p>
          </table:table-cell>
          <table:table-cell table:number-columns-repeated="2"/>
        </table:table-row>
        <table:table-row table:style-name="ro1">
          <table:table-cell office:value-type="float" office:value="15290.5" calcext:value-type="float">
            <text:p>15290.5</text:p>
          </table:table-cell>
          <table:table-cell office:value-type="float" office:value="1426885.5" calcext:value-type="float">
            <text:p>1426885.5</text:p>
          </table:table-cell>
          <table:table-cell office:value-type="float" office:value="15290.5" calcext:value-type="float">
            <text:p>15290.5</text:p>
          </table:table-cell>
          <table:table-cell office:value-type="float" office:value="1426885.5" calcext:value-type="float">
            <text:p>1426885.5</text:p>
          </table:table-cell>
          <table:table-cell table:number-columns-repeated="2"/>
        </table:table-row>
        <table:table-row table:style-name="ro1">
          <table:table-cell office:value-type="float" office:value="15568.25" calcext:value-type="float">
            <text:p>15568.25</text:p>
          </table:table-cell>
          <table:table-cell office:value-type="float" office:value="1442453.75" calcext:value-type="float">
            <text:p>1442453.75</text:p>
          </table:table-cell>
          <table:table-cell office:value-type="float" office:value="15568.25" calcext:value-type="float">
            <text:p>15568.25</text:p>
          </table:table-cell>
          <table:table-cell office:value-type="float" office:value="1442453.75" calcext:value-type="float">
            <text:p>1442453.75</text:p>
          </table:table-cell>
          <table:table-cell table:number-columns-repeated="2"/>
        </table:table-row>
        <table:table-row table:style-name="ro1">
          <table:table-cell office:value-type="float" office:value="15848.5" calcext:value-type="float">
            <text:p>15848.5</text:p>
          </table:table-cell>
          <table:table-cell office:value-type="float" office:value="1458302.25" calcext:value-type="float">
            <text:p>1458302.25</text:p>
          </table:table-cell>
          <table:table-cell office:value-type="float" office:value="15848.5" calcext:value-type="float">
            <text:p>15848.5</text:p>
          </table:table-cell>
          <table:table-cell office:value-type="float" office:value="1458302.25" calcext:value-type="float">
            <text:p>1458302.25</text:p>
          </table:table-cell>
          <table:table-cell table:number-columns-repeated="2"/>
        </table:table-row>
        <table:table-row table:style-name="ro1">
          <table:table-cell office:value-type="float" office:value="16131.25" calcext:value-type="float">
            <text:p>16131.25</text:p>
          </table:table-cell>
          <table:table-cell office:value-type="float" office:value="1474433.5" calcext:value-type="float">
            <text:p>1474433.5</text:p>
          </table:table-cell>
          <table:table-cell office:value-type="float" office:value="16131.25" calcext:value-type="float">
            <text:p>16131.25</text:p>
          </table:table-cell>
          <table:table-cell office:value-type="float" office:value="1474433.5" calcext:value-type="float">
            <text:p>1474433.5</text:p>
          </table:table-cell>
          <table:table-cell table:number-columns-repeated="2"/>
        </table:table-row>
        <table:table-row table:style-name="ro1">
          <table:table-cell office:value-type="float" office:value="16416.5" calcext:value-type="float">
            <text:p>16416.5</text:p>
          </table:table-cell>
          <table:table-cell office:value-type="float" office:value="1490850" calcext:value-type="float">
            <text:p>1490850</text:p>
          </table:table-cell>
          <table:table-cell office:value-type="float" office:value="16416.5" calcext:value-type="float">
            <text:p>16416.5</text:p>
          </table:table-cell>
          <table:table-cell office:value-type="float" office:value="1490850" calcext:value-type="float">
            <text:p>1490850</text:p>
          </table:table-cell>
          <table:table-cell table:number-columns-repeated="2"/>
        </table:table-row>
        <table:table-row table:style-name="ro1">
          <table:table-cell office:value-type="float" office:value="16704.25" calcext:value-type="float">
            <text:p>16704.25</text:p>
          </table:table-cell>
          <table:table-cell office:value-type="float" office:value="1507554.25" calcext:value-type="float">
            <text:p>1507554.25</text:p>
          </table:table-cell>
          <table:table-cell office:value-type="float" office:value="16704.25" calcext:value-type="float">
            <text:p>16704.25</text:p>
          </table:table-cell>
          <table:table-cell office:value-type="float" office:value="1507554.25" calcext:value-type="float">
            <text:p>1507554.25</text:p>
          </table:table-cell>
          <table:table-cell table:number-columns-repeated="2"/>
        </table:table-row>
        <table:table-row table:style-name="ro1">
          <table:table-cell office:value-type="float" office:value="16994.5" calcext:value-type="float">
            <text:p>16994.5</text:p>
          </table:table-cell>
          <table:table-cell office:value-type="float" office:value="1524548.75" calcext:value-type="float">
            <text:p>1524548.75</text:p>
          </table:table-cell>
          <table:table-cell office:value-type="float" office:value="16994.5" calcext:value-type="float">
            <text:p>16994.5</text:p>
          </table:table-cell>
          <table:table-cell office:value-type="float" office:value="1524548.75" calcext:value-type="float">
            <text:p>1524548.75</text:p>
          </table:table-cell>
          <table:table-cell table:number-columns-repeated="2"/>
        </table:table-row>
        <table:table-row table:style-name="ro1">
          <table:table-cell office:value-type="float" office:value="17287.25" calcext:value-type="float">
            <text:p>17287.25</text:p>
          </table:table-cell>
          <table:table-cell office:value-type="float" office:value="1541836" calcext:value-type="float">
            <text:p>1541836</text:p>
          </table:table-cell>
          <table:table-cell office:value-type="float" office:value="17287.25" calcext:value-type="float">
            <text:p>17287.25</text:p>
          </table:table-cell>
          <table:table-cell office:value-type="float" office:value="1541836" calcext:value-type="float">
            <text:p>1541836</text:p>
          </table:table-cell>
          <table:table-cell table:number-columns-repeated="2"/>
        </table:table-row>
        <table:table-row table:style-name="ro1">
          <table:table-cell office:value-type="float" office:value="17582.5" calcext:value-type="float">
            <text:p>17582.5</text:p>
          </table:table-cell>
          <table:table-cell office:value-type="float" office:value="1559418.5" calcext:value-type="float">
            <text:p>1559418.5</text:p>
          </table:table-cell>
          <table:table-cell office:value-type="float" office:value="17582.5" calcext:value-type="float">
            <text:p>17582.5</text:p>
          </table:table-cell>
          <table:table-cell office:value-type="float" office:value="1559418.5" calcext:value-type="float">
            <text:p>1559418.5</text:p>
          </table:table-cell>
          <table:table-cell table:number-columns-repeated="2"/>
        </table:table-row>
        <table:table-row table:style-name="ro1">
          <table:table-cell office:value-type="float" office:value="17880.25" calcext:value-type="float">
            <text:p>17880.25</text:p>
          </table:table-cell>
          <table:table-cell office:value-type="float" office:value="1577298.75" calcext:value-type="float">
            <text:p>1577298.75</text:p>
          </table:table-cell>
          <table:table-cell office:value-type="float" office:value="17880.25" calcext:value-type="float">
            <text:p>17880.25</text:p>
          </table:table-cell>
          <table:table-cell office:value-type="float" office:value="1577298.75" calcext:value-type="float">
            <text:p>1577298.75</text:p>
          </table:table-cell>
          <table:table-cell table:number-columns-repeated="2"/>
        </table:table-row>
        <table:table-row table:style-name="ro1">
          <table:table-cell office:value-type="float" office:value="18180.5" calcext:value-type="float">
            <text:p>18180.5</text:p>
          </table:table-cell>
          <table:table-cell office:value-type="float" office:value="1595479.25" calcext:value-type="float">
            <text:p>1595479.25</text:p>
          </table:table-cell>
          <table:table-cell office:value-type="float" office:value="18180.5" calcext:value-type="float">
            <text:p>18180.5</text:p>
          </table:table-cell>
          <table:table-cell office:value-type="float" office:value="1595479.25" calcext:value-type="float">
            <text:p>1595479.25</text:p>
          </table:table-cell>
          <table:table-cell table:number-columns-repeated="2"/>
        </table:table-row>
        <table:table-row table:style-name="ro1">
          <table:table-cell office:value-type="float" office:value="18483.25" calcext:value-type="float">
            <text:p>18483.25</text:p>
          </table:table-cell>
          <table:table-cell office:value-type="float" office:value="1613962.5" calcext:value-type="float">
            <text:p>1613962.5</text:p>
          </table:table-cell>
          <table:table-cell office:value-type="float" office:value="18483.25" calcext:value-type="float">
            <text:p>18483.25</text:p>
          </table:table-cell>
          <table:table-cell office:value-type="float" office:value="1613962.5" calcext:value-type="float">
            <text:p>1613962.5</text:p>
          </table:table-cell>
          <table:table-cell table:number-columns-repeated="2"/>
        </table:table-row>
        <table:table-row table:style-name="ro1">
          <table:table-cell office:value-type="float" office:value="18788.5" calcext:value-type="float">
            <text:p>18788.5</text:p>
          </table:table-cell>
          <table:table-cell office:value-type="float" office:value="1632751" calcext:value-type="float">
            <text:p>1632751</text:p>
          </table:table-cell>
          <table:table-cell office:value-type="float" office:value="18788.5" calcext:value-type="float">
            <text:p>18788.5</text:p>
          </table:table-cell>
          <table:table-cell office:value-type="float" office:value="1632751" calcext:value-type="float">
            <text:p>1632751</text:p>
          </table:table-cell>
          <table:table-cell table:number-columns-repeated="2"/>
        </table:table-row>
        <table:table-row table:style-name="ro1">
          <table:table-cell office:value-type="float" office:value="19096.25" calcext:value-type="float">
            <text:p>19096.25</text:p>
          </table:table-cell>
          <table:table-cell office:value-type="float" office:value="1651847.25" calcext:value-type="float">
            <text:p>1651847.25</text:p>
          </table:table-cell>
          <table:table-cell office:value-type="float" office:value="19096.25" calcext:value-type="float">
            <text:p>19096.25</text:p>
          </table:table-cell>
          <table:table-cell office:value-type="float" office:value="1651847.25" calcext:value-type="float">
            <text:p>1651847.25</text:p>
          </table:table-cell>
          <table:table-cell table:number-columns-repeated="2"/>
        </table:table-row>
        <table:table-row table:style-name="ro1">
          <table:table-cell office:value-type="float" office:value="19406.5" calcext:value-type="float">
            <text:p>19406.5</text:p>
          </table:table-cell>
          <table:table-cell office:value-type="float" office:value="1671253.75" calcext:value-type="float">
            <text:p>1671253.75</text:p>
          </table:table-cell>
          <table:table-cell office:value-type="float" office:value="19406.5" calcext:value-type="float">
            <text:p>19406.5</text:p>
          </table:table-cell>
          <table:table-cell office:value-type="float" office:value="1671253.75" calcext:value-type="float">
            <text:p>1671253.75</text:p>
          </table:table-cell>
          <table:table-cell table:number-columns-repeated="2"/>
        </table:table-row>
        <table:table-row table:style-name="ro1">
          <table:table-cell office:value-type="float" office:value="19719.25" calcext:value-type="float">
            <text:p>19719.25</text:p>
          </table:table-cell>
          <table:table-cell office:value-type="float" office:value="1690973" calcext:value-type="float">
            <text:p>1690973</text:p>
          </table:table-cell>
          <table:table-cell office:value-type="float" office:value="19719.25" calcext:value-type="float">
            <text:p>19719.25</text:p>
          </table:table-cell>
          <table:table-cell office:value-type="float" office:value="1690973" calcext:value-type="float">
            <text:p>1690973</text:p>
          </table:table-cell>
          <table:table-cell table:number-columns-repeated="2"/>
        </table:table-row>
        <table:table-row table:style-name="ro1">
          <table:table-cell office:value-type="float" office:value="20034.5" calcext:value-type="float">
            <text:p>20034.5</text:p>
          </table:table-cell>
          <table:table-cell office:value-type="float" office:value="1711007.5" calcext:value-type="float">
            <text:p>1711007.5</text:p>
          </table:table-cell>
          <table:table-cell office:value-type="float" office:value="20034.5" calcext:value-type="float">
            <text:p>20034.5</text:p>
          </table:table-cell>
          <table:table-cell office:value-type="float" office:value="1711007.5" calcext:value-type="float">
            <text:p>1711007.5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11008" calcext:value-type="float">
            <text:p>1711008</text:p>
          </table:table-cell>
          <table:table-cell office:value-type="float" office:value="0.5" calcext:value-type="float">
            <text:p>0.5</text:p>
          </table:table-cell>
          <table:table-cell office:value-type="float" office:value="1711008" calcext:value-type="float">
            <text:p>1711008</text:p>
          </table:table-cell>
          <table:table-cell table:number-columns-repeated="2"/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1711011.25" calcext:value-type="float">
            <text:p>1711011.25</text:p>
          </table:table-cell>
          <table:table-cell office:value-type="float" office:value="3.25" calcext:value-type="float">
            <text:p>3.25</text:p>
          </table:table-cell>
          <table:table-cell office:value-type="float" office:value="1711011.25" calcext:value-type="float">
            <text:p>1711011.25</text:p>
          </table:table-cell>
          <table:table-cell table:number-columns-repeated="2"/>
        </table:table-row>
        <table:table-row table:style-name="ro1">
          <table:table-cell table:style-name="ce3" table:number-columns-repeated="4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4" office:value-type="string" calcext:value-type="string">
            <text:p>EXP PRODUCT</text:p>
          </table:table-cell>
          <table:table-cell table:style-name="ce4" office:value-type="string" calcext:value-type="string">
            <text:p>EXP SUM</text:p>
          </table:table-cell>
          <table:table-cell table:style-name="ce4" office:value-type="string" calcext:value-type="string">
            <text:p>PRODUCT</text:p>
          </table:table-cell>
          <table:table-cell table:style-name="ce12"/>
          <table:table-cell table:style-name="ce4" office:value-type="string" calcext:value-type="string">
            <text:p>SUM</text:p>
          </table:table-cell>
          <table:table-cell table:style-name="ce4" office:value-type="string" calcext:value-type="string">
            <text:p>RESULT</text:p>
          </table:table-cell>
        </table:table-row>
        <table:table-row table:style-name="ro1">
          <table:table-cell table:style-name="ce5" office:value-type="float" office:value="8.5" calcext:value-type="float">
            <text:p>8.5</text:p>
          </table:table-cell>
          <table:table-cell table:style-name="ce5" office:value-type="float" office:value="1711019.75" calcext:value-type="float">
            <text:p>1711019.75</text:p>
          </table:table-cell>
          <table:table-cell table:style-name="ce5" office:value-type="float" office:value="8.5" calcext:value-type="float">
            <text:p>8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8.5" calcext:value-type="float">
            <text:p>8.5</text:p>
          </table:table-cell>
          <table:table-cell table:style-name="ce5" table:formula="of:=SUM([.D261:.E261])" office:value-type="float" office:value="1711019.75" calcext:value-type="float">
            <text:p>1711019.75</text:p>
          </table:table-cell>
        </table:table-row>
        <table:table-row table:style-name="ro1">
          <table:table-cell table:style-name="ce5" office:value-type="float" office:value="16.25" calcext:value-type="float">
            <text:p>16.25</text:p>
          </table:table-cell>
          <table:table-cell table:style-name="ce5" office:value-type="float" office:value="1711036" calcext:value-type="float">
            <text:p>1711036</text:p>
          </table:table-cell>
          <table:table-cell table:style-name="ce5" office:value-type="float" office:value="16.25" calcext:value-type="float">
            <text:p>16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24.75" calcext:value-type="float">
            <text:p>24.75</text:p>
          </table:table-cell>
          <table:table-cell table:style-name="ce5" table:formula="of:=SUM([.D262:.E262])" office:value-type="float" office:value="1711036" calcext:value-type="float">
            <text:p>1711036</text:p>
          </table:table-cell>
        </table:table-row>
        <table:table-row table:style-name="ro1">
          <table:table-cell table:style-name="ce5" office:value-type="float" office:value="26.5" calcext:value-type="float">
            <text:p>26.5</text:p>
          </table:table-cell>
          <table:table-cell table:style-name="ce5" office:value-type="float" office:value="1711062.5" calcext:value-type="float">
            <text:p>1711062.5</text:p>
          </table:table-cell>
          <table:table-cell table:style-name="ce5" office:value-type="float" office:value="26.5" calcext:value-type="float">
            <text:p>26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51.25" calcext:value-type="float">
            <text:p>51.25</text:p>
          </table:table-cell>
          <table:table-cell table:style-name="ce5" table:formula="of:=SUM([.D263:.E263])" office:value-type="float" office:value="1711062.5" calcext:value-type="float">
            <text:p>1711062.5</text:p>
          </table:table-cell>
        </table:table-row>
        <table:table-row table:style-name="ro1">
          <table:table-cell table:style-name="ce5" office:value-type="float" office:value="39.25" calcext:value-type="float">
            <text:p>39.25</text:p>
          </table:table-cell>
          <table:table-cell table:style-name="ce5" office:value-type="float" office:value="1711101.75" calcext:value-type="float">
            <text:p>1711101.75</text:p>
          </table:table-cell>
          <table:table-cell table:style-name="ce5" office:value-type="float" office:value="39.25" calcext:value-type="float">
            <text:p>39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90.5" calcext:value-type="float">
            <text:p>90.5</text:p>
          </table:table-cell>
          <table:table-cell table:style-name="ce5" table:formula="of:=SUM([.D264:.E264])" office:value-type="float" office:value="1711101.75" calcext:value-type="float">
            <text:p>1711101.75</text:p>
          </table:table-cell>
        </table:table-row>
        <table:table-row table:style-name="ro1">
          <table:table-cell table:style-name="ce5" office:value-type="float" office:value="54.5" calcext:value-type="float">
            <text:p>54.5</text:p>
          </table:table-cell>
          <table:table-cell table:style-name="ce5" office:value-type="float" office:value="1711156.25" calcext:value-type="float">
            <text:p>1711156.25</text:p>
          </table:table-cell>
          <table:table-cell table:style-name="ce5" office:value-type="float" office:value="54.5" calcext:value-type="float">
            <text:p>54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45" calcext:value-type="float">
            <text:p>145</text:p>
          </table:table-cell>
          <table:table-cell table:style-name="ce5" table:formula="of:=SUM([.D265:.E265])" office:value-type="float" office:value="1711156.25" calcext:value-type="float">
            <text:p>1711156.25</text:p>
          </table:table-cell>
        </table:table-row>
        <table:table-row table:style-name="ro1">
          <table:table-cell table:style-name="ce5" office:value-type="float" office:value="72.25" calcext:value-type="float">
            <text:p>72.25</text:p>
          </table:table-cell>
          <table:table-cell table:style-name="ce5" office:value-type="float" office:value="1711228.5" calcext:value-type="float">
            <text:p>1711228.5</text:p>
          </table:table-cell>
          <table:table-cell table:style-name="ce5" office:value-type="float" office:value="72.25" calcext:value-type="float">
            <text:p>72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217.25" calcext:value-type="float">
            <text:p>217.25</text:p>
          </table:table-cell>
          <table:table-cell table:style-name="ce5" table:formula="of:=SUM([.D266:.E266])" office:value-type="float" office:value="1711228.5" calcext:value-type="float">
            <text:p>1711228.5</text:p>
          </table:table-cell>
        </table:table-row>
        <table:table-row table:style-name="ro1">
          <table:table-cell table:style-name="ce5" office:value-type="float" office:value="92.5" calcext:value-type="float">
            <text:p>92.5</text:p>
          </table:table-cell>
          <table:table-cell table:style-name="ce5" office:value-type="float" office:value="1711321" calcext:value-type="float">
            <text:p>1711321</text:p>
          </table:table-cell>
          <table:table-cell table:style-name="ce5" office:value-type="float" office:value="92.5" calcext:value-type="float">
            <text:p>92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309.75" calcext:value-type="float">
            <text:p>309.75</text:p>
          </table:table-cell>
          <table:table-cell table:style-name="ce5" table:formula="of:=SUM([.D267:.E267])" office:value-type="float" office:value="1711321" calcext:value-type="float">
            <text:p>1711321</text:p>
          </table:table-cell>
        </table:table-row>
        <table:table-row table:style-name="ro1">
          <table:table-cell table:style-name="ce5" office:value-type="float" office:value="115.25" calcext:value-type="float">
            <text:p>115.25</text:p>
          </table:table-cell>
          <table:table-cell table:style-name="ce5" office:value-type="float" office:value="1711436.25" calcext:value-type="float">
            <text:p>1711436.25</text:p>
          </table:table-cell>
          <table:table-cell table:style-name="ce5" office:value-type="float" office:value="115.25" calcext:value-type="float">
            <text:p>115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425" calcext:value-type="float">
            <text:p>425</text:p>
          </table:table-cell>
          <table:table-cell table:style-name="ce5" table:formula="of:=SUM([.D268:.E268])" office:value-type="float" office:value="1711436.25" calcext:value-type="float">
            <text:p>1711436.25</text:p>
          </table:table-cell>
        </table:table-row>
        <table:table-row table:style-name="ro1">
          <table:table-cell table:style-name="ce5" office:value-type="float" office:value="140.5" calcext:value-type="float">
            <text:p>140.5</text:p>
          </table:table-cell>
          <table:table-cell table:style-name="ce5" office:value-type="float" office:value="1711576.75" calcext:value-type="float">
            <text:p>1711576.75</text:p>
          </table:table-cell>
          <table:table-cell table:style-name="ce5" office:value-type="float" office:value="140.5" calcext:value-type="float">
            <text:p>140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565.5" calcext:value-type="float">
            <text:p>565.5</text:p>
          </table:table-cell>
          <table:table-cell table:style-name="ce5" table:formula="of:=SUM([.D269:.E269])" office:value-type="float" office:value="1711576.75" calcext:value-type="float">
            <text:p>1711576.75</text:p>
          </table:table-cell>
        </table:table-row>
        <table:table-row table:style-name="ro1">
          <table:table-cell table:style-name="ce5" office:value-type="float" office:value="168.25" calcext:value-type="float">
            <text:p>168.25</text:p>
          </table:table-cell>
          <table:table-cell table:style-name="ce5" office:value-type="float" office:value="1711745" calcext:value-type="float">
            <text:p>1711745</text:p>
          </table:table-cell>
          <table:table-cell table:style-name="ce5" office:value-type="float" office:value="168.25" calcext:value-type="float">
            <text:p>168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733.75" calcext:value-type="float">
            <text:p>733.75</text:p>
          </table:table-cell>
          <table:table-cell table:style-name="ce5" table:formula="of:=SUM([.D270:.E270])" office:value-type="float" office:value="1711745" calcext:value-type="float">
            <text:p>1711745</text:p>
          </table:table-cell>
        </table:table-row>
        <table:table-row table:style-name="ro1">
          <table:table-cell table:style-name="ce5" office:value-type="float" office:value="198.5" calcext:value-type="float">
            <text:p>198.5</text:p>
          </table:table-cell>
          <table:table-cell table:style-name="ce5" office:value-type="float" office:value="1711943.5" calcext:value-type="float">
            <text:p>1711943.5</text:p>
          </table:table-cell>
          <table:table-cell table:style-name="ce5" office:value-type="float" office:value="198.5" calcext:value-type="float">
            <text:p>198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932.25" calcext:value-type="float">
            <text:p>932.25</text:p>
          </table:table-cell>
          <table:table-cell table:style-name="ce5" table:formula="of:=SUM([.D271:.E271])" office:value-type="float" office:value="1711943.5" calcext:value-type="float">
            <text:p>1711943.5</text:p>
          </table:table-cell>
        </table:table-row>
        <table:table-row table:style-name="ro1">
          <table:table-cell table:style-name="ce5" office:value-type="float" office:value="231.25" calcext:value-type="float">
            <text:p>231.25</text:p>
          </table:table-cell>
          <table:table-cell table:style-name="ce5" office:value-type="float" office:value="1712174.75" calcext:value-type="float">
            <text:p>1712174.75</text:p>
          </table:table-cell>
          <table:table-cell table:style-name="ce5" office:value-type="float" office:value="231.25" calcext:value-type="float">
            <text:p>231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163.5" calcext:value-type="float">
            <text:p>1163.5</text:p>
          </table:table-cell>
          <table:table-cell table:style-name="ce5" table:formula="of:=SUM([.D272:.E272])" office:value-type="float" office:value="1712174.75" calcext:value-type="float">
            <text:p>1712174.75</text:p>
          </table:table-cell>
        </table:table-row>
        <table:table-row table:style-name="ro1">
          <table:table-cell table:style-name="ce5" office:value-type="float" office:value="266.5" calcext:value-type="float">
            <text:p>266.5</text:p>
          </table:table-cell>
          <table:table-cell table:style-name="ce5" office:value-type="float" office:value="1712441.25" calcext:value-type="float">
            <text:p>1712441.25</text:p>
          </table:table-cell>
          <table:table-cell table:style-name="ce5" office:value-type="float" office:value="266.5" calcext:value-type="float">
            <text:p>266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430" calcext:value-type="float">
            <text:p>1430</text:p>
          </table:table-cell>
          <table:table-cell table:style-name="ce5" table:formula="of:=SUM([.D273:.E273])" office:value-type="float" office:value="1712441.25" calcext:value-type="float">
            <text:p>1712441.25</text:p>
          </table:table-cell>
        </table:table-row>
        <table:table-row table:style-name="ro1">
          <table:table-cell table:style-name="ce5" office:value-type="float" office:value="304.25" calcext:value-type="float">
            <text:p>304.25</text:p>
          </table:table-cell>
          <table:table-cell table:style-name="ce5" office:value-type="float" office:value="1712745.5" calcext:value-type="float">
            <text:p>1712745.5</text:p>
          </table:table-cell>
          <table:table-cell table:style-name="ce5" office:value-type="float" office:value="304.25" calcext:value-type="float">
            <text:p>304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734.25" calcext:value-type="float">
            <text:p>1734.25</text:p>
          </table:table-cell>
          <table:table-cell table:style-name="ce5" table:formula="of:=SUM([.D274:.E274])" office:value-type="float" office:value="1712745.5" calcext:value-type="float">
            <text:p>1712745.5</text:p>
          </table:table-cell>
        </table:table-row>
        <table:table-row table:style-name="ro1">
          <table:table-cell table:style-name="ce5" office:value-type="float" office:value="344.5" calcext:value-type="float">
            <text:p>344.5</text:p>
          </table:table-cell>
          <table:table-cell table:style-name="ce5" office:value-type="float" office:value="1713090" calcext:value-type="float">
            <text:p>1713090</text:p>
          </table:table-cell>
          <table:table-cell table:style-name="ce5" office:value-type="float" office:value="344.5" calcext:value-type="float">
            <text:p>344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2078.75" calcext:value-type="float">
            <text:p>2078.75</text:p>
          </table:table-cell>
          <table:table-cell table:style-name="ce5" table:formula="of:=SUM([.D275:.E275])" office:value-type="float" office:value="1713090" calcext:value-type="float">
            <text:p>1713090</text:p>
          </table:table-cell>
        </table:table-row>
        <table:table-row table:style-name="ro1">
          <table:table-cell table:style-name="ce5" office:value-type="float" office:value="387.25" calcext:value-type="float">
            <text:p>387.25</text:p>
          </table:table-cell>
          <table:table-cell table:style-name="ce5" office:value-type="float" office:value="1713477.25" calcext:value-type="float">
            <text:p>1713477.25</text:p>
          </table:table-cell>
          <table:table-cell table:style-name="ce5" office:value-type="float" office:value="387.25" calcext:value-type="float">
            <text:p>387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2466" calcext:value-type="float">
            <text:p>2466</text:p>
          </table:table-cell>
          <table:table-cell table:style-name="ce5" table:formula="of:=SUM([.D276:.E276])" office:value-type="float" office:value="1713477.25" calcext:value-type="float">
            <text:p>1713477.25</text:p>
          </table:table-cell>
        </table:table-row>
        <table:table-row table:style-name="ro1">
          <table:table-cell table:style-name="ce5" office:value-type="float" office:value="432.5" calcext:value-type="float">
            <text:p>432.5</text:p>
          </table:table-cell>
          <table:table-cell table:style-name="ce5" office:value-type="float" office:value="1713909.75" calcext:value-type="float">
            <text:p>1713909.75</text:p>
          </table:table-cell>
          <table:table-cell table:style-name="ce5" office:value-type="float" office:value="432.5" calcext:value-type="float">
            <text:p>432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2898.5" calcext:value-type="float">
            <text:p>2898.5</text:p>
          </table:table-cell>
          <table:table-cell table:style-name="ce5" table:formula="of:=SUM([.D277:.E277])" office:value-type="float" office:value="1713909.75" calcext:value-type="float">
            <text:p>1713909.75</text:p>
          </table:table-cell>
        </table:table-row>
        <table:table-row table:style-name="ro1">
          <table:table-cell table:style-name="ce5" office:value-type="float" office:value="480.25" calcext:value-type="float">
            <text:p>480.25</text:p>
          </table:table-cell>
          <table:table-cell table:style-name="ce5" office:value-type="float" office:value="1714390" calcext:value-type="float">
            <text:p>1714390</text:p>
          </table:table-cell>
          <table:table-cell table:style-name="ce5" office:value-type="float" office:value="480.25" calcext:value-type="float">
            <text:p>480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3378.75" calcext:value-type="float">
            <text:p>3378.75</text:p>
          </table:table-cell>
          <table:table-cell table:style-name="ce5" table:formula="of:=SUM([.D278:.E278])" office:value-type="float" office:value="1714390" calcext:value-type="float">
            <text:p>1714390</text:p>
          </table:table-cell>
        </table:table-row>
        <table:table-row table:style-name="ro1">
          <table:table-cell table:style-name="ce5" office:value-type="float" office:value="530.5" calcext:value-type="float">
            <text:p>530.5</text:p>
          </table:table-cell>
          <table:table-cell table:style-name="ce5" office:value-type="float" office:value="1714920.5" calcext:value-type="float">
            <text:p>1714920.5</text:p>
          </table:table-cell>
          <table:table-cell table:style-name="ce5" office:value-type="float" office:value="530.5" calcext:value-type="float">
            <text:p>530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3909.25" calcext:value-type="float">
            <text:p>3909.25</text:p>
          </table:table-cell>
          <table:table-cell table:style-name="ce5" table:formula="of:=SUM([.D279:.E279])" office:value-type="float" office:value="1714920.5" calcext:value-type="float">
            <text:p>1714920.5</text:p>
          </table:table-cell>
        </table:table-row>
        <table:table-row table:style-name="ro1">
          <table:table-cell table:style-name="ce5" office:value-type="float" office:value="583.25" calcext:value-type="float">
            <text:p>583.25</text:p>
          </table:table-cell>
          <table:table-cell table:style-name="ce5" office:value-type="float" office:value="1715503.75" calcext:value-type="float">
            <text:p>1715503.75</text:p>
          </table:table-cell>
          <table:table-cell table:style-name="ce5" office:value-type="float" office:value="583.25" calcext:value-type="float">
            <text:p>583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4492.5" calcext:value-type="float">
            <text:p>4492.5</text:p>
          </table:table-cell>
          <table:table-cell table:style-name="ce5" table:formula="of:=SUM([.D280:.E280])" office:value-type="float" office:value="1715503.75" calcext:value-type="float">
            <text:p>1715503.75</text:p>
          </table:table-cell>
        </table:table-row>
        <table:table-row table:style-name="ro1">
          <table:table-cell table:style-name="ce5" office:value-type="float" office:value="638.5" calcext:value-type="float">
            <text:p>638.5</text:p>
          </table:table-cell>
          <table:table-cell table:style-name="ce5" office:value-type="float" office:value="1716142.25" calcext:value-type="float">
            <text:p>1716142.25</text:p>
          </table:table-cell>
          <table:table-cell table:style-name="ce5" office:value-type="float" office:value="638.5" calcext:value-type="float">
            <text:p>638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5131" calcext:value-type="float">
            <text:p>5131</text:p>
          </table:table-cell>
          <table:table-cell table:style-name="ce5" table:formula="of:=SUM([.D281:.E281])" office:value-type="float" office:value="1716142.25" calcext:value-type="float">
            <text:p>1716142.25</text:p>
          </table:table-cell>
        </table:table-row>
        <table:table-row table:style-name="ro1">
          <table:table-cell table:style-name="ce5" office:value-type="float" office:value="696.25" calcext:value-type="float">
            <text:p>696.25</text:p>
          </table:table-cell>
          <table:table-cell table:style-name="ce5" office:value-type="float" office:value="1716838.5" calcext:value-type="float">
            <text:p>1716838.5</text:p>
          </table:table-cell>
          <table:table-cell table:style-name="ce5" office:value-type="float" office:value="696.25" calcext:value-type="float">
            <text:p>696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5827.25" calcext:value-type="float">
            <text:p>5827.25</text:p>
          </table:table-cell>
          <table:table-cell table:style-name="ce5" table:formula="of:=SUM([.D282:.E282])" office:value-type="float" office:value="1716838.5" calcext:value-type="float">
            <text:p>1716838.5</text:p>
          </table:table-cell>
        </table:table-row>
        <table:table-row table:style-name="ro1">
          <table:table-cell table:style-name="ce5" office:value-type="float" office:value="756.5" calcext:value-type="float">
            <text:p>756.5</text:p>
          </table:table-cell>
          <table:table-cell table:style-name="ce5" office:value-type="float" office:value="1717595" calcext:value-type="float">
            <text:p>1717595</text:p>
          </table:table-cell>
          <table:table-cell table:style-name="ce5" office:value-type="float" office:value="756.5" calcext:value-type="float">
            <text:p>756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6583.75" calcext:value-type="float">
            <text:p>6583.75</text:p>
          </table:table-cell>
          <table:table-cell table:style-name="ce5" table:formula="of:=SUM([.D283:.E283])" office:value-type="float" office:value="1717595" calcext:value-type="float">
            <text:p>1717595</text:p>
          </table:table-cell>
        </table:table-row>
        <table:table-row table:style-name="ro1">
          <table:table-cell table:style-name="ce5" office:value-type="float" office:value="819.25" calcext:value-type="float">
            <text:p>819.25</text:p>
          </table:table-cell>
          <table:table-cell table:style-name="ce5" office:value-type="float" office:value="1718414.25" calcext:value-type="float">
            <text:p>1718414.25</text:p>
          </table:table-cell>
          <table:table-cell table:style-name="ce5" office:value-type="float" office:value="819.25" calcext:value-type="float">
            <text:p>819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7403" calcext:value-type="float">
            <text:p>7403</text:p>
          </table:table-cell>
          <table:table-cell table:style-name="ce5" table:formula="of:=SUM([.D284:.E284])" office:value-type="float" office:value="1718414.25" calcext:value-type="float">
            <text:p>1718414.25</text:p>
          </table:table-cell>
        </table:table-row>
        <table:table-row table:style-name="ro1">
          <table:table-cell table:style-name="ce5" office:value-type="float" office:value="884.5" calcext:value-type="float">
            <text:p>884.5</text:p>
          </table:table-cell>
          <table:table-cell table:style-name="ce5" office:value-type="float" office:value="1719298.75" calcext:value-type="float">
            <text:p>1719298.75</text:p>
          </table:table-cell>
          <table:table-cell table:style-name="ce5" office:value-type="float" office:value="884.5" calcext:value-type="float">
            <text:p>884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8287.5" calcext:value-type="float">
            <text:p>8287.5</text:p>
          </table:table-cell>
          <table:table-cell table:style-name="ce5" table:formula="of:=SUM([.D285:.E285])" office:value-type="float" office:value="1719298.75" calcext:value-type="float">
            <text:p>1719298.75</text:p>
          </table:table-cell>
        </table:table-row>
        <table:table-row table:style-name="ro1">
          <table:table-cell table:style-name="ce5" office:value-type="float" office:value="952.25" calcext:value-type="float">
            <text:p>952.25</text:p>
          </table:table-cell>
          <table:table-cell table:style-name="ce5" office:value-type="float" office:value="1720251" calcext:value-type="float">
            <text:p>1720251</text:p>
          </table:table-cell>
          <table:table-cell table:style-name="ce5" office:value-type="float" office:value="952.25" calcext:value-type="float">
            <text:p>952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9239.75" calcext:value-type="float">
            <text:p>9239.75</text:p>
          </table:table-cell>
          <table:table-cell table:style-name="ce5" table:formula="of:=SUM([.D286:.E286])" office:value-type="float" office:value="1720251" calcext:value-type="float">
            <text:p>1720251</text:p>
          </table:table-cell>
        </table:table-row>
        <table:table-row table:style-name="ro1">
          <table:table-cell table:style-name="ce5" office:value-type="float" office:value="1022.5" calcext:value-type="float">
            <text:p>1022.5</text:p>
          </table:table-cell>
          <table:table-cell table:style-name="ce5" office:value-type="float" office:value="1721273.5" calcext:value-type="float">
            <text:p>1721273.5</text:p>
          </table:table-cell>
          <table:table-cell table:style-name="ce5" office:value-type="float" office:value="1022.5" calcext:value-type="float">
            <text:p>1022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0262.25" calcext:value-type="float">
            <text:p>10262.25</text:p>
          </table:table-cell>
          <table:table-cell table:style-name="ce5" table:formula="of:=SUM([.D287:.E287])" office:value-type="float" office:value="1721273.5" calcext:value-type="float">
            <text:p>1721273.5</text:p>
          </table:table-cell>
        </table:table-row>
        <table:table-row table:style-name="ro1">
          <table:table-cell table:style-name="ce5" office:value-type="float" office:value="1095.25" calcext:value-type="float">
            <text:p>1095.25</text:p>
          </table:table-cell>
          <table:table-cell table:style-name="ce5" office:value-type="float" office:value="1722368.75" calcext:value-type="float">
            <text:p>1722368.75</text:p>
          </table:table-cell>
          <table:table-cell table:style-name="ce5" office:value-type="float" office:value="1095.25" calcext:value-type="float">
            <text:p>1095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1357.5" calcext:value-type="float">
            <text:p>11357.5</text:p>
          </table:table-cell>
          <table:table-cell table:style-name="ce5" table:formula="of:=SUM([.D288:.E288])" office:value-type="float" office:value="1722368.75" calcext:value-type="float">
            <text:p>1722368.75</text:p>
          </table:table-cell>
        </table:table-row>
        <table:table-row table:style-name="ro1">
          <table:table-cell table:style-name="ce5" office:value-type="float" office:value="1170.5" calcext:value-type="float">
            <text:p>1170.5</text:p>
          </table:table-cell>
          <table:table-cell table:style-name="ce5" office:value-type="float" office:value="1723539.25" calcext:value-type="float">
            <text:p>1723539.25</text:p>
          </table:table-cell>
          <table:table-cell table:style-name="ce5" office:value-type="float" office:value="1170.5" calcext:value-type="float">
            <text:p>1170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2528" calcext:value-type="float">
            <text:p>12528</text:p>
          </table:table-cell>
          <table:table-cell table:style-name="ce5" table:formula="of:=SUM([.D289:.E289])" office:value-type="float" office:value="1723539.25" calcext:value-type="float">
            <text:p>1723539.25</text:p>
          </table:table-cell>
        </table:table-row>
        <table:table-row table:style-name="ro1">
          <table:table-cell table:style-name="ce5" office:value-type="float" office:value="1248.25" calcext:value-type="float">
            <text:p>1248.25</text:p>
          </table:table-cell>
          <table:table-cell table:style-name="ce5" office:value-type="float" office:value="1724787.5" calcext:value-type="float">
            <text:p>1724787.5</text:p>
          </table:table-cell>
          <table:table-cell table:style-name="ce5" office:value-type="float" office:value="1248.25" calcext:value-type="float">
            <text:p>1248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3776.25" calcext:value-type="float">
            <text:p>13776.25</text:p>
          </table:table-cell>
          <table:table-cell table:style-name="ce5" table:formula="of:=SUM([.D290:.E290])" office:value-type="float" office:value="1724787.5" calcext:value-type="float">
            <text:p>1724787.5</text:p>
          </table:table-cell>
        </table:table-row>
        <table:table-row table:style-name="ro1">
          <table:table-cell table:style-name="ce5" office:value-type="float" office:value="1328.5" calcext:value-type="float">
            <text:p>1328.5</text:p>
          </table:table-cell>
          <table:table-cell table:style-name="ce5" office:value-type="float" office:value="1726116" calcext:value-type="float">
            <text:p>1726116</text:p>
          </table:table-cell>
          <table:table-cell table:style-name="ce5" office:value-type="float" office:value="1328.5" calcext:value-type="float">
            <text:p>1328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5104.75" calcext:value-type="float">
            <text:p>15104.75</text:p>
          </table:table-cell>
          <table:table-cell table:style-name="ce5" table:formula="of:=SUM([.D291:.E291])" office:value-type="float" office:value="1726116" calcext:value-type="float">
            <text:p>1726116</text:p>
          </table:table-cell>
        </table:table-row>
        <table:table-row table:style-name="ro1">
          <table:table-cell table:style-name="ce5" office:value-type="float" office:value="1411.25" calcext:value-type="float">
            <text:p>1411.25</text:p>
          </table:table-cell>
          <table:table-cell table:style-name="ce5" office:value-type="float" office:value="1727527.25" calcext:value-type="float">
            <text:p>1727527.25</text:p>
          </table:table-cell>
          <table:table-cell table:style-name="ce5" office:value-type="float" office:value="1411.25" calcext:value-type="float">
            <text:p>1411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6516" calcext:value-type="float">
            <text:p>16516</text:p>
          </table:table-cell>
          <table:table-cell table:style-name="ce5" table:formula="of:=SUM([.D292:.E292])" office:value-type="float" office:value="1727527.25" calcext:value-type="float">
            <text:p>1727527.25</text:p>
          </table:table-cell>
        </table:table-row>
        <table:table-row table:style-name="ro1">
          <table:table-cell table:style-name="ce5" office:value-type="float" office:value="1496.5" calcext:value-type="float">
            <text:p>1496.5</text:p>
          </table:table-cell>
          <table:table-cell table:style-name="ce5" office:value-type="float" office:value="1729023.75" calcext:value-type="float">
            <text:p>1729023.75</text:p>
          </table:table-cell>
          <table:table-cell table:style-name="ce5" office:value-type="float" office:value="1496.5" calcext:value-type="float">
            <text:p>1496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8012.5" calcext:value-type="float">
            <text:p>18012.5</text:p>
          </table:table-cell>
          <table:table-cell table:style-name="ce5" table:formula="of:=SUM([.D293:.E293])" office:value-type="float" office:value="1729023.75" calcext:value-type="float">
            <text:p>1729023.75</text:p>
          </table:table-cell>
        </table:table-row>
        <table:table-row table:style-name="ro1">
          <table:table-cell table:style-name="ce5" office:value-type="float" office:value="1584.25" calcext:value-type="float">
            <text:p>1584.25</text:p>
          </table:table-cell>
          <table:table-cell table:style-name="ce5" office:value-type="float" office:value="1730608" calcext:value-type="float">
            <text:p>1730608</text:p>
          </table:table-cell>
          <table:table-cell table:style-name="ce5" office:value-type="float" office:value="1584.25" calcext:value-type="float">
            <text:p>1584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9596.75" calcext:value-type="float">
            <text:p>19596.75</text:p>
          </table:table-cell>
          <table:table-cell table:style-name="ce5" table:formula="of:=SUM([.D294:.E294])" office:value-type="float" office:value="1730608" calcext:value-type="float">
            <text:p>1730608</text:p>
          </table:table-cell>
        </table:table-row>
        <table:table-row table:style-name="ro1">
          <table:table-cell table:style-name="ce5" office:value-type="float" office:value="1674.5" calcext:value-type="float">
            <text:p>1674.5</text:p>
          </table:table-cell>
          <table:table-cell table:style-name="ce5" office:value-type="float" office:value="1732282.5" calcext:value-type="float">
            <text:p>1732282.5</text:p>
          </table:table-cell>
          <table:table-cell table:style-name="ce5" office:value-type="float" office:value="1674.5" calcext:value-type="float">
            <text:p>1674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21271.25" calcext:value-type="float">
            <text:p>21271.25</text:p>
          </table:table-cell>
          <table:table-cell table:style-name="ce5" table:formula="of:=SUM([.D295:.E295])" office:value-type="float" office:value="1732282.5" calcext:value-type="float">
            <text:p>1732282.5</text:p>
          </table:table-cell>
        </table:table-row>
        <table:table-row table:style-name="ro1">
          <table:table-cell table:style-name="ce5" office:value-type="float" office:value="1767.25" calcext:value-type="float">
            <text:p>1767.25</text:p>
          </table:table-cell>
          <table:table-cell table:style-name="ce5" office:value-type="float" office:value="1734049.75" calcext:value-type="float">
            <text:p>1734049.75</text:p>
          </table:table-cell>
          <table:table-cell table:style-name="ce5" office:value-type="float" office:value="1767.25" calcext:value-type="float">
            <text:p>1767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23038.5" calcext:value-type="float">
            <text:p>23038.5</text:p>
          </table:table-cell>
          <table:table-cell table:style-name="ce5" table:formula="of:=SUM([.D296:.E296])" office:value-type="float" office:value="1734049.75" calcext:value-type="float">
            <text:p>1734049.75</text:p>
          </table:table-cell>
        </table:table-row>
        <table:table-row table:style-name="ro1">
          <table:table-cell table:style-name="ce5" office:value-type="float" office:value="1862.5" calcext:value-type="float">
            <text:p>1862.5</text:p>
          </table:table-cell>
          <table:table-cell table:style-name="ce5" office:value-type="float" office:value="1735912.25" calcext:value-type="float">
            <text:p>1735912.25</text:p>
          </table:table-cell>
          <table:table-cell table:style-name="ce5" office:value-type="float" office:value="1862.5" calcext:value-type="float">
            <text:p>1862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24901" calcext:value-type="float">
            <text:p>24901</text:p>
          </table:table-cell>
          <table:table-cell table:style-name="ce5" table:formula="of:=SUM([.D297:.E297])" office:value-type="float" office:value="1735912.25" calcext:value-type="float">
            <text:p>1735912.25</text:p>
          </table:table-cell>
        </table:table-row>
        <table:table-row table:style-name="ro1">
          <table:table-cell table:style-name="ce5" office:value-type="float" office:value="1960.25" calcext:value-type="float">
            <text:p>1960.25</text:p>
          </table:table-cell>
          <table:table-cell table:style-name="ce5" office:value-type="float" office:value="1737872.5" calcext:value-type="float">
            <text:p>1737872.5</text:p>
          </table:table-cell>
          <table:table-cell table:style-name="ce5" office:value-type="float" office:value="1960.25" calcext:value-type="float">
            <text:p>1960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26861.25" calcext:value-type="float">
            <text:p>26861.25</text:p>
          </table:table-cell>
          <table:table-cell table:style-name="ce5" table:formula="of:=SUM([.D298:.E298])" office:value-type="float" office:value="1737872.5" calcext:value-type="float">
            <text:p>1737872.5</text:p>
          </table:table-cell>
        </table:table-row>
        <table:table-row table:style-name="ro1">
          <table:table-cell table:style-name="ce5" office:value-type="float" office:value="2060.5" calcext:value-type="float">
            <text:p>2060.5</text:p>
          </table:table-cell>
          <table:table-cell table:style-name="ce5" office:value-type="float" office:value="1739933" calcext:value-type="float">
            <text:p>1739933</text:p>
          </table:table-cell>
          <table:table-cell table:style-name="ce5" office:value-type="float" office:value="2060.5" calcext:value-type="float">
            <text:p>2060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28921.75" calcext:value-type="float">
            <text:p>28921.75</text:p>
          </table:table-cell>
          <table:table-cell table:style-name="ce5" table:formula="of:=SUM([.D299:.E299])" office:value-type="float" office:value="1739933" calcext:value-type="float">
            <text:p>1739933</text:p>
          </table:table-cell>
        </table:table-row>
        <table:table-row table:style-name="ro1">
          <table:table-cell table:style-name="ce5" office:value-type="float" office:value="2163.25" calcext:value-type="float">
            <text:p>2163.25</text:p>
          </table:table-cell>
          <table:table-cell table:style-name="ce5" office:value-type="float" office:value="1742096.25" calcext:value-type="float">
            <text:p>1742096.25</text:p>
          </table:table-cell>
          <table:table-cell table:style-name="ce5" office:value-type="float" office:value="2163.25" calcext:value-type="float">
            <text:p>2163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31085" calcext:value-type="float">
            <text:p>31085</text:p>
          </table:table-cell>
          <table:table-cell table:style-name="ce5" table:formula="of:=SUM([.D300:.E300])" office:value-type="float" office:value="1742096.25" calcext:value-type="float">
            <text:p>1742096.25</text:p>
          </table:table-cell>
        </table:table-row>
        <table:table-row table:style-name="ro1">
          <table:table-cell table:style-name="ce5" office:value-type="float" office:value="2268.5" calcext:value-type="float">
            <text:p>2268.5</text:p>
          </table:table-cell>
          <table:table-cell table:style-name="ce5" office:value-type="float" office:value="1744364.75" calcext:value-type="float">
            <text:p>1744364.75</text:p>
          </table:table-cell>
          <table:table-cell table:style-name="ce5" office:value-type="float" office:value="2268.5" calcext:value-type="float">
            <text:p>2268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33353.5" calcext:value-type="float">
            <text:p>33353.5</text:p>
          </table:table-cell>
          <table:table-cell table:style-name="ce5" table:formula="of:=SUM([.D301:.E301])" office:value-type="float" office:value="1744364.75" calcext:value-type="float">
            <text:p>1744364.75</text:p>
          </table:table-cell>
        </table:table-row>
        <table:table-row table:style-name="ro1">
          <table:table-cell table:style-name="ce5" office:value-type="float" office:value="2376.25" calcext:value-type="float">
            <text:p>2376.25</text:p>
          </table:table-cell>
          <table:table-cell table:style-name="ce5" office:value-type="float" office:value="1746741" calcext:value-type="float">
            <text:p>1746741</text:p>
          </table:table-cell>
          <table:table-cell table:style-name="ce5" office:value-type="float" office:value="2376.25" calcext:value-type="float">
            <text:p>2376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35729.75" calcext:value-type="float">
            <text:p>35729.75</text:p>
          </table:table-cell>
          <table:table-cell table:style-name="ce5" table:formula="of:=SUM([.D302:.E302])" office:value-type="float" office:value="1746741" calcext:value-type="float">
            <text:p>1746741</text:p>
          </table:table-cell>
        </table:table-row>
        <table:table-row table:style-name="ro1">
          <table:table-cell table:style-name="ce5" office:value-type="float" office:value="2486.5" calcext:value-type="float">
            <text:p>2486.5</text:p>
          </table:table-cell>
          <table:table-cell table:style-name="ce5" office:value-type="float" office:value="1749227.5" calcext:value-type="float">
            <text:p>1749227.5</text:p>
          </table:table-cell>
          <table:table-cell table:style-name="ce5" office:value-type="float" office:value="2486.5" calcext:value-type="float">
            <text:p>2486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38216.25" calcext:value-type="float">
            <text:p>38216.25</text:p>
          </table:table-cell>
          <table:table-cell table:style-name="ce5" table:formula="of:=SUM([.D303:.E303])" office:value-type="float" office:value="1749227.5" calcext:value-type="float">
            <text:p>1749227.5</text:p>
          </table:table-cell>
        </table:table-row>
        <table:table-row table:style-name="ro1">
          <table:table-cell table:style-name="ce5" office:value-type="float" office:value="2599.25" calcext:value-type="float">
            <text:p>2599.25</text:p>
          </table:table-cell>
          <table:table-cell table:style-name="ce5" office:value-type="float" office:value="1751826.75" calcext:value-type="float">
            <text:p>1751826.75</text:p>
          </table:table-cell>
          <table:table-cell table:style-name="ce5" office:value-type="float" office:value="2599.25" calcext:value-type="float">
            <text:p>2599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40815.5" calcext:value-type="float">
            <text:p>40815.5</text:p>
          </table:table-cell>
          <table:table-cell table:style-name="ce5" table:formula="of:=SUM([.D304:.E304])" office:value-type="float" office:value="1751826.75" calcext:value-type="float">
            <text:p>1751826.75</text:p>
          </table:table-cell>
        </table:table-row>
        <table:table-row table:style-name="ro1">
          <table:table-cell table:style-name="ce5" office:value-type="float" office:value="2714.5" calcext:value-type="float">
            <text:p>2714.5</text:p>
          </table:table-cell>
          <table:table-cell table:style-name="ce5" office:value-type="float" office:value="1754541.25" calcext:value-type="float">
            <text:p>1754541.25</text:p>
          </table:table-cell>
          <table:table-cell table:style-name="ce5" office:value-type="float" office:value="2714.5" calcext:value-type="float">
            <text:p>2714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43530" calcext:value-type="float">
            <text:p>43530</text:p>
          </table:table-cell>
          <table:table-cell table:style-name="ce5" table:formula="of:=SUM([.D305:.E305])" office:value-type="float" office:value="1754541.25" calcext:value-type="float">
            <text:p>1754541.25</text:p>
          </table:table-cell>
        </table:table-row>
        <table:table-row table:style-name="ro1">
          <table:table-cell table:style-name="ce5" office:value-type="float" office:value="2832.25" calcext:value-type="float">
            <text:p>2832.25</text:p>
          </table:table-cell>
          <table:table-cell table:style-name="ce5" office:value-type="float" office:value="1757373.5" calcext:value-type="float">
            <text:p>1757373.5</text:p>
          </table:table-cell>
          <table:table-cell table:style-name="ce5" office:value-type="float" office:value="2832.25" calcext:value-type="float">
            <text:p>2832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46362.25" calcext:value-type="float">
            <text:p>46362.25</text:p>
          </table:table-cell>
          <table:table-cell table:style-name="ce5" table:formula="of:=SUM([.D306:.E306])" office:value-type="float" office:value="1757373.5" calcext:value-type="float">
            <text:p>1757373.5</text:p>
          </table:table-cell>
        </table:table-row>
        <table:table-row table:style-name="ro1">
          <table:table-cell table:style-name="ce5" office:value-type="float" office:value="2952.5" calcext:value-type="float">
            <text:p>2952.5</text:p>
          </table:table-cell>
          <table:table-cell table:style-name="ce5" office:value-type="float" office:value="1760326" calcext:value-type="float">
            <text:p>1760326</text:p>
          </table:table-cell>
          <table:table-cell table:style-name="ce5" office:value-type="float" office:value="2952.5" calcext:value-type="float">
            <text:p>2952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49314.75" calcext:value-type="float">
            <text:p>49314.75</text:p>
          </table:table-cell>
          <table:table-cell table:style-name="ce5" table:formula="of:=SUM([.D307:.E307])" office:value-type="float" office:value="1760326" calcext:value-type="float">
            <text:p>1760326</text:p>
          </table:table-cell>
        </table:table-row>
        <table:table-row table:style-name="ro1">
          <table:table-cell table:style-name="ce5" office:value-type="float" office:value="3075.25" calcext:value-type="float">
            <text:p>3075.25</text:p>
          </table:table-cell>
          <table:table-cell table:style-name="ce5" office:value-type="float" office:value="1763401.25" calcext:value-type="float">
            <text:p>1763401.25</text:p>
          </table:table-cell>
          <table:table-cell table:style-name="ce5" office:value-type="float" office:value="3075.25" calcext:value-type="float">
            <text:p>3075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52390" calcext:value-type="float">
            <text:p>52390</text:p>
          </table:table-cell>
          <table:table-cell table:style-name="ce5" table:formula="of:=SUM([.D308:.E308])" office:value-type="float" office:value="1763401.25" calcext:value-type="float">
            <text:p>1763401.25</text:p>
          </table:table-cell>
        </table:table-row>
        <table:table-row table:style-name="ro1">
          <table:table-cell table:style-name="ce5" office:value-type="float" office:value="3200.5" calcext:value-type="float">
            <text:p>3200.5</text:p>
          </table:table-cell>
          <table:table-cell table:style-name="ce5" office:value-type="float" office:value="1766601.75" calcext:value-type="float">
            <text:p>1766601.75</text:p>
          </table:table-cell>
          <table:table-cell table:style-name="ce5" office:value-type="float" office:value="3200.5" calcext:value-type="float">
            <text:p>3200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55590.5" calcext:value-type="float">
            <text:p>55590.5</text:p>
          </table:table-cell>
          <table:table-cell table:style-name="ce5" table:formula="of:=SUM([.D309:.E309])" office:value-type="float" office:value="1766601.75" calcext:value-type="float">
            <text:p>1766601.75</text:p>
          </table:table-cell>
        </table:table-row>
        <table:table-row table:style-name="ro1">
          <table:table-cell table:style-name="ce5" office:value-type="float" office:value="3328.25" calcext:value-type="float">
            <text:p>3328.25</text:p>
          </table:table-cell>
          <table:table-cell table:style-name="ce5" office:value-type="float" office:value="1769930" calcext:value-type="float">
            <text:p>1769930</text:p>
          </table:table-cell>
          <table:table-cell table:style-name="ce5" office:value-type="float" office:value="3328.25" calcext:value-type="float">
            <text:p>3328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58918.75" calcext:value-type="float">
            <text:p>58918.75</text:p>
          </table:table-cell>
          <table:table-cell table:style-name="ce5" table:formula="of:=SUM([.D310:.E310])" office:value-type="float" office:value="1769930" calcext:value-type="float">
            <text:p>1769930</text:p>
          </table:table-cell>
        </table:table-row>
        <table:table-row table:style-name="ro1">
          <table:table-cell table:style-name="ce5" office:value-type="float" office:value="3458.5" calcext:value-type="float">
            <text:p>3458.5</text:p>
          </table:table-cell>
          <table:table-cell table:style-name="ce5" office:value-type="float" office:value="1773388.5" calcext:value-type="float">
            <text:p>1773388.5</text:p>
          </table:table-cell>
          <table:table-cell table:style-name="ce5" office:value-type="float" office:value="3458.5" calcext:value-type="float">
            <text:p>3458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62377.25" calcext:value-type="float">
            <text:p>62377.25</text:p>
          </table:table-cell>
          <table:table-cell table:style-name="ce5" table:formula="of:=SUM([.D311:.E311])" office:value-type="float" office:value="1773388.5" calcext:value-type="float">
            <text:p>1773388.5</text:p>
          </table:table-cell>
        </table:table-row>
        <table:table-row table:style-name="ro1">
          <table:table-cell table:style-name="ce5" office:value-type="float" office:value="3591.25" calcext:value-type="float">
            <text:p>3591.25</text:p>
          </table:table-cell>
          <table:table-cell table:style-name="ce5" office:value-type="float" office:value="1776979.75" calcext:value-type="float">
            <text:p>1776979.75</text:p>
          </table:table-cell>
          <table:table-cell table:style-name="ce5" office:value-type="float" office:value="3591.25" calcext:value-type="float">
            <text:p>3591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65968.5" calcext:value-type="float">
            <text:p>65968.5</text:p>
          </table:table-cell>
          <table:table-cell table:style-name="ce5" table:formula="of:=SUM([.D312:.E312])" office:value-type="float" office:value="1776979.75" calcext:value-type="float">
            <text:p>1776979.75</text:p>
          </table:table-cell>
        </table:table-row>
        <table:table-row table:style-name="ro1">
          <table:table-cell table:style-name="ce5" office:value-type="float" office:value="3726.5" calcext:value-type="float">
            <text:p>3726.5</text:p>
          </table:table-cell>
          <table:table-cell table:style-name="ce5" office:value-type="float" office:value="1780706.25" calcext:value-type="float">
            <text:p>1780706.25</text:p>
          </table:table-cell>
          <table:table-cell table:style-name="ce5" office:value-type="float" office:value="3726.5" calcext:value-type="float">
            <text:p>3726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69695" calcext:value-type="float">
            <text:p>69695</text:p>
          </table:table-cell>
          <table:table-cell table:style-name="ce5" table:formula="of:=SUM([.D313:.E313])" office:value-type="float" office:value="1780706.25" calcext:value-type="float">
            <text:p>1780706.25</text:p>
          </table:table-cell>
        </table:table-row>
        <table:table-row table:style-name="ro1">
          <table:table-cell table:style-name="ce5" office:value-type="float" office:value="3864.25" calcext:value-type="float">
            <text:p>3864.25</text:p>
          </table:table-cell>
          <table:table-cell table:style-name="ce5" office:value-type="float" office:value="1784570.5" calcext:value-type="float">
            <text:p>1784570.5</text:p>
          </table:table-cell>
          <table:table-cell table:style-name="ce5" office:value-type="float" office:value="3864.25" calcext:value-type="float">
            <text:p>3864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73559.25" calcext:value-type="float">
            <text:p>73559.25</text:p>
          </table:table-cell>
          <table:table-cell table:style-name="ce5" table:formula="of:=SUM([.D314:.E314])" office:value-type="float" office:value="1784570.5" calcext:value-type="float">
            <text:p>1784570.5</text:p>
          </table:table-cell>
        </table:table-row>
        <table:table-row table:style-name="ro1">
          <table:table-cell table:style-name="ce5" office:value-type="float" office:value="4004.5" calcext:value-type="float">
            <text:p>4004.5</text:p>
          </table:table-cell>
          <table:table-cell table:style-name="ce5" office:value-type="float" office:value="1788575" calcext:value-type="float">
            <text:p>1788575</text:p>
          </table:table-cell>
          <table:table-cell table:style-name="ce5" office:value-type="float" office:value="4004.5" calcext:value-type="float">
            <text:p>4004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77563.75" calcext:value-type="float">
            <text:p>77563.75</text:p>
          </table:table-cell>
          <table:table-cell table:style-name="ce5" table:formula="of:=SUM([.D315:.E315])" office:value-type="float" office:value="1788575" calcext:value-type="float">
            <text:p>1788575</text:p>
          </table:table-cell>
        </table:table-row>
        <table:table-row table:style-name="ro1">
          <table:table-cell table:style-name="ce5" office:value-type="float" office:value="4147.25" calcext:value-type="float">
            <text:p>4147.25</text:p>
          </table:table-cell>
          <table:table-cell table:style-name="ce5" office:value-type="float" office:value="1792722.25" calcext:value-type="float">
            <text:p>1792722.25</text:p>
          </table:table-cell>
          <table:table-cell table:style-name="ce5" office:value-type="float" office:value="4147.25" calcext:value-type="float">
            <text:p>4147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81711" calcext:value-type="float">
            <text:p>81711</text:p>
          </table:table-cell>
          <table:table-cell table:style-name="ce5" table:formula="of:=SUM([.D316:.E316])" office:value-type="float" office:value="1792722.25" calcext:value-type="float">
            <text:p>1792722.25</text:p>
          </table:table-cell>
        </table:table-row>
        <table:table-row table:style-name="ro1">
          <table:table-cell table:style-name="ce5" office:value-type="float" office:value="4292.5" calcext:value-type="float">
            <text:p>4292.5</text:p>
          </table:table-cell>
          <table:table-cell table:style-name="ce5" office:value-type="float" office:value="1797014.75" calcext:value-type="float">
            <text:p>1797014.75</text:p>
          </table:table-cell>
          <table:table-cell table:style-name="ce5" office:value-type="float" office:value="4292.5" calcext:value-type="float">
            <text:p>4292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86003.5" calcext:value-type="float">
            <text:p>86003.5</text:p>
          </table:table-cell>
          <table:table-cell table:style-name="ce5" table:formula="of:=SUM([.D317:.E317])" office:value-type="float" office:value="1797014.75" calcext:value-type="float">
            <text:p>1797014.75</text:p>
          </table:table-cell>
        </table:table-row>
        <table:table-row table:style-name="ro1">
          <table:table-cell table:style-name="ce5" office:value-type="float" office:value="4440.25" calcext:value-type="float">
            <text:p>4440.25</text:p>
          </table:table-cell>
          <table:table-cell table:style-name="ce5" office:value-type="float" office:value="1801455" calcext:value-type="float">
            <text:p>1801455</text:p>
          </table:table-cell>
          <table:table-cell table:style-name="ce5" office:value-type="float" office:value="4440.25" calcext:value-type="float">
            <text:p>4440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90443.75" calcext:value-type="float">
            <text:p>90443.75</text:p>
          </table:table-cell>
          <table:table-cell table:style-name="ce5" table:formula="of:=SUM([.D318:.E318])" office:value-type="float" office:value="1801455" calcext:value-type="float">
            <text:p>1801455</text:p>
          </table:table-cell>
        </table:table-row>
        <table:table-row table:style-name="ro1">
          <table:table-cell table:style-name="ce5" office:value-type="float" office:value="4590.5" calcext:value-type="float">
            <text:p>4590.5</text:p>
          </table:table-cell>
          <table:table-cell table:style-name="ce5" office:value-type="float" office:value="1806045.5" calcext:value-type="float">
            <text:p>1806045.5</text:p>
          </table:table-cell>
          <table:table-cell table:style-name="ce5" office:value-type="float" office:value="4590.5" calcext:value-type="float">
            <text:p>4590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95034.25" calcext:value-type="float">
            <text:p>95034.25</text:p>
          </table:table-cell>
          <table:table-cell table:style-name="ce5" table:formula="of:=SUM([.D319:.E319])" office:value-type="float" office:value="1806045.5" calcext:value-type="float">
            <text:p>1806045.5</text:p>
          </table:table-cell>
        </table:table-row>
        <table:table-row table:style-name="ro1">
          <table:table-cell table:style-name="ce5" office:value-type="float" office:value="4743.25" calcext:value-type="float">
            <text:p>4743.25</text:p>
          </table:table-cell>
          <table:table-cell table:style-name="ce5" office:value-type="float" office:value="1810788.75" calcext:value-type="float">
            <text:p>1810788.75</text:p>
          </table:table-cell>
          <table:table-cell table:style-name="ce5" office:value-type="float" office:value="4743.25" calcext:value-type="float">
            <text:p>4743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99777.5" calcext:value-type="float">
            <text:p>99777.5</text:p>
          </table:table-cell>
          <table:table-cell table:style-name="ce5" table:formula="of:=SUM([.D320:.E320])" office:value-type="float" office:value="1810788.75" calcext:value-type="float">
            <text:p>1810788.75</text:p>
          </table:table-cell>
        </table:table-row>
        <table:table-row table:style-name="ro1">
          <table:table-cell table:style-name="ce5" office:value-type="float" office:value="4898.5" calcext:value-type="float">
            <text:p>4898.5</text:p>
          </table:table-cell>
          <table:table-cell table:style-name="ce5" office:value-type="float" office:value="1815687.25" calcext:value-type="float">
            <text:p>1815687.25</text:p>
          </table:table-cell>
          <table:table-cell table:style-name="ce5" office:value-type="float" office:value="4898.5" calcext:value-type="float">
            <text:p>4898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04676" calcext:value-type="float">
            <text:p>104676</text:p>
          </table:table-cell>
          <table:table-cell table:style-name="ce5" table:formula="of:=SUM([.D321:.E321])" office:value-type="float" office:value="1815687.25" calcext:value-type="float">
            <text:p>1815687.25</text:p>
          </table:table-cell>
        </table:table-row>
        <table:table-row table:style-name="ro1">
          <table:table-cell table:style-name="ce5" office:value-type="float" office:value="5056.25" calcext:value-type="float">
            <text:p>5056.25</text:p>
          </table:table-cell>
          <table:table-cell table:style-name="ce5" office:value-type="float" office:value="1820743.5" calcext:value-type="float">
            <text:p>1820743.5</text:p>
          </table:table-cell>
          <table:table-cell table:style-name="ce5" office:value-type="float" office:value="5056.25" calcext:value-type="float">
            <text:p>5056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09732.25" calcext:value-type="float">
            <text:p>109732.25</text:p>
          </table:table-cell>
          <table:table-cell table:style-name="ce5" table:formula="of:=SUM([.D322:.E322])" office:value-type="float" office:value="1820743.5" calcext:value-type="float">
            <text:p>1820743.5</text:p>
          </table:table-cell>
        </table:table-row>
        <table:table-row table:style-name="ro1">
          <table:table-cell table:style-name="ce5" office:value-type="float" office:value="5216.5" calcext:value-type="float">
            <text:p>5216.5</text:p>
          </table:table-cell>
          <table:table-cell table:style-name="ce5" office:value-type="float" office:value="1825960" calcext:value-type="float">
            <text:p>1825960</text:p>
          </table:table-cell>
          <table:table-cell table:style-name="ce5" office:value-type="float" office:value="5216.5" calcext:value-type="float">
            <text:p>5216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14948.75" calcext:value-type="float">
            <text:p>114948.75</text:p>
          </table:table-cell>
          <table:table-cell table:style-name="ce5" table:formula="of:=SUM([.D323:.E323])" office:value-type="float" office:value="1825960" calcext:value-type="float">
            <text:p>1825960</text:p>
          </table:table-cell>
        </table:table-row>
        <table:table-row table:style-name="ro1">
          <table:table-cell table:style-name="ce5" office:value-type="float" office:value="5379.25" calcext:value-type="float">
            <text:p>5379.25</text:p>
          </table:table-cell>
          <table:table-cell table:style-name="ce5" office:value-type="float" office:value="1831339.25" calcext:value-type="float">
            <text:p>1831339.25</text:p>
          </table:table-cell>
          <table:table-cell table:style-name="ce5" office:value-type="float" office:value="5379.25" calcext:value-type="float">
            <text:p>5379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20328" calcext:value-type="float">
            <text:p>120328</text:p>
          </table:table-cell>
          <table:table-cell table:style-name="ce5" table:formula="of:=SUM([.D324:.E324])" office:value-type="float" office:value="1831339.25" calcext:value-type="float">
            <text:p>1831339.25</text:p>
          </table:table-cell>
        </table:table-row>
        <table:table-row table:style-name="ro1">
          <table:table-cell table:style-name="ce5" office:value-type="float" office:value="5544.5" calcext:value-type="float">
            <text:p>5544.5</text:p>
          </table:table-cell>
          <table:table-cell table:style-name="ce5" office:value-type="float" office:value="1836883.75" calcext:value-type="float">
            <text:p>1836883.75</text:p>
          </table:table-cell>
          <table:table-cell table:style-name="ce5" office:value-type="float" office:value="5544.5" calcext:value-type="float">
            <text:p>5544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25872.5" calcext:value-type="float">
            <text:p>125872.5</text:p>
          </table:table-cell>
          <table:table-cell table:style-name="ce5" table:formula="of:=SUM([.D325:.E325])" office:value-type="float" office:value="1836883.75" calcext:value-type="float">
            <text:p>1836883.75</text:p>
          </table:table-cell>
        </table:table-row>
        <table:table-row table:style-name="ro1">
          <table:table-cell table:style-name="ce5" office:value-type="float" office:value="5712.25" calcext:value-type="float">
            <text:p>5712.25</text:p>
          </table:table-cell>
          <table:table-cell table:style-name="ce5" office:value-type="float" office:value="1842596" calcext:value-type="float">
            <text:p>1842596</text:p>
          </table:table-cell>
          <table:table-cell table:style-name="ce5" office:value-type="float" office:value="5712.25" calcext:value-type="float">
            <text:p>5712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31584.75" calcext:value-type="float">
            <text:p>131584.75</text:p>
          </table:table-cell>
          <table:table-cell table:style-name="ce5" table:formula="of:=SUM([.D326:.E326])" office:value-type="float" office:value="1842596" calcext:value-type="float">
            <text:p>1842596</text:p>
          </table:table-cell>
        </table:table-row>
        <table:table-row table:style-name="ro1">
          <table:table-cell table:style-name="ce5" office:value-type="float" office:value="5882.5" calcext:value-type="float">
            <text:p>5882.5</text:p>
          </table:table-cell>
          <table:table-cell table:style-name="ce5" office:value-type="float" office:value="1848478.5" calcext:value-type="float">
            <text:p>1848478.5</text:p>
          </table:table-cell>
          <table:table-cell table:style-name="ce5" office:value-type="float" office:value="5882.5" calcext:value-type="float">
            <text:p>5882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37467.25" calcext:value-type="float">
            <text:p>137467.25</text:p>
          </table:table-cell>
          <table:table-cell table:style-name="ce5" table:formula="of:=SUM([.D327:.E327])" office:value-type="float" office:value="1848478.5" calcext:value-type="float">
            <text:p>1848478.5</text:p>
          </table:table-cell>
        </table:table-row>
        <table:table-row table:style-name="ro1">
          <table:table-cell table:style-name="ce5" office:value-type="float" office:value="6055.25" calcext:value-type="float">
            <text:p>6055.25</text:p>
          </table:table-cell>
          <table:table-cell table:style-name="ce5" office:value-type="float" office:value="1854533.75" calcext:value-type="float">
            <text:p>1854533.75</text:p>
          </table:table-cell>
          <table:table-cell table:style-name="ce5" office:value-type="float" office:value="6055.25" calcext:value-type="float">
            <text:p>6055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43522.5" calcext:value-type="float">
            <text:p>143522.5</text:p>
          </table:table-cell>
          <table:table-cell table:style-name="ce5" table:formula="of:=SUM([.D328:.E328])" office:value-type="float" office:value="1854533.75" calcext:value-type="float">
            <text:p>1854533.75</text:p>
          </table:table-cell>
        </table:table-row>
        <table:table-row table:style-name="ro1">
          <table:table-cell table:style-name="ce5" office:value-type="float" office:value="6230.5" calcext:value-type="float">
            <text:p>6230.5</text:p>
          </table:table-cell>
          <table:table-cell table:style-name="ce5" office:value-type="float" office:value="1860764.25" calcext:value-type="float">
            <text:p>1860764.25</text:p>
          </table:table-cell>
          <table:table-cell table:style-name="ce5" office:value-type="float" office:value="6230.5" calcext:value-type="float">
            <text:p>6230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49753" calcext:value-type="float">
            <text:p>149753</text:p>
          </table:table-cell>
          <table:table-cell table:style-name="ce5" table:formula="of:=SUM([.D329:.E329])" office:value-type="float" office:value="1860764.25" calcext:value-type="float">
            <text:p>1860764.25</text:p>
          </table:table-cell>
        </table:table-row>
        <table:table-row table:style-name="ro1">
          <table:table-cell table:style-name="ce5" office:value-type="float" office:value="6408.25" calcext:value-type="float">
            <text:p>6408.25</text:p>
          </table:table-cell>
          <table:table-cell table:style-name="ce5" office:value-type="float" office:value="1867172.5" calcext:value-type="float">
            <text:p>1867172.5</text:p>
          </table:table-cell>
          <table:table-cell table:style-name="ce5" office:value-type="float" office:value="6408.25" calcext:value-type="float">
            <text:p>6408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56161.25" calcext:value-type="float">
            <text:p>156161.25</text:p>
          </table:table-cell>
          <table:table-cell table:style-name="ce5" table:formula="of:=SUM([.D330:.E330])" office:value-type="float" office:value="1867172.5" calcext:value-type="float">
            <text:p>1867172.5</text:p>
          </table:table-cell>
        </table:table-row>
        <table:table-row table:style-name="ro1">
          <table:table-cell table:style-name="ce5" office:value-type="float" office:value="6588.5" calcext:value-type="float">
            <text:p>6588.5</text:p>
          </table:table-cell>
          <table:table-cell table:style-name="ce5" office:value-type="float" office:value="1873761" calcext:value-type="float">
            <text:p>1873761</text:p>
          </table:table-cell>
          <table:table-cell table:style-name="ce5" office:value-type="float" office:value="6588.5" calcext:value-type="float">
            <text:p>6588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62749.75" calcext:value-type="float">
            <text:p>162749.75</text:p>
          </table:table-cell>
          <table:table-cell table:style-name="ce5" table:formula="of:=SUM([.D331:.E331])" office:value-type="float" office:value="1873761" calcext:value-type="float">
            <text:p>1873761</text:p>
          </table:table-cell>
        </table:table-row>
        <table:table-row table:style-name="ro1">
          <table:table-cell table:style-name="ce5" office:value-type="float" office:value="6771.25" calcext:value-type="float">
            <text:p>6771.25</text:p>
          </table:table-cell>
          <table:table-cell table:style-name="ce5" office:value-type="float" office:value="1880532.25" calcext:value-type="float">
            <text:p>1880532.25</text:p>
          </table:table-cell>
          <table:table-cell table:style-name="ce5" office:value-type="float" office:value="6771.25" calcext:value-type="float">
            <text:p>6771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69521" calcext:value-type="float">
            <text:p>169521</text:p>
          </table:table-cell>
          <table:table-cell table:style-name="ce5" table:formula="of:=SUM([.D332:.E332])" office:value-type="float" office:value="1880532.25" calcext:value-type="float">
            <text:p>1880532.25</text:p>
          </table:table-cell>
        </table:table-row>
        <table:table-row table:style-name="ro1">
          <table:table-cell table:style-name="ce5" office:value-type="float" office:value="6956.5" calcext:value-type="float">
            <text:p>6956.5</text:p>
          </table:table-cell>
          <table:table-cell table:style-name="ce5" office:value-type="float" office:value="1887488.75" calcext:value-type="float">
            <text:p>1887488.75</text:p>
          </table:table-cell>
          <table:table-cell table:style-name="ce5" office:value-type="float" office:value="6956.5" calcext:value-type="float">
            <text:p>6956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76477.5" calcext:value-type="float">
            <text:p>176477.5</text:p>
          </table:table-cell>
          <table:table-cell table:style-name="ce5" table:formula="of:=SUM([.D333:.E333])" office:value-type="float" office:value="1887488.75" calcext:value-type="float">
            <text:p>1887488.75</text:p>
          </table:table-cell>
        </table:table-row>
        <table:table-row table:style-name="ro1">
          <table:table-cell table:style-name="ce5" office:value-type="float" office:value="7144.25" calcext:value-type="float">
            <text:p>7144.25</text:p>
          </table:table-cell>
          <table:table-cell table:style-name="ce5" office:value-type="float" office:value="1894633" calcext:value-type="float">
            <text:p>1894633</text:p>
          </table:table-cell>
          <table:table-cell table:style-name="ce5" office:value-type="float" office:value="7144.25" calcext:value-type="float">
            <text:p>7144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83621.75" calcext:value-type="float">
            <text:p>183621.75</text:p>
          </table:table-cell>
          <table:table-cell table:style-name="ce5" table:formula="of:=SUM([.D334:.E334])" office:value-type="float" office:value="1894633" calcext:value-type="float">
            <text:p>1894633</text:p>
          </table:table-cell>
        </table:table-row>
        <table:table-row table:style-name="ro1">
          <table:table-cell table:style-name="ce5" office:value-type="float" office:value="7334.5" calcext:value-type="float">
            <text:p>7334.5</text:p>
          </table:table-cell>
          <table:table-cell table:style-name="ce5" office:value-type="float" office:value="1901967.5" calcext:value-type="float">
            <text:p>1901967.5</text:p>
          </table:table-cell>
          <table:table-cell table:style-name="ce5" office:value-type="float" office:value="7334.5" calcext:value-type="float">
            <text:p>7334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90956.25" calcext:value-type="float">
            <text:p>190956.25</text:p>
          </table:table-cell>
          <table:table-cell table:style-name="ce5" table:formula="of:=SUM([.D335:.E335])" office:value-type="float" office:value="1901967.5" calcext:value-type="float">
            <text:p>1901967.5</text:p>
          </table:table-cell>
        </table:table-row>
        <table:table-row table:style-name="ro1">
          <table:table-cell table:style-name="ce5" office:value-type="float" office:value="7527.25" calcext:value-type="float">
            <text:p>7527.25</text:p>
          </table:table-cell>
          <table:table-cell table:style-name="ce5" office:value-type="float" office:value="1909494.75" calcext:value-type="float">
            <text:p>1909494.75</text:p>
          </table:table-cell>
          <table:table-cell table:style-name="ce5" office:value-type="float" office:value="7527.25" calcext:value-type="float">
            <text:p>7527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98483.5" calcext:value-type="float">
            <text:p>198483.5</text:p>
          </table:table-cell>
          <table:table-cell table:style-name="ce5" table:formula="of:=SUM([.D336:.E336])" office:value-type="float" office:value="1909494.75" calcext:value-type="float">
            <text:p>1909494.75</text:p>
          </table:table-cell>
        </table:table-row>
        <table:table-row table:style-name="ro1">
          <table:table-cell table:style-name="ce5" office:value-type="float" office:value="7722.5" calcext:value-type="float">
            <text:p>7722.5</text:p>
          </table:table-cell>
          <table:table-cell table:style-name="ce5" office:value-type="float" office:value="1917217.25" calcext:value-type="float">
            <text:p>1917217.25</text:p>
          </table:table-cell>
          <table:table-cell table:style-name="ce5" office:value-type="float" office:value="7722.5" calcext:value-type="float">
            <text:p>7722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206206" calcext:value-type="float">
            <text:p>206206</text:p>
          </table:table-cell>
          <table:table-cell table:style-name="ce5" table:formula="of:=SUM([.D337:.E337])" office:value-type="float" office:value="1917217.25" calcext:value-type="float">
            <text:p>1917217.25</text:p>
          </table:table-cell>
        </table:table-row>
        <table:table-row table:style-name="ro1">
          <table:table-cell table:style-name="ce5" office:value-type="float" office:value="7920.25" calcext:value-type="float">
            <text:p>7920.25</text:p>
          </table:table-cell>
          <table:table-cell table:style-name="ce5" office:value-type="float" office:value="1925137.5" calcext:value-type="float">
            <text:p>1925137.5</text:p>
          </table:table-cell>
          <table:table-cell table:style-name="ce5" office:value-type="float" office:value="7920.25" calcext:value-type="float">
            <text:p>7920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214126.25" calcext:value-type="float">
            <text:p>214126.25</text:p>
          </table:table-cell>
          <table:table-cell table:style-name="ce5" table:formula="of:=SUM([.D338:.E338])" office:value-type="float" office:value="1925137.5" calcext:value-type="float">
            <text:p>1925137.5</text:p>
          </table:table-cell>
        </table:table-row>
        <table:table-row table:style-name="ro1">
          <table:table-cell table:style-name="ce5" office:value-type="float" office:value="8120.5" calcext:value-type="float">
            <text:p>8120.5</text:p>
          </table:table-cell>
          <table:table-cell table:style-name="ce5" office:value-type="float" office:value="1933258" calcext:value-type="float">
            <text:p>1933258</text:p>
          </table:table-cell>
          <table:table-cell table:style-name="ce5" office:value-type="float" office:value="8120.5" calcext:value-type="float">
            <text:p>8120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222246.75" calcext:value-type="float">
            <text:p>222246.75</text:p>
          </table:table-cell>
          <table:table-cell table:style-name="ce5" table:formula="of:=SUM([.D339:.E339])" office:value-type="float" office:value="1933258" calcext:value-type="float">
            <text:p>1933258</text:p>
          </table:table-cell>
        </table:table-row>
        <table:table-row table:style-name="ro1">
          <table:table-cell table:style-name="ce5" office:value-type="float" office:value="8323.25" calcext:value-type="float">
            <text:p>8323.25</text:p>
          </table:table-cell>
          <table:table-cell table:style-name="ce5" office:value-type="float" office:value="1941581.25" calcext:value-type="float">
            <text:p>1941581.25</text:p>
          </table:table-cell>
          <table:table-cell table:style-name="ce5" office:value-type="float" office:value="8323.25" calcext:value-type="float">
            <text:p>8323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230570" calcext:value-type="float">
            <text:p>230570</text:p>
          </table:table-cell>
          <table:table-cell table:style-name="ce5" table:formula="of:=SUM([.D340:.E340])" office:value-type="float" office:value="1941581.25" calcext:value-type="float">
            <text:p>1941581.25</text:p>
          </table:table-cell>
        </table:table-row>
        <table:table-row table:style-name="ro1">
          <table:table-cell table:style-name="ce5" office:value-type="float" office:value="8528.5" calcext:value-type="float">
            <text:p>8528.5</text:p>
          </table:table-cell>
          <table:table-cell table:style-name="ce5" office:value-type="float" office:value="1950109.75" calcext:value-type="float">
            <text:p>1950109.75</text:p>
          </table:table-cell>
          <table:table-cell table:style-name="ce5" office:value-type="float" office:value="8528.5" calcext:value-type="float">
            <text:p>8528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239098.5" calcext:value-type="float">
            <text:p>239098.5</text:p>
          </table:table-cell>
          <table:table-cell table:style-name="ce5" table:formula="of:=SUM([.D341:.E341])" office:value-type="float" office:value="1950109.75" calcext:value-type="float">
            <text:p>1950109.75</text:p>
          </table:table-cell>
        </table:table-row>
        <table:table-row table:style-name="ro1">
          <table:table-cell table:style-name="ce5" office:value-type="float" office:value="8736.25" calcext:value-type="float">
            <text:p>8736.25</text:p>
          </table:table-cell>
          <table:table-cell table:style-name="ce5" office:value-type="float" office:value="1958846" calcext:value-type="float">
            <text:p>1958846</text:p>
          </table:table-cell>
          <table:table-cell table:style-name="ce5" office:value-type="float" office:value="8736.25" calcext:value-type="float">
            <text:p>8736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247834.75" calcext:value-type="float">
            <text:p>247834.75</text:p>
          </table:table-cell>
          <table:table-cell table:style-name="ce5" table:formula="of:=SUM([.D342:.E342])" office:value-type="float" office:value="1958846" calcext:value-type="float">
            <text:p>1958846</text:p>
          </table:table-cell>
        </table:table-row>
        <table:table-row table:style-name="ro1">
          <table:table-cell table:style-name="ce5" office:value-type="float" office:value="8946.5" calcext:value-type="float">
            <text:p>8946.5</text:p>
          </table:table-cell>
          <table:table-cell table:style-name="ce5" office:value-type="float" office:value="1967792.5" calcext:value-type="float">
            <text:p>1967792.5</text:p>
          </table:table-cell>
          <table:table-cell table:style-name="ce5" office:value-type="float" office:value="8946.5" calcext:value-type="float">
            <text:p>8946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256781.25" calcext:value-type="float">
            <text:p>256781.25</text:p>
          </table:table-cell>
          <table:table-cell table:style-name="ce5" table:formula="of:=SUM([.D343:.E343])" office:value-type="float" office:value="1967792.5" calcext:value-type="float">
            <text:p>1967792.5</text:p>
          </table:table-cell>
        </table:table-row>
        <table:table-row table:style-name="ro1">
          <table:table-cell table:style-name="ce5" office:value-type="float" office:value="9159.25" calcext:value-type="float">
            <text:p>9159.25</text:p>
          </table:table-cell>
          <table:table-cell table:style-name="ce5" office:value-type="float" office:value="1976951.75" calcext:value-type="float">
            <text:p>1976951.75</text:p>
          </table:table-cell>
          <table:table-cell table:style-name="ce5" office:value-type="float" office:value="9159.25" calcext:value-type="float">
            <text:p>9159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265940.5" calcext:value-type="float">
            <text:p>265940.5</text:p>
          </table:table-cell>
          <table:table-cell table:style-name="ce5" table:formula="of:=SUM([.D344:.E344])" office:value-type="float" office:value="1976951.75" calcext:value-type="float">
            <text:p>1976951.75</text:p>
          </table:table-cell>
        </table:table-row>
        <table:table-row table:style-name="ro1">
          <table:table-cell table:style-name="ce5" office:value-type="float" office:value="9374.5" calcext:value-type="float">
            <text:p>9374.5</text:p>
          </table:table-cell>
          <table:table-cell table:style-name="ce5" office:value-type="float" office:value="1986326.25" calcext:value-type="float">
            <text:p>1986326.25</text:p>
          </table:table-cell>
          <table:table-cell table:style-name="ce5" office:value-type="float" office:value="9374.5" calcext:value-type="float">
            <text:p>9374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275315" calcext:value-type="float">
            <text:p>275315</text:p>
          </table:table-cell>
          <table:table-cell table:style-name="ce5" table:formula="of:=SUM([.D345:.E345])" office:value-type="float" office:value="1986326.25" calcext:value-type="float">
            <text:p>1986326.25</text:p>
          </table:table-cell>
        </table:table-row>
        <table:table-row table:style-name="ro1">
          <table:table-cell table:style-name="ce5" office:value-type="float" office:value="9592.25" calcext:value-type="float">
            <text:p>9592.25</text:p>
          </table:table-cell>
          <table:table-cell table:style-name="ce5" office:value-type="float" office:value="1995918.5" calcext:value-type="float">
            <text:p>1995918.5</text:p>
          </table:table-cell>
          <table:table-cell table:style-name="ce5" office:value-type="float" office:value="9592.25" calcext:value-type="float">
            <text:p>9592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284907.25" calcext:value-type="float">
            <text:p>284907.25</text:p>
          </table:table-cell>
          <table:table-cell table:style-name="ce5" table:formula="of:=SUM([.D346:.E346])" office:value-type="float" office:value="1995918.5" calcext:value-type="float">
            <text:p>1995918.5</text:p>
          </table:table-cell>
        </table:table-row>
        <table:table-row table:style-name="ro1">
          <table:table-cell table:style-name="ce5" office:value-type="float" office:value="9812.5" calcext:value-type="float">
            <text:p>9812.5</text:p>
          </table:table-cell>
          <table:table-cell table:style-name="ce5" office:value-type="float" office:value="2005731" calcext:value-type="float">
            <text:p>2005731</text:p>
          </table:table-cell>
          <table:table-cell table:style-name="ce5" office:value-type="float" office:value="9812.5" calcext:value-type="float">
            <text:p>9812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294719.75" calcext:value-type="float">
            <text:p>294719.75</text:p>
          </table:table-cell>
          <table:table-cell table:style-name="ce5" table:formula="of:=SUM([.D347:.E347])" office:value-type="float" office:value="2005731" calcext:value-type="float">
            <text:p>2005731</text:p>
          </table:table-cell>
        </table:table-row>
        <table:table-row table:style-name="ro1">
          <table:table-cell table:style-name="ce5" office:value-type="float" office:value="10035.25" calcext:value-type="float">
            <text:p>10035.25</text:p>
          </table:table-cell>
          <table:table-cell table:style-name="ce5" office:value-type="float" office:value="2015766.25" calcext:value-type="float">
            <text:p>2015766.25</text:p>
          </table:table-cell>
          <table:table-cell table:style-name="ce5" office:value-type="float" office:value="10035.25" calcext:value-type="float">
            <text:p>10035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304755" calcext:value-type="float">
            <text:p>304755</text:p>
          </table:table-cell>
          <table:table-cell table:style-name="ce5" table:formula="of:=SUM([.D348:.E348])" office:value-type="float" office:value="2015766.25" calcext:value-type="float">
            <text:p>2015766.25</text:p>
          </table:table-cell>
        </table:table-row>
        <table:table-row table:style-name="ro1">
          <table:table-cell table:style-name="ce5" office:value-type="float" office:value="10260.5" calcext:value-type="float">
            <text:p>10260.5</text:p>
          </table:table-cell>
          <table:table-cell table:style-name="ce5" office:value-type="float" office:value="2026026.75" calcext:value-type="float">
            <text:p>2026026.75</text:p>
          </table:table-cell>
          <table:table-cell table:style-name="ce5" office:value-type="float" office:value="10260.5" calcext:value-type="float">
            <text:p>10260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315015.5" calcext:value-type="float">
            <text:p>315015.5</text:p>
          </table:table-cell>
          <table:table-cell table:style-name="ce5" table:formula="of:=SUM([.D349:.E349])" office:value-type="float" office:value="2026026.75" calcext:value-type="float">
            <text:p>2026026.75</text:p>
          </table:table-cell>
        </table:table-row>
        <table:table-row table:style-name="ro1">
          <table:table-cell table:style-name="ce5" office:value-type="float" office:value="10488.25" calcext:value-type="float">
            <text:p>10488.25</text:p>
          </table:table-cell>
          <table:table-cell table:style-name="ce5" office:value-type="float" office:value="2036515" calcext:value-type="float">
            <text:p>2036515</text:p>
          </table:table-cell>
          <table:table-cell table:style-name="ce5" office:value-type="float" office:value="10488.25" calcext:value-type="float">
            <text:p>10488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325503.75" calcext:value-type="float">
            <text:p>325503.75</text:p>
          </table:table-cell>
          <table:table-cell table:style-name="ce5" table:formula="of:=SUM([.D350:.E350])" office:value-type="float" office:value="2036515" calcext:value-type="float">
            <text:p>2036515</text:p>
          </table:table-cell>
        </table:table-row>
        <table:table-row table:style-name="ro1">
          <table:table-cell table:style-name="ce5" office:value-type="float" office:value="10718.5" calcext:value-type="float">
            <text:p>10718.5</text:p>
          </table:table-cell>
          <table:table-cell table:style-name="ce5" office:value-type="float" office:value="2047233.5" calcext:value-type="float">
            <text:p>2047233.5</text:p>
          </table:table-cell>
          <table:table-cell table:style-name="ce5" office:value-type="float" office:value="10718.5" calcext:value-type="float">
            <text:p>10718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336222.25" calcext:value-type="float">
            <text:p>336222.25</text:p>
          </table:table-cell>
          <table:table-cell table:style-name="ce5" table:formula="of:=SUM([.D351:.E351])" office:value-type="float" office:value="2047233.5" calcext:value-type="float">
            <text:p>2047233.5</text:p>
          </table:table-cell>
        </table:table-row>
        <table:table-row table:style-name="ro1">
          <table:table-cell table:style-name="ce5" office:value-type="float" office:value="10951.25" calcext:value-type="float">
            <text:p>10951.25</text:p>
          </table:table-cell>
          <table:table-cell table:style-name="ce5" office:value-type="float" office:value="2058184.75" calcext:value-type="float">
            <text:p>2058184.75</text:p>
          </table:table-cell>
          <table:table-cell table:style-name="ce5" office:value-type="float" office:value="10951.25" calcext:value-type="float">
            <text:p>10951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347173.5" calcext:value-type="float">
            <text:p>347173.5</text:p>
          </table:table-cell>
          <table:table-cell table:style-name="ce5" table:formula="of:=SUM([.D352:.E352])" office:value-type="float" office:value="2058184.75" calcext:value-type="float">
            <text:p>2058184.75</text:p>
          </table:table-cell>
        </table:table-row>
        <table:table-row table:style-name="ro1">
          <table:table-cell table:style-name="ce5" office:value-type="float" office:value="11186.5" calcext:value-type="float">
            <text:p>11186.5</text:p>
          </table:table-cell>
          <table:table-cell table:style-name="ce5" office:value-type="float" office:value="2069371.25" calcext:value-type="float">
            <text:p>2069371.25</text:p>
          </table:table-cell>
          <table:table-cell table:style-name="ce5" office:value-type="float" office:value="11186.5" calcext:value-type="float">
            <text:p>11186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358360" calcext:value-type="float">
            <text:p>358360</text:p>
          </table:table-cell>
          <table:table-cell table:style-name="ce5" table:formula="of:=SUM([.D353:.E353])" office:value-type="float" office:value="2069371.25" calcext:value-type="float">
            <text:p>2069371.25</text:p>
          </table:table-cell>
        </table:table-row>
        <table:table-row table:style-name="ro1">
          <table:table-cell table:style-name="ce5" office:value-type="float" office:value="11424.25" calcext:value-type="float">
            <text:p>11424.25</text:p>
          </table:table-cell>
          <table:table-cell table:style-name="ce5" office:value-type="float" office:value="2080795.5" calcext:value-type="float">
            <text:p>2080795.5</text:p>
          </table:table-cell>
          <table:table-cell table:style-name="ce5" office:value-type="float" office:value="11424.25" calcext:value-type="float">
            <text:p>11424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369784.25" calcext:value-type="float">
            <text:p>369784.25</text:p>
          </table:table-cell>
          <table:table-cell table:style-name="ce5" table:formula="of:=SUM([.D354:.E354])" office:value-type="float" office:value="2080795.5" calcext:value-type="float">
            <text:p>2080795.5</text:p>
          </table:table-cell>
        </table:table-row>
        <table:table-row table:style-name="ro1">
          <table:table-cell table:style-name="ce5" office:value-type="float" office:value="11664.5" calcext:value-type="float">
            <text:p>11664.5</text:p>
          </table:table-cell>
          <table:table-cell table:style-name="ce5" office:value-type="float" office:value="2092460" calcext:value-type="float">
            <text:p>2092460</text:p>
          </table:table-cell>
          <table:table-cell table:style-name="ce5" office:value-type="float" office:value="11664.5" calcext:value-type="float">
            <text:p>11664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381448.75" calcext:value-type="float">
            <text:p>381448.75</text:p>
          </table:table-cell>
          <table:table-cell table:style-name="ce5" table:formula="of:=SUM([.D355:.E355])" office:value-type="float" office:value="2092460" calcext:value-type="float">
            <text:p>2092460</text:p>
          </table:table-cell>
        </table:table-row>
        <table:table-row table:style-name="ro1">
          <table:table-cell table:style-name="ce5" office:value-type="float" office:value="11907.25" calcext:value-type="float">
            <text:p>11907.25</text:p>
          </table:table-cell>
          <table:table-cell table:style-name="ce5" office:value-type="float" office:value="2104367.25" calcext:value-type="float">
            <text:p>2104367.25</text:p>
          </table:table-cell>
          <table:table-cell table:style-name="ce5" office:value-type="float" office:value="11907.25" calcext:value-type="float">
            <text:p>11907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393356" calcext:value-type="float">
            <text:p>393356</text:p>
          </table:table-cell>
          <table:table-cell table:style-name="ce5" table:formula="of:=SUM([.D356:.E356])" office:value-type="float" office:value="2104367.25" calcext:value-type="float">
            <text:p>2104367.25</text:p>
          </table:table-cell>
        </table:table-row>
        <table:table-row table:style-name="ro1">
          <table:table-cell table:style-name="ce5" office:value-type="float" office:value="12152.5" calcext:value-type="float">
            <text:p>12152.5</text:p>
          </table:table-cell>
          <table:table-cell table:style-name="ce5" office:value-type="float" office:value="2116519.75" calcext:value-type="float">
            <text:p>2116519.75</text:p>
          </table:table-cell>
          <table:table-cell table:style-name="ce5" office:value-type="float" office:value="12152.5" calcext:value-type="float">
            <text:p>12152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405508.5" calcext:value-type="float">
            <text:p>405508.5</text:p>
          </table:table-cell>
          <table:table-cell table:style-name="ce5" table:formula="of:=SUM([.D357:.E357])" office:value-type="float" office:value="2116519.75" calcext:value-type="float">
            <text:p>2116519.75</text:p>
          </table:table-cell>
        </table:table-row>
        <table:table-row table:style-name="ro1">
          <table:table-cell table:style-name="ce5" office:value-type="float" office:value="12400.25" calcext:value-type="float">
            <text:p>12400.25</text:p>
          </table:table-cell>
          <table:table-cell table:style-name="ce5" office:value-type="float" office:value="2128920" calcext:value-type="float">
            <text:p>2128920</text:p>
          </table:table-cell>
          <table:table-cell table:style-name="ce5" office:value-type="float" office:value="12400.25" calcext:value-type="float">
            <text:p>12400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417908.75" calcext:value-type="float">
            <text:p>417908.75</text:p>
          </table:table-cell>
          <table:table-cell table:style-name="ce5" table:formula="of:=SUM([.D358:.E358])" office:value-type="float" office:value="2128920" calcext:value-type="float">
            <text:p>2128920</text:p>
          </table:table-cell>
        </table:table-row>
        <table:table-row table:style-name="ro1">
          <table:table-cell table:style-name="ce5" office:value-type="float" office:value="12650.5" calcext:value-type="float">
            <text:p>12650.5</text:p>
          </table:table-cell>
          <table:table-cell table:style-name="ce5" office:value-type="float" office:value="2141570.5" calcext:value-type="float">
            <text:p>2141570.5</text:p>
          </table:table-cell>
          <table:table-cell table:style-name="ce5" office:value-type="float" office:value="12650.5" calcext:value-type="float">
            <text:p>12650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430559.25" calcext:value-type="float">
            <text:p>430559.25</text:p>
          </table:table-cell>
          <table:table-cell table:style-name="ce5" table:formula="of:=SUM([.D359:.E359])" office:value-type="float" office:value="2141570.5" calcext:value-type="float">
            <text:p>2141570.5</text:p>
          </table:table-cell>
        </table:table-row>
        <table:table-row table:style-name="ro1">
          <table:table-cell table:style-name="ce5" office:value-type="float" office:value="12903.25" calcext:value-type="float">
            <text:p>12903.25</text:p>
          </table:table-cell>
          <table:table-cell table:style-name="ce5" office:value-type="float" office:value="2154473.75" calcext:value-type="float">
            <text:p>2154473.75</text:p>
          </table:table-cell>
          <table:table-cell table:style-name="ce5" office:value-type="float" office:value="12903.25" calcext:value-type="float">
            <text:p>12903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443462.5" calcext:value-type="float">
            <text:p>443462.5</text:p>
          </table:table-cell>
          <table:table-cell table:style-name="ce5" table:formula="of:=SUM([.D360:.E360])" office:value-type="float" office:value="2154473.75" calcext:value-type="float">
            <text:p>2154473.75</text:p>
          </table:table-cell>
        </table:table-row>
        <table:table-row table:style-name="ro1">
          <table:table-cell table:style-name="ce5" office:value-type="float" office:value="13158.5" calcext:value-type="float">
            <text:p>13158.5</text:p>
          </table:table-cell>
          <table:table-cell table:style-name="ce5" office:value-type="float" office:value="2167632.25" calcext:value-type="float">
            <text:p>2167632.25</text:p>
          </table:table-cell>
          <table:table-cell table:style-name="ce5" office:value-type="float" office:value="13158.5" calcext:value-type="float">
            <text:p>13158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456621" calcext:value-type="float">
            <text:p>456621</text:p>
          </table:table-cell>
          <table:table-cell table:style-name="ce5" table:formula="of:=SUM([.D361:.E361])" office:value-type="float" office:value="2167632.25" calcext:value-type="float">
            <text:p>2167632.25</text:p>
          </table:table-cell>
        </table:table-row>
        <table:table-row table:style-name="ro1">
          <table:table-cell table:style-name="ce5" office:value-type="float" office:value="13416.25" calcext:value-type="float">
            <text:p>13416.25</text:p>
          </table:table-cell>
          <table:table-cell table:style-name="ce5" office:value-type="float" office:value="2181048.5" calcext:value-type="float">
            <text:p>2181048.5</text:p>
          </table:table-cell>
          <table:table-cell table:style-name="ce5" office:value-type="float" office:value="13416.25" calcext:value-type="float">
            <text:p>13416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470037.25" calcext:value-type="float">
            <text:p>470037.25</text:p>
          </table:table-cell>
          <table:table-cell table:style-name="ce5" table:formula="of:=SUM([.D362:.E362])" office:value-type="float" office:value="2181048.5" calcext:value-type="float">
            <text:p>2181048.5</text:p>
          </table:table-cell>
        </table:table-row>
        <table:table-row table:style-name="ro1">
          <table:table-cell table:style-name="ce5" office:value-type="float" office:value="13676.5" calcext:value-type="float">
            <text:p>13676.5</text:p>
          </table:table-cell>
          <table:table-cell table:style-name="ce5" office:value-type="float" office:value="2194725" calcext:value-type="float">
            <text:p>2194725</text:p>
          </table:table-cell>
          <table:table-cell table:style-name="ce5" office:value-type="float" office:value="13676.5" calcext:value-type="float">
            <text:p>13676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483713.75" calcext:value-type="float">
            <text:p>483713.75</text:p>
          </table:table-cell>
          <table:table-cell table:style-name="ce5" table:formula="of:=SUM([.D363:.E363])" office:value-type="float" office:value="2194725" calcext:value-type="float">
            <text:p>2194725</text:p>
          </table:table-cell>
        </table:table-row>
        <table:table-row table:style-name="ro1">
          <table:table-cell table:style-name="ce5" office:value-type="float" office:value="13939.25" calcext:value-type="float">
            <text:p>13939.25</text:p>
          </table:table-cell>
          <table:table-cell table:style-name="ce5" office:value-type="float" office:value="2208664.25" calcext:value-type="float">
            <text:p>2208664.25</text:p>
          </table:table-cell>
          <table:table-cell table:style-name="ce5" office:value-type="float" office:value="13939.25" calcext:value-type="float">
            <text:p>13939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497653" calcext:value-type="float">
            <text:p>497653</text:p>
          </table:table-cell>
          <table:table-cell table:style-name="ce5" table:formula="of:=SUM([.D364:.E364])" office:value-type="float" office:value="2208664.25" calcext:value-type="float">
            <text:p>2208664.25</text:p>
          </table:table-cell>
        </table:table-row>
        <table:table-row table:style-name="ro1">
          <table:table-cell table:style-name="ce5" office:value-type="float" office:value="14204.5" calcext:value-type="float">
            <text:p>14204.5</text:p>
          </table:table-cell>
          <table:table-cell table:style-name="ce5" office:value-type="float" office:value="2222868.75" calcext:value-type="float">
            <text:p>2222868.75</text:p>
          </table:table-cell>
          <table:table-cell table:style-name="ce5" office:value-type="float" office:value="14204.5" calcext:value-type="float">
            <text:p>14204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511857.5" calcext:value-type="float">
            <text:p>511857.5</text:p>
          </table:table-cell>
          <table:table-cell table:style-name="ce5" table:formula="of:=SUM([.D365:.E365])" office:value-type="float" office:value="2222868.75" calcext:value-type="float">
            <text:p>2222868.75</text:p>
          </table:table-cell>
        </table:table-row>
        <table:table-row table:style-name="ro1">
          <table:table-cell table:style-name="ce5" office:value-type="float" office:value="14472.25" calcext:value-type="float">
            <text:p>14472.25</text:p>
          </table:table-cell>
          <table:table-cell table:style-name="ce5" office:value-type="float" office:value="2237341" calcext:value-type="float">
            <text:p>2237341</text:p>
          </table:table-cell>
          <table:table-cell table:style-name="ce5" office:value-type="float" office:value="14472.25" calcext:value-type="float">
            <text:p>14472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526329.75" calcext:value-type="float">
            <text:p>526329.75</text:p>
          </table:table-cell>
          <table:table-cell table:style-name="ce5" table:formula="of:=SUM([.D366:.E366])" office:value-type="float" office:value="2237341" calcext:value-type="float">
            <text:p>2237341</text:p>
          </table:table-cell>
        </table:table-row>
        <table:table-row table:style-name="ro1">
          <table:table-cell table:style-name="ce5" office:value-type="float" office:value="14742.5" calcext:value-type="float">
            <text:p>14742.5</text:p>
          </table:table-cell>
          <table:table-cell table:style-name="ce5" office:value-type="float" office:value="2252083.5" calcext:value-type="float">
            <text:p>2252083.5</text:p>
          </table:table-cell>
          <table:table-cell table:style-name="ce5" office:value-type="float" office:value="14742.5" calcext:value-type="float">
            <text:p>14742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541072.25" calcext:value-type="float">
            <text:p>541072.25</text:p>
          </table:table-cell>
          <table:table-cell table:style-name="ce5" table:formula="of:=SUM([.D367:.E367])" office:value-type="float" office:value="2252083.5" calcext:value-type="float">
            <text:p>2252083.5</text:p>
          </table:table-cell>
        </table:table-row>
        <table:table-row table:style-name="ro1">
          <table:table-cell table:style-name="ce5" office:value-type="float" office:value="15015.25" calcext:value-type="float">
            <text:p>15015.25</text:p>
          </table:table-cell>
          <table:table-cell table:style-name="ce5" office:value-type="float" office:value="2267098.75" calcext:value-type="float">
            <text:p>2267098.75</text:p>
          </table:table-cell>
          <table:table-cell table:style-name="ce5" office:value-type="float" office:value="15015.25" calcext:value-type="float">
            <text:p>15015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556087.5" calcext:value-type="float">
            <text:p>556087.5</text:p>
          </table:table-cell>
          <table:table-cell table:style-name="ce5" table:formula="of:=SUM([.D368:.E368])" office:value-type="float" office:value="2267098.75" calcext:value-type="float">
            <text:p>2267098.75</text:p>
          </table:table-cell>
        </table:table-row>
        <table:table-row table:style-name="ro1">
          <table:table-cell table:style-name="ce5" office:value-type="float" office:value="15290.5" calcext:value-type="float">
            <text:p>15290.5</text:p>
          </table:table-cell>
          <table:table-cell table:style-name="ce5" office:value-type="float" office:value="2282389.25" calcext:value-type="float">
            <text:p>2282389.25</text:p>
          </table:table-cell>
          <table:table-cell table:style-name="ce5" office:value-type="float" office:value="15290.5" calcext:value-type="float">
            <text:p>15290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571378" calcext:value-type="float">
            <text:p>571378</text:p>
          </table:table-cell>
          <table:table-cell table:style-name="ce5" table:formula="of:=SUM([.D369:.E369])" office:value-type="float" office:value="2282389.25" calcext:value-type="float">
            <text:p>2282389.25</text:p>
          </table:table-cell>
        </table:table-row>
        <table:table-row table:style-name="ro1">
          <table:table-cell table:style-name="ce5" office:value-type="float" office:value="15568.25" calcext:value-type="float">
            <text:p>15568.25</text:p>
          </table:table-cell>
          <table:table-cell table:style-name="ce5" office:value-type="float" office:value="2297957.5" calcext:value-type="float">
            <text:p>2297957.5</text:p>
          </table:table-cell>
          <table:table-cell table:style-name="ce5" office:value-type="float" office:value="15568.25" calcext:value-type="float">
            <text:p>15568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586946.25" calcext:value-type="float">
            <text:p>586946.25</text:p>
          </table:table-cell>
          <table:table-cell table:style-name="ce5" table:formula="of:=SUM([.D370:.E370])" office:value-type="float" office:value="2297957.5" calcext:value-type="float">
            <text:p>2297957.5</text:p>
          </table:table-cell>
        </table:table-row>
        <table:table-row table:style-name="ro1">
          <table:table-cell table:style-name="ce5" office:value-type="float" office:value="15848.5" calcext:value-type="float">
            <text:p>15848.5</text:p>
          </table:table-cell>
          <table:table-cell table:style-name="ce5" office:value-type="float" office:value="2313806" calcext:value-type="float">
            <text:p>2313806</text:p>
          </table:table-cell>
          <table:table-cell table:style-name="ce5" office:value-type="float" office:value="15848.5" calcext:value-type="float">
            <text:p>15848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602794.75" calcext:value-type="float">
            <text:p>602794.75</text:p>
          </table:table-cell>
          <table:table-cell table:style-name="ce5" table:formula="of:=SUM([.D371:.E371])" office:value-type="float" office:value="2313806" calcext:value-type="float">
            <text:p>2313806</text:p>
          </table:table-cell>
        </table:table-row>
        <table:table-row table:style-name="ro1">
          <table:table-cell table:style-name="ce5" office:value-type="float" office:value="16131.25" calcext:value-type="float">
            <text:p>16131.25</text:p>
          </table:table-cell>
          <table:table-cell table:style-name="ce5" office:value-type="float" office:value="2329937.25" calcext:value-type="float">
            <text:p>2329937.25</text:p>
          </table:table-cell>
          <table:table-cell table:style-name="ce5" office:value-type="float" office:value="16131.25" calcext:value-type="float">
            <text:p>16131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618926" calcext:value-type="float">
            <text:p>618926</text:p>
          </table:table-cell>
          <table:table-cell table:style-name="ce5" table:formula="of:=SUM([.D372:.E372])" office:value-type="float" office:value="2329937.25" calcext:value-type="float">
            <text:p>2329937.25</text:p>
          </table:table-cell>
        </table:table-row>
        <table:table-row table:style-name="ro1">
          <table:table-cell table:style-name="ce5" office:value-type="float" office:value="16416.5" calcext:value-type="float">
            <text:p>16416.5</text:p>
          </table:table-cell>
          <table:table-cell table:style-name="ce5" office:value-type="float" office:value="2346353.75" calcext:value-type="float">
            <text:p>2346353.75</text:p>
          </table:table-cell>
          <table:table-cell table:style-name="ce5" office:value-type="float" office:value="16416.5" calcext:value-type="float">
            <text:p>16416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635342.5" calcext:value-type="float">
            <text:p>635342.5</text:p>
          </table:table-cell>
          <table:table-cell table:style-name="ce5" table:formula="of:=SUM([.D373:.E373])" office:value-type="float" office:value="2346353.75" calcext:value-type="float">
            <text:p>2346353.75</text:p>
          </table:table-cell>
        </table:table-row>
        <table:table-row table:style-name="ro1">
          <table:table-cell table:style-name="ce5" office:value-type="float" office:value="16704.25" calcext:value-type="float">
            <text:p>16704.25</text:p>
          </table:table-cell>
          <table:table-cell table:style-name="ce5" office:value-type="float" office:value="2363058" calcext:value-type="float">
            <text:p>2363058</text:p>
          </table:table-cell>
          <table:table-cell table:style-name="ce5" office:value-type="float" office:value="16704.25" calcext:value-type="float">
            <text:p>16704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652046.75" calcext:value-type="float">
            <text:p>652046.75</text:p>
          </table:table-cell>
          <table:table-cell table:style-name="ce5" table:formula="of:=SUM([.D374:.E374])" office:value-type="float" office:value="2363058" calcext:value-type="float">
            <text:p>2363058</text:p>
          </table:table-cell>
        </table:table-row>
        <table:table-row table:style-name="ro1">
          <table:table-cell table:style-name="ce5" office:value-type="float" office:value="16994.5" calcext:value-type="float">
            <text:p>16994.5</text:p>
          </table:table-cell>
          <table:table-cell table:style-name="ce5" office:value-type="float" office:value="2380052.5" calcext:value-type="float">
            <text:p>2380052.5</text:p>
          </table:table-cell>
          <table:table-cell table:style-name="ce5" office:value-type="float" office:value="16994.5" calcext:value-type="float">
            <text:p>16994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669041.25" calcext:value-type="float">
            <text:p>669041.25</text:p>
          </table:table-cell>
          <table:table-cell table:style-name="ce5" table:formula="of:=SUM([.D375:.E375])" office:value-type="float" office:value="2380052.5" calcext:value-type="float">
            <text:p>2380052.5</text:p>
          </table:table-cell>
        </table:table-row>
        <table:table-row table:style-name="ro1">
          <table:table-cell table:style-name="ce5" office:value-type="float" office:value="17287.25" calcext:value-type="float">
            <text:p>17287.25</text:p>
          </table:table-cell>
          <table:table-cell table:style-name="ce5" office:value-type="float" office:value="2397339.75" calcext:value-type="float">
            <text:p>2397339.75</text:p>
          </table:table-cell>
          <table:table-cell table:style-name="ce5" office:value-type="float" office:value="17287.25" calcext:value-type="float">
            <text:p>17287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686328.5" calcext:value-type="float">
            <text:p>686328.5</text:p>
          </table:table-cell>
          <table:table-cell table:style-name="ce5" table:formula="of:=SUM([.D376:.E376])" office:value-type="float" office:value="2397339.75" calcext:value-type="float">
            <text:p>2397339.75</text:p>
          </table:table-cell>
        </table:table-row>
        <table:table-row table:style-name="ro1">
          <table:table-cell table:style-name="ce5" office:value-type="float" office:value="17582.5" calcext:value-type="float">
            <text:p>17582.5</text:p>
          </table:table-cell>
          <table:table-cell table:style-name="ce5" office:value-type="float" office:value="2414922.25" calcext:value-type="float">
            <text:p>2414922.25</text:p>
          </table:table-cell>
          <table:table-cell table:style-name="ce5" office:value-type="float" office:value="17582.5" calcext:value-type="float">
            <text:p>17582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703911" calcext:value-type="float">
            <text:p>703911</text:p>
          </table:table-cell>
          <table:table-cell table:style-name="ce5" table:formula="of:=SUM([.D377:.E377])" office:value-type="float" office:value="2414922.25" calcext:value-type="float">
            <text:p>2414922.25</text:p>
          </table:table-cell>
        </table:table-row>
        <table:table-row table:style-name="ro1">
          <table:table-cell table:style-name="ce5" office:value-type="float" office:value="17880.25" calcext:value-type="float">
            <text:p>17880.25</text:p>
          </table:table-cell>
          <table:table-cell table:style-name="ce5" office:value-type="float" office:value="2432802.5" calcext:value-type="float">
            <text:p>2432802.5</text:p>
          </table:table-cell>
          <table:table-cell table:style-name="ce5" office:value-type="float" office:value="17880.25" calcext:value-type="float">
            <text:p>17880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721791.25" calcext:value-type="float">
            <text:p>721791.25</text:p>
          </table:table-cell>
          <table:table-cell table:style-name="ce5" table:formula="of:=SUM([.D378:.E378])" office:value-type="float" office:value="2432802.5" calcext:value-type="float">
            <text:p>2432802.5</text:p>
          </table:table-cell>
        </table:table-row>
        <table:table-row table:style-name="ro1">
          <table:table-cell table:style-name="ce5" office:value-type="float" office:value="18180.5" calcext:value-type="float">
            <text:p>18180.5</text:p>
          </table:table-cell>
          <table:table-cell table:style-name="ce5" office:value-type="float" office:value="2450983" calcext:value-type="float">
            <text:p>2450983</text:p>
          </table:table-cell>
          <table:table-cell table:style-name="ce5" office:value-type="float" office:value="18180.5" calcext:value-type="float">
            <text:p>18180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739971.75" calcext:value-type="float">
            <text:p>739971.75</text:p>
          </table:table-cell>
          <table:table-cell table:style-name="ce5" table:formula="of:=SUM([.D379:.E379])" office:value-type="float" office:value="2450983" calcext:value-type="float">
            <text:p>2450983</text:p>
          </table:table-cell>
        </table:table-row>
        <table:table-row table:style-name="ro1">
          <table:table-cell table:style-name="ce5" office:value-type="float" office:value="18483.25" calcext:value-type="float">
            <text:p>18483.25</text:p>
          </table:table-cell>
          <table:table-cell table:style-name="ce5" office:value-type="float" office:value="2469466.25" calcext:value-type="float">
            <text:p>2469466.25</text:p>
          </table:table-cell>
          <table:table-cell table:style-name="ce5" office:value-type="float" office:value="18483.25" calcext:value-type="float">
            <text:p>18483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758455" calcext:value-type="float">
            <text:p>758455</text:p>
          </table:table-cell>
          <table:table-cell table:style-name="ce5" table:formula="of:=SUM([.D380:.E380])" office:value-type="float" office:value="2469466.25" calcext:value-type="float">
            <text:p>2469466.25</text:p>
          </table:table-cell>
        </table:table-row>
        <table:table-row table:style-name="ro1">
          <table:table-cell table:style-name="ce5" office:value-type="float" office:value="18788.5" calcext:value-type="float">
            <text:p>18788.5</text:p>
          </table:table-cell>
          <table:table-cell table:style-name="ce5" office:value-type="float" office:value="2488254.75" calcext:value-type="float">
            <text:p>2488254.75</text:p>
          </table:table-cell>
          <table:table-cell table:style-name="ce5" office:value-type="float" office:value="18788.5" calcext:value-type="float">
            <text:p>18788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777243.5" calcext:value-type="float">
            <text:p>777243.5</text:p>
          </table:table-cell>
          <table:table-cell table:style-name="ce5" table:formula="of:=SUM([.D381:.E381])" office:value-type="float" office:value="2488254.75" calcext:value-type="float">
            <text:p>2488254.75</text:p>
          </table:table-cell>
        </table:table-row>
        <table:table-row table:style-name="ro1">
          <table:table-cell table:style-name="ce5" office:value-type="float" office:value="19096.25" calcext:value-type="float">
            <text:p>19096.25</text:p>
          </table:table-cell>
          <table:table-cell table:style-name="ce5" office:value-type="float" office:value="2507351" calcext:value-type="float">
            <text:p>2507351</text:p>
          </table:table-cell>
          <table:table-cell table:style-name="ce5" office:value-type="float" office:value="19096.25" calcext:value-type="float">
            <text:p>19096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796339.75" calcext:value-type="float">
            <text:p>796339.75</text:p>
          </table:table-cell>
          <table:table-cell table:style-name="ce5" table:formula="of:=SUM([.D382:.E382])" office:value-type="float" office:value="2507351" calcext:value-type="float">
            <text:p>2507351</text:p>
          </table:table-cell>
        </table:table-row>
        <table:table-row table:style-name="ro1">
          <table:table-cell table:style-name="ce5" office:value-type="float" office:value="19406.5" calcext:value-type="float">
            <text:p>19406.5</text:p>
          </table:table-cell>
          <table:table-cell table:style-name="ce5" office:value-type="float" office:value="2526757.5" calcext:value-type="float">
            <text:p>2526757.5</text:p>
          </table:table-cell>
          <table:table-cell table:style-name="ce5" office:value-type="float" office:value="19406.5" calcext:value-type="float">
            <text:p>19406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815746.25" calcext:value-type="float">
            <text:p>815746.25</text:p>
          </table:table-cell>
          <table:table-cell table:style-name="ce5" table:formula="of:=SUM([.D383:.E383])" office:value-type="float" office:value="2526757.5" calcext:value-type="float">
            <text:p>2526757.5</text:p>
          </table:table-cell>
        </table:table-row>
        <table:table-row table:style-name="ro1">
          <table:table-cell table:style-name="ce5" office:value-type="float" office:value="19719.25" calcext:value-type="float">
            <text:p>19719.25</text:p>
          </table:table-cell>
          <table:table-cell table:style-name="ce5" office:value-type="float" office:value="2546476.75" calcext:value-type="float">
            <text:p>2546476.75</text:p>
          </table:table-cell>
          <table:table-cell table:style-name="ce5" office:value-type="float" office:value="19719.25" calcext:value-type="float">
            <text:p>19719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835465.5" calcext:value-type="float">
            <text:p>835465.5</text:p>
          </table:table-cell>
          <table:table-cell table:style-name="ce5" table:formula="of:=SUM([.D384:.E384])" office:value-type="float" office:value="2546476.75" calcext:value-type="float">
            <text:p>2546476.75</text:p>
          </table:table-cell>
        </table:table-row>
        <table:table-row table:style-name="ro1">
          <table:table-cell table:style-name="ce5" office:value-type="float" office:value="20034.5" calcext:value-type="float">
            <text:p>20034.5</text:p>
          </table:table-cell>
          <table:table-cell table:style-name="ce5" office:value-type="float" office:value="2566511.25" calcext:value-type="float">
            <text:p>2566511.25</text:p>
          </table:table-cell>
          <table:table-cell table:style-name="ce5" office:value-type="float" office:value="20034.5" calcext:value-type="float">
            <text:p>20034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855500" calcext:value-type="float">
            <text:p>855500</text:p>
          </table:table-cell>
          <table:table-cell table:style-name="ce5" table:formula="of:=SUM([.D385:.E385])" office:value-type="float" office:value="2566511.25" calcext:value-type="float">
            <text:p>2566511.25</text:p>
          </table:table-cell>
        </table:table-row>
        <table:table-row table:style-name="ro1"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2566511.75" calcext:value-type="float">
            <text:p>2566511.75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855500.5" calcext:value-type="float">
            <text:p>855500.5</text:p>
          </table:table-cell>
          <table:table-cell table:style-name="ce5" table:formula="of:=SUM([.D386:.E386])" office:value-type="float" office:value="2566511.75" calcext:value-type="float">
            <text:p>2566511.75</text:p>
          </table:table-cell>
        </table:table-row>
        <table:table-row table:style-name="ro1">
          <table:table-cell table:style-name="ce5" office:value-type="float" office:value="3.25" calcext:value-type="float">
            <text:p>3.25</text:p>
          </table:table-cell>
          <table:table-cell table:style-name="ce5" office:value-type="float" office:value="2566515" calcext:value-type="float">
            <text:p>2566515</text:p>
          </table:table-cell>
          <table:table-cell table:style-name="ce5" office:value-type="float" office:value="3.25" calcext:value-type="float">
            <text:p>3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855503.75" calcext:value-type="float">
            <text:p>855503.75</text:p>
          </table:table-cell>
          <table:table-cell table:style-name="ce5" table:formula="of:=SUM([.D387:.E387])" office:value-type="float" office:value="2566515" calcext:value-type="float">
            <text:p>2566515</text:p>
          </table:table-cell>
        </table:table-row>
        <table:table-row table:style-name="ro1">
          <table:table-cell table:style-name="ce5" office:value-type="float" office:value="8.5" calcext:value-type="float">
            <text:p>8.5</text:p>
          </table:table-cell>
          <table:table-cell table:style-name="ce5" office:value-type="float" office:value="2566523.5" calcext:value-type="float">
            <text:p>2566523.5</text:p>
          </table:table-cell>
          <table:table-cell table:style-name="ce5" office:value-type="float" office:value="8.5" calcext:value-type="float">
            <text:p>8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855512.25" calcext:value-type="float">
            <text:p>855512.25</text:p>
          </table:table-cell>
          <table:table-cell table:style-name="ce5" table:formula="of:=SUM([.D388:.E388])" office:value-type="float" office:value="2566523.5" calcext:value-type="float">
            <text:p>2566523.5</text:p>
          </table:table-cell>
        </table:table-row>
        <table:table-row table:style-name="ro1">
          <table:table-cell table:style-name="ce5" office:value-type="float" office:value="16.25" calcext:value-type="float">
            <text:p>16.25</text:p>
          </table:table-cell>
          <table:table-cell table:style-name="ce5" office:value-type="float" office:value="2566539.75" calcext:value-type="float">
            <text:p>2566539.75</text:p>
          </table:table-cell>
          <table:table-cell table:style-name="ce5" office:value-type="float" office:value="16.25" calcext:value-type="float">
            <text:p>16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855528.5" calcext:value-type="float">
            <text:p>855528.5</text:p>
          </table:table-cell>
          <table:table-cell table:style-name="ce5" table:formula="of:=SUM([.D389:.E389])" office:value-type="float" office:value="2566539.75" calcext:value-type="float">
            <text:p>2566539.75</text:p>
          </table:table-cell>
        </table:table-row>
        <table:table-row table:style-name="ro1">
          <table:table-cell table:style-name="ce5" office:value-type="float" office:value="26.5" calcext:value-type="float">
            <text:p>26.5</text:p>
          </table:table-cell>
          <table:table-cell table:style-name="ce5" office:value-type="float" office:value="2566566.25" calcext:value-type="float">
            <text:p>2566566.25</text:p>
          </table:table-cell>
          <table:table-cell table:style-name="ce5" office:value-type="float" office:value="26.5" calcext:value-type="float">
            <text:p>26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855555" calcext:value-type="float">
            <text:p>855555</text:p>
          </table:table-cell>
          <table:table-cell table:style-name="ce5" table:formula="of:=SUM([.D390:.E390])" office:value-type="float" office:value="2566566.25" calcext:value-type="float">
            <text:p>2566566.25</text:p>
          </table:table-cell>
        </table:table-row>
        <table:table-row table:style-name="ro1">
          <table:table-cell table:style-name="ce5" office:value-type="float" office:value="39.25" calcext:value-type="float">
            <text:p>39.25</text:p>
          </table:table-cell>
          <table:table-cell table:style-name="ce5" office:value-type="float" office:value="2566605.5" calcext:value-type="float">
            <text:p>2566605.5</text:p>
          </table:table-cell>
          <table:table-cell table:style-name="ce5" office:value-type="float" office:value="39.25" calcext:value-type="float">
            <text:p>39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855594.25" calcext:value-type="float">
            <text:p>855594.25</text:p>
          </table:table-cell>
          <table:table-cell table:style-name="ce5" table:formula="of:=SUM([.D391:.E391])" office:value-type="float" office:value="2566605.5" calcext:value-type="float">
            <text:p>2566605.5</text:p>
          </table:table-cell>
        </table:table-row>
        <table:table-row table:style-name="ro1">
          <table:table-cell table:style-name="ce5" office:value-type="float" office:value="54.5" calcext:value-type="float">
            <text:p>54.5</text:p>
          </table:table-cell>
          <table:table-cell table:style-name="ce5" office:value-type="float" office:value="2566660" calcext:value-type="float">
            <text:p>2566660</text:p>
          </table:table-cell>
          <table:table-cell table:style-name="ce5" office:value-type="float" office:value="54.5" calcext:value-type="float">
            <text:p>54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855648.75" calcext:value-type="float">
            <text:p>855648.75</text:p>
          </table:table-cell>
          <table:table-cell table:style-name="ce5" table:formula="of:=SUM([.D392:.E392])" office:value-type="float" office:value="2566660" calcext:value-type="float">
            <text:p>2566660</text:p>
          </table:table-cell>
        </table:table-row>
        <table:table-row table:style-name="ro1">
          <table:table-cell table:style-name="ce5" office:value-type="float" office:value="72.25" calcext:value-type="float">
            <text:p>72.25</text:p>
          </table:table-cell>
          <table:table-cell table:style-name="ce5" office:value-type="float" office:value="2566732.25" calcext:value-type="float">
            <text:p>2566732.25</text:p>
          </table:table-cell>
          <table:table-cell table:style-name="ce5" office:value-type="float" office:value="72.25" calcext:value-type="float">
            <text:p>72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855721" calcext:value-type="float">
            <text:p>855721</text:p>
          </table:table-cell>
          <table:table-cell table:style-name="ce5" table:formula="of:=SUM([.D393:.E393])" office:value-type="float" office:value="2566732.25" calcext:value-type="float">
            <text:p>2566732.25</text:p>
          </table:table-cell>
        </table:table-row>
        <table:table-row table:style-name="ro1">
          <table:table-cell table:style-name="ce5" office:value-type="float" office:value="92.5" calcext:value-type="float">
            <text:p>92.5</text:p>
          </table:table-cell>
          <table:table-cell table:style-name="ce5" office:value-type="float" office:value="2566824.75" calcext:value-type="float">
            <text:p>2566824.75</text:p>
          </table:table-cell>
          <table:table-cell table:style-name="ce5" office:value-type="float" office:value="92.5" calcext:value-type="float">
            <text:p>92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855813.5" calcext:value-type="float">
            <text:p>855813.5</text:p>
          </table:table-cell>
          <table:table-cell table:style-name="ce5" table:formula="of:=SUM([.D394:.E394])" office:value-type="float" office:value="2566824.75" calcext:value-type="float">
            <text:p>2566824.75</text:p>
          </table:table-cell>
        </table:table-row>
        <table:table-row table:style-name="ro1">
          <table:table-cell table:style-name="ce5" office:value-type="float" office:value="115.25" calcext:value-type="float">
            <text:p>115.25</text:p>
          </table:table-cell>
          <table:table-cell table:style-name="ce5" office:value-type="float" office:value="2566940" calcext:value-type="float">
            <text:p>2566940</text:p>
          </table:table-cell>
          <table:table-cell table:style-name="ce5" office:value-type="float" office:value="115.25" calcext:value-type="float">
            <text:p>115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855928.75" calcext:value-type="float">
            <text:p>855928.75</text:p>
          </table:table-cell>
          <table:table-cell table:style-name="ce5" table:formula="of:=SUM([.D395:.E395])" office:value-type="float" office:value="2566940" calcext:value-type="float">
            <text:p>2566940</text:p>
          </table:table-cell>
        </table:table-row>
        <table:table-row table:style-name="ro1">
          <table:table-cell table:style-name="ce5" office:value-type="float" office:value="140.5" calcext:value-type="float">
            <text:p>140.5</text:p>
          </table:table-cell>
          <table:table-cell table:style-name="ce5" office:value-type="float" office:value="2567080.5" calcext:value-type="float">
            <text:p>2567080.5</text:p>
          </table:table-cell>
          <table:table-cell table:style-name="ce5" office:value-type="float" office:value="140.5" calcext:value-type="float">
            <text:p>140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856069.25" calcext:value-type="float">
            <text:p>856069.25</text:p>
          </table:table-cell>
          <table:table-cell table:style-name="ce5" table:formula="of:=SUM([.D396:.E396])" office:value-type="float" office:value="2567080.5" calcext:value-type="float">
            <text:p>2567080.5</text:p>
          </table:table-cell>
        </table:table-row>
        <table:table-row table:style-name="ro1">
          <table:table-cell table:style-name="ce5" office:value-type="float" office:value="168.25" calcext:value-type="float">
            <text:p>168.25</text:p>
          </table:table-cell>
          <table:table-cell table:style-name="ce5" office:value-type="float" office:value="2567248.75" calcext:value-type="float">
            <text:p>2567248.75</text:p>
          </table:table-cell>
          <table:table-cell table:style-name="ce5" office:value-type="float" office:value="168.25" calcext:value-type="float">
            <text:p>168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856237.5" calcext:value-type="float">
            <text:p>856237.5</text:p>
          </table:table-cell>
          <table:table-cell table:style-name="ce5" table:formula="of:=SUM([.D397:.E397])" office:value-type="float" office:value="2567248.75" calcext:value-type="float">
            <text:p>2567248.75</text:p>
          </table:table-cell>
        </table:table-row>
        <table:table-row table:style-name="ro1">
          <table:table-cell table:style-name="ce5" office:value-type="float" office:value="198.5" calcext:value-type="float">
            <text:p>198.5</text:p>
          </table:table-cell>
          <table:table-cell table:style-name="ce5" office:value-type="float" office:value="2567447.25" calcext:value-type="float">
            <text:p>2567447.25</text:p>
          </table:table-cell>
          <table:table-cell table:style-name="ce5" office:value-type="float" office:value="198.5" calcext:value-type="float">
            <text:p>198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856436" calcext:value-type="float">
            <text:p>856436</text:p>
          </table:table-cell>
          <table:table-cell table:style-name="ce5" table:formula="of:=SUM([.D398:.E398])" office:value-type="float" office:value="2567447.25" calcext:value-type="float">
            <text:p>2567447.25</text:p>
          </table:table-cell>
        </table:table-row>
        <table:table-row table:style-name="ro1">
          <table:table-cell table:style-name="ce5" office:value-type="float" office:value="231.25" calcext:value-type="float">
            <text:p>231.25</text:p>
          </table:table-cell>
          <table:table-cell table:style-name="ce5" office:value-type="float" office:value="2567678.5" calcext:value-type="float">
            <text:p>2567678.5</text:p>
          </table:table-cell>
          <table:table-cell table:style-name="ce5" office:value-type="float" office:value="231.25" calcext:value-type="float">
            <text:p>231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856667.25" calcext:value-type="float">
            <text:p>856667.25</text:p>
          </table:table-cell>
          <table:table-cell table:style-name="ce5" table:formula="of:=SUM([.D399:.E399])" office:value-type="float" office:value="2567678.5" calcext:value-type="float">
            <text:p>2567678.5</text:p>
          </table:table-cell>
        </table:table-row>
        <table:table-row table:style-name="ro1">
          <table:table-cell table:style-name="ce5" office:value-type="float" office:value="266.5" calcext:value-type="float">
            <text:p>266.5</text:p>
          </table:table-cell>
          <table:table-cell table:style-name="ce5" office:value-type="float" office:value="2567945" calcext:value-type="float">
            <text:p>2567945</text:p>
          </table:table-cell>
          <table:table-cell table:style-name="ce5" office:value-type="float" office:value="266.5" calcext:value-type="float">
            <text:p>266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856933.75" calcext:value-type="float">
            <text:p>856933.75</text:p>
          </table:table-cell>
          <table:table-cell table:style-name="ce5" table:formula="of:=SUM([.D400:.E400])" office:value-type="float" office:value="2567945" calcext:value-type="float">
            <text:p>2567945</text:p>
          </table:table-cell>
        </table:table-row>
        <table:table-row table:style-name="ro1">
          <table:table-cell table:style-name="ce5" office:value-type="float" office:value="304.25" calcext:value-type="float">
            <text:p>304.25</text:p>
          </table:table-cell>
          <table:table-cell table:style-name="ce5" office:value-type="float" office:value="2568249.25" calcext:value-type="float">
            <text:p>2568249.25</text:p>
          </table:table-cell>
          <table:table-cell table:style-name="ce5" office:value-type="float" office:value="304.25" calcext:value-type="float">
            <text:p>304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857238" calcext:value-type="float">
            <text:p>857238</text:p>
          </table:table-cell>
          <table:table-cell table:style-name="ce5" table:formula="of:=SUM([.D401:.E401])" office:value-type="float" office:value="2568249.25" calcext:value-type="float">
            <text:p>2568249.25</text:p>
          </table:table-cell>
        </table:table-row>
        <table:table-row table:style-name="ro1">
          <table:table-cell table:style-name="ce5" office:value-type="float" office:value="344.5" calcext:value-type="float">
            <text:p>344.5</text:p>
          </table:table-cell>
          <table:table-cell table:style-name="ce5" office:value-type="float" office:value="2568593.75" calcext:value-type="float">
            <text:p>2568593.75</text:p>
          </table:table-cell>
          <table:table-cell table:style-name="ce5" office:value-type="float" office:value="344.5" calcext:value-type="float">
            <text:p>344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857582.5" calcext:value-type="float">
            <text:p>857582.5</text:p>
          </table:table-cell>
          <table:table-cell table:style-name="ce5" table:formula="of:=SUM([.D402:.E402])" office:value-type="float" office:value="2568593.75" calcext:value-type="float">
            <text:p>2568593.75</text:p>
          </table:table-cell>
        </table:table-row>
        <table:table-row table:style-name="ro1">
          <table:table-cell table:style-name="ce5" office:value-type="float" office:value="387.25" calcext:value-type="float">
            <text:p>387.25</text:p>
          </table:table-cell>
          <table:table-cell table:style-name="ce5" office:value-type="float" office:value="2568981" calcext:value-type="float">
            <text:p>2568981</text:p>
          </table:table-cell>
          <table:table-cell table:style-name="ce5" office:value-type="float" office:value="387.25" calcext:value-type="float">
            <text:p>387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857969.75" calcext:value-type="float">
            <text:p>857969.75</text:p>
          </table:table-cell>
          <table:table-cell table:style-name="ce5" table:formula="of:=SUM([.D403:.E403])" office:value-type="float" office:value="2568981" calcext:value-type="float">
            <text:p>2568981</text:p>
          </table:table-cell>
        </table:table-row>
        <table:table-row table:style-name="ro1">
          <table:table-cell table:style-name="ce5" office:value-type="float" office:value="432.5" calcext:value-type="float">
            <text:p>432.5</text:p>
          </table:table-cell>
          <table:table-cell table:style-name="ce5" office:value-type="float" office:value="2569413.5" calcext:value-type="float">
            <text:p>2569413.5</text:p>
          </table:table-cell>
          <table:table-cell table:style-name="ce5" office:value-type="float" office:value="432.5" calcext:value-type="float">
            <text:p>432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858402.25" calcext:value-type="float">
            <text:p>858402.25</text:p>
          </table:table-cell>
          <table:table-cell table:style-name="ce5" table:formula="of:=SUM([.D404:.E404])" office:value-type="float" office:value="2569413.5" calcext:value-type="float">
            <text:p>2569413.5</text:p>
          </table:table-cell>
        </table:table-row>
        <table:table-row table:style-name="ro1">
          <table:table-cell table:style-name="ce5" office:value-type="float" office:value="480.25" calcext:value-type="float">
            <text:p>480.25</text:p>
          </table:table-cell>
          <table:table-cell table:style-name="ce5" office:value-type="float" office:value="2569893.75" calcext:value-type="float">
            <text:p>2569893.75</text:p>
          </table:table-cell>
          <table:table-cell table:style-name="ce5" office:value-type="float" office:value="480.25" calcext:value-type="float">
            <text:p>480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858882.5" calcext:value-type="float">
            <text:p>858882.5</text:p>
          </table:table-cell>
          <table:table-cell table:style-name="ce5" table:formula="of:=SUM([.D405:.E405])" office:value-type="float" office:value="2569893.75" calcext:value-type="float">
            <text:p>2569893.75</text:p>
          </table:table-cell>
        </table:table-row>
        <table:table-row table:style-name="ro1">
          <table:table-cell table:style-name="ce5" office:value-type="float" office:value="530.5" calcext:value-type="float">
            <text:p>530.5</text:p>
          </table:table-cell>
          <table:table-cell table:style-name="ce5" office:value-type="float" office:value="2570424.25" calcext:value-type="float">
            <text:p>2570424.25</text:p>
          </table:table-cell>
          <table:table-cell table:style-name="ce5" office:value-type="float" office:value="530.5" calcext:value-type="float">
            <text:p>530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859413" calcext:value-type="float">
            <text:p>859413</text:p>
          </table:table-cell>
          <table:table-cell table:style-name="ce5" table:formula="of:=SUM([.D406:.E406])" office:value-type="float" office:value="2570424.25" calcext:value-type="float">
            <text:p>2570424.25</text:p>
          </table:table-cell>
        </table:table-row>
        <table:table-row table:style-name="ro1">
          <table:table-cell table:style-name="ce5" office:value-type="float" office:value="583.25" calcext:value-type="float">
            <text:p>583.25</text:p>
          </table:table-cell>
          <table:table-cell table:style-name="ce5" office:value-type="float" office:value="2571007.5" calcext:value-type="float">
            <text:p>2571007.5</text:p>
          </table:table-cell>
          <table:table-cell table:style-name="ce5" office:value-type="float" office:value="583.25" calcext:value-type="float">
            <text:p>583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859996.25" calcext:value-type="float">
            <text:p>859996.25</text:p>
          </table:table-cell>
          <table:table-cell table:style-name="ce5" table:formula="of:=SUM([.D407:.E407])" office:value-type="float" office:value="2571007.5" calcext:value-type="float">
            <text:p>2571007.5</text:p>
          </table:table-cell>
        </table:table-row>
        <table:table-row table:style-name="ro1">
          <table:table-cell table:style-name="ce5" office:value-type="float" office:value="638.5" calcext:value-type="float">
            <text:p>638.5</text:p>
          </table:table-cell>
          <table:table-cell table:style-name="ce5" office:value-type="float" office:value="2571646" calcext:value-type="float">
            <text:p>2571646</text:p>
          </table:table-cell>
          <table:table-cell table:style-name="ce5" office:value-type="float" office:value="638.5" calcext:value-type="float">
            <text:p>638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860634.75" calcext:value-type="float">
            <text:p>860634.75</text:p>
          </table:table-cell>
          <table:table-cell table:style-name="ce5" table:formula="of:=SUM([.D408:.E408])" office:value-type="float" office:value="2571646" calcext:value-type="float">
            <text:p>2571646</text:p>
          </table:table-cell>
        </table:table-row>
        <table:table-row table:style-name="ro1">
          <table:table-cell table:style-name="ce5" office:value-type="float" office:value="696.25" calcext:value-type="float">
            <text:p>696.25</text:p>
          </table:table-cell>
          <table:table-cell table:style-name="ce5" office:value-type="float" office:value="2572342.25" calcext:value-type="float">
            <text:p>2572342.25</text:p>
          </table:table-cell>
          <table:table-cell table:style-name="ce5" office:value-type="float" office:value="696.25" calcext:value-type="float">
            <text:p>696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861331" calcext:value-type="float">
            <text:p>861331</text:p>
          </table:table-cell>
          <table:table-cell table:style-name="ce5" table:formula="of:=SUM([.D409:.E409])" office:value-type="float" office:value="2572342.25" calcext:value-type="float">
            <text:p>2572342.25</text:p>
          </table:table-cell>
        </table:table-row>
        <table:table-row table:style-name="ro1">
          <table:table-cell table:style-name="ce5" office:value-type="float" office:value="756.5" calcext:value-type="float">
            <text:p>756.5</text:p>
          </table:table-cell>
          <table:table-cell table:style-name="ce5" office:value-type="float" office:value="2573098.75" calcext:value-type="float">
            <text:p>2573098.75</text:p>
          </table:table-cell>
          <table:table-cell table:style-name="ce5" office:value-type="float" office:value="756.5" calcext:value-type="float">
            <text:p>756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862087.5" calcext:value-type="float">
            <text:p>862087.5</text:p>
          </table:table-cell>
          <table:table-cell table:style-name="ce5" table:formula="of:=SUM([.D410:.E410])" office:value-type="float" office:value="2573098.75" calcext:value-type="float">
            <text:p>2573098.75</text:p>
          </table:table-cell>
        </table:table-row>
        <table:table-row table:style-name="ro1">
          <table:table-cell table:style-name="ce5" office:value-type="float" office:value="819.25" calcext:value-type="float">
            <text:p>819.25</text:p>
          </table:table-cell>
          <table:table-cell table:style-name="ce5" office:value-type="float" office:value="2573918" calcext:value-type="float">
            <text:p>2573918</text:p>
          </table:table-cell>
          <table:table-cell table:style-name="ce5" office:value-type="float" office:value="819.25" calcext:value-type="float">
            <text:p>819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862906.75" calcext:value-type="float">
            <text:p>862906.75</text:p>
          </table:table-cell>
          <table:table-cell table:style-name="ce5" table:formula="of:=SUM([.D411:.E411])" office:value-type="float" office:value="2573918" calcext:value-type="float">
            <text:p>2573918</text:p>
          </table:table-cell>
        </table:table-row>
        <table:table-row table:style-name="ro1">
          <table:table-cell table:style-name="ce5" office:value-type="float" office:value="884.5" calcext:value-type="float">
            <text:p>884.5</text:p>
          </table:table-cell>
          <table:table-cell table:style-name="ce5" office:value-type="float" office:value="2574802.5" calcext:value-type="float">
            <text:p>2574802.5</text:p>
          </table:table-cell>
          <table:table-cell table:style-name="ce5" office:value-type="float" office:value="884.5" calcext:value-type="float">
            <text:p>884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863791.25" calcext:value-type="float">
            <text:p>863791.25</text:p>
          </table:table-cell>
          <table:table-cell table:style-name="ce5" table:formula="of:=SUM([.D412:.E412])" office:value-type="float" office:value="2574802.5" calcext:value-type="float">
            <text:p>2574802.5</text:p>
          </table:table-cell>
        </table:table-row>
        <table:table-row table:style-name="ro1">
          <table:table-cell table:style-name="ce5" office:value-type="float" office:value="952.25" calcext:value-type="float">
            <text:p>952.25</text:p>
          </table:table-cell>
          <table:table-cell table:style-name="ce5" office:value-type="float" office:value="2575754.75" calcext:value-type="float">
            <text:p>2575754.75</text:p>
          </table:table-cell>
          <table:table-cell table:style-name="ce5" office:value-type="float" office:value="952.25" calcext:value-type="float">
            <text:p>952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864743.5" calcext:value-type="float">
            <text:p>864743.5</text:p>
          </table:table-cell>
          <table:table-cell table:style-name="ce5" table:formula="of:=SUM([.D413:.E413])" office:value-type="float" office:value="2575754.75" calcext:value-type="float">
            <text:p>2575754.75</text:p>
          </table:table-cell>
        </table:table-row>
        <table:table-row table:style-name="ro1">
          <table:table-cell table:style-name="ce5" office:value-type="float" office:value="1022.5" calcext:value-type="float">
            <text:p>1022.5</text:p>
          </table:table-cell>
          <table:table-cell table:style-name="ce5" office:value-type="float" office:value="2576777.25" calcext:value-type="float">
            <text:p>2576777.25</text:p>
          </table:table-cell>
          <table:table-cell table:style-name="ce5" office:value-type="float" office:value="1022.5" calcext:value-type="float">
            <text:p>1022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865766" calcext:value-type="float">
            <text:p>865766</text:p>
          </table:table-cell>
          <table:table-cell table:style-name="ce5" table:formula="of:=SUM([.D414:.E414])" office:value-type="float" office:value="2576777.25" calcext:value-type="float">
            <text:p>2576777.25</text:p>
          </table:table-cell>
        </table:table-row>
        <table:table-row table:style-name="ro1">
          <table:table-cell table:style-name="ce5" office:value-type="float" office:value="1095.25" calcext:value-type="float">
            <text:p>1095.25</text:p>
          </table:table-cell>
          <table:table-cell table:style-name="ce5" office:value-type="float" office:value="2577872.5" calcext:value-type="float">
            <text:p>2577872.5</text:p>
          </table:table-cell>
          <table:table-cell table:style-name="ce5" office:value-type="float" office:value="1095.25" calcext:value-type="float">
            <text:p>1095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866861.25" calcext:value-type="float">
            <text:p>866861.25</text:p>
          </table:table-cell>
          <table:table-cell table:style-name="ce5" table:formula="of:=SUM([.D415:.E415])" office:value-type="float" office:value="2577872.5" calcext:value-type="float">
            <text:p>2577872.5</text:p>
          </table:table-cell>
        </table:table-row>
        <table:table-row table:style-name="ro1">
          <table:table-cell table:style-name="ce5" office:value-type="float" office:value="1170.5" calcext:value-type="float">
            <text:p>1170.5</text:p>
          </table:table-cell>
          <table:table-cell table:style-name="ce5" office:value-type="float" office:value="2579043" calcext:value-type="float">
            <text:p>2579043</text:p>
          </table:table-cell>
          <table:table-cell table:style-name="ce5" office:value-type="float" office:value="1170.5" calcext:value-type="float">
            <text:p>1170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868031.75" calcext:value-type="float">
            <text:p>868031.75</text:p>
          </table:table-cell>
          <table:table-cell table:style-name="ce5" table:formula="of:=SUM([.D416:.E416])" office:value-type="float" office:value="2579043" calcext:value-type="float">
            <text:p>2579043</text:p>
          </table:table-cell>
        </table:table-row>
        <table:table-row table:style-name="ro1">
          <table:table-cell table:style-name="ce5" office:value-type="float" office:value="1248.25" calcext:value-type="float">
            <text:p>1248.25</text:p>
          </table:table-cell>
          <table:table-cell table:style-name="ce5" office:value-type="float" office:value="2580291.25" calcext:value-type="float">
            <text:p>2580291.25</text:p>
          </table:table-cell>
          <table:table-cell table:style-name="ce5" office:value-type="float" office:value="1248.25" calcext:value-type="float">
            <text:p>1248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869280" calcext:value-type="float">
            <text:p>869280</text:p>
          </table:table-cell>
          <table:table-cell table:style-name="ce5" table:formula="of:=SUM([.D417:.E417])" office:value-type="float" office:value="2580291.25" calcext:value-type="float">
            <text:p>2580291.25</text:p>
          </table:table-cell>
        </table:table-row>
        <table:table-row table:style-name="ro1">
          <table:table-cell table:style-name="ce5" office:value-type="float" office:value="1328.5" calcext:value-type="float">
            <text:p>1328.5</text:p>
          </table:table-cell>
          <table:table-cell table:style-name="ce5" office:value-type="float" office:value="2581619.75" calcext:value-type="float">
            <text:p>2581619.75</text:p>
          </table:table-cell>
          <table:table-cell table:style-name="ce5" office:value-type="float" office:value="1328.5" calcext:value-type="float">
            <text:p>1328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870608.5" calcext:value-type="float">
            <text:p>870608.5</text:p>
          </table:table-cell>
          <table:table-cell table:style-name="ce5" table:formula="of:=SUM([.D418:.E418])" office:value-type="float" office:value="2581619.75" calcext:value-type="float">
            <text:p>2581619.75</text:p>
          </table:table-cell>
        </table:table-row>
        <table:table-row table:style-name="ro1">
          <table:table-cell table:style-name="ce5" office:value-type="float" office:value="1411.25" calcext:value-type="float">
            <text:p>1411.25</text:p>
          </table:table-cell>
          <table:table-cell table:style-name="ce5" office:value-type="float" office:value="2583031" calcext:value-type="float">
            <text:p>2583031</text:p>
          </table:table-cell>
          <table:table-cell table:style-name="ce5" office:value-type="float" office:value="1411.25" calcext:value-type="float">
            <text:p>1411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872019.75" calcext:value-type="float">
            <text:p>872019.75</text:p>
          </table:table-cell>
          <table:table-cell table:style-name="ce5" table:formula="of:=SUM([.D419:.E419])" office:value-type="float" office:value="2583031" calcext:value-type="float">
            <text:p>2583031</text:p>
          </table:table-cell>
        </table:table-row>
        <table:table-row table:style-name="ro1">
          <table:table-cell table:style-name="ce5" office:value-type="float" office:value="1496.5" calcext:value-type="float">
            <text:p>1496.5</text:p>
          </table:table-cell>
          <table:table-cell table:style-name="ce5" office:value-type="float" office:value="2584527.5" calcext:value-type="float">
            <text:p>2584527.5</text:p>
          </table:table-cell>
          <table:table-cell table:style-name="ce5" office:value-type="float" office:value="1496.5" calcext:value-type="float">
            <text:p>1496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873516.25" calcext:value-type="float">
            <text:p>873516.25</text:p>
          </table:table-cell>
          <table:table-cell table:style-name="ce5" table:formula="of:=SUM([.D420:.E420])" office:value-type="float" office:value="2584527.5" calcext:value-type="float">
            <text:p>2584527.5</text:p>
          </table:table-cell>
        </table:table-row>
        <table:table-row table:style-name="ro1">
          <table:table-cell table:style-name="ce5" office:value-type="float" office:value="1584.25" calcext:value-type="float">
            <text:p>1584.25</text:p>
          </table:table-cell>
          <table:table-cell table:style-name="ce5" office:value-type="float" office:value="2586111.75" calcext:value-type="float">
            <text:p>2586111.75</text:p>
          </table:table-cell>
          <table:table-cell table:style-name="ce5" office:value-type="float" office:value="1584.25" calcext:value-type="float">
            <text:p>1584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875100.5" calcext:value-type="float">
            <text:p>875100.5</text:p>
          </table:table-cell>
          <table:table-cell table:style-name="ce5" table:formula="of:=SUM([.D421:.E421])" office:value-type="float" office:value="2586111.75" calcext:value-type="float">
            <text:p>2586111.75</text:p>
          </table:table-cell>
        </table:table-row>
        <table:table-row table:style-name="ro1">
          <table:table-cell table:style-name="ce5" office:value-type="float" office:value="1674.5" calcext:value-type="float">
            <text:p>1674.5</text:p>
          </table:table-cell>
          <table:table-cell table:style-name="ce5" office:value-type="float" office:value="2587786.25" calcext:value-type="float">
            <text:p>2587786.25</text:p>
          </table:table-cell>
          <table:table-cell table:style-name="ce5" office:value-type="float" office:value="1674.5" calcext:value-type="float">
            <text:p>1674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876775" calcext:value-type="float">
            <text:p>876775</text:p>
          </table:table-cell>
          <table:table-cell table:style-name="ce5" table:formula="of:=SUM([.D422:.E422])" office:value-type="float" office:value="2587786.25" calcext:value-type="float">
            <text:p>2587786.25</text:p>
          </table:table-cell>
        </table:table-row>
        <table:table-row table:style-name="ro1">
          <table:table-cell table:style-name="ce5" office:value-type="float" office:value="1767.25" calcext:value-type="float">
            <text:p>1767.25</text:p>
          </table:table-cell>
          <table:table-cell table:style-name="ce5" office:value-type="float" office:value="2589553.5" calcext:value-type="float">
            <text:p>2589553.5</text:p>
          </table:table-cell>
          <table:table-cell table:style-name="ce5" office:value-type="float" office:value="1767.25" calcext:value-type="float">
            <text:p>1767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878542.25" calcext:value-type="float">
            <text:p>878542.25</text:p>
          </table:table-cell>
          <table:table-cell table:style-name="ce5" table:formula="of:=SUM([.D423:.E423])" office:value-type="float" office:value="2589553.5" calcext:value-type="float">
            <text:p>2589553.5</text:p>
          </table:table-cell>
        </table:table-row>
        <table:table-row table:style-name="ro1">
          <table:table-cell table:style-name="ce5" office:value-type="float" office:value="1862.5" calcext:value-type="float">
            <text:p>1862.5</text:p>
          </table:table-cell>
          <table:table-cell table:style-name="ce5" office:value-type="float" office:value="2591416" calcext:value-type="float">
            <text:p>2591416</text:p>
          </table:table-cell>
          <table:table-cell table:style-name="ce5" office:value-type="float" office:value="1862.5" calcext:value-type="float">
            <text:p>1862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880404.75" calcext:value-type="float">
            <text:p>880404.75</text:p>
          </table:table-cell>
          <table:table-cell table:style-name="ce5" table:formula="of:=SUM([.D424:.E424])" office:value-type="float" office:value="2591416" calcext:value-type="float">
            <text:p>2591416</text:p>
          </table:table-cell>
        </table:table-row>
        <table:table-row table:style-name="ro1">
          <table:table-cell table:style-name="ce5" office:value-type="float" office:value="1960.25" calcext:value-type="float">
            <text:p>1960.25</text:p>
          </table:table-cell>
          <table:table-cell table:style-name="ce5" office:value-type="float" office:value="2593376.25" calcext:value-type="float">
            <text:p>2593376.25</text:p>
          </table:table-cell>
          <table:table-cell table:style-name="ce5" office:value-type="float" office:value="1960.25" calcext:value-type="float">
            <text:p>1960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882365" calcext:value-type="float">
            <text:p>882365</text:p>
          </table:table-cell>
          <table:table-cell table:style-name="ce5" table:formula="of:=SUM([.D425:.E425])" office:value-type="float" office:value="2593376.25" calcext:value-type="float">
            <text:p>2593376.25</text:p>
          </table:table-cell>
        </table:table-row>
        <table:table-row table:style-name="ro1">
          <table:table-cell table:style-name="ce5" office:value-type="float" office:value="2060.5" calcext:value-type="float">
            <text:p>2060.5</text:p>
          </table:table-cell>
          <table:table-cell table:style-name="ce5" office:value-type="float" office:value="2595436.75" calcext:value-type="float">
            <text:p>2595436.75</text:p>
          </table:table-cell>
          <table:table-cell table:style-name="ce5" office:value-type="float" office:value="2060.5" calcext:value-type="float">
            <text:p>2060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884425.5" calcext:value-type="float">
            <text:p>884425.5</text:p>
          </table:table-cell>
          <table:table-cell table:style-name="ce5" table:formula="of:=SUM([.D426:.E426])" office:value-type="float" office:value="2595436.75" calcext:value-type="float">
            <text:p>2595436.75</text:p>
          </table:table-cell>
        </table:table-row>
        <table:table-row table:style-name="ro1">
          <table:table-cell table:style-name="ce5" office:value-type="float" office:value="2163.25" calcext:value-type="float">
            <text:p>2163.25</text:p>
          </table:table-cell>
          <table:table-cell table:style-name="ce5" office:value-type="float" office:value="2597600" calcext:value-type="float">
            <text:p>2597600</text:p>
          </table:table-cell>
          <table:table-cell table:style-name="ce5" office:value-type="float" office:value="2163.25" calcext:value-type="float">
            <text:p>2163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886588.75" calcext:value-type="float">
            <text:p>886588.75</text:p>
          </table:table-cell>
          <table:table-cell table:style-name="ce5" table:formula="of:=SUM([.D427:.E427])" office:value-type="float" office:value="2597600" calcext:value-type="float">
            <text:p>2597600</text:p>
          </table:table-cell>
        </table:table-row>
        <table:table-row table:style-name="ro1">
          <table:table-cell table:style-name="ce5" office:value-type="float" office:value="2268.5" calcext:value-type="float">
            <text:p>2268.5</text:p>
          </table:table-cell>
          <table:table-cell table:style-name="ce5" office:value-type="float" office:value="2599868.5" calcext:value-type="float">
            <text:p>2599868.5</text:p>
          </table:table-cell>
          <table:table-cell table:style-name="ce5" office:value-type="float" office:value="2268.5" calcext:value-type="float">
            <text:p>2268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888857.25" calcext:value-type="float">
            <text:p>888857.25</text:p>
          </table:table-cell>
          <table:table-cell table:style-name="ce5" table:formula="of:=SUM([.D428:.E428])" office:value-type="float" office:value="2599868.5" calcext:value-type="float">
            <text:p>2599868.5</text:p>
          </table:table-cell>
        </table:table-row>
        <table:table-row table:style-name="ro1">
          <table:table-cell table:style-name="ce5" office:value-type="float" office:value="2376.25" calcext:value-type="float">
            <text:p>2376.25</text:p>
          </table:table-cell>
          <table:table-cell table:style-name="ce5" office:value-type="float" office:value="2602244.75" calcext:value-type="float">
            <text:p>2602244.75</text:p>
          </table:table-cell>
          <table:table-cell table:style-name="ce5" office:value-type="float" office:value="2376.25" calcext:value-type="float">
            <text:p>2376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891233.5" calcext:value-type="float">
            <text:p>891233.5</text:p>
          </table:table-cell>
          <table:table-cell table:style-name="ce5" table:formula="of:=SUM([.D429:.E429])" office:value-type="float" office:value="2602244.75" calcext:value-type="float">
            <text:p>2602244.75</text:p>
          </table:table-cell>
        </table:table-row>
        <table:table-row table:style-name="ro1">
          <table:table-cell table:style-name="ce5" office:value-type="float" office:value="2486.5" calcext:value-type="float">
            <text:p>2486.5</text:p>
          </table:table-cell>
          <table:table-cell table:style-name="ce5" office:value-type="float" office:value="2604731.25" calcext:value-type="float">
            <text:p>2604731.25</text:p>
          </table:table-cell>
          <table:table-cell table:style-name="ce5" office:value-type="float" office:value="2486.5" calcext:value-type="float">
            <text:p>2486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893720" calcext:value-type="float">
            <text:p>893720</text:p>
          </table:table-cell>
          <table:table-cell table:style-name="ce5" table:formula="of:=SUM([.D430:.E430])" office:value-type="float" office:value="2604731.25" calcext:value-type="float">
            <text:p>2604731.25</text:p>
          </table:table-cell>
        </table:table-row>
        <table:table-row table:style-name="ro1">
          <table:table-cell table:style-name="ce5" office:value-type="float" office:value="2599.25" calcext:value-type="float">
            <text:p>2599.25</text:p>
          </table:table-cell>
          <table:table-cell table:style-name="ce5" office:value-type="float" office:value="2607330.5" calcext:value-type="float">
            <text:p>2607330.5</text:p>
          </table:table-cell>
          <table:table-cell table:style-name="ce5" office:value-type="float" office:value="2599.25" calcext:value-type="float">
            <text:p>2599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896319.25" calcext:value-type="float">
            <text:p>896319.25</text:p>
          </table:table-cell>
          <table:table-cell table:style-name="ce5" table:formula="of:=SUM([.D431:.E431])" office:value-type="float" office:value="2607330.5" calcext:value-type="float">
            <text:p>2607330.5</text:p>
          </table:table-cell>
        </table:table-row>
        <table:table-row table:style-name="ro1">
          <table:table-cell table:style-name="ce5" office:value-type="float" office:value="2714.5" calcext:value-type="float">
            <text:p>2714.5</text:p>
          </table:table-cell>
          <table:table-cell table:style-name="ce5" office:value-type="float" office:value="2610045" calcext:value-type="float">
            <text:p>2610045</text:p>
          </table:table-cell>
          <table:table-cell table:style-name="ce5" office:value-type="float" office:value="2714.5" calcext:value-type="float">
            <text:p>2714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899033.75" calcext:value-type="float">
            <text:p>899033.75</text:p>
          </table:table-cell>
          <table:table-cell table:style-name="ce5" table:formula="of:=SUM([.D432:.E432])" office:value-type="float" office:value="2610045" calcext:value-type="float">
            <text:p>2610045</text:p>
          </table:table-cell>
        </table:table-row>
        <table:table-row table:style-name="ro1">
          <table:table-cell table:style-name="ce5" office:value-type="float" office:value="2832.25" calcext:value-type="float">
            <text:p>2832.25</text:p>
          </table:table-cell>
          <table:table-cell table:style-name="ce5" office:value-type="float" office:value="2612877.25" calcext:value-type="float">
            <text:p>2612877.25</text:p>
          </table:table-cell>
          <table:table-cell table:style-name="ce5" office:value-type="float" office:value="2832.25" calcext:value-type="float">
            <text:p>2832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901866" calcext:value-type="float">
            <text:p>901866</text:p>
          </table:table-cell>
          <table:table-cell table:style-name="ce5" table:formula="of:=SUM([.D433:.E433])" office:value-type="float" office:value="2612877.25" calcext:value-type="float">
            <text:p>2612877.25</text:p>
          </table:table-cell>
        </table:table-row>
        <table:table-row table:style-name="ro1">
          <table:table-cell table:style-name="ce5" office:value-type="float" office:value="2952.5" calcext:value-type="float">
            <text:p>2952.5</text:p>
          </table:table-cell>
          <table:table-cell table:style-name="ce5" office:value-type="float" office:value="2615829.75" calcext:value-type="float">
            <text:p>2615829.75</text:p>
          </table:table-cell>
          <table:table-cell table:style-name="ce5" office:value-type="float" office:value="2952.5" calcext:value-type="float">
            <text:p>2952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904818.5" calcext:value-type="float">
            <text:p>904818.5</text:p>
          </table:table-cell>
          <table:table-cell table:style-name="ce5" table:formula="of:=SUM([.D434:.E434])" office:value-type="float" office:value="2615829.75" calcext:value-type="float">
            <text:p>2615829.75</text:p>
          </table:table-cell>
        </table:table-row>
        <table:table-row table:style-name="ro1">
          <table:table-cell table:style-name="ce5" office:value-type="float" office:value="3075.25" calcext:value-type="float">
            <text:p>3075.25</text:p>
          </table:table-cell>
          <table:table-cell table:style-name="ce5" office:value-type="float" office:value="2618905" calcext:value-type="float">
            <text:p>2618905</text:p>
          </table:table-cell>
          <table:table-cell table:style-name="ce5" office:value-type="float" office:value="3075.25" calcext:value-type="float">
            <text:p>3075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907893.75" calcext:value-type="float">
            <text:p>907893.75</text:p>
          </table:table-cell>
          <table:table-cell table:style-name="ce5" table:formula="of:=SUM([.D435:.E435])" office:value-type="float" office:value="2618905" calcext:value-type="float">
            <text:p>2618905</text:p>
          </table:table-cell>
        </table:table-row>
        <table:table-row table:style-name="ro1">
          <table:table-cell table:style-name="ce5" office:value-type="float" office:value="3200.5" calcext:value-type="float">
            <text:p>3200.5</text:p>
          </table:table-cell>
          <table:table-cell table:style-name="ce5" office:value-type="float" office:value="2622105.5" calcext:value-type="float">
            <text:p>2622105.5</text:p>
          </table:table-cell>
          <table:table-cell table:style-name="ce5" office:value-type="float" office:value="3200.5" calcext:value-type="float">
            <text:p>3200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911094.25" calcext:value-type="float">
            <text:p>911094.25</text:p>
          </table:table-cell>
          <table:table-cell table:style-name="ce5" table:formula="of:=SUM([.D436:.E436])" office:value-type="float" office:value="2622105.5" calcext:value-type="float">
            <text:p>2622105.5</text:p>
          </table:table-cell>
        </table:table-row>
        <table:table-row table:style-name="ro1">
          <table:table-cell table:style-name="ce5" office:value-type="float" office:value="3328.25" calcext:value-type="float">
            <text:p>3328.25</text:p>
          </table:table-cell>
          <table:table-cell table:style-name="ce5" office:value-type="float" office:value="2625433.75" calcext:value-type="float">
            <text:p>2625433.75</text:p>
          </table:table-cell>
          <table:table-cell table:style-name="ce5" office:value-type="float" office:value="3328.25" calcext:value-type="float">
            <text:p>3328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914422.5" calcext:value-type="float">
            <text:p>914422.5</text:p>
          </table:table-cell>
          <table:table-cell table:style-name="ce5" table:formula="of:=SUM([.D437:.E437])" office:value-type="float" office:value="2625433.75" calcext:value-type="float">
            <text:p>2625433.75</text:p>
          </table:table-cell>
        </table:table-row>
        <table:table-row table:style-name="ro1">
          <table:table-cell table:style-name="ce5" office:value-type="float" office:value="3458.5" calcext:value-type="float">
            <text:p>3458.5</text:p>
          </table:table-cell>
          <table:table-cell table:style-name="ce5" office:value-type="float" office:value="2628892.25" calcext:value-type="float">
            <text:p>2628892.25</text:p>
          </table:table-cell>
          <table:table-cell table:style-name="ce5" office:value-type="float" office:value="3458.5" calcext:value-type="float">
            <text:p>3458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917881" calcext:value-type="float">
            <text:p>917881</text:p>
          </table:table-cell>
          <table:table-cell table:style-name="ce5" table:formula="of:=SUM([.D438:.E438])" office:value-type="float" office:value="2628892.25" calcext:value-type="float">
            <text:p>2628892.25</text:p>
          </table:table-cell>
        </table:table-row>
        <table:table-row table:style-name="ro1">
          <table:table-cell table:style-name="ce5" office:value-type="float" office:value="3591.25" calcext:value-type="float">
            <text:p>3591.25</text:p>
          </table:table-cell>
          <table:table-cell table:style-name="ce5" office:value-type="float" office:value="2632483.5" calcext:value-type="float">
            <text:p>2632483.5</text:p>
          </table:table-cell>
          <table:table-cell table:style-name="ce5" office:value-type="float" office:value="3591.25" calcext:value-type="float">
            <text:p>3591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921472.25" calcext:value-type="float">
            <text:p>921472.25</text:p>
          </table:table-cell>
          <table:table-cell table:style-name="ce5" table:formula="of:=SUM([.D439:.E439])" office:value-type="float" office:value="2632483.5" calcext:value-type="float">
            <text:p>2632483.5</text:p>
          </table:table-cell>
        </table:table-row>
        <table:table-row table:style-name="ro1">
          <table:table-cell table:style-name="ce5" office:value-type="float" office:value="3726.5" calcext:value-type="float">
            <text:p>3726.5</text:p>
          </table:table-cell>
          <table:table-cell table:style-name="ce5" office:value-type="float" office:value="2636210" calcext:value-type="float">
            <text:p>2636210</text:p>
          </table:table-cell>
          <table:table-cell table:style-name="ce5" office:value-type="float" office:value="3726.5" calcext:value-type="float">
            <text:p>3726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925198.75" calcext:value-type="float">
            <text:p>925198.75</text:p>
          </table:table-cell>
          <table:table-cell table:style-name="ce5" table:formula="of:=SUM([.D440:.E440])" office:value-type="float" office:value="2636210" calcext:value-type="float">
            <text:p>2636210</text:p>
          </table:table-cell>
        </table:table-row>
        <table:table-row table:style-name="ro1">
          <table:table-cell table:style-name="ce5" office:value-type="float" office:value="3864.25" calcext:value-type="float">
            <text:p>3864.25</text:p>
          </table:table-cell>
          <table:table-cell table:style-name="ce5" office:value-type="float" office:value="2640074.25" calcext:value-type="float">
            <text:p>2640074.25</text:p>
          </table:table-cell>
          <table:table-cell table:style-name="ce5" office:value-type="float" office:value="3864.25" calcext:value-type="float">
            <text:p>3864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929063" calcext:value-type="float">
            <text:p>929063</text:p>
          </table:table-cell>
          <table:table-cell table:style-name="ce5" table:formula="of:=SUM([.D441:.E441])" office:value-type="float" office:value="2640074.25" calcext:value-type="float">
            <text:p>2640074.25</text:p>
          </table:table-cell>
        </table:table-row>
        <table:table-row table:style-name="ro1">
          <table:table-cell table:style-name="ce5" office:value-type="float" office:value="4004.5" calcext:value-type="float">
            <text:p>4004.5</text:p>
          </table:table-cell>
          <table:table-cell table:style-name="ce5" office:value-type="float" office:value="2644078.75" calcext:value-type="float">
            <text:p>2644078.75</text:p>
          </table:table-cell>
          <table:table-cell table:style-name="ce5" office:value-type="float" office:value="4004.5" calcext:value-type="float">
            <text:p>4004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933067.5" calcext:value-type="float">
            <text:p>933067.5</text:p>
          </table:table-cell>
          <table:table-cell table:style-name="ce5" table:formula="of:=SUM([.D442:.E442])" office:value-type="float" office:value="2644078.75" calcext:value-type="float">
            <text:p>2644078.75</text:p>
          </table:table-cell>
        </table:table-row>
        <table:table-row table:style-name="ro1">
          <table:table-cell table:style-name="ce5" office:value-type="float" office:value="4147.25" calcext:value-type="float">
            <text:p>4147.25</text:p>
          </table:table-cell>
          <table:table-cell table:style-name="ce5" office:value-type="float" office:value="2648226" calcext:value-type="float">
            <text:p>2648226</text:p>
          </table:table-cell>
          <table:table-cell table:style-name="ce5" office:value-type="float" office:value="4147.25" calcext:value-type="float">
            <text:p>4147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937214.75" calcext:value-type="float">
            <text:p>937214.75</text:p>
          </table:table-cell>
          <table:table-cell table:style-name="ce5" table:formula="of:=SUM([.D443:.E443])" office:value-type="float" office:value="2648226" calcext:value-type="float">
            <text:p>2648226</text:p>
          </table:table-cell>
        </table:table-row>
        <table:table-row table:style-name="ro1">
          <table:table-cell table:style-name="ce5" office:value-type="float" office:value="4292.5" calcext:value-type="float">
            <text:p>4292.5</text:p>
          </table:table-cell>
          <table:table-cell table:style-name="ce5" office:value-type="float" office:value="2652518.5" calcext:value-type="float">
            <text:p>2652518.5</text:p>
          </table:table-cell>
          <table:table-cell table:style-name="ce5" office:value-type="float" office:value="4292.5" calcext:value-type="float">
            <text:p>4292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941507.25" calcext:value-type="float">
            <text:p>941507.25</text:p>
          </table:table-cell>
          <table:table-cell table:style-name="ce5" table:formula="of:=SUM([.D444:.E444])" office:value-type="float" office:value="2652518.5" calcext:value-type="float">
            <text:p>2652518.5</text:p>
          </table:table-cell>
        </table:table-row>
        <table:table-row table:style-name="ro1">
          <table:table-cell table:style-name="ce5" office:value-type="float" office:value="4440.25" calcext:value-type="float">
            <text:p>4440.25</text:p>
          </table:table-cell>
          <table:table-cell table:style-name="ce5" office:value-type="float" office:value="2656958.75" calcext:value-type="float">
            <text:p>2656958.75</text:p>
          </table:table-cell>
          <table:table-cell table:style-name="ce5" office:value-type="float" office:value="4440.25" calcext:value-type="float">
            <text:p>4440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945947.5" calcext:value-type="float">
            <text:p>945947.5</text:p>
          </table:table-cell>
          <table:table-cell table:style-name="ce5" table:formula="of:=SUM([.D445:.E445])" office:value-type="float" office:value="2656958.75" calcext:value-type="float">
            <text:p>2656958.75</text:p>
          </table:table-cell>
        </table:table-row>
        <table:table-row table:style-name="ro1">
          <table:table-cell table:style-name="ce5" office:value-type="float" office:value="4590.5" calcext:value-type="float">
            <text:p>4590.5</text:p>
          </table:table-cell>
          <table:table-cell table:style-name="ce5" office:value-type="float" office:value="2661549.25" calcext:value-type="float">
            <text:p>2661549.25</text:p>
          </table:table-cell>
          <table:table-cell table:style-name="ce5" office:value-type="float" office:value="4590.5" calcext:value-type="float">
            <text:p>4590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950538" calcext:value-type="float">
            <text:p>950538</text:p>
          </table:table-cell>
          <table:table-cell table:style-name="ce5" table:formula="of:=SUM([.D446:.E446])" office:value-type="float" office:value="2661549.25" calcext:value-type="float">
            <text:p>2661549.25</text:p>
          </table:table-cell>
        </table:table-row>
        <table:table-row table:style-name="ro1">
          <table:table-cell table:style-name="ce5" office:value-type="float" office:value="4743.25" calcext:value-type="float">
            <text:p>4743.25</text:p>
          </table:table-cell>
          <table:table-cell table:style-name="ce5" office:value-type="float" office:value="2666292.5" calcext:value-type="float">
            <text:p>2666292.5</text:p>
          </table:table-cell>
          <table:table-cell table:style-name="ce5" office:value-type="float" office:value="4743.25" calcext:value-type="float">
            <text:p>4743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955281.25" calcext:value-type="float">
            <text:p>955281.25</text:p>
          </table:table-cell>
          <table:table-cell table:style-name="ce5" table:formula="of:=SUM([.D447:.E447])" office:value-type="float" office:value="2666292.5" calcext:value-type="float">
            <text:p>2666292.5</text:p>
          </table:table-cell>
        </table:table-row>
        <table:table-row table:style-name="ro1">
          <table:table-cell table:style-name="ce5" office:value-type="float" office:value="4898.5" calcext:value-type="float">
            <text:p>4898.5</text:p>
          </table:table-cell>
          <table:table-cell table:style-name="ce5" office:value-type="float" office:value="2671191" calcext:value-type="float">
            <text:p>2671191</text:p>
          </table:table-cell>
          <table:table-cell table:style-name="ce5" office:value-type="float" office:value="4898.5" calcext:value-type="float">
            <text:p>4898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960179.75" calcext:value-type="float">
            <text:p>960179.75</text:p>
          </table:table-cell>
          <table:table-cell table:style-name="ce5" table:formula="of:=SUM([.D448:.E448])" office:value-type="float" office:value="2671191" calcext:value-type="float">
            <text:p>2671191</text:p>
          </table:table-cell>
        </table:table-row>
        <table:table-row table:style-name="ro1">
          <table:table-cell table:style-name="ce5" office:value-type="float" office:value="5056.25" calcext:value-type="float">
            <text:p>5056.25</text:p>
          </table:table-cell>
          <table:table-cell table:style-name="ce5" office:value-type="float" office:value="2676247.25" calcext:value-type="float">
            <text:p>2676247.25</text:p>
          </table:table-cell>
          <table:table-cell table:style-name="ce5" office:value-type="float" office:value="5056.25" calcext:value-type="float">
            <text:p>5056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965236" calcext:value-type="float">
            <text:p>965236</text:p>
          </table:table-cell>
          <table:table-cell table:style-name="ce5" table:formula="of:=SUM([.D449:.E449])" office:value-type="float" office:value="2676247.25" calcext:value-type="float">
            <text:p>2676247.25</text:p>
          </table:table-cell>
        </table:table-row>
        <table:table-row table:style-name="ro1">
          <table:table-cell table:style-name="ce5" office:value-type="float" office:value="5216.5" calcext:value-type="float">
            <text:p>5216.5</text:p>
          </table:table-cell>
          <table:table-cell table:style-name="ce5" office:value-type="float" office:value="2681463.75" calcext:value-type="float">
            <text:p>2681463.75</text:p>
          </table:table-cell>
          <table:table-cell table:style-name="ce5" office:value-type="float" office:value="5216.5" calcext:value-type="float">
            <text:p>5216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970452.5" calcext:value-type="float">
            <text:p>970452.5</text:p>
          </table:table-cell>
          <table:table-cell table:style-name="ce5" table:formula="of:=SUM([.D450:.E450])" office:value-type="float" office:value="2681463.75" calcext:value-type="float">
            <text:p>2681463.75</text:p>
          </table:table-cell>
        </table:table-row>
        <table:table-row table:style-name="ro1">
          <table:table-cell table:style-name="ce5" office:value-type="float" office:value="5379.25" calcext:value-type="float">
            <text:p>5379.25</text:p>
          </table:table-cell>
          <table:table-cell table:style-name="ce5" office:value-type="float" office:value="2686843" calcext:value-type="float">
            <text:p>2686843</text:p>
          </table:table-cell>
          <table:table-cell table:style-name="ce5" office:value-type="float" office:value="5379.25" calcext:value-type="float">
            <text:p>5379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975831.75" calcext:value-type="float">
            <text:p>975831.75</text:p>
          </table:table-cell>
          <table:table-cell table:style-name="ce5" table:formula="of:=SUM([.D451:.E451])" office:value-type="float" office:value="2686843" calcext:value-type="float">
            <text:p>2686843</text:p>
          </table:table-cell>
        </table:table-row>
        <table:table-row table:style-name="ro1">
          <table:table-cell table:style-name="ce5" office:value-type="float" office:value="5544.5" calcext:value-type="float">
            <text:p>5544.5</text:p>
          </table:table-cell>
          <table:table-cell table:style-name="ce5" office:value-type="float" office:value="2692387.5" calcext:value-type="float">
            <text:p>2692387.5</text:p>
          </table:table-cell>
          <table:table-cell table:style-name="ce5" office:value-type="float" office:value="5544.5" calcext:value-type="float">
            <text:p>5544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981376.25" calcext:value-type="float">
            <text:p>981376.25</text:p>
          </table:table-cell>
          <table:table-cell table:style-name="ce5" table:formula="of:=SUM([.D452:.E452])" office:value-type="float" office:value="2692387.5" calcext:value-type="float">
            <text:p>2692387.5</text:p>
          </table:table-cell>
        </table:table-row>
        <table:table-row table:style-name="ro1">
          <table:table-cell table:style-name="ce5" office:value-type="float" office:value="5712.25" calcext:value-type="float">
            <text:p>5712.25</text:p>
          </table:table-cell>
          <table:table-cell table:style-name="ce5" office:value-type="float" office:value="2698099.75" calcext:value-type="float">
            <text:p>2698099.75</text:p>
          </table:table-cell>
          <table:table-cell table:style-name="ce5" office:value-type="float" office:value="5712.25" calcext:value-type="float">
            <text:p>5712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987088.5" calcext:value-type="float">
            <text:p>987088.5</text:p>
          </table:table-cell>
          <table:table-cell table:style-name="ce5" table:formula="of:=SUM([.D453:.E453])" office:value-type="float" office:value="2698099.75" calcext:value-type="float">
            <text:p>2698099.75</text:p>
          </table:table-cell>
        </table:table-row>
        <table:table-row table:style-name="ro1">
          <table:table-cell table:style-name="ce5" office:value-type="float" office:value="5882.5" calcext:value-type="float">
            <text:p>5882.5</text:p>
          </table:table-cell>
          <table:table-cell table:style-name="ce5" office:value-type="float" office:value="2703982.25" calcext:value-type="float">
            <text:p>2703982.25</text:p>
          </table:table-cell>
          <table:table-cell table:style-name="ce5" office:value-type="float" office:value="5882.5" calcext:value-type="float">
            <text:p>5882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992971" calcext:value-type="float">
            <text:p>992971</text:p>
          </table:table-cell>
          <table:table-cell table:style-name="ce5" table:formula="of:=SUM([.D454:.E454])" office:value-type="float" office:value="2703982.25" calcext:value-type="float">
            <text:p>2703982.25</text:p>
          </table:table-cell>
        </table:table-row>
        <table:table-row table:style-name="ro1">
          <table:table-cell table:style-name="ce5" office:value-type="float" office:value="6055.25" calcext:value-type="float">
            <text:p>6055.25</text:p>
          </table:table-cell>
          <table:table-cell table:style-name="ce5" office:value-type="float" office:value="2710037.5" calcext:value-type="float">
            <text:p>2710037.5</text:p>
          </table:table-cell>
          <table:table-cell table:style-name="ce5" office:value-type="float" office:value="6055.25" calcext:value-type="float">
            <text:p>6055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999026.25" calcext:value-type="float">
            <text:p>999026.25</text:p>
          </table:table-cell>
          <table:table-cell table:style-name="ce5" table:formula="of:=SUM([.D455:.E455])" office:value-type="float" office:value="2710037.5" calcext:value-type="float">
            <text:p>2710037.5</text:p>
          </table:table-cell>
        </table:table-row>
        <table:table-row table:style-name="ro1">
          <table:table-cell table:style-name="ce5" office:value-type="float" office:value="6230.5" calcext:value-type="float">
            <text:p>6230.5</text:p>
          </table:table-cell>
          <table:table-cell table:style-name="ce5" office:value-type="float" office:value="2716268" calcext:value-type="float">
            <text:p>2716268</text:p>
          </table:table-cell>
          <table:table-cell table:style-name="ce5" office:value-type="float" office:value="6230.5" calcext:value-type="float">
            <text:p>6230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005256.75" calcext:value-type="float">
            <text:p>1005256.75</text:p>
          </table:table-cell>
          <table:table-cell table:style-name="ce5" table:formula="of:=SUM([.D456:.E456])" office:value-type="float" office:value="2716268" calcext:value-type="float">
            <text:p>2716268</text:p>
          </table:table-cell>
        </table:table-row>
        <table:table-row table:style-name="ro1">
          <table:table-cell table:style-name="ce5" office:value-type="float" office:value="6408.25" calcext:value-type="float">
            <text:p>6408.25</text:p>
          </table:table-cell>
          <table:table-cell table:style-name="ce5" office:value-type="float" office:value="2722676.25" calcext:value-type="float">
            <text:p>2722676.25</text:p>
          </table:table-cell>
          <table:table-cell table:style-name="ce5" office:value-type="float" office:value="6408.25" calcext:value-type="float">
            <text:p>6408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011665" calcext:value-type="float">
            <text:p>1011665</text:p>
          </table:table-cell>
          <table:table-cell table:style-name="ce5" table:formula="of:=SUM([.D457:.E457])" office:value-type="float" office:value="2722676.25" calcext:value-type="float">
            <text:p>2722676.25</text:p>
          </table:table-cell>
        </table:table-row>
        <table:table-row table:style-name="ro1">
          <table:table-cell table:style-name="ce5" office:value-type="float" office:value="6588.5" calcext:value-type="float">
            <text:p>6588.5</text:p>
          </table:table-cell>
          <table:table-cell table:style-name="ce5" office:value-type="float" office:value="2729264.75" calcext:value-type="float">
            <text:p>2729264.75</text:p>
          </table:table-cell>
          <table:table-cell table:style-name="ce5" office:value-type="float" office:value="6588.5" calcext:value-type="float">
            <text:p>6588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018253.5" calcext:value-type="float">
            <text:p>1018253.5</text:p>
          </table:table-cell>
          <table:table-cell table:style-name="ce5" table:formula="of:=SUM([.D458:.E458])" office:value-type="float" office:value="2729264.75" calcext:value-type="float">
            <text:p>2729264.75</text:p>
          </table:table-cell>
        </table:table-row>
        <table:table-row table:style-name="ro1">
          <table:table-cell table:style-name="ce5" office:value-type="float" office:value="6771.25" calcext:value-type="float">
            <text:p>6771.25</text:p>
          </table:table-cell>
          <table:table-cell table:style-name="ce5" office:value-type="float" office:value="2736036" calcext:value-type="float">
            <text:p>2736036</text:p>
          </table:table-cell>
          <table:table-cell table:style-name="ce5" office:value-type="float" office:value="6771.25" calcext:value-type="float">
            <text:p>6771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025024.75" calcext:value-type="float">
            <text:p>1025024.75</text:p>
          </table:table-cell>
          <table:table-cell table:style-name="ce5" table:formula="of:=SUM([.D459:.E459])" office:value-type="float" office:value="2736036" calcext:value-type="float">
            <text:p>2736036</text:p>
          </table:table-cell>
        </table:table-row>
        <table:table-row table:style-name="ro1">
          <table:table-cell table:style-name="ce5" office:value-type="float" office:value="6956.5" calcext:value-type="float">
            <text:p>6956.5</text:p>
          </table:table-cell>
          <table:table-cell table:style-name="ce5" office:value-type="float" office:value="2742992.5" calcext:value-type="float">
            <text:p>2742992.5</text:p>
          </table:table-cell>
          <table:table-cell table:style-name="ce5" office:value-type="float" office:value="6956.5" calcext:value-type="float">
            <text:p>6956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031981.25" calcext:value-type="float">
            <text:p>1031981.25</text:p>
          </table:table-cell>
          <table:table-cell table:style-name="ce5" table:formula="of:=SUM([.D460:.E460])" office:value-type="float" office:value="2742992.5" calcext:value-type="float">
            <text:p>2742992.5</text:p>
          </table:table-cell>
        </table:table-row>
        <table:table-row table:style-name="ro1">
          <table:table-cell table:style-name="ce5" office:value-type="float" office:value="7144.25" calcext:value-type="float">
            <text:p>7144.25</text:p>
          </table:table-cell>
          <table:table-cell table:style-name="ce5" office:value-type="float" office:value="2750136.75" calcext:value-type="float">
            <text:p>2750136.75</text:p>
          </table:table-cell>
          <table:table-cell table:style-name="ce5" office:value-type="float" office:value="7144.25" calcext:value-type="float">
            <text:p>7144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039125.5" calcext:value-type="float">
            <text:p>1039125.5</text:p>
          </table:table-cell>
          <table:table-cell table:style-name="ce5" table:formula="of:=SUM([.D461:.E461])" office:value-type="float" office:value="2750136.75" calcext:value-type="float">
            <text:p>2750136.75</text:p>
          </table:table-cell>
        </table:table-row>
        <table:table-row table:style-name="ro1">
          <table:table-cell table:style-name="ce5" office:value-type="float" office:value="7334.5" calcext:value-type="float">
            <text:p>7334.5</text:p>
          </table:table-cell>
          <table:table-cell table:style-name="ce5" office:value-type="float" office:value="2757471.25" calcext:value-type="float">
            <text:p>2757471.25</text:p>
          </table:table-cell>
          <table:table-cell table:style-name="ce5" office:value-type="float" office:value="7334.5" calcext:value-type="float">
            <text:p>7334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046460" calcext:value-type="float">
            <text:p>1046460</text:p>
          </table:table-cell>
          <table:table-cell table:style-name="ce5" table:formula="of:=SUM([.D462:.E462])" office:value-type="float" office:value="2757471.25" calcext:value-type="float">
            <text:p>2757471.25</text:p>
          </table:table-cell>
        </table:table-row>
        <table:table-row table:style-name="ro1">
          <table:table-cell table:style-name="ce5" office:value-type="float" office:value="7527.25" calcext:value-type="float">
            <text:p>7527.25</text:p>
          </table:table-cell>
          <table:table-cell table:style-name="ce5" office:value-type="float" office:value="2764998.5" calcext:value-type="float">
            <text:p>2764998.5</text:p>
          </table:table-cell>
          <table:table-cell table:style-name="ce5" office:value-type="float" office:value="7527.25" calcext:value-type="float">
            <text:p>7527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053987.25" calcext:value-type="float">
            <text:p>1053987.25</text:p>
          </table:table-cell>
          <table:table-cell table:style-name="ce5" table:formula="of:=SUM([.D463:.E463])" office:value-type="float" office:value="2764998.5" calcext:value-type="float">
            <text:p>2764998.5</text:p>
          </table:table-cell>
        </table:table-row>
        <table:table-row table:style-name="ro1">
          <table:table-cell table:style-name="ce5" office:value-type="float" office:value="7722.5" calcext:value-type="float">
            <text:p>7722.5</text:p>
          </table:table-cell>
          <table:table-cell table:style-name="ce5" office:value-type="float" office:value="2772721" calcext:value-type="float">
            <text:p>2772721</text:p>
          </table:table-cell>
          <table:table-cell table:style-name="ce5" office:value-type="float" office:value="7722.5" calcext:value-type="float">
            <text:p>7722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061709.75" calcext:value-type="float">
            <text:p>1061709.75</text:p>
          </table:table-cell>
          <table:table-cell table:style-name="ce5" table:formula="of:=SUM([.D464:.E464])" office:value-type="float" office:value="2772721" calcext:value-type="float">
            <text:p>2772721</text:p>
          </table:table-cell>
        </table:table-row>
        <table:table-row table:style-name="ro1">
          <table:table-cell table:style-name="ce5" office:value-type="float" office:value="7920.25" calcext:value-type="float">
            <text:p>7920.25</text:p>
          </table:table-cell>
          <table:table-cell table:style-name="ce5" office:value-type="float" office:value="2780641.25" calcext:value-type="float">
            <text:p>2780641.25</text:p>
          </table:table-cell>
          <table:table-cell table:style-name="ce5" office:value-type="float" office:value="7920.25" calcext:value-type="float">
            <text:p>7920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069630" calcext:value-type="float">
            <text:p>1069630</text:p>
          </table:table-cell>
          <table:table-cell table:style-name="ce5" table:formula="of:=SUM([.D465:.E465])" office:value-type="float" office:value="2780641.25" calcext:value-type="float">
            <text:p>2780641.25</text:p>
          </table:table-cell>
        </table:table-row>
        <table:table-row table:style-name="ro1">
          <table:table-cell table:style-name="ce5" office:value-type="float" office:value="8120.5" calcext:value-type="float">
            <text:p>8120.5</text:p>
          </table:table-cell>
          <table:table-cell table:style-name="ce5" office:value-type="float" office:value="2788761.75" calcext:value-type="float">
            <text:p>2788761.75</text:p>
          </table:table-cell>
          <table:table-cell table:style-name="ce5" office:value-type="float" office:value="8120.5" calcext:value-type="float">
            <text:p>8120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077750.5" calcext:value-type="float">
            <text:p>1077750.5</text:p>
          </table:table-cell>
          <table:table-cell table:style-name="ce5" table:formula="of:=SUM([.D466:.E466])" office:value-type="float" office:value="2788761.75" calcext:value-type="float">
            <text:p>2788761.75</text:p>
          </table:table-cell>
        </table:table-row>
        <table:table-row table:style-name="ro1">
          <table:table-cell table:style-name="ce5" office:value-type="float" office:value="8323.25" calcext:value-type="float">
            <text:p>8323.25</text:p>
          </table:table-cell>
          <table:table-cell table:style-name="ce5" office:value-type="float" office:value="2797085" calcext:value-type="float">
            <text:p>2797085</text:p>
          </table:table-cell>
          <table:table-cell table:style-name="ce5" office:value-type="float" office:value="8323.25" calcext:value-type="float">
            <text:p>8323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086073.75" calcext:value-type="float">
            <text:p>1086073.75</text:p>
          </table:table-cell>
          <table:table-cell table:style-name="ce5" table:formula="of:=SUM([.D467:.E467])" office:value-type="float" office:value="2797085" calcext:value-type="float">
            <text:p>2797085</text:p>
          </table:table-cell>
        </table:table-row>
        <table:table-row table:style-name="ro1">
          <table:table-cell table:style-name="ce5" office:value-type="float" office:value="8528.5" calcext:value-type="float">
            <text:p>8528.5</text:p>
          </table:table-cell>
          <table:table-cell table:style-name="ce5" office:value-type="float" office:value="2805613.5" calcext:value-type="float">
            <text:p>2805613.5</text:p>
          </table:table-cell>
          <table:table-cell table:style-name="ce5" office:value-type="float" office:value="8528.5" calcext:value-type="float">
            <text:p>8528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094602.25" calcext:value-type="float">
            <text:p>1094602.25</text:p>
          </table:table-cell>
          <table:table-cell table:style-name="ce5" table:formula="of:=SUM([.D468:.E468])" office:value-type="float" office:value="2805613.5" calcext:value-type="float">
            <text:p>2805613.5</text:p>
          </table:table-cell>
        </table:table-row>
        <table:table-row table:style-name="ro1">
          <table:table-cell table:style-name="ce5" office:value-type="float" office:value="8736.25" calcext:value-type="float">
            <text:p>8736.25</text:p>
          </table:table-cell>
          <table:table-cell table:style-name="ce5" office:value-type="float" office:value="2814349.75" calcext:value-type="float">
            <text:p>2814349.75</text:p>
          </table:table-cell>
          <table:table-cell table:style-name="ce5" office:value-type="float" office:value="8736.25" calcext:value-type="float">
            <text:p>8736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103338.5" calcext:value-type="float">
            <text:p>1103338.5</text:p>
          </table:table-cell>
          <table:table-cell table:style-name="ce5" table:formula="of:=SUM([.D469:.E469])" office:value-type="float" office:value="2814349.75" calcext:value-type="float">
            <text:p>2814349.75</text:p>
          </table:table-cell>
        </table:table-row>
        <table:table-row table:style-name="ro1">
          <table:table-cell table:style-name="ce5" office:value-type="float" office:value="8946.5" calcext:value-type="float">
            <text:p>8946.5</text:p>
          </table:table-cell>
          <table:table-cell table:style-name="ce5" office:value-type="float" office:value="2823296.25" calcext:value-type="float">
            <text:p>2823296.25</text:p>
          </table:table-cell>
          <table:table-cell table:style-name="ce5" office:value-type="float" office:value="8946.5" calcext:value-type="float">
            <text:p>8946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112285" calcext:value-type="float">
            <text:p>1112285</text:p>
          </table:table-cell>
          <table:table-cell table:style-name="ce5" table:formula="of:=SUM([.D470:.E470])" office:value-type="float" office:value="2823296.25" calcext:value-type="float">
            <text:p>2823296.25</text:p>
          </table:table-cell>
        </table:table-row>
        <table:table-row table:style-name="ro1">
          <table:table-cell table:style-name="ce5" office:value-type="float" office:value="9159.25" calcext:value-type="float">
            <text:p>9159.25</text:p>
          </table:table-cell>
          <table:table-cell table:style-name="ce5" office:value-type="float" office:value="2832455.5" calcext:value-type="float">
            <text:p>2832455.5</text:p>
          </table:table-cell>
          <table:table-cell table:style-name="ce5" office:value-type="float" office:value="9159.25" calcext:value-type="float">
            <text:p>9159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121444.25" calcext:value-type="float">
            <text:p>1121444.25</text:p>
          </table:table-cell>
          <table:table-cell table:style-name="ce5" table:formula="of:=SUM([.D471:.E471])" office:value-type="float" office:value="2832455.5" calcext:value-type="float">
            <text:p>2832455.5</text:p>
          </table:table-cell>
        </table:table-row>
        <table:table-row table:style-name="ro1">
          <table:table-cell table:style-name="ce5" office:value-type="float" office:value="9374.5" calcext:value-type="float">
            <text:p>9374.5</text:p>
          </table:table-cell>
          <table:table-cell table:style-name="ce5" office:value-type="float" office:value="2841830" calcext:value-type="float">
            <text:p>2841830</text:p>
          </table:table-cell>
          <table:table-cell table:style-name="ce5" office:value-type="float" office:value="9374.5" calcext:value-type="float">
            <text:p>9374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130818.75" calcext:value-type="float">
            <text:p>1130818.75</text:p>
          </table:table-cell>
          <table:table-cell table:style-name="ce5" table:formula="of:=SUM([.D472:.E472])" office:value-type="float" office:value="2841830" calcext:value-type="float">
            <text:p>2841830</text:p>
          </table:table-cell>
        </table:table-row>
        <table:table-row table:style-name="ro1">
          <table:table-cell table:style-name="ce5" office:value-type="float" office:value="9592.25" calcext:value-type="float">
            <text:p>9592.25</text:p>
          </table:table-cell>
          <table:table-cell table:style-name="ce5" office:value-type="float" office:value="2851422.25" calcext:value-type="float">
            <text:p>2851422.25</text:p>
          </table:table-cell>
          <table:table-cell table:style-name="ce5" office:value-type="float" office:value="9592.25" calcext:value-type="float">
            <text:p>9592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140411" calcext:value-type="float">
            <text:p>1140411</text:p>
          </table:table-cell>
          <table:table-cell table:style-name="ce5" table:formula="of:=SUM([.D473:.E473])" office:value-type="float" office:value="2851422.25" calcext:value-type="float">
            <text:p>2851422.25</text:p>
          </table:table-cell>
        </table:table-row>
        <table:table-row table:style-name="ro1">
          <table:table-cell table:style-name="ce5" office:value-type="float" office:value="9812.5" calcext:value-type="float">
            <text:p>9812.5</text:p>
          </table:table-cell>
          <table:table-cell table:style-name="ce5" office:value-type="float" office:value="2861234.75" calcext:value-type="float">
            <text:p>2861234.75</text:p>
          </table:table-cell>
          <table:table-cell table:style-name="ce5" office:value-type="float" office:value="9812.5" calcext:value-type="float">
            <text:p>9812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150223.5" calcext:value-type="float">
            <text:p>1150223.5</text:p>
          </table:table-cell>
          <table:table-cell table:style-name="ce5" table:formula="of:=SUM([.D474:.E474])" office:value-type="float" office:value="2861234.75" calcext:value-type="float">
            <text:p>2861234.75</text:p>
          </table:table-cell>
        </table:table-row>
        <table:table-row table:style-name="ro1">
          <table:table-cell table:style-name="ce5" office:value-type="float" office:value="10035.25" calcext:value-type="float">
            <text:p>10035.25</text:p>
          </table:table-cell>
          <table:table-cell table:style-name="ce5" office:value-type="float" office:value="2871270" calcext:value-type="float">
            <text:p>2871270</text:p>
          </table:table-cell>
          <table:table-cell table:style-name="ce5" office:value-type="float" office:value="10035.25" calcext:value-type="float">
            <text:p>10035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160258.75" calcext:value-type="float">
            <text:p>1160258.75</text:p>
          </table:table-cell>
          <table:table-cell table:style-name="ce5" table:formula="of:=SUM([.D475:.E475])" office:value-type="float" office:value="2871270" calcext:value-type="float">
            <text:p>2871270</text:p>
          </table:table-cell>
        </table:table-row>
        <table:table-row table:style-name="ro1">
          <table:table-cell table:style-name="ce5" office:value-type="float" office:value="10260.5" calcext:value-type="float">
            <text:p>10260.5</text:p>
          </table:table-cell>
          <table:table-cell table:style-name="ce5" office:value-type="float" office:value="2881530.5" calcext:value-type="float">
            <text:p>2881530.5</text:p>
          </table:table-cell>
          <table:table-cell table:style-name="ce5" office:value-type="float" office:value="10260.5" calcext:value-type="float">
            <text:p>10260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170519.25" calcext:value-type="float">
            <text:p>1170519.25</text:p>
          </table:table-cell>
          <table:table-cell table:style-name="ce5" table:formula="of:=SUM([.D476:.E476])" office:value-type="float" office:value="2881530.5" calcext:value-type="float">
            <text:p>2881530.5</text:p>
          </table:table-cell>
        </table:table-row>
        <table:table-row table:style-name="ro1">
          <table:table-cell table:style-name="ce5" office:value-type="float" office:value="10488.25" calcext:value-type="float">
            <text:p>10488.25</text:p>
          </table:table-cell>
          <table:table-cell table:style-name="ce5" office:value-type="float" office:value="2892018.75" calcext:value-type="float">
            <text:p>2892018.75</text:p>
          </table:table-cell>
          <table:table-cell table:style-name="ce5" office:value-type="float" office:value="10488.25" calcext:value-type="float">
            <text:p>10488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181007.5" calcext:value-type="float">
            <text:p>1181007.5</text:p>
          </table:table-cell>
          <table:table-cell table:style-name="ce5" table:formula="of:=SUM([.D477:.E477])" office:value-type="float" office:value="2892018.75" calcext:value-type="float">
            <text:p>2892018.75</text:p>
          </table:table-cell>
        </table:table-row>
        <table:table-row table:style-name="ro1">
          <table:table-cell table:style-name="ce5" office:value-type="float" office:value="10718.5" calcext:value-type="float">
            <text:p>10718.5</text:p>
          </table:table-cell>
          <table:table-cell table:style-name="ce5" office:value-type="float" office:value="2902737.25" calcext:value-type="float">
            <text:p>2902737.25</text:p>
          </table:table-cell>
          <table:table-cell table:style-name="ce5" office:value-type="float" office:value="10718.5" calcext:value-type="float">
            <text:p>10718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191726" calcext:value-type="float">
            <text:p>1191726</text:p>
          </table:table-cell>
          <table:table-cell table:style-name="ce5" table:formula="of:=SUM([.D478:.E478])" office:value-type="float" office:value="2902737.25" calcext:value-type="float">
            <text:p>2902737.25</text:p>
          </table:table-cell>
        </table:table-row>
        <table:table-row table:style-name="ro1">
          <table:table-cell table:style-name="ce5" office:value-type="float" office:value="10951.25" calcext:value-type="float">
            <text:p>10951.25</text:p>
          </table:table-cell>
          <table:table-cell table:style-name="ce5" office:value-type="float" office:value="2913688.5" calcext:value-type="float">
            <text:p>2913688.5</text:p>
          </table:table-cell>
          <table:table-cell table:style-name="ce5" office:value-type="float" office:value="10951.25" calcext:value-type="float">
            <text:p>10951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202677.25" calcext:value-type="float">
            <text:p>1202677.25</text:p>
          </table:table-cell>
          <table:table-cell table:style-name="ce5" table:formula="of:=SUM([.D479:.E479])" office:value-type="float" office:value="2913688.5" calcext:value-type="float">
            <text:p>2913688.5</text:p>
          </table:table-cell>
        </table:table-row>
        <table:table-row table:style-name="ro1">
          <table:table-cell table:style-name="ce5" office:value-type="float" office:value="11186.5" calcext:value-type="float">
            <text:p>11186.5</text:p>
          </table:table-cell>
          <table:table-cell table:style-name="ce5" office:value-type="float" office:value="2924875" calcext:value-type="float">
            <text:p>2924875</text:p>
          </table:table-cell>
          <table:table-cell table:style-name="ce5" office:value-type="float" office:value="11186.5" calcext:value-type="float">
            <text:p>11186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213863.75" calcext:value-type="float">
            <text:p>1213863.75</text:p>
          </table:table-cell>
          <table:table-cell table:style-name="ce5" table:formula="of:=SUM([.D480:.E480])" office:value-type="float" office:value="2924875" calcext:value-type="float">
            <text:p>2924875</text:p>
          </table:table-cell>
        </table:table-row>
        <table:table-row table:style-name="ro1">
          <table:table-cell table:style-name="ce5" office:value-type="float" office:value="11424.25" calcext:value-type="float">
            <text:p>11424.25</text:p>
          </table:table-cell>
          <table:table-cell table:style-name="ce5" office:value-type="float" office:value="2936299.25" calcext:value-type="float">
            <text:p>2936299.25</text:p>
          </table:table-cell>
          <table:table-cell table:style-name="ce5" office:value-type="float" office:value="11424.25" calcext:value-type="float">
            <text:p>11424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225288" calcext:value-type="float">
            <text:p>1225288</text:p>
          </table:table-cell>
          <table:table-cell table:style-name="ce5" table:formula="of:=SUM([.D481:.E481])" office:value-type="float" office:value="2936299.25" calcext:value-type="float">
            <text:p>2936299.25</text:p>
          </table:table-cell>
        </table:table-row>
        <table:table-row table:style-name="ro1">
          <table:table-cell table:style-name="ce5" office:value-type="float" office:value="11664.5" calcext:value-type="float">
            <text:p>11664.5</text:p>
          </table:table-cell>
          <table:table-cell table:style-name="ce5" office:value-type="float" office:value="2947963.75" calcext:value-type="float">
            <text:p>2947963.75</text:p>
          </table:table-cell>
          <table:table-cell table:style-name="ce5" office:value-type="float" office:value="11664.5" calcext:value-type="float">
            <text:p>11664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236952.5" calcext:value-type="float">
            <text:p>1236952.5</text:p>
          </table:table-cell>
          <table:table-cell table:style-name="ce5" table:formula="of:=SUM([.D482:.E482])" office:value-type="float" office:value="2947963.75" calcext:value-type="float">
            <text:p>2947963.75</text:p>
          </table:table-cell>
        </table:table-row>
        <table:table-row table:style-name="ro1">
          <table:table-cell table:style-name="ce5" office:value-type="float" office:value="11907.25" calcext:value-type="float">
            <text:p>11907.25</text:p>
          </table:table-cell>
          <table:table-cell table:style-name="ce5" office:value-type="float" office:value="2959871" calcext:value-type="float">
            <text:p>2959871</text:p>
          </table:table-cell>
          <table:table-cell table:style-name="ce5" office:value-type="float" office:value="11907.25" calcext:value-type="float">
            <text:p>11907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248859.75" calcext:value-type="float">
            <text:p>1248859.75</text:p>
          </table:table-cell>
          <table:table-cell table:style-name="ce5" table:formula="of:=SUM([.D483:.E483])" office:value-type="float" office:value="2959871" calcext:value-type="float">
            <text:p>2959871</text:p>
          </table:table-cell>
        </table:table-row>
        <table:table-row table:style-name="ro1">
          <table:table-cell table:style-name="ce5" office:value-type="float" office:value="12152.5" calcext:value-type="float">
            <text:p>12152.5</text:p>
          </table:table-cell>
          <table:table-cell table:style-name="ce5" office:value-type="float" office:value="2972023.5" calcext:value-type="float">
            <text:p>2972023.5</text:p>
          </table:table-cell>
          <table:table-cell table:style-name="ce5" office:value-type="float" office:value="12152.5" calcext:value-type="float">
            <text:p>12152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261012.25" calcext:value-type="float">
            <text:p>1261012.25</text:p>
          </table:table-cell>
          <table:table-cell table:style-name="ce5" table:formula="of:=SUM([.D484:.E484])" office:value-type="float" office:value="2972023.5" calcext:value-type="float">
            <text:p>2972023.5</text:p>
          </table:table-cell>
        </table:table-row>
        <table:table-row table:style-name="ro1">
          <table:table-cell table:style-name="ce5" office:value-type="float" office:value="12400.25" calcext:value-type="float">
            <text:p>12400.25</text:p>
          </table:table-cell>
          <table:table-cell table:style-name="ce5" office:value-type="float" office:value="2984423.75" calcext:value-type="float">
            <text:p>2984423.75</text:p>
          </table:table-cell>
          <table:table-cell table:style-name="ce5" office:value-type="float" office:value="12400.25" calcext:value-type="float">
            <text:p>12400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273412.5" calcext:value-type="float">
            <text:p>1273412.5</text:p>
          </table:table-cell>
          <table:table-cell table:style-name="ce5" table:formula="of:=SUM([.D485:.E485])" office:value-type="float" office:value="2984423.75" calcext:value-type="float">
            <text:p>2984423.75</text:p>
          </table:table-cell>
        </table:table-row>
        <table:table-row table:style-name="ro1">
          <table:table-cell table:style-name="ce5" office:value-type="float" office:value="12650.5" calcext:value-type="float">
            <text:p>12650.5</text:p>
          </table:table-cell>
          <table:table-cell table:style-name="ce5" office:value-type="float" office:value="2997074.25" calcext:value-type="float">
            <text:p>2997074.25</text:p>
          </table:table-cell>
          <table:table-cell table:style-name="ce5" office:value-type="float" office:value="12650.5" calcext:value-type="float">
            <text:p>12650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286063" calcext:value-type="float">
            <text:p>1286063</text:p>
          </table:table-cell>
          <table:table-cell table:style-name="ce5" table:formula="of:=SUM([.D486:.E486])" office:value-type="float" office:value="2997074.25" calcext:value-type="float">
            <text:p>2997074.25</text:p>
          </table:table-cell>
        </table:table-row>
        <table:table-row table:style-name="ro1">
          <table:table-cell table:style-name="ce5" office:value-type="float" office:value="12903.25" calcext:value-type="float">
            <text:p>12903.25</text:p>
          </table:table-cell>
          <table:table-cell table:style-name="ce5" office:value-type="float" office:value="3009977.5" calcext:value-type="float">
            <text:p>3009977.5</text:p>
          </table:table-cell>
          <table:table-cell table:style-name="ce5" office:value-type="float" office:value="12903.25" calcext:value-type="float">
            <text:p>12903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298966.25" calcext:value-type="float">
            <text:p>1298966.25</text:p>
          </table:table-cell>
          <table:table-cell table:style-name="ce5" table:formula="of:=SUM([.D487:.E487])" office:value-type="float" office:value="3009977.5" calcext:value-type="float">
            <text:p>3009977.5</text:p>
          </table:table-cell>
        </table:table-row>
        <table:table-row table:style-name="ro1">
          <table:table-cell table:style-name="ce5" office:value-type="float" office:value="13158.5" calcext:value-type="float">
            <text:p>13158.5</text:p>
          </table:table-cell>
          <table:table-cell table:style-name="ce5" office:value-type="float" office:value="3023136" calcext:value-type="float">
            <text:p>3023136</text:p>
          </table:table-cell>
          <table:table-cell table:style-name="ce5" office:value-type="float" office:value="13158.5" calcext:value-type="float">
            <text:p>13158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312124.75" calcext:value-type="float">
            <text:p>1312124.75</text:p>
          </table:table-cell>
          <table:table-cell table:style-name="ce5" table:formula="of:=SUM([.D488:.E488])" office:value-type="float" office:value="3023136" calcext:value-type="float">
            <text:p>3023136</text:p>
          </table:table-cell>
        </table:table-row>
        <table:table-row table:style-name="ro1">
          <table:table-cell table:style-name="ce5" office:value-type="float" office:value="13416.25" calcext:value-type="float">
            <text:p>13416.25</text:p>
          </table:table-cell>
          <table:table-cell table:style-name="ce5" office:value-type="float" office:value="3036552.25" calcext:value-type="float">
            <text:p>3036552.25</text:p>
          </table:table-cell>
          <table:table-cell table:style-name="ce5" office:value-type="float" office:value="13416.25" calcext:value-type="float">
            <text:p>13416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325541" calcext:value-type="float">
            <text:p>1325541</text:p>
          </table:table-cell>
          <table:table-cell table:style-name="ce5" table:formula="of:=SUM([.D489:.E489])" office:value-type="float" office:value="3036552.25" calcext:value-type="float">
            <text:p>3036552.25</text:p>
          </table:table-cell>
        </table:table-row>
        <table:table-row table:style-name="ro1">
          <table:table-cell table:style-name="ce5" office:value-type="float" office:value="13676.5" calcext:value-type="float">
            <text:p>13676.5</text:p>
          </table:table-cell>
          <table:table-cell table:style-name="ce5" office:value-type="float" office:value="3050228.75" calcext:value-type="float">
            <text:p>3050228.75</text:p>
          </table:table-cell>
          <table:table-cell table:style-name="ce5" office:value-type="float" office:value="13676.5" calcext:value-type="float">
            <text:p>13676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339217.5" calcext:value-type="float">
            <text:p>1339217.5</text:p>
          </table:table-cell>
          <table:table-cell table:style-name="ce5" table:formula="of:=SUM([.D490:.E490])" office:value-type="float" office:value="3050228.75" calcext:value-type="float">
            <text:p>3050228.75</text:p>
          </table:table-cell>
        </table:table-row>
        <table:table-row table:style-name="ro1">
          <table:table-cell table:style-name="ce5" office:value-type="float" office:value="13939.25" calcext:value-type="float">
            <text:p>13939.25</text:p>
          </table:table-cell>
          <table:table-cell table:style-name="ce5" office:value-type="float" office:value="3064168" calcext:value-type="float">
            <text:p>3064168</text:p>
          </table:table-cell>
          <table:table-cell table:style-name="ce5" office:value-type="float" office:value="13939.25" calcext:value-type="float">
            <text:p>13939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353156.75" calcext:value-type="float">
            <text:p>1353156.75</text:p>
          </table:table-cell>
          <table:table-cell table:style-name="ce5" table:formula="of:=SUM([.D491:.E491])" office:value-type="float" office:value="3064168" calcext:value-type="float">
            <text:p>3064168</text:p>
          </table:table-cell>
        </table:table-row>
        <table:table-row table:style-name="ro1">
          <table:table-cell table:style-name="ce5" office:value-type="float" office:value="14204.5" calcext:value-type="float">
            <text:p>14204.5</text:p>
          </table:table-cell>
          <table:table-cell table:style-name="ce5" office:value-type="float" office:value="3078372.5" calcext:value-type="float">
            <text:p>3078372.5</text:p>
          </table:table-cell>
          <table:table-cell table:style-name="ce5" office:value-type="float" office:value="14204.5" calcext:value-type="float">
            <text:p>14204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367361.25" calcext:value-type="float">
            <text:p>1367361.25</text:p>
          </table:table-cell>
          <table:table-cell table:style-name="ce5" table:formula="of:=SUM([.D492:.E492])" office:value-type="float" office:value="3078372.5" calcext:value-type="float">
            <text:p>3078372.5</text:p>
          </table:table-cell>
        </table:table-row>
        <table:table-row table:style-name="ro1">
          <table:table-cell table:style-name="ce5" office:value-type="float" office:value="14472.25" calcext:value-type="float">
            <text:p>14472.25</text:p>
          </table:table-cell>
          <table:table-cell table:style-name="ce5" office:value-type="float" office:value="3092844.75" calcext:value-type="float">
            <text:p>3092844.75</text:p>
          </table:table-cell>
          <table:table-cell table:style-name="ce5" office:value-type="float" office:value="14472.25" calcext:value-type="float">
            <text:p>14472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381833.5" calcext:value-type="float">
            <text:p>1381833.5</text:p>
          </table:table-cell>
          <table:table-cell table:style-name="ce5" table:formula="of:=SUM([.D493:.E493])" office:value-type="float" office:value="3092844.75" calcext:value-type="float">
            <text:p>3092844.75</text:p>
          </table:table-cell>
        </table:table-row>
        <table:table-row table:style-name="ro1">
          <table:table-cell table:style-name="ce5" office:value-type="float" office:value="14742.5" calcext:value-type="float">
            <text:p>14742.5</text:p>
          </table:table-cell>
          <table:table-cell table:style-name="ce5" office:value-type="float" office:value="3107587.25" calcext:value-type="float">
            <text:p>3107587.25</text:p>
          </table:table-cell>
          <table:table-cell table:style-name="ce5" office:value-type="float" office:value="14742.5" calcext:value-type="float">
            <text:p>14742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396576" calcext:value-type="float">
            <text:p>1396576</text:p>
          </table:table-cell>
          <table:table-cell table:style-name="ce5" table:formula="of:=SUM([.D494:.E494])" office:value-type="float" office:value="3107587.25" calcext:value-type="float">
            <text:p>3107587.25</text:p>
          </table:table-cell>
        </table:table-row>
        <table:table-row table:style-name="ro1">
          <table:table-cell table:style-name="ce5" office:value-type="float" office:value="15015.25" calcext:value-type="float">
            <text:p>15015.25</text:p>
          </table:table-cell>
          <table:table-cell table:style-name="ce5" office:value-type="float" office:value="3122602.5" calcext:value-type="float">
            <text:p>3122602.5</text:p>
          </table:table-cell>
          <table:table-cell table:style-name="ce5" office:value-type="float" office:value="15015.25" calcext:value-type="float">
            <text:p>15015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411591.25" calcext:value-type="float">
            <text:p>1411591.25</text:p>
          </table:table-cell>
          <table:table-cell table:style-name="ce5" table:formula="of:=SUM([.D495:.E495])" office:value-type="float" office:value="3122602.5" calcext:value-type="float">
            <text:p>3122602.5</text:p>
          </table:table-cell>
        </table:table-row>
        <table:table-row table:style-name="ro1">
          <table:table-cell table:style-name="ce5" office:value-type="float" office:value="15290.5" calcext:value-type="float">
            <text:p>15290.5</text:p>
          </table:table-cell>
          <table:table-cell table:style-name="ce5" office:value-type="float" office:value="3137893" calcext:value-type="float">
            <text:p>3137893</text:p>
          </table:table-cell>
          <table:table-cell table:style-name="ce5" office:value-type="float" office:value="15290.5" calcext:value-type="float">
            <text:p>15290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426881.75" calcext:value-type="float">
            <text:p>1426881.75</text:p>
          </table:table-cell>
          <table:table-cell table:style-name="ce5" table:formula="of:=SUM([.D496:.E496])" office:value-type="float" office:value="3137893" calcext:value-type="float">
            <text:p>3137893</text:p>
          </table:table-cell>
        </table:table-row>
        <table:table-row table:style-name="ro1">
          <table:table-cell table:style-name="ce5" office:value-type="float" office:value="15568.25" calcext:value-type="float">
            <text:p>15568.25</text:p>
          </table:table-cell>
          <table:table-cell table:style-name="ce5" office:value-type="float" office:value="3153461.25" calcext:value-type="float">
            <text:p>3153461.25</text:p>
          </table:table-cell>
          <table:table-cell table:style-name="ce5" office:value-type="float" office:value="15568.25" calcext:value-type="float">
            <text:p>15568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442450" calcext:value-type="float">
            <text:p>1442450</text:p>
          </table:table-cell>
          <table:table-cell table:style-name="ce5" table:formula="of:=SUM([.D497:.E497])" office:value-type="float" office:value="3153461.25" calcext:value-type="float">
            <text:p>3153461.25</text:p>
          </table:table-cell>
        </table:table-row>
        <table:table-row table:style-name="ro1">
          <table:table-cell table:style-name="ce5" office:value-type="float" office:value="15848.5" calcext:value-type="float">
            <text:p>15848.5</text:p>
          </table:table-cell>
          <table:table-cell table:style-name="ce5" office:value-type="float" office:value="3169309.75" calcext:value-type="float">
            <text:p>3169309.75</text:p>
          </table:table-cell>
          <table:table-cell table:style-name="ce5" office:value-type="float" office:value="15848.5" calcext:value-type="float">
            <text:p>15848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458298.5" calcext:value-type="float">
            <text:p>1458298.5</text:p>
          </table:table-cell>
          <table:table-cell table:style-name="ce5" table:formula="of:=SUM([.D498:.E498])" office:value-type="float" office:value="3169309.75" calcext:value-type="float">
            <text:p>3169309.75</text:p>
          </table:table-cell>
        </table:table-row>
        <table:table-row table:style-name="ro1">
          <table:table-cell table:style-name="ce5" office:value-type="float" office:value="16131.25" calcext:value-type="float">
            <text:p>16131.25</text:p>
          </table:table-cell>
          <table:table-cell table:style-name="ce5" office:value-type="float" office:value="3185441" calcext:value-type="float">
            <text:p>3185441</text:p>
          </table:table-cell>
          <table:table-cell table:style-name="ce5" office:value-type="float" office:value="16131.25" calcext:value-type="float">
            <text:p>16131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474429.75" calcext:value-type="float">
            <text:p>1474429.75</text:p>
          </table:table-cell>
          <table:table-cell table:style-name="ce5" table:formula="of:=SUM([.D499:.E499])" office:value-type="float" office:value="3185441" calcext:value-type="float">
            <text:p>3185441</text:p>
          </table:table-cell>
        </table:table-row>
        <table:table-row table:style-name="ro1">
          <table:table-cell table:style-name="ce5" office:value-type="float" office:value="16416.5" calcext:value-type="float">
            <text:p>16416.5</text:p>
          </table:table-cell>
          <table:table-cell table:style-name="ce5" office:value-type="float" office:value="3201857.5" calcext:value-type="float">
            <text:p>3201857.5</text:p>
          </table:table-cell>
          <table:table-cell table:style-name="ce5" office:value-type="float" office:value="16416.5" calcext:value-type="float">
            <text:p>16416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490846.25" calcext:value-type="float">
            <text:p>1490846.25</text:p>
          </table:table-cell>
          <table:table-cell table:style-name="ce5" table:formula="of:=SUM([.D500:.E500])" office:value-type="float" office:value="3201857.5" calcext:value-type="float">
            <text:p>3201857.5</text:p>
          </table:table-cell>
        </table:table-row>
        <table:table-row table:style-name="ro1">
          <table:table-cell table:style-name="ce5" office:value-type="float" office:value="16704.25" calcext:value-type="float">
            <text:p>16704.25</text:p>
          </table:table-cell>
          <table:table-cell table:style-name="ce5" office:value-type="float" office:value="3218561.75" calcext:value-type="float">
            <text:p>3218561.75</text:p>
          </table:table-cell>
          <table:table-cell table:style-name="ce5" office:value-type="float" office:value="16704.25" calcext:value-type="float">
            <text:p>16704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507550.5" calcext:value-type="float">
            <text:p>1507550.5</text:p>
          </table:table-cell>
          <table:table-cell table:style-name="ce5" table:formula="of:=SUM([.D501:.E501])" office:value-type="float" office:value="3218561.75" calcext:value-type="float">
            <text:p>3218561.75</text:p>
          </table:table-cell>
        </table:table-row>
        <table:table-row table:style-name="ro1">
          <table:table-cell table:style-name="ce5" office:value-type="float" office:value="16994.5" calcext:value-type="float">
            <text:p>16994.5</text:p>
          </table:table-cell>
          <table:table-cell table:style-name="ce5" office:value-type="float" office:value="3235556.25" calcext:value-type="float">
            <text:p>3235556.25</text:p>
          </table:table-cell>
          <table:table-cell table:style-name="ce5" office:value-type="float" office:value="16994.5" calcext:value-type="float">
            <text:p>16994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524545" calcext:value-type="float">
            <text:p>1524545</text:p>
          </table:table-cell>
          <table:table-cell table:style-name="ce5" table:formula="of:=SUM([.D502:.E502])" office:value-type="float" office:value="3235556.25" calcext:value-type="float">
            <text:p>3235556.25</text:p>
          </table:table-cell>
        </table:table-row>
        <table:table-row table:style-name="ro1">
          <table:table-cell table:style-name="ce5" office:value-type="float" office:value="17287.25" calcext:value-type="float">
            <text:p>17287.25</text:p>
          </table:table-cell>
          <table:table-cell table:style-name="ce5" office:value-type="float" office:value="3252843.5" calcext:value-type="float">
            <text:p>3252843.5</text:p>
          </table:table-cell>
          <table:table-cell table:style-name="ce5" office:value-type="float" office:value="17287.25" calcext:value-type="float">
            <text:p>17287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541832.25" calcext:value-type="float">
            <text:p>1541832.25</text:p>
          </table:table-cell>
          <table:table-cell table:style-name="ce5" table:formula="of:=SUM([.D503:.E503])" office:value-type="float" office:value="3252843.5" calcext:value-type="float">
            <text:p>3252843.5</text:p>
          </table:table-cell>
        </table:table-row>
        <table:table-row table:style-name="ro1">
          <table:table-cell table:style-name="ce5" office:value-type="float" office:value="17582.5" calcext:value-type="float">
            <text:p>17582.5</text:p>
          </table:table-cell>
          <table:table-cell table:style-name="ce5" office:value-type="float" office:value="3270426" calcext:value-type="float">
            <text:p>3270426</text:p>
          </table:table-cell>
          <table:table-cell table:style-name="ce5" office:value-type="float" office:value="17582.5" calcext:value-type="float">
            <text:p>17582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559414.75" calcext:value-type="float">
            <text:p>1559414.75</text:p>
          </table:table-cell>
          <table:table-cell table:style-name="ce5" table:formula="of:=SUM([.D504:.E504])" office:value-type="float" office:value="3270426" calcext:value-type="float">
            <text:p>3270426</text:p>
          </table:table-cell>
        </table:table-row>
        <table:table-row table:style-name="ro1">
          <table:table-cell table:style-name="ce5" office:value-type="float" office:value="17880.25" calcext:value-type="float">
            <text:p>17880.25</text:p>
          </table:table-cell>
          <table:table-cell table:style-name="ce5" office:value-type="float" office:value="3288306.25" calcext:value-type="float">
            <text:p>3288306.25</text:p>
          </table:table-cell>
          <table:table-cell table:style-name="ce5" office:value-type="float" office:value="17880.25" calcext:value-type="float">
            <text:p>17880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577295" calcext:value-type="float">
            <text:p>1577295</text:p>
          </table:table-cell>
          <table:table-cell table:style-name="ce5" table:formula="of:=SUM([.D505:.E505])" office:value-type="float" office:value="3288306.25" calcext:value-type="float">
            <text:p>3288306.25</text:p>
          </table:table-cell>
        </table:table-row>
        <table:table-row table:style-name="ro1">
          <table:table-cell table:style-name="ce5" office:value-type="float" office:value="18180.5" calcext:value-type="float">
            <text:p>18180.5</text:p>
          </table:table-cell>
          <table:table-cell table:style-name="ce5" office:value-type="float" office:value="3306486.75" calcext:value-type="float">
            <text:p>3306486.75</text:p>
          </table:table-cell>
          <table:table-cell table:style-name="ce5" office:value-type="float" office:value="18180.5" calcext:value-type="float">
            <text:p>18180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595475.5" calcext:value-type="float">
            <text:p>1595475.5</text:p>
          </table:table-cell>
          <table:table-cell table:style-name="ce5" table:formula="of:=SUM([.D506:.E506])" office:value-type="float" office:value="3306486.75" calcext:value-type="float">
            <text:p>3306486.75</text:p>
          </table:table-cell>
        </table:table-row>
        <table:table-row table:style-name="ro1">
          <table:table-cell table:style-name="ce5" office:value-type="float" office:value="18483.25" calcext:value-type="float">
            <text:p>18483.25</text:p>
          </table:table-cell>
          <table:table-cell table:style-name="ce5" office:value-type="float" office:value="3324970" calcext:value-type="float">
            <text:p>3324970</text:p>
          </table:table-cell>
          <table:table-cell table:style-name="ce5" office:value-type="float" office:value="18483.25" calcext:value-type="float">
            <text:p>18483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613958.75" calcext:value-type="float">
            <text:p>1613958.75</text:p>
          </table:table-cell>
          <table:table-cell table:style-name="ce5" table:formula="of:=SUM([.D507:.E507])" office:value-type="float" office:value="3324970" calcext:value-type="float">
            <text:p>3324970</text:p>
          </table:table-cell>
        </table:table-row>
        <table:table-row table:style-name="ro1">
          <table:table-cell table:style-name="ce5" office:value-type="float" office:value="18788.5" calcext:value-type="float">
            <text:p>18788.5</text:p>
          </table:table-cell>
          <table:table-cell table:style-name="ce5" office:value-type="float" office:value="3343758.5" calcext:value-type="float">
            <text:p>3343758.5</text:p>
          </table:table-cell>
          <table:table-cell table:style-name="ce5" office:value-type="float" office:value="18788.5" calcext:value-type="float">
            <text:p>18788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632747.25" calcext:value-type="float">
            <text:p>1632747.25</text:p>
          </table:table-cell>
          <table:table-cell table:style-name="ce5" table:formula="of:=SUM([.D508:.E508])" office:value-type="float" office:value="3343758.5" calcext:value-type="float">
            <text:p>3343758.5</text:p>
          </table:table-cell>
        </table:table-row>
        <table:table-row table:style-name="ro1">
          <table:table-cell table:style-name="ce5" office:value-type="float" office:value="19096.25" calcext:value-type="float">
            <text:p>19096.25</text:p>
          </table:table-cell>
          <table:table-cell table:style-name="ce5" office:value-type="float" office:value="3362854.75" calcext:value-type="float">
            <text:p>3362854.75</text:p>
          </table:table-cell>
          <table:table-cell table:style-name="ce5" office:value-type="float" office:value="19096.25" calcext:value-type="float">
            <text:p>19096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651843.5" calcext:value-type="float">
            <text:p>1651843.5</text:p>
          </table:table-cell>
          <table:table-cell table:style-name="ce5" table:formula="of:=SUM([.D509:.E509])" office:value-type="float" office:value="3362854.75" calcext:value-type="float">
            <text:p>3362854.75</text:p>
          </table:table-cell>
        </table:table-row>
        <table:table-row table:style-name="ro1">
          <table:table-cell table:style-name="ce5" office:value-type="float" office:value="19406.5" calcext:value-type="float">
            <text:p>19406.5</text:p>
          </table:table-cell>
          <table:table-cell table:style-name="ce5" office:value-type="float" office:value="3382261.25" calcext:value-type="float">
            <text:p>3382261.25</text:p>
          </table:table-cell>
          <table:table-cell table:style-name="ce5" office:value-type="float" office:value="19406.5" calcext:value-type="float">
            <text:p>19406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671250" calcext:value-type="float">
            <text:p>1671250</text:p>
          </table:table-cell>
          <table:table-cell table:style-name="ce5" table:formula="of:=SUM([.D510:.E510])" office:value-type="float" office:value="3382261.25" calcext:value-type="float">
            <text:p>3382261.25</text:p>
          </table:table-cell>
        </table:table-row>
        <table:table-row table:style-name="ro1">
          <table:table-cell table:style-name="ce5" office:value-type="float" office:value="19719.25" calcext:value-type="float">
            <text:p>19719.25</text:p>
          </table:table-cell>
          <table:table-cell table:style-name="ce5" office:value-type="float" office:value="3401980.5" calcext:value-type="float">
            <text:p>3401980.5</text:p>
          </table:table-cell>
          <table:table-cell table:style-name="ce5" office:value-type="float" office:value="19719.25" calcext:value-type="float">
            <text:p>19719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690969.25" calcext:value-type="float">
            <text:p>1690969.25</text:p>
          </table:table-cell>
          <table:table-cell table:style-name="ce5" table:formula="of:=SUM([.D511:.E511])" office:value-type="float" office:value="3401980.5" calcext:value-type="float">
            <text:p>3401980.5</text:p>
          </table:table-cell>
        </table:table-row>
        <table:table-row table:style-name="ro1">
          <table:table-cell table:style-name="ce5" office:value-type="float" office:value="20034.5" calcext:value-type="float">
            <text:p>20034.5</text:p>
          </table:table-cell>
          <table:table-cell table:style-name="ce5" office:value-type="float" office:value="3422015" calcext:value-type="float">
            <text:p>3422015</text:p>
          </table:table-cell>
          <table:table-cell table:style-name="ce5" office:value-type="float" office:value="20034.5" calcext:value-type="float">
            <text:p>20034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711003.75" calcext:value-type="float">
            <text:p>1711003.75</text:p>
          </table:table-cell>
          <table:table-cell table:style-name="ce5" table:formula="of:=SUM([.D512:.E512])" office:value-type="float" office:value="3422015" calcext:value-type="float">
            <text:p>3422015</text:p>
          </table:table-cell>
        </table:table-row>
        <table:table-row table:style-name="ro1"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3422015.5" calcext:value-type="float">
            <text:p>3422015.5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711004.25" calcext:value-type="float">
            <text:p>1711004.25</text:p>
          </table:table-cell>
          <table:table-cell table:style-name="ce5" table:formula="of:=SUM([.D513:.E513])" office:value-type="float" office:value="3422015.5" calcext:value-type="float">
            <text:p>3422015.5</text:p>
          </table:table-cell>
        </table:table-row>
        <table:table-row table:style-name="ro1">
          <table:table-cell table:style-name="ce5" office:value-type="float" office:value="3.25" calcext:value-type="float">
            <text:p>3.25</text:p>
          </table:table-cell>
          <table:table-cell table:style-name="ce5" office:value-type="float" office:value="3422018.75" calcext:value-type="float">
            <text:p>3422018.75</text:p>
          </table:table-cell>
          <table:table-cell table:style-name="ce5" office:value-type="float" office:value="3.25" calcext:value-type="float">
            <text:p>3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711007.5" calcext:value-type="float">
            <text:p>1711007.5</text:p>
          </table:table-cell>
          <table:table-cell table:style-name="ce5" table:formula="of:=SUM([.D514:.E514])" office:value-type="float" office:value="3422018.75" calcext:value-type="float">
            <text:p>3422018.75</text:p>
          </table:table-cell>
        </table:table-row>
        <table:table-row table:style-name="ro1">
          <table:table-cell table:style-name="ce5" office:value-type="float" office:value="8.5" calcext:value-type="float">
            <text:p>8.5</text:p>
          </table:table-cell>
          <table:table-cell table:style-name="ce5" office:value-type="float" office:value="3422027.25" calcext:value-type="float">
            <text:p>3422027.25</text:p>
          </table:table-cell>
          <table:table-cell table:style-name="ce5" office:value-type="float" office:value="8.5" calcext:value-type="float">
            <text:p>8.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711016" calcext:value-type="float">
            <text:p>1711016</text:p>
          </table:table-cell>
          <table:table-cell table:style-name="ce5" table:formula="of:=SUM([.D515:.E515])" office:value-type="float" office:value="3422027.25" calcext:value-type="float">
            <text:p>3422027.25</text:p>
          </table:table-cell>
        </table:table-row>
        <table:table-row table:style-name="ro1">
          <table:table-cell table:style-name="ce5" office:value-type="float" office:value="16.25" calcext:value-type="float">
            <text:p>16.25</text:p>
          </table:table-cell>
          <table:table-cell table:style-name="ce5" office:value-type="float" office:value="3422043.5" calcext:value-type="float">
            <text:p>3422043.5</text:p>
          </table:table-cell>
          <table:table-cell table:style-name="ce5" office:value-type="float" office:value="16.25" calcext:value-type="float">
            <text:p>16.25</text:p>
          </table:table-cell>
          <table:table-cell table:style-name="ce5" office:value-type="float" office:value="1711011.25" calcext:value-type="float">
            <text:p>1711011.25</text:p>
          </table:table-cell>
          <table:table-cell table:style-name="ce5" office:value-type="float" office:value="1711032.25" calcext:value-type="float">
            <text:p>1711032.25</text:p>
          </table:table-cell>
          <table:table-cell table:style-name="ce5" table:formula="of:=SUM([.D516:.E516])" office:value-type="float" office:value="3422043.5" calcext:value-type="float">
            <text:p>3422043.5</text:p>
          </table:table-cell>
        </table:table-row>
        <table:table-row table:style-name="ro1">
          <table:table-cell table:style-name="ce3" table:number-columns-repeated="6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6" office:value-type="string" calcext:value-type="string">
            <text:p>EXP PRODUCT</text:p>
          </table:table-cell>
          <table:table-cell table:style-name="ce6" office:value-type="string" calcext:value-type="string">
            <text:p>EXP SUM</text:p>
          </table:table-cell>
          <table:table-cell table:style-name="ce6" office:value-type="string" calcext:value-type="string">
            <text:p>PRODUCT</text:p>
          </table:table-cell>
          <table:table-cell table:style-name="ce13"/>
          <table:table-cell table:style-name="ce6" office:value-type="string" calcext:value-type="string">
            <text:p>SUM</text:p>
          </table:table-cell>
          <table:table-cell table:style-name="ce6" office:value-type="string" calcext:value-type="string">
            <text:p>RESULT</text:p>
          </table:table-cell>
        </table:table-row>
        <table:table-row table:style-name="ro1">
          <table:table-cell table:style-name="ce7" office:value-type="float" office:value="26.5" calcext:value-type="float">
            <text:p>26.5</text:p>
          </table:table-cell>
          <table:table-cell table:style-name="ce7" office:value-type="float" office:value="3422070" calcext:value-type="float">
            <text:p>3422070</text:p>
          </table:table-cell>
          <table:table-cell table:style-name="ce7" office:value-type="float" office:value="26.5" calcext:value-type="float">
            <text:p>26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26.5" calcext:value-type="float">
            <text:p>26.5</text:p>
          </table:table-cell>
          <table:table-cell table:style-name="ce7" table:formula="of:=SUM([.D520:.E520])" office:value-type="float" office:value="3422070" calcext:value-type="float">
            <text:p>3422070</text:p>
          </table:table-cell>
        </table:table-row>
        <table:table-row table:style-name="ro1">
          <table:table-cell table:style-name="ce7" office:value-type="float" office:value="39.25" calcext:value-type="float">
            <text:p>39.25</text:p>
          </table:table-cell>
          <table:table-cell table:style-name="ce7" office:value-type="float" office:value="3422109.25" calcext:value-type="float">
            <text:p>3422109.25</text:p>
          </table:table-cell>
          <table:table-cell table:style-name="ce7" office:value-type="float" office:value="39.25" calcext:value-type="float">
            <text:p>39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65.75" calcext:value-type="float">
            <text:p>65.75</text:p>
          </table:table-cell>
          <table:table-cell table:style-name="ce7" table:formula="of:=SUM([.D521:.E521])" office:value-type="float" office:value="3422109.25" calcext:value-type="float">
            <text:p>3422109.25</text:p>
          </table:table-cell>
        </table:table-row>
        <table:table-row table:style-name="ro1">
          <table:table-cell table:style-name="ce7" office:value-type="float" office:value="54.5" calcext:value-type="float">
            <text:p>54.5</text:p>
          </table:table-cell>
          <table:table-cell table:style-name="ce7" office:value-type="float" office:value="3422163.75" calcext:value-type="float">
            <text:p>3422163.75</text:p>
          </table:table-cell>
          <table:table-cell table:style-name="ce7" office:value-type="float" office:value="54.5" calcext:value-type="float">
            <text:p>54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20.25" calcext:value-type="float">
            <text:p>120.25</text:p>
          </table:table-cell>
          <table:table-cell table:style-name="ce7" table:formula="of:=SUM([.D522:.E522])" office:value-type="float" office:value="3422163.75" calcext:value-type="float">
            <text:p>3422163.75</text:p>
          </table:table-cell>
        </table:table-row>
        <table:table-row table:style-name="ro1">
          <table:table-cell table:style-name="ce7" office:value-type="float" office:value="72.25" calcext:value-type="float">
            <text:p>72.25</text:p>
          </table:table-cell>
          <table:table-cell table:style-name="ce7" office:value-type="float" office:value="3422236" calcext:value-type="float">
            <text:p>3422236</text:p>
          </table:table-cell>
          <table:table-cell table:style-name="ce7" office:value-type="float" office:value="72.25" calcext:value-type="float">
            <text:p>72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92.5" calcext:value-type="float">
            <text:p>192.5</text:p>
          </table:table-cell>
          <table:table-cell table:style-name="ce7" table:formula="of:=SUM([.D523:.E523])" office:value-type="float" office:value="3422236" calcext:value-type="float">
            <text:p>3422236</text:p>
          </table:table-cell>
        </table:table-row>
        <table:table-row table:style-name="ro1">
          <table:table-cell table:style-name="ce7" office:value-type="float" office:value="92.5" calcext:value-type="float">
            <text:p>92.5</text:p>
          </table:table-cell>
          <table:table-cell table:style-name="ce7" office:value-type="float" office:value="3422328.5" calcext:value-type="float">
            <text:p>3422328.5</text:p>
          </table:table-cell>
          <table:table-cell table:style-name="ce7" office:value-type="float" office:value="92.5" calcext:value-type="float">
            <text:p>92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285" calcext:value-type="float">
            <text:p>285</text:p>
          </table:table-cell>
          <table:table-cell table:style-name="ce7" table:formula="of:=SUM([.D524:.E524])" office:value-type="float" office:value="3422328.5" calcext:value-type="float">
            <text:p>3422328.5</text:p>
          </table:table-cell>
        </table:table-row>
        <table:table-row table:style-name="ro1">
          <table:table-cell table:style-name="ce7" office:value-type="float" office:value="115.25" calcext:value-type="float">
            <text:p>115.25</text:p>
          </table:table-cell>
          <table:table-cell table:style-name="ce7" office:value-type="float" office:value="3422443.75" calcext:value-type="float">
            <text:p>3422443.75</text:p>
          </table:table-cell>
          <table:table-cell table:style-name="ce7" office:value-type="float" office:value="115.25" calcext:value-type="float">
            <text:p>115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400.25" calcext:value-type="float">
            <text:p>400.25</text:p>
          </table:table-cell>
          <table:table-cell table:style-name="ce7" table:formula="of:=SUM([.D525:.E525])" office:value-type="float" office:value="3422443.75" calcext:value-type="float">
            <text:p>3422443.75</text:p>
          </table:table-cell>
        </table:table-row>
        <table:table-row table:style-name="ro1">
          <table:table-cell table:style-name="ce7" office:value-type="float" office:value="140.5" calcext:value-type="float">
            <text:p>140.5</text:p>
          </table:table-cell>
          <table:table-cell table:style-name="ce7" office:value-type="float" office:value="3422584.25" calcext:value-type="float">
            <text:p>3422584.25</text:p>
          </table:table-cell>
          <table:table-cell table:style-name="ce7" office:value-type="float" office:value="140.5" calcext:value-type="float">
            <text:p>140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540.75" calcext:value-type="float">
            <text:p>540.75</text:p>
          </table:table-cell>
          <table:table-cell table:style-name="ce7" table:formula="of:=SUM([.D526:.E526])" office:value-type="float" office:value="3422584.25" calcext:value-type="float">
            <text:p>3422584.25</text:p>
          </table:table-cell>
        </table:table-row>
        <table:table-row table:style-name="ro1">
          <table:table-cell table:style-name="ce7" office:value-type="float" office:value="168.25" calcext:value-type="float">
            <text:p>168.25</text:p>
          </table:table-cell>
          <table:table-cell table:style-name="ce7" office:value-type="float" office:value="3422752.5" calcext:value-type="float">
            <text:p>3422752.5</text:p>
          </table:table-cell>
          <table:table-cell table:style-name="ce7" office:value-type="float" office:value="168.25" calcext:value-type="float">
            <text:p>168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709" calcext:value-type="float">
            <text:p>709</text:p>
          </table:table-cell>
          <table:table-cell table:style-name="ce7" table:formula="of:=SUM([.D527:.E527])" office:value-type="float" office:value="3422752.5" calcext:value-type="float">
            <text:p>3422752.5</text:p>
          </table:table-cell>
        </table:table-row>
        <table:table-row table:style-name="ro1">
          <table:table-cell table:style-name="ce7" office:value-type="float" office:value="198.5" calcext:value-type="float">
            <text:p>198.5</text:p>
          </table:table-cell>
          <table:table-cell table:style-name="ce7" office:value-type="float" office:value="3422951" calcext:value-type="float">
            <text:p>3422951</text:p>
          </table:table-cell>
          <table:table-cell table:style-name="ce7" office:value-type="float" office:value="198.5" calcext:value-type="float">
            <text:p>198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907.5" calcext:value-type="float">
            <text:p>907.5</text:p>
          </table:table-cell>
          <table:table-cell table:style-name="ce7" table:formula="of:=SUM([.D528:.E528])" office:value-type="float" office:value="3422951" calcext:value-type="float">
            <text:p>3422951</text:p>
          </table:table-cell>
        </table:table-row>
        <table:table-row table:style-name="ro1">
          <table:table-cell table:style-name="ce7" office:value-type="float" office:value="231.25" calcext:value-type="float">
            <text:p>231.25</text:p>
          </table:table-cell>
          <table:table-cell table:style-name="ce7" office:value-type="float" office:value="3423182.25" calcext:value-type="float">
            <text:p>3423182.25</text:p>
          </table:table-cell>
          <table:table-cell table:style-name="ce7" office:value-type="float" office:value="231.25" calcext:value-type="float">
            <text:p>231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138.75" calcext:value-type="float">
            <text:p>1138.75</text:p>
          </table:table-cell>
          <table:table-cell table:style-name="ce7" table:formula="of:=SUM([.D529:.E529])" office:value-type="float" office:value="3423182.25" calcext:value-type="float">
            <text:p>3423182.25</text:p>
          </table:table-cell>
        </table:table-row>
        <table:table-row table:style-name="ro1">
          <table:table-cell table:style-name="ce7" office:value-type="float" office:value="266.5" calcext:value-type="float">
            <text:p>266.5</text:p>
          </table:table-cell>
          <table:table-cell table:style-name="ce7" office:value-type="float" office:value="3423448.75" calcext:value-type="float">
            <text:p>3423448.75</text:p>
          </table:table-cell>
          <table:table-cell table:style-name="ce7" office:value-type="float" office:value="266.5" calcext:value-type="float">
            <text:p>266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405.25" calcext:value-type="float">
            <text:p>1405.25</text:p>
          </table:table-cell>
          <table:table-cell table:style-name="ce7" table:formula="of:=SUM([.D530:.E530])" office:value-type="float" office:value="3423448.75" calcext:value-type="float">
            <text:p>3423448.75</text:p>
          </table:table-cell>
        </table:table-row>
        <table:table-row table:style-name="ro1">
          <table:table-cell table:style-name="ce7" office:value-type="float" office:value="304.25" calcext:value-type="float">
            <text:p>304.25</text:p>
          </table:table-cell>
          <table:table-cell table:style-name="ce7" office:value-type="float" office:value="3423753" calcext:value-type="float">
            <text:p>3423753</text:p>
          </table:table-cell>
          <table:table-cell table:style-name="ce7" office:value-type="float" office:value="304.25" calcext:value-type="float">
            <text:p>304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709.5" calcext:value-type="float">
            <text:p>1709.5</text:p>
          </table:table-cell>
          <table:table-cell table:style-name="ce7" table:formula="of:=SUM([.D531:.E531])" office:value-type="float" office:value="3423753" calcext:value-type="float">
            <text:p>3423753</text:p>
          </table:table-cell>
        </table:table-row>
        <table:table-row table:style-name="ro1">
          <table:table-cell table:style-name="ce7" office:value-type="float" office:value="344.5" calcext:value-type="float">
            <text:p>344.5</text:p>
          </table:table-cell>
          <table:table-cell table:style-name="ce7" office:value-type="float" office:value="3424097.5" calcext:value-type="float">
            <text:p>3424097.5</text:p>
          </table:table-cell>
          <table:table-cell table:style-name="ce7" office:value-type="float" office:value="344.5" calcext:value-type="float">
            <text:p>344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2054" calcext:value-type="float">
            <text:p>2054</text:p>
          </table:table-cell>
          <table:table-cell table:style-name="ce7" table:formula="of:=SUM([.D532:.E532])" office:value-type="float" office:value="3424097.5" calcext:value-type="float">
            <text:p>3424097.5</text:p>
          </table:table-cell>
        </table:table-row>
        <table:table-row table:style-name="ro1">
          <table:table-cell table:style-name="ce7" office:value-type="float" office:value="387.25" calcext:value-type="float">
            <text:p>387.25</text:p>
          </table:table-cell>
          <table:table-cell table:style-name="ce7" office:value-type="float" office:value="3424484.75" calcext:value-type="float">
            <text:p>3424484.75</text:p>
          </table:table-cell>
          <table:table-cell table:style-name="ce7" office:value-type="float" office:value="387.25" calcext:value-type="float">
            <text:p>387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2441.25" calcext:value-type="float">
            <text:p>2441.25</text:p>
          </table:table-cell>
          <table:table-cell table:style-name="ce7" table:formula="of:=SUM([.D533:.E533])" office:value-type="float" office:value="3424484.75" calcext:value-type="float">
            <text:p>3424484.75</text:p>
          </table:table-cell>
        </table:table-row>
        <table:table-row table:style-name="ro1">
          <table:table-cell table:style-name="ce7" office:value-type="float" office:value="432.5" calcext:value-type="float">
            <text:p>432.5</text:p>
          </table:table-cell>
          <table:table-cell table:style-name="ce7" office:value-type="float" office:value="3424917.25" calcext:value-type="float">
            <text:p>3424917.25</text:p>
          </table:table-cell>
          <table:table-cell table:style-name="ce7" office:value-type="float" office:value="432.5" calcext:value-type="float">
            <text:p>432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2873.75" calcext:value-type="float">
            <text:p>2873.75</text:p>
          </table:table-cell>
          <table:table-cell table:style-name="ce7" table:formula="of:=SUM([.D534:.E534])" office:value-type="float" office:value="3424917.25" calcext:value-type="float">
            <text:p>3424917.25</text:p>
          </table:table-cell>
        </table:table-row>
        <table:table-row table:style-name="ro1">
          <table:table-cell table:style-name="ce7" office:value-type="float" office:value="480.25" calcext:value-type="float">
            <text:p>480.25</text:p>
          </table:table-cell>
          <table:table-cell table:style-name="ce7" office:value-type="float" office:value="3425397.5" calcext:value-type="float">
            <text:p>3425397.5</text:p>
          </table:table-cell>
          <table:table-cell table:style-name="ce7" office:value-type="float" office:value="480.25" calcext:value-type="float">
            <text:p>480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3354" calcext:value-type="float">
            <text:p>3354</text:p>
          </table:table-cell>
          <table:table-cell table:style-name="ce7" table:formula="of:=SUM([.D535:.E535])" office:value-type="float" office:value="3425397.5" calcext:value-type="float">
            <text:p>3425397.5</text:p>
          </table:table-cell>
        </table:table-row>
        <table:table-row table:style-name="ro1">
          <table:table-cell table:style-name="ce7" office:value-type="float" office:value="530.5" calcext:value-type="float">
            <text:p>530.5</text:p>
          </table:table-cell>
          <table:table-cell table:style-name="ce7" office:value-type="float" office:value="3425928" calcext:value-type="float">
            <text:p>3425928</text:p>
          </table:table-cell>
          <table:table-cell table:style-name="ce7" office:value-type="float" office:value="530.5" calcext:value-type="float">
            <text:p>530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3884.5" calcext:value-type="float">
            <text:p>3884.5</text:p>
          </table:table-cell>
          <table:table-cell table:style-name="ce7" table:formula="of:=SUM([.D536:.E536])" office:value-type="float" office:value="3425928" calcext:value-type="float">
            <text:p>3425928</text:p>
          </table:table-cell>
        </table:table-row>
        <table:table-row table:style-name="ro1">
          <table:table-cell table:style-name="ce7" office:value-type="float" office:value="583.25" calcext:value-type="float">
            <text:p>583.25</text:p>
          </table:table-cell>
          <table:table-cell table:style-name="ce7" office:value-type="float" office:value="3426511.25" calcext:value-type="float">
            <text:p>3426511.25</text:p>
          </table:table-cell>
          <table:table-cell table:style-name="ce7" office:value-type="float" office:value="583.25" calcext:value-type="float">
            <text:p>583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4467.75" calcext:value-type="float">
            <text:p>4467.75</text:p>
          </table:table-cell>
          <table:table-cell table:style-name="ce7" table:formula="of:=SUM([.D537:.E537])" office:value-type="float" office:value="3426511.25" calcext:value-type="float">
            <text:p>3426511.25</text:p>
          </table:table-cell>
        </table:table-row>
        <table:table-row table:style-name="ro1">
          <table:table-cell table:style-name="ce7" office:value-type="float" office:value="638.5" calcext:value-type="float">
            <text:p>638.5</text:p>
          </table:table-cell>
          <table:table-cell table:style-name="ce7" office:value-type="float" office:value="3427149.75" calcext:value-type="float">
            <text:p>3427149.75</text:p>
          </table:table-cell>
          <table:table-cell table:style-name="ce7" office:value-type="float" office:value="638.5" calcext:value-type="float">
            <text:p>638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5106.25" calcext:value-type="float">
            <text:p>5106.25</text:p>
          </table:table-cell>
          <table:table-cell table:style-name="ce7" table:formula="of:=SUM([.D538:.E538])" office:value-type="float" office:value="3427149.75" calcext:value-type="float">
            <text:p>3427149.75</text:p>
          </table:table-cell>
        </table:table-row>
        <table:table-row table:style-name="ro1">
          <table:table-cell table:style-name="ce7" office:value-type="float" office:value="696.25" calcext:value-type="float">
            <text:p>696.25</text:p>
          </table:table-cell>
          <table:table-cell table:style-name="ce7" office:value-type="float" office:value="3427846" calcext:value-type="float">
            <text:p>3427846</text:p>
          </table:table-cell>
          <table:table-cell table:style-name="ce7" office:value-type="float" office:value="696.25" calcext:value-type="float">
            <text:p>696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5802.5" calcext:value-type="float">
            <text:p>5802.5</text:p>
          </table:table-cell>
          <table:table-cell table:style-name="ce7" table:formula="of:=SUM([.D539:.E539])" office:value-type="float" office:value="3427846" calcext:value-type="float">
            <text:p>3427846</text:p>
          </table:table-cell>
        </table:table-row>
        <table:table-row table:style-name="ro1">
          <table:table-cell table:style-name="ce7" office:value-type="float" office:value="756.5" calcext:value-type="float">
            <text:p>756.5</text:p>
          </table:table-cell>
          <table:table-cell table:style-name="ce7" office:value-type="float" office:value="3428602.5" calcext:value-type="float">
            <text:p>3428602.5</text:p>
          </table:table-cell>
          <table:table-cell table:style-name="ce7" office:value-type="float" office:value="756.5" calcext:value-type="float">
            <text:p>756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6559" calcext:value-type="float">
            <text:p>6559</text:p>
          </table:table-cell>
          <table:table-cell table:style-name="ce7" table:formula="of:=SUM([.D540:.E540])" office:value-type="float" office:value="3428602.5" calcext:value-type="float">
            <text:p>3428602.5</text:p>
          </table:table-cell>
        </table:table-row>
        <table:table-row table:style-name="ro1">
          <table:table-cell table:style-name="ce7" office:value-type="float" office:value="819.25" calcext:value-type="float">
            <text:p>819.25</text:p>
          </table:table-cell>
          <table:table-cell table:style-name="ce7" office:value-type="float" office:value="3429421.75" calcext:value-type="float">
            <text:p>3429421.75</text:p>
          </table:table-cell>
          <table:table-cell table:style-name="ce7" office:value-type="float" office:value="819.25" calcext:value-type="float">
            <text:p>819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7378.25" calcext:value-type="float">
            <text:p>7378.25</text:p>
          </table:table-cell>
          <table:table-cell table:style-name="ce7" table:formula="of:=SUM([.D541:.E541])" office:value-type="float" office:value="3429421.75" calcext:value-type="float">
            <text:p>3429421.75</text:p>
          </table:table-cell>
        </table:table-row>
        <table:table-row table:style-name="ro1">
          <table:table-cell table:style-name="ce7" office:value-type="float" office:value="884.5" calcext:value-type="float">
            <text:p>884.5</text:p>
          </table:table-cell>
          <table:table-cell table:style-name="ce7" office:value-type="float" office:value="3430306.25" calcext:value-type="float">
            <text:p>3430306.25</text:p>
          </table:table-cell>
          <table:table-cell table:style-name="ce7" office:value-type="float" office:value="884.5" calcext:value-type="float">
            <text:p>884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8262.75" calcext:value-type="float">
            <text:p>8262.75</text:p>
          </table:table-cell>
          <table:table-cell table:style-name="ce7" table:formula="of:=SUM([.D542:.E542])" office:value-type="float" office:value="3430306.25" calcext:value-type="float">
            <text:p>3430306.25</text:p>
          </table:table-cell>
        </table:table-row>
        <table:table-row table:style-name="ro1">
          <table:table-cell table:style-name="ce7" office:value-type="float" office:value="952.25" calcext:value-type="float">
            <text:p>952.25</text:p>
          </table:table-cell>
          <table:table-cell table:style-name="ce7" office:value-type="float" office:value="3431258.5" calcext:value-type="float">
            <text:p>3431258.5</text:p>
          </table:table-cell>
          <table:table-cell table:style-name="ce7" office:value-type="float" office:value="952.25" calcext:value-type="float">
            <text:p>952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9215" calcext:value-type="float">
            <text:p>9215</text:p>
          </table:table-cell>
          <table:table-cell table:style-name="ce7" table:formula="of:=SUM([.D543:.E543])" office:value-type="float" office:value="3431258.5" calcext:value-type="float">
            <text:p>3431258.5</text:p>
          </table:table-cell>
        </table:table-row>
        <table:table-row table:style-name="ro1">
          <table:table-cell table:style-name="ce7" office:value-type="float" office:value="1022.5" calcext:value-type="float">
            <text:p>1022.5</text:p>
          </table:table-cell>
          <table:table-cell table:style-name="ce7" office:value-type="float" office:value="3432281" calcext:value-type="float">
            <text:p>3432281</text:p>
          </table:table-cell>
          <table:table-cell table:style-name="ce7" office:value-type="float" office:value="1022.5" calcext:value-type="float">
            <text:p>1022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0237.5" calcext:value-type="float">
            <text:p>10237.5</text:p>
          </table:table-cell>
          <table:table-cell table:style-name="ce7" table:formula="of:=SUM([.D544:.E544])" office:value-type="float" office:value="3432281" calcext:value-type="float">
            <text:p>3432281</text:p>
          </table:table-cell>
        </table:table-row>
        <table:table-row table:style-name="ro1">
          <table:table-cell table:style-name="ce7" office:value-type="float" office:value="1095.25" calcext:value-type="float">
            <text:p>1095.25</text:p>
          </table:table-cell>
          <table:table-cell table:style-name="ce7" office:value-type="float" office:value="3433376.25" calcext:value-type="float">
            <text:p>3433376.25</text:p>
          </table:table-cell>
          <table:table-cell table:style-name="ce7" office:value-type="float" office:value="1095.25" calcext:value-type="float">
            <text:p>1095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1332.75" calcext:value-type="float">
            <text:p>11332.75</text:p>
          </table:table-cell>
          <table:table-cell table:style-name="ce7" table:formula="of:=SUM([.D545:.E545])" office:value-type="float" office:value="3433376.25" calcext:value-type="float">
            <text:p>3433376.25</text:p>
          </table:table-cell>
        </table:table-row>
        <table:table-row table:style-name="ro1">
          <table:table-cell table:style-name="ce7" office:value-type="float" office:value="1170.5" calcext:value-type="float">
            <text:p>1170.5</text:p>
          </table:table-cell>
          <table:table-cell table:style-name="ce7" office:value-type="float" office:value="3434546.75" calcext:value-type="float">
            <text:p>3434546.75</text:p>
          </table:table-cell>
          <table:table-cell table:style-name="ce7" office:value-type="float" office:value="1170.5" calcext:value-type="float">
            <text:p>1170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2503.25" calcext:value-type="float">
            <text:p>12503.25</text:p>
          </table:table-cell>
          <table:table-cell table:style-name="ce7" table:formula="of:=SUM([.D546:.E546])" office:value-type="float" office:value="3434546.75" calcext:value-type="float">
            <text:p>3434546.75</text:p>
          </table:table-cell>
        </table:table-row>
        <table:table-row table:style-name="ro1">
          <table:table-cell table:style-name="ce7" office:value-type="float" office:value="1248.25" calcext:value-type="float">
            <text:p>1248.25</text:p>
          </table:table-cell>
          <table:table-cell table:style-name="ce7" office:value-type="float" office:value="3435795" calcext:value-type="float">
            <text:p>3435795</text:p>
          </table:table-cell>
          <table:table-cell table:style-name="ce7" office:value-type="float" office:value="1248.25" calcext:value-type="float">
            <text:p>1248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3751.5" calcext:value-type="float">
            <text:p>13751.5</text:p>
          </table:table-cell>
          <table:table-cell table:style-name="ce7" table:formula="of:=SUM([.D547:.E547])" office:value-type="float" office:value="3435795" calcext:value-type="float">
            <text:p>3435795</text:p>
          </table:table-cell>
        </table:table-row>
        <table:table-row table:style-name="ro1">
          <table:table-cell table:style-name="ce7" office:value-type="float" office:value="1328.5" calcext:value-type="float">
            <text:p>1328.5</text:p>
          </table:table-cell>
          <table:table-cell table:style-name="ce7" office:value-type="float" office:value="3437123.5" calcext:value-type="float">
            <text:p>3437123.5</text:p>
          </table:table-cell>
          <table:table-cell table:style-name="ce7" office:value-type="float" office:value="1328.5" calcext:value-type="float">
            <text:p>1328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5080" calcext:value-type="float">
            <text:p>15080</text:p>
          </table:table-cell>
          <table:table-cell table:style-name="ce7" table:formula="of:=SUM([.D548:.E548])" office:value-type="float" office:value="3437123.5" calcext:value-type="float">
            <text:p>3437123.5</text:p>
          </table:table-cell>
        </table:table-row>
        <table:table-row table:style-name="ro1">
          <table:table-cell table:style-name="ce7" office:value-type="float" office:value="1411.25" calcext:value-type="float">
            <text:p>1411.25</text:p>
          </table:table-cell>
          <table:table-cell table:style-name="ce7" office:value-type="float" office:value="3438534.75" calcext:value-type="float">
            <text:p>3438534.75</text:p>
          </table:table-cell>
          <table:table-cell table:style-name="ce7" office:value-type="float" office:value="1411.25" calcext:value-type="float">
            <text:p>1411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6491.25" calcext:value-type="float">
            <text:p>16491.25</text:p>
          </table:table-cell>
          <table:table-cell table:style-name="ce7" table:formula="of:=SUM([.D549:.E549])" office:value-type="float" office:value="3438534.75" calcext:value-type="float">
            <text:p>3438534.75</text:p>
          </table:table-cell>
        </table:table-row>
        <table:table-row table:style-name="ro1">
          <table:table-cell table:style-name="ce7" office:value-type="float" office:value="1496.5" calcext:value-type="float">
            <text:p>1496.5</text:p>
          </table:table-cell>
          <table:table-cell table:style-name="ce7" office:value-type="float" office:value="3440031.25" calcext:value-type="float">
            <text:p>3440031.25</text:p>
          </table:table-cell>
          <table:table-cell table:style-name="ce7" office:value-type="float" office:value="1496.5" calcext:value-type="float">
            <text:p>1496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7987.75" calcext:value-type="float">
            <text:p>17987.75</text:p>
          </table:table-cell>
          <table:table-cell table:style-name="ce7" table:formula="of:=SUM([.D550:.E550])" office:value-type="float" office:value="3440031.25" calcext:value-type="float">
            <text:p>3440031.25</text:p>
          </table:table-cell>
        </table:table-row>
        <table:table-row table:style-name="ro1">
          <table:table-cell table:style-name="ce7" office:value-type="float" office:value="1584.25" calcext:value-type="float">
            <text:p>1584.25</text:p>
          </table:table-cell>
          <table:table-cell table:style-name="ce7" office:value-type="float" office:value="3441615.5" calcext:value-type="float">
            <text:p>3441615.5</text:p>
          </table:table-cell>
          <table:table-cell table:style-name="ce7" office:value-type="float" office:value="1584.25" calcext:value-type="float">
            <text:p>1584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9572" calcext:value-type="float">
            <text:p>19572</text:p>
          </table:table-cell>
          <table:table-cell table:style-name="ce7" table:formula="of:=SUM([.D551:.E551])" office:value-type="float" office:value="3441615.5" calcext:value-type="float">
            <text:p>3441615.5</text:p>
          </table:table-cell>
        </table:table-row>
        <table:table-row table:style-name="ro1">
          <table:table-cell table:style-name="ce7" office:value-type="float" office:value="1674.5" calcext:value-type="float">
            <text:p>1674.5</text:p>
          </table:table-cell>
          <table:table-cell table:style-name="ce7" office:value-type="float" office:value="3443290" calcext:value-type="float">
            <text:p>3443290</text:p>
          </table:table-cell>
          <table:table-cell table:style-name="ce7" office:value-type="float" office:value="1674.5" calcext:value-type="float">
            <text:p>1674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21246.5" calcext:value-type="float">
            <text:p>21246.5</text:p>
          </table:table-cell>
          <table:table-cell table:style-name="ce7" table:formula="of:=SUM([.D552:.E552])" office:value-type="float" office:value="3443290" calcext:value-type="float">
            <text:p>3443290</text:p>
          </table:table-cell>
        </table:table-row>
        <table:table-row table:style-name="ro1">
          <table:table-cell table:style-name="ce7" office:value-type="float" office:value="1767.25" calcext:value-type="float">
            <text:p>1767.25</text:p>
          </table:table-cell>
          <table:table-cell table:style-name="ce7" office:value-type="float" office:value="3445057.25" calcext:value-type="float">
            <text:p>3445057.25</text:p>
          </table:table-cell>
          <table:table-cell table:style-name="ce7" office:value-type="float" office:value="1767.25" calcext:value-type="float">
            <text:p>1767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23013.75" calcext:value-type="float">
            <text:p>23013.75</text:p>
          </table:table-cell>
          <table:table-cell table:style-name="ce7" table:formula="of:=SUM([.D553:.E553])" office:value-type="float" office:value="3445057.25" calcext:value-type="float">
            <text:p>3445057.25</text:p>
          </table:table-cell>
        </table:table-row>
        <table:table-row table:style-name="ro1">
          <table:table-cell table:style-name="ce7" office:value-type="float" office:value="1862.5" calcext:value-type="float">
            <text:p>1862.5</text:p>
          </table:table-cell>
          <table:table-cell table:style-name="ce7" office:value-type="float" office:value="3446919.75" calcext:value-type="float">
            <text:p>3446919.75</text:p>
          </table:table-cell>
          <table:table-cell table:style-name="ce7" office:value-type="float" office:value="1862.5" calcext:value-type="float">
            <text:p>1862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24876.25" calcext:value-type="float">
            <text:p>24876.25</text:p>
          </table:table-cell>
          <table:table-cell table:style-name="ce7" table:formula="of:=SUM([.D554:.E554])" office:value-type="float" office:value="3446919.75" calcext:value-type="float">
            <text:p>3446919.75</text:p>
          </table:table-cell>
        </table:table-row>
        <table:table-row table:style-name="ro1">
          <table:table-cell table:style-name="ce7" office:value-type="float" office:value="1960.25" calcext:value-type="float">
            <text:p>1960.25</text:p>
          </table:table-cell>
          <table:table-cell table:style-name="ce7" office:value-type="float" office:value="3448880" calcext:value-type="float">
            <text:p>3448880</text:p>
          </table:table-cell>
          <table:table-cell table:style-name="ce7" office:value-type="float" office:value="1960.25" calcext:value-type="float">
            <text:p>1960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26836.5" calcext:value-type="float">
            <text:p>26836.5</text:p>
          </table:table-cell>
          <table:table-cell table:style-name="ce7" table:formula="of:=SUM([.D555:.E555])" office:value-type="float" office:value="3448880" calcext:value-type="float">
            <text:p>3448880</text:p>
          </table:table-cell>
        </table:table-row>
        <table:table-row table:style-name="ro1">
          <table:table-cell table:style-name="ce7" office:value-type="float" office:value="2060.5" calcext:value-type="float">
            <text:p>2060.5</text:p>
          </table:table-cell>
          <table:table-cell table:style-name="ce7" office:value-type="float" office:value="3450940.5" calcext:value-type="float">
            <text:p>3450940.5</text:p>
          </table:table-cell>
          <table:table-cell table:style-name="ce7" office:value-type="float" office:value="2060.5" calcext:value-type="float">
            <text:p>2060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28897" calcext:value-type="float">
            <text:p>28897</text:p>
          </table:table-cell>
          <table:table-cell table:style-name="ce7" table:formula="of:=SUM([.D556:.E556])" office:value-type="float" office:value="3450940.5" calcext:value-type="float">
            <text:p>3450940.5</text:p>
          </table:table-cell>
        </table:table-row>
        <table:table-row table:style-name="ro1">
          <table:table-cell table:style-name="ce7" office:value-type="float" office:value="2163.25" calcext:value-type="float">
            <text:p>2163.25</text:p>
          </table:table-cell>
          <table:table-cell table:style-name="ce7" office:value-type="float" office:value="3453103.75" calcext:value-type="float">
            <text:p>3453103.75</text:p>
          </table:table-cell>
          <table:table-cell table:style-name="ce7" office:value-type="float" office:value="2163.25" calcext:value-type="float">
            <text:p>2163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31060.25" calcext:value-type="float">
            <text:p>31060.25</text:p>
          </table:table-cell>
          <table:table-cell table:style-name="ce7" table:formula="of:=SUM([.D557:.E557])" office:value-type="float" office:value="3453103.75" calcext:value-type="float">
            <text:p>3453103.75</text:p>
          </table:table-cell>
        </table:table-row>
        <table:table-row table:style-name="ro1">
          <table:table-cell table:style-name="ce7" office:value-type="float" office:value="2268.5" calcext:value-type="float">
            <text:p>2268.5</text:p>
          </table:table-cell>
          <table:table-cell table:style-name="ce7" office:value-type="float" office:value="3455372.25" calcext:value-type="float">
            <text:p>3455372.25</text:p>
          </table:table-cell>
          <table:table-cell table:style-name="ce7" office:value-type="float" office:value="2268.5" calcext:value-type="float">
            <text:p>2268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33328.75" calcext:value-type="float">
            <text:p>33328.75</text:p>
          </table:table-cell>
          <table:table-cell table:style-name="ce7" table:formula="of:=SUM([.D558:.E558])" office:value-type="float" office:value="3455372.25" calcext:value-type="float">
            <text:p>3455372.25</text:p>
          </table:table-cell>
        </table:table-row>
        <table:table-row table:style-name="ro1">
          <table:table-cell table:style-name="ce7" office:value-type="float" office:value="2376.25" calcext:value-type="float">
            <text:p>2376.25</text:p>
          </table:table-cell>
          <table:table-cell table:style-name="ce7" office:value-type="float" office:value="3457748.5" calcext:value-type="float">
            <text:p>3457748.5</text:p>
          </table:table-cell>
          <table:table-cell table:style-name="ce7" office:value-type="float" office:value="2376.25" calcext:value-type="float">
            <text:p>2376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35705" calcext:value-type="float">
            <text:p>35705</text:p>
          </table:table-cell>
          <table:table-cell table:style-name="ce7" table:formula="of:=SUM([.D559:.E559])" office:value-type="float" office:value="3457748.5" calcext:value-type="float">
            <text:p>3457748.5</text:p>
          </table:table-cell>
        </table:table-row>
        <table:table-row table:style-name="ro1">
          <table:table-cell table:style-name="ce7" office:value-type="float" office:value="2486.5" calcext:value-type="float">
            <text:p>2486.5</text:p>
          </table:table-cell>
          <table:table-cell table:style-name="ce7" office:value-type="float" office:value="3460235" calcext:value-type="float">
            <text:p>3460235</text:p>
          </table:table-cell>
          <table:table-cell table:style-name="ce7" office:value-type="float" office:value="2486.5" calcext:value-type="float">
            <text:p>2486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38191.5" calcext:value-type="float">
            <text:p>38191.5</text:p>
          </table:table-cell>
          <table:table-cell table:style-name="ce7" table:formula="of:=SUM([.D560:.E560])" office:value-type="float" office:value="3460235" calcext:value-type="float">
            <text:p>3460235</text:p>
          </table:table-cell>
        </table:table-row>
        <table:table-row table:style-name="ro1">
          <table:table-cell table:style-name="ce7" office:value-type="float" office:value="2599.25" calcext:value-type="float">
            <text:p>2599.25</text:p>
          </table:table-cell>
          <table:table-cell table:style-name="ce7" office:value-type="float" office:value="3462834.25" calcext:value-type="float">
            <text:p>3462834.25</text:p>
          </table:table-cell>
          <table:table-cell table:style-name="ce7" office:value-type="float" office:value="2599.25" calcext:value-type="float">
            <text:p>2599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40790.75" calcext:value-type="float">
            <text:p>40790.75</text:p>
          </table:table-cell>
          <table:table-cell table:style-name="ce7" table:formula="of:=SUM([.D561:.E561])" office:value-type="float" office:value="3462834.25" calcext:value-type="float">
            <text:p>3462834.25</text:p>
          </table:table-cell>
        </table:table-row>
        <table:table-row table:style-name="ro1">
          <table:table-cell table:style-name="ce7" office:value-type="float" office:value="2714.5" calcext:value-type="float">
            <text:p>2714.5</text:p>
          </table:table-cell>
          <table:table-cell table:style-name="ce7" office:value-type="float" office:value="3465548.75" calcext:value-type="float">
            <text:p>3465548.75</text:p>
          </table:table-cell>
          <table:table-cell table:style-name="ce7" office:value-type="float" office:value="2714.5" calcext:value-type="float">
            <text:p>2714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43505.25" calcext:value-type="float">
            <text:p>43505.25</text:p>
          </table:table-cell>
          <table:table-cell table:style-name="ce7" table:formula="of:=SUM([.D562:.E562])" office:value-type="float" office:value="3465548.75" calcext:value-type="float">
            <text:p>3465548.75</text:p>
          </table:table-cell>
        </table:table-row>
        <table:table-row table:style-name="ro1">
          <table:table-cell table:style-name="ce7" office:value-type="float" office:value="2832.25" calcext:value-type="float">
            <text:p>2832.25</text:p>
          </table:table-cell>
          <table:table-cell table:style-name="ce7" office:value-type="float" office:value="3468381" calcext:value-type="float">
            <text:p>3468381</text:p>
          </table:table-cell>
          <table:table-cell table:style-name="ce7" office:value-type="float" office:value="2832.25" calcext:value-type="float">
            <text:p>2832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46337.5" calcext:value-type="float">
            <text:p>46337.5</text:p>
          </table:table-cell>
          <table:table-cell table:style-name="ce7" table:formula="of:=SUM([.D563:.E563])" office:value-type="float" office:value="3468381" calcext:value-type="float">
            <text:p>3468381</text:p>
          </table:table-cell>
        </table:table-row>
        <table:table-row table:style-name="ro1">
          <table:table-cell table:style-name="ce7" office:value-type="float" office:value="2952.5" calcext:value-type="float">
            <text:p>2952.5</text:p>
          </table:table-cell>
          <table:table-cell table:style-name="ce7" office:value-type="float" office:value="3471333.5" calcext:value-type="float">
            <text:p>3471333.5</text:p>
          </table:table-cell>
          <table:table-cell table:style-name="ce7" office:value-type="float" office:value="2952.5" calcext:value-type="float">
            <text:p>2952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49290" calcext:value-type="float">
            <text:p>49290</text:p>
          </table:table-cell>
          <table:table-cell table:style-name="ce7" table:formula="of:=SUM([.D564:.E564])" office:value-type="float" office:value="3471333.5" calcext:value-type="float">
            <text:p>3471333.5</text:p>
          </table:table-cell>
        </table:table-row>
        <table:table-row table:style-name="ro1">
          <table:table-cell table:style-name="ce7" office:value-type="float" office:value="3075.25" calcext:value-type="float">
            <text:p>3075.25</text:p>
          </table:table-cell>
          <table:table-cell table:style-name="ce7" office:value-type="float" office:value="3474408.75" calcext:value-type="float">
            <text:p>3474408.75</text:p>
          </table:table-cell>
          <table:table-cell table:style-name="ce7" office:value-type="float" office:value="3075.25" calcext:value-type="float">
            <text:p>3075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52365.25" calcext:value-type="float">
            <text:p>52365.25</text:p>
          </table:table-cell>
          <table:table-cell table:style-name="ce7" table:formula="of:=SUM([.D565:.E565])" office:value-type="float" office:value="3474408.75" calcext:value-type="float">
            <text:p>3474408.75</text:p>
          </table:table-cell>
        </table:table-row>
        <table:table-row table:style-name="ro1">
          <table:table-cell table:style-name="ce7" office:value-type="float" office:value="3200.5" calcext:value-type="float">
            <text:p>3200.5</text:p>
          </table:table-cell>
          <table:table-cell table:style-name="ce7" office:value-type="float" office:value="3477609.25" calcext:value-type="float">
            <text:p>3477609.25</text:p>
          </table:table-cell>
          <table:table-cell table:style-name="ce7" office:value-type="float" office:value="3200.5" calcext:value-type="float">
            <text:p>3200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55565.75" calcext:value-type="float">
            <text:p>55565.75</text:p>
          </table:table-cell>
          <table:table-cell table:style-name="ce7" table:formula="of:=SUM([.D566:.E566])" office:value-type="float" office:value="3477609.25" calcext:value-type="float">
            <text:p>3477609.25</text:p>
          </table:table-cell>
        </table:table-row>
        <table:table-row table:style-name="ro1">
          <table:table-cell table:style-name="ce7" office:value-type="float" office:value="3328.25" calcext:value-type="float">
            <text:p>3328.25</text:p>
          </table:table-cell>
          <table:table-cell table:style-name="ce7" office:value-type="float" office:value="3480937.5" calcext:value-type="float">
            <text:p>3480937.5</text:p>
          </table:table-cell>
          <table:table-cell table:style-name="ce7" office:value-type="float" office:value="3328.25" calcext:value-type="float">
            <text:p>3328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58894" calcext:value-type="float">
            <text:p>58894</text:p>
          </table:table-cell>
          <table:table-cell table:style-name="ce7" table:formula="of:=SUM([.D567:.E567])" office:value-type="float" office:value="3480937.5" calcext:value-type="float">
            <text:p>3480937.5</text:p>
          </table:table-cell>
        </table:table-row>
        <table:table-row table:style-name="ro1">
          <table:table-cell table:style-name="ce7" office:value-type="float" office:value="3458.5" calcext:value-type="float">
            <text:p>3458.5</text:p>
          </table:table-cell>
          <table:table-cell table:style-name="ce7" office:value-type="float" office:value="3484396" calcext:value-type="float">
            <text:p>3484396</text:p>
          </table:table-cell>
          <table:table-cell table:style-name="ce7" office:value-type="float" office:value="3458.5" calcext:value-type="float">
            <text:p>3458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62352.5" calcext:value-type="float">
            <text:p>62352.5</text:p>
          </table:table-cell>
          <table:table-cell table:style-name="ce7" table:formula="of:=SUM([.D568:.E568])" office:value-type="float" office:value="3484396" calcext:value-type="float">
            <text:p>3484396</text:p>
          </table:table-cell>
        </table:table-row>
        <table:table-row table:style-name="ro1">
          <table:table-cell table:style-name="ce7" office:value-type="float" office:value="3591.25" calcext:value-type="float">
            <text:p>3591.25</text:p>
          </table:table-cell>
          <table:table-cell table:style-name="ce7" office:value-type="float" office:value="3487987.25" calcext:value-type="float">
            <text:p>3487987.25</text:p>
          </table:table-cell>
          <table:table-cell table:style-name="ce7" office:value-type="float" office:value="3591.25" calcext:value-type="float">
            <text:p>3591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65943.75" calcext:value-type="float">
            <text:p>65943.75</text:p>
          </table:table-cell>
          <table:table-cell table:style-name="ce7" table:formula="of:=SUM([.D569:.E569])" office:value-type="float" office:value="3487987.25" calcext:value-type="float">
            <text:p>3487987.25</text:p>
          </table:table-cell>
        </table:table-row>
        <table:table-row table:style-name="ro1">
          <table:table-cell table:style-name="ce7" office:value-type="float" office:value="3726.5" calcext:value-type="float">
            <text:p>3726.5</text:p>
          </table:table-cell>
          <table:table-cell table:style-name="ce7" office:value-type="float" office:value="3491713.75" calcext:value-type="float">
            <text:p>3491713.75</text:p>
          </table:table-cell>
          <table:table-cell table:style-name="ce7" office:value-type="float" office:value="3726.5" calcext:value-type="float">
            <text:p>3726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69670.25" calcext:value-type="float">
            <text:p>69670.25</text:p>
          </table:table-cell>
          <table:table-cell table:style-name="ce7" table:formula="of:=SUM([.D570:.E570])" office:value-type="float" office:value="3491713.75" calcext:value-type="float">
            <text:p>3491713.75</text:p>
          </table:table-cell>
        </table:table-row>
        <table:table-row table:style-name="ro1">
          <table:table-cell table:style-name="ce7" office:value-type="float" office:value="3864.25" calcext:value-type="float">
            <text:p>3864.25</text:p>
          </table:table-cell>
          <table:table-cell table:style-name="ce7" office:value-type="float" office:value="3495578" calcext:value-type="float">
            <text:p>3495578</text:p>
          </table:table-cell>
          <table:table-cell table:style-name="ce7" office:value-type="float" office:value="3864.25" calcext:value-type="float">
            <text:p>3864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73534.5" calcext:value-type="float">
            <text:p>73534.5</text:p>
          </table:table-cell>
          <table:table-cell table:style-name="ce7" table:formula="of:=SUM([.D571:.E571])" office:value-type="float" office:value="3495578" calcext:value-type="float">
            <text:p>3495578</text:p>
          </table:table-cell>
        </table:table-row>
        <table:table-row table:style-name="ro1">
          <table:table-cell table:style-name="ce7" office:value-type="float" office:value="4004.5" calcext:value-type="float">
            <text:p>4004.5</text:p>
          </table:table-cell>
          <table:table-cell table:style-name="ce7" office:value-type="float" office:value="3499582.5" calcext:value-type="float">
            <text:p>3499582.5</text:p>
          </table:table-cell>
          <table:table-cell table:style-name="ce7" office:value-type="float" office:value="4004.5" calcext:value-type="float">
            <text:p>4004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77539" calcext:value-type="float">
            <text:p>77539</text:p>
          </table:table-cell>
          <table:table-cell table:style-name="ce7" table:formula="of:=SUM([.D572:.E572])" office:value-type="float" office:value="3499582.5" calcext:value-type="float">
            <text:p>3499582.5</text:p>
          </table:table-cell>
        </table:table-row>
        <table:table-row table:style-name="ro1">
          <table:table-cell table:style-name="ce7" office:value-type="float" office:value="4147.25" calcext:value-type="float">
            <text:p>4147.25</text:p>
          </table:table-cell>
          <table:table-cell table:style-name="ce7" office:value-type="float" office:value="3503729.75" calcext:value-type="float">
            <text:p>3503729.75</text:p>
          </table:table-cell>
          <table:table-cell table:style-name="ce7" office:value-type="float" office:value="4147.25" calcext:value-type="float">
            <text:p>4147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81686.25" calcext:value-type="float">
            <text:p>81686.25</text:p>
          </table:table-cell>
          <table:table-cell table:style-name="ce7" table:formula="of:=SUM([.D573:.E573])" office:value-type="float" office:value="3503729.75" calcext:value-type="float">
            <text:p>3503729.75</text:p>
          </table:table-cell>
        </table:table-row>
        <table:table-row table:style-name="ro1">
          <table:table-cell table:style-name="ce7" office:value-type="float" office:value="4292.5" calcext:value-type="float">
            <text:p>4292.5</text:p>
          </table:table-cell>
          <table:table-cell table:style-name="ce7" office:value-type="float" office:value="3508022.25" calcext:value-type="float">
            <text:p>3508022.25</text:p>
          </table:table-cell>
          <table:table-cell table:style-name="ce7" office:value-type="float" office:value="4292.5" calcext:value-type="float">
            <text:p>4292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85978.75" calcext:value-type="float">
            <text:p>85978.75</text:p>
          </table:table-cell>
          <table:table-cell table:style-name="ce7" table:formula="of:=SUM([.D574:.E574])" office:value-type="float" office:value="3508022.25" calcext:value-type="float">
            <text:p>3508022.25</text:p>
          </table:table-cell>
        </table:table-row>
        <table:table-row table:style-name="ro1">
          <table:table-cell table:style-name="ce7" office:value-type="float" office:value="4440.25" calcext:value-type="float">
            <text:p>4440.25</text:p>
          </table:table-cell>
          <table:table-cell table:style-name="ce7" office:value-type="float" office:value="3512462.5" calcext:value-type="float">
            <text:p>3512462.5</text:p>
          </table:table-cell>
          <table:table-cell table:style-name="ce7" office:value-type="float" office:value="4440.25" calcext:value-type="float">
            <text:p>4440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90419" calcext:value-type="float">
            <text:p>90419</text:p>
          </table:table-cell>
          <table:table-cell table:style-name="ce7" table:formula="of:=SUM([.D575:.E575])" office:value-type="float" office:value="3512462.5" calcext:value-type="float">
            <text:p>3512462.5</text:p>
          </table:table-cell>
        </table:table-row>
        <table:table-row table:style-name="ro1">
          <table:table-cell table:style-name="ce7" office:value-type="float" office:value="4590.5" calcext:value-type="float">
            <text:p>4590.5</text:p>
          </table:table-cell>
          <table:table-cell table:style-name="ce7" office:value-type="float" office:value="3517053" calcext:value-type="float">
            <text:p>3517053</text:p>
          </table:table-cell>
          <table:table-cell table:style-name="ce7" office:value-type="float" office:value="4590.5" calcext:value-type="float">
            <text:p>4590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95009.5" calcext:value-type="float">
            <text:p>95009.5</text:p>
          </table:table-cell>
          <table:table-cell table:style-name="ce7" table:formula="of:=SUM([.D576:.E576])" office:value-type="float" office:value="3517053" calcext:value-type="float">
            <text:p>3517053</text:p>
          </table:table-cell>
        </table:table-row>
        <table:table-row table:style-name="ro1">
          <table:table-cell table:style-name="ce7" office:value-type="float" office:value="4743.25" calcext:value-type="float">
            <text:p>4743.25</text:p>
          </table:table-cell>
          <table:table-cell table:style-name="ce7" office:value-type="float" office:value="3521796.25" calcext:value-type="float">
            <text:p>3521796.25</text:p>
          </table:table-cell>
          <table:table-cell table:style-name="ce7" office:value-type="float" office:value="4743.25" calcext:value-type="float">
            <text:p>4743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99752.75" calcext:value-type="float">
            <text:p>99752.75</text:p>
          </table:table-cell>
          <table:table-cell table:style-name="ce7" table:formula="of:=SUM([.D577:.E577])" office:value-type="float" office:value="3521796.25" calcext:value-type="float">
            <text:p>3521796.25</text:p>
          </table:table-cell>
        </table:table-row>
        <table:table-row table:style-name="ro1">
          <table:table-cell table:style-name="ce7" office:value-type="float" office:value="4898.5" calcext:value-type="float">
            <text:p>4898.5</text:p>
          </table:table-cell>
          <table:table-cell table:style-name="ce7" office:value-type="float" office:value="3526694.75" calcext:value-type="float">
            <text:p>3526694.75</text:p>
          </table:table-cell>
          <table:table-cell table:style-name="ce7" office:value-type="float" office:value="4898.5" calcext:value-type="float">
            <text:p>4898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04651.25" calcext:value-type="float">
            <text:p>104651.25</text:p>
          </table:table-cell>
          <table:table-cell table:style-name="ce7" table:formula="of:=SUM([.D578:.E578])" office:value-type="float" office:value="3526694.75" calcext:value-type="float">
            <text:p>3526694.75</text:p>
          </table:table-cell>
        </table:table-row>
        <table:table-row table:style-name="ro1">
          <table:table-cell table:style-name="ce7" office:value-type="float" office:value="5056.25" calcext:value-type="float">
            <text:p>5056.25</text:p>
          </table:table-cell>
          <table:table-cell table:style-name="ce7" office:value-type="float" office:value="3531751" calcext:value-type="float">
            <text:p>3531751</text:p>
          </table:table-cell>
          <table:table-cell table:style-name="ce7" office:value-type="float" office:value="5056.25" calcext:value-type="float">
            <text:p>5056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09707.5" calcext:value-type="float">
            <text:p>109707.5</text:p>
          </table:table-cell>
          <table:table-cell table:style-name="ce7" table:formula="of:=SUM([.D579:.E579])" office:value-type="float" office:value="3531751" calcext:value-type="float">
            <text:p>3531751</text:p>
          </table:table-cell>
        </table:table-row>
        <table:table-row table:style-name="ro1">
          <table:table-cell table:style-name="ce7" office:value-type="float" office:value="5216.5" calcext:value-type="float">
            <text:p>5216.5</text:p>
          </table:table-cell>
          <table:table-cell table:style-name="ce7" office:value-type="float" office:value="3536967.5" calcext:value-type="float">
            <text:p>3536967.5</text:p>
          </table:table-cell>
          <table:table-cell table:style-name="ce7" office:value-type="float" office:value="5216.5" calcext:value-type="float">
            <text:p>5216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14924" calcext:value-type="float">
            <text:p>114924</text:p>
          </table:table-cell>
          <table:table-cell table:style-name="ce7" table:formula="of:=SUM([.D580:.E580])" office:value-type="float" office:value="3536967.5" calcext:value-type="float">
            <text:p>3536967.5</text:p>
          </table:table-cell>
        </table:table-row>
        <table:table-row table:style-name="ro1">
          <table:table-cell table:style-name="ce7" office:value-type="float" office:value="5379.25" calcext:value-type="float">
            <text:p>5379.25</text:p>
          </table:table-cell>
          <table:table-cell table:style-name="ce7" office:value-type="float" office:value="3542346.75" calcext:value-type="float">
            <text:p>3542346.75</text:p>
          </table:table-cell>
          <table:table-cell table:style-name="ce7" office:value-type="float" office:value="5379.25" calcext:value-type="float">
            <text:p>5379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20303.25" calcext:value-type="float">
            <text:p>120303.25</text:p>
          </table:table-cell>
          <table:table-cell table:style-name="ce7" table:formula="of:=SUM([.D581:.E581])" office:value-type="float" office:value="3542346.75" calcext:value-type="float">
            <text:p>3542346.75</text:p>
          </table:table-cell>
        </table:table-row>
        <table:table-row table:style-name="ro1">
          <table:table-cell table:style-name="ce7" office:value-type="float" office:value="5544.5" calcext:value-type="float">
            <text:p>5544.5</text:p>
          </table:table-cell>
          <table:table-cell table:style-name="ce7" office:value-type="float" office:value="3547891.25" calcext:value-type="float">
            <text:p>3547891.25</text:p>
          </table:table-cell>
          <table:table-cell table:style-name="ce7" office:value-type="float" office:value="5544.5" calcext:value-type="float">
            <text:p>5544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25847.75" calcext:value-type="float">
            <text:p>125847.75</text:p>
          </table:table-cell>
          <table:table-cell table:style-name="ce7" table:formula="of:=SUM([.D582:.E582])" office:value-type="float" office:value="3547891.25" calcext:value-type="float">
            <text:p>3547891.25</text:p>
          </table:table-cell>
        </table:table-row>
        <table:table-row table:style-name="ro1">
          <table:table-cell table:style-name="ce7" office:value-type="float" office:value="5712.25" calcext:value-type="float">
            <text:p>5712.25</text:p>
          </table:table-cell>
          <table:table-cell table:style-name="ce7" office:value-type="float" office:value="3553603.5" calcext:value-type="float">
            <text:p>3553603.5</text:p>
          </table:table-cell>
          <table:table-cell table:style-name="ce7" office:value-type="float" office:value="5712.25" calcext:value-type="float">
            <text:p>5712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31560" calcext:value-type="float">
            <text:p>131560</text:p>
          </table:table-cell>
          <table:table-cell table:style-name="ce7" table:formula="of:=SUM([.D583:.E583])" office:value-type="float" office:value="3553603.5" calcext:value-type="float">
            <text:p>3553603.5</text:p>
          </table:table-cell>
        </table:table-row>
        <table:table-row table:style-name="ro1">
          <table:table-cell table:style-name="ce7" office:value-type="float" office:value="5882.5" calcext:value-type="float">
            <text:p>5882.5</text:p>
          </table:table-cell>
          <table:table-cell table:style-name="ce7" office:value-type="float" office:value="3559486" calcext:value-type="float">
            <text:p>3559486</text:p>
          </table:table-cell>
          <table:table-cell table:style-name="ce7" office:value-type="float" office:value="5882.5" calcext:value-type="float">
            <text:p>5882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37442.5" calcext:value-type="float">
            <text:p>137442.5</text:p>
          </table:table-cell>
          <table:table-cell table:style-name="ce7" table:formula="of:=SUM([.D584:.E584])" office:value-type="float" office:value="3559486" calcext:value-type="float">
            <text:p>3559486</text:p>
          </table:table-cell>
        </table:table-row>
        <table:table-row table:style-name="ro1">
          <table:table-cell table:style-name="ce7" office:value-type="float" office:value="6055.25" calcext:value-type="float">
            <text:p>6055.25</text:p>
          </table:table-cell>
          <table:table-cell table:style-name="ce7" office:value-type="float" office:value="3565541.25" calcext:value-type="float">
            <text:p>3565541.25</text:p>
          </table:table-cell>
          <table:table-cell table:style-name="ce7" office:value-type="float" office:value="6055.25" calcext:value-type="float">
            <text:p>6055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43497.75" calcext:value-type="float">
            <text:p>143497.75</text:p>
          </table:table-cell>
          <table:table-cell table:style-name="ce7" table:formula="of:=SUM([.D585:.E585])" office:value-type="float" office:value="3565541.25" calcext:value-type="float">
            <text:p>3565541.25</text:p>
          </table:table-cell>
        </table:table-row>
        <table:table-row table:style-name="ro1">
          <table:table-cell table:style-name="ce7" office:value-type="float" office:value="6230.5" calcext:value-type="float">
            <text:p>6230.5</text:p>
          </table:table-cell>
          <table:table-cell table:style-name="ce7" office:value-type="float" office:value="3571771.75" calcext:value-type="float">
            <text:p>3571771.75</text:p>
          </table:table-cell>
          <table:table-cell table:style-name="ce7" office:value-type="float" office:value="6230.5" calcext:value-type="float">
            <text:p>6230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49728.25" calcext:value-type="float">
            <text:p>149728.25</text:p>
          </table:table-cell>
          <table:table-cell table:style-name="ce7" table:formula="of:=SUM([.D586:.E586])" office:value-type="float" office:value="3571771.75" calcext:value-type="float">
            <text:p>3571771.75</text:p>
          </table:table-cell>
        </table:table-row>
        <table:table-row table:style-name="ro1">
          <table:table-cell table:style-name="ce7" office:value-type="float" office:value="6408.25" calcext:value-type="float">
            <text:p>6408.25</text:p>
          </table:table-cell>
          <table:table-cell table:style-name="ce7" office:value-type="float" office:value="3578180" calcext:value-type="float">
            <text:p>3578180</text:p>
          </table:table-cell>
          <table:table-cell table:style-name="ce7" office:value-type="float" office:value="6408.25" calcext:value-type="float">
            <text:p>6408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56136.5" calcext:value-type="float">
            <text:p>156136.5</text:p>
          </table:table-cell>
          <table:table-cell table:style-name="ce7" table:formula="of:=SUM([.D587:.E587])" office:value-type="float" office:value="3578180" calcext:value-type="float">
            <text:p>3578180</text:p>
          </table:table-cell>
        </table:table-row>
        <table:table-row table:style-name="ro1">
          <table:table-cell table:style-name="ce7" office:value-type="float" office:value="6588.5" calcext:value-type="float">
            <text:p>6588.5</text:p>
          </table:table-cell>
          <table:table-cell table:style-name="ce7" office:value-type="float" office:value="3584768.5" calcext:value-type="float">
            <text:p>3584768.5</text:p>
          </table:table-cell>
          <table:table-cell table:style-name="ce7" office:value-type="float" office:value="6588.5" calcext:value-type="float">
            <text:p>6588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62725" calcext:value-type="float">
            <text:p>162725</text:p>
          </table:table-cell>
          <table:table-cell table:style-name="ce7" table:formula="of:=SUM([.D588:.E588])" office:value-type="float" office:value="3584768.5" calcext:value-type="float">
            <text:p>3584768.5</text:p>
          </table:table-cell>
        </table:table-row>
        <table:table-row table:style-name="ro1">
          <table:table-cell table:style-name="ce7" office:value-type="float" office:value="6771.25" calcext:value-type="float">
            <text:p>6771.25</text:p>
          </table:table-cell>
          <table:table-cell table:style-name="ce7" office:value-type="float" office:value="3591539.75" calcext:value-type="float">
            <text:p>3591539.75</text:p>
          </table:table-cell>
          <table:table-cell table:style-name="ce7" office:value-type="float" office:value="6771.25" calcext:value-type="float">
            <text:p>6771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69496.25" calcext:value-type="float">
            <text:p>169496.25</text:p>
          </table:table-cell>
          <table:table-cell table:style-name="ce7" table:formula="of:=SUM([.D589:.E589])" office:value-type="float" office:value="3591539.75" calcext:value-type="float">
            <text:p>3591539.75</text:p>
          </table:table-cell>
        </table:table-row>
        <table:table-row table:style-name="ro1">
          <table:table-cell table:style-name="ce7" office:value-type="float" office:value="6956.5" calcext:value-type="float">
            <text:p>6956.5</text:p>
          </table:table-cell>
          <table:table-cell table:style-name="ce7" office:value-type="float" office:value="3598496.25" calcext:value-type="float">
            <text:p>3598496.25</text:p>
          </table:table-cell>
          <table:table-cell table:style-name="ce7" office:value-type="float" office:value="6956.5" calcext:value-type="float">
            <text:p>6956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76452.75" calcext:value-type="float">
            <text:p>176452.75</text:p>
          </table:table-cell>
          <table:table-cell table:style-name="ce7" table:formula="of:=SUM([.D590:.E590])" office:value-type="float" office:value="3598496.25" calcext:value-type="float">
            <text:p>3598496.25</text:p>
          </table:table-cell>
        </table:table-row>
        <table:table-row table:style-name="ro1">
          <table:table-cell table:style-name="ce7" office:value-type="float" office:value="7144.25" calcext:value-type="float">
            <text:p>7144.25</text:p>
          </table:table-cell>
          <table:table-cell table:style-name="ce7" office:value-type="float" office:value="3605640.5" calcext:value-type="float">
            <text:p>3605640.5</text:p>
          </table:table-cell>
          <table:table-cell table:style-name="ce7" office:value-type="float" office:value="7144.25" calcext:value-type="float">
            <text:p>7144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83597" calcext:value-type="float">
            <text:p>183597</text:p>
          </table:table-cell>
          <table:table-cell table:style-name="ce7" table:formula="of:=SUM([.D591:.E591])" office:value-type="float" office:value="3605640.5" calcext:value-type="float">
            <text:p>3605640.5</text:p>
          </table:table-cell>
        </table:table-row>
        <table:table-row table:style-name="ro1">
          <table:table-cell table:style-name="ce7" office:value-type="float" office:value="7334.5" calcext:value-type="float">
            <text:p>7334.5</text:p>
          </table:table-cell>
          <table:table-cell table:style-name="ce7" office:value-type="float" office:value="3612975" calcext:value-type="float">
            <text:p>3612975</text:p>
          </table:table-cell>
          <table:table-cell table:style-name="ce7" office:value-type="float" office:value="7334.5" calcext:value-type="float">
            <text:p>7334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90931.5" calcext:value-type="float">
            <text:p>190931.5</text:p>
          </table:table-cell>
          <table:table-cell table:style-name="ce7" table:formula="of:=SUM([.D592:.E592])" office:value-type="float" office:value="3612975" calcext:value-type="float">
            <text:p>3612975</text:p>
          </table:table-cell>
        </table:table-row>
        <table:table-row table:style-name="ro1">
          <table:table-cell table:style-name="ce7" office:value-type="float" office:value="7527.25" calcext:value-type="float">
            <text:p>7527.25</text:p>
          </table:table-cell>
          <table:table-cell table:style-name="ce7" office:value-type="float" office:value="3620502.25" calcext:value-type="float">
            <text:p>3620502.25</text:p>
          </table:table-cell>
          <table:table-cell table:style-name="ce7" office:value-type="float" office:value="7527.25" calcext:value-type="float">
            <text:p>7527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98458.75" calcext:value-type="float">
            <text:p>198458.75</text:p>
          </table:table-cell>
          <table:table-cell table:style-name="ce7" table:formula="of:=SUM([.D593:.E593])" office:value-type="float" office:value="3620502.25" calcext:value-type="float">
            <text:p>3620502.25</text:p>
          </table:table-cell>
        </table:table-row>
        <table:table-row table:style-name="ro1">
          <table:table-cell table:style-name="ce7" office:value-type="float" office:value="7722.5" calcext:value-type="float">
            <text:p>7722.5</text:p>
          </table:table-cell>
          <table:table-cell table:style-name="ce7" office:value-type="float" office:value="3628224.75" calcext:value-type="float">
            <text:p>3628224.75</text:p>
          </table:table-cell>
          <table:table-cell table:style-name="ce7" office:value-type="float" office:value="7722.5" calcext:value-type="float">
            <text:p>7722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206181.25" calcext:value-type="float">
            <text:p>206181.25</text:p>
          </table:table-cell>
          <table:table-cell table:style-name="ce7" table:formula="of:=SUM([.D594:.E594])" office:value-type="float" office:value="3628224.75" calcext:value-type="float">
            <text:p>3628224.75</text:p>
          </table:table-cell>
        </table:table-row>
        <table:table-row table:style-name="ro1">
          <table:table-cell table:style-name="ce7" office:value-type="float" office:value="7920.25" calcext:value-type="float">
            <text:p>7920.25</text:p>
          </table:table-cell>
          <table:table-cell table:style-name="ce7" office:value-type="float" office:value="3636145" calcext:value-type="float">
            <text:p>3636145</text:p>
          </table:table-cell>
          <table:table-cell table:style-name="ce7" office:value-type="float" office:value="7920.25" calcext:value-type="float">
            <text:p>7920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214101.5" calcext:value-type="float">
            <text:p>214101.5</text:p>
          </table:table-cell>
          <table:table-cell table:style-name="ce7" table:formula="of:=SUM([.D595:.E595])" office:value-type="float" office:value="3636145" calcext:value-type="float">
            <text:p>3636145</text:p>
          </table:table-cell>
        </table:table-row>
        <table:table-row table:style-name="ro1">
          <table:table-cell table:style-name="ce7" office:value-type="float" office:value="8120.5" calcext:value-type="float">
            <text:p>8120.5</text:p>
          </table:table-cell>
          <table:table-cell table:style-name="ce7" office:value-type="float" office:value="3644265.5" calcext:value-type="float">
            <text:p>3644265.5</text:p>
          </table:table-cell>
          <table:table-cell table:style-name="ce7" office:value-type="float" office:value="8120.5" calcext:value-type="float">
            <text:p>8120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222222" calcext:value-type="float">
            <text:p>222222</text:p>
          </table:table-cell>
          <table:table-cell table:style-name="ce7" table:formula="of:=SUM([.D596:.E596])" office:value-type="float" office:value="3644265.5" calcext:value-type="float">
            <text:p>3644265.5</text:p>
          </table:table-cell>
        </table:table-row>
        <table:table-row table:style-name="ro1">
          <table:table-cell table:style-name="ce7" office:value-type="float" office:value="8323.25" calcext:value-type="float">
            <text:p>8323.25</text:p>
          </table:table-cell>
          <table:table-cell table:style-name="ce7" office:value-type="float" office:value="3652588.75" calcext:value-type="float">
            <text:p>3652588.75</text:p>
          </table:table-cell>
          <table:table-cell table:style-name="ce7" office:value-type="float" office:value="8323.25" calcext:value-type="float">
            <text:p>8323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230545.25" calcext:value-type="float">
            <text:p>230545.25</text:p>
          </table:table-cell>
          <table:table-cell table:style-name="ce7" table:formula="of:=SUM([.D597:.E597])" office:value-type="float" office:value="3652588.75" calcext:value-type="float">
            <text:p>3652588.75</text:p>
          </table:table-cell>
        </table:table-row>
        <table:table-row table:style-name="ro1">
          <table:table-cell table:style-name="ce7" office:value-type="float" office:value="8528.5" calcext:value-type="float">
            <text:p>8528.5</text:p>
          </table:table-cell>
          <table:table-cell table:style-name="ce7" office:value-type="float" office:value="3661117.25" calcext:value-type="float">
            <text:p>3661117.25</text:p>
          </table:table-cell>
          <table:table-cell table:style-name="ce7" office:value-type="float" office:value="8528.5" calcext:value-type="float">
            <text:p>8528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239073.75" calcext:value-type="float">
            <text:p>239073.75</text:p>
          </table:table-cell>
          <table:table-cell table:style-name="ce7" table:formula="of:=SUM([.D598:.E598])" office:value-type="float" office:value="3661117.25" calcext:value-type="float">
            <text:p>3661117.25</text:p>
          </table:table-cell>
        </table:table-row>
        <table:table-row table:style-name="ro1">
          <table:table-cell table:style-name="ce7" office:value-type="float" office:value="8736.25" calcext:value-type="float">
            <text:p>8736.25</text:p>
          </table:table-cell>
          <table:table-cell table:style-name="ce7" office:value-type="float" office:value="3669853.5" calcext:value-type="float">
            <text:p>3669853.5</text:p>
          </table:table-cell>
          <table:table-cell table:style-name="ce7" office:value-type="float" office:value="8736.25" calcext:value-type="float">
            <text:p>8736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247810" calcext:value-type="float">
            <text:p>247810</text:p>
          </table:table-cell>
          <table:table-cell table:style-name="ce7" table:formula="of:=SUM([.D599:.E599])" office:value-type="float" office:value="3669853.5" calcext:value-type="float">
            <text:p>3669853.5</text:p>
          </table:table-cell>
        </table:table-row>
        <table:table-row table:style-name="ro1">
          <table:table-cell table:style-name="ce7" office:value-type="float" office:value="8946.5" calcext:value-type="float">
            <text:p>8946.5</text:p>
          </table:table-cell>
          <table:table-cell table:style-name="ce7" office:value-type="float" office:value="3678800" calcext:value-type="float">
            <text:p>3678800</text:p>
          </table:table-cell>
          <table:table-cell table:style-name="ce7" office:value-type="float" office:value="8946.5" calcext:value-type="float">
            <text:p>8946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256756.5" calcext:value-type="float">
            <text:p>256756.5</text:p>
          </table:table-cell>
          <table:table-cell table:style-name="ce7" table:formula="of:=SUM([.D600:.E600])" office:value-type="float" office:value="3678800" calcext:value-type="float">
            <text:p>3678800</text:p>
          </table:table-cell>
        </table:table-row>
        <table:table-row table:style-name="ro1">
          <table:table-cell table:style-name="ce7" office:value-type="float" office:value="9159.25" calcext:value-type="float">
            <text:p>9159.25</text:p>
          </table:table-cell>
          <table:table-cell table:style-name="ce7" office:value-type="float" office:value="3687959.25" calcext:value-type="float">
            <text:p>3687959.25</text:p>
          </table:table-cell>
          <table:table-cell table:style-name="ce7" office:value-type="float" office:value="9159.25" calcext:value-type="float">
            <text:p>9159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265915.75" calcext:value-type="float">
            <text:p>265915.75</text:p>
          </table:table-cell>
          <table:table-cell table:style-name="ce7" table:formula="of:=SUM([.D601:.E601])" office:value-type="float" office:value="3687959.25" calcext:value-type="float">
            <text:p>3687959.25</text:p>
          </table:table-cell>
        </table:table-row>
        <table:table-row table:style-name="ro1">
          <table:table-cell table:style-name="ce7" office:value-type="float" office:value="9374.5" calcext:value-type="float">
            <text:p>9374.5</text:p>
          </table:table-cell>
          <table:table-cell table:style-name="ce7" office:value-type="float" office:value="3697333.75" calcext:value-type="float">
            <text:p>3697333.75</text:p>
          </table:table-cell>
          <table:table-cell table:style-name="ce7" office:value-type="float" office:value="9374.5" calcext:value-type="float">
            <text:p>9374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275290.25" calcext:value-type="float">
            <text:p>275290.25</text:p>
          </table:table-cell>
          <table:table-cell table:style-name="ce7" table:formula="of:=SUM([.D602:.E602])" office:value-type="float" office:value="3697333.75" calcext:value-type="float">
            <text:p>3697333.75</text:p>
          </table:table-cell>
        </table:table-row>
        <table:table-row table:style-name="ro1">
          <table:table-cell table:style-name="ce7" office:value-type="float" office:value="9592.25" calcext:value-type="float">
            <text:p>9592.25</text:p>
          </table:table-cell>
          <table:table-cell table:style-name="ce7" office:value-type="float" office:value="3706926" calcext:value-type="float">
            <text:p>3706926</text:p>
          </table:table-cell>
          <table:table-cell table:style-name="ce7" office:value-type="float" office:value="9592.25" calcext:value-type="float">
            <text:p>9592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284882.5" calcext:value-type="float">
            <text:p>284882.5</text:p>
          </table:table-cell>
          <table:table-cell table:style-name="ce7" table:formula="of:=SUM([.D603:.E603])" office:value-type="float" office:value="3706926" calcext:value-type="float">
            <text:p>3706926</text:p>
          </table:table-cell>
        </table:table-row>
        <table:table-row table:style-name="ro1">
          <table:table-cell table:style-name="ce7" office:value-type="float" office:value="9812.5" calcext:value-type="float">
            <text:p>9812.5</text:p>
          </table:table-cell>
          <table:table-cell table:style-name="ce7" office:value-type="float" office:value="3716738.5" calcext:value-type="float">
            <text:p>3716738.5</text:p>
          </table:table-cell>
          <table:table-cell table:style-name="ce7" office:value-type="float" office:value="9812.5" calcext:value-type="float">
            <text:p>9812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294695" calcext:value-type="float">
            <text:p>294695</text:p>
          </table:table-cell>
          <table:table-cell table:style-name="ce7" table:formula="of:=SUM([.D604:.E604])" office:value-type="float" office:value="3716738.5" calcext:value-type="float">
            <text:p>3716738.5</text:p>
          </table:table-cell>
        </table:table-row>
        <table:table-row table:style-name="ro1">
          <table:table-cell table:style-name="ce7" office:value-type="float" office:value="10035.25" calcext:value-type="float">
            <text:p>10035.25</text:p>
          </table:table-cell>
          <table:table-cell table:style-name="ce7" office:value-type="float" office:value="3726773.75" calcext:value-type="float">
            <text:p>3726773.75</text:p>
          </table:table-cell>
          <table:table-cell table:style-name="ce7" office:value-type="float" office:value="10035.25" calcext:value-type="float">
            <text:p>10035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304730.25" calcext:value-type="float">
            <text:p>304730.25</text:p>
          </table:table-cell>
          <table:table-cell table:style-name="ce7" table:formula="of:=SUM([.D605:.E605])" office:value-type="float" office:value="3726773.75" calcext:value-type="float">
            <text:p>3726773.75</text:p>
          </table:table-cell>
        </table:table-row>
        <table:table-row table:style-name="ro1">
          <table:table-cell table:style-name="ce7" office:value-type="float" office:value="10260.5" calcext:value-type="float">
            <text:p>10260.5</text:p>
          </table:table-cell>
          <table:table-cell table:style-name="ce7" office:value-type="float" office:value="3737034.25" calcext:value-type="float">
            <text:p>3737034.25</text:p>
          </table:table-cell>
          <table:table-cell table:style-name="ce7" office:value-type="float" office:value="10260.5" calcext:value-type="float">
            <text:p>10260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314990.75" calcext:value-type="float">
            <text:p>314990.75</text:p>
          </table:table-cell>
          <table:table-cell table:style-name="ce7" table:formula="of:=SUM([.D606:.E606])" office:value-type="float" office:value="3737034.25" calcext:value-type="float">
            <text:p>3737034.25</text:p>
          </table:table-cell>
        </table:table-row>
        <table:table-row table:style-name="ro1">
          <table:table-cell table:style-name="ce7" office:value-type="float" office:value="10488.25" calcext:value-type="float">
            <text:p>10488.25</text:p>
          </table:table-cell>
          <table:table-cell table:style-name="ce7" office:value-type="float" office:value="3747522.5" calcext:value-type="float">
            <text:p>3747522.5</text:p>
          </table:table-cell>
          <table:table-cell table:style-name="ce7" office:value-type="float" office:value="10488.25" calcext:value-type="float">
            <text:p>10488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325479" calcext:value-type="float">
            <text:p>325479</text:p>
          </table:table-cell>
          <table:table-cell table:style-name="ce7" table:formula="of:=SUM([.D607:.E607])" office:value-type="float" office:value="3747522.5" calcext:value-type="float">
            <text:p>3747522.5</text:p>
          </table:table-cell>
        </table:table-row>
        <table:table-row table:style-name="ro1">
          <table:table-cell table:style-name="ce7" office:value-type="float" office:value="10718.5" calcext:value-type="float">
            <text:p>10718.5</text:p>
          </table:table-cell>
          <table:table-cell table:style-name="ce7" office:value-type="float" office:value="3758241" calcext:value-type="float">
            <text:p>3758241</text:p>
          </table:table-cell>
          <table:table-cell table:style-name="ce7" office:value-type="float" office:value="10718.5" calcext:value-type="float">
            <text:p>10718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336197.5" calcext:value-type="float">
            <text:p>336197.5</text:p>
          </table:table-cell>
          <table:table-cell table:style-name="ce7" table:formula="of:=SUM([.D608:.E608])" office:value-type="float" office:value="3758241" calcext:value-type="float">
            <text:p>3758241</text:p>
          </table:table-cell>
        </table:table-row>
        <table:table-row table:style-name="ro1">
          <table:table-cell table:style-name="ce7" office:value-type="float" office:value="10951.25" calcext:value-type="float">
            <text:p>10951.25</text:p>
          </table:table-cell>
          <table:table-cell table:style-name="ce7" office:value-type="float" office:value="3769192.25" calcext:value-type="float">
            <text:p>3769192.25</text:p>
          </table:table-cell>
          <table:table-cell table:style-name="ce7" office:value-type="float" office:value="10951.25" calcext:value-type="float">
            <text:p>10951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347148.75" calcext:value-type="float">
            <text:p>347148.75</text:p>
          </table:table-cell>
          <table:table-cell table:style-name="ce7" table:formula="of:=SUM([.D609:.E609])" office:value-type="float" office:value="3769192.25" calcext:value-type="float">
            <text:p>3769192.25</text:p>
          </table:table-cell>
        </table:table-row>
        <table:table-row table:style-name="ro1">
          <table:table-cell table:style-name="ce7" office:value-type="float" office:value="11186.5" calcext:value-type="float">
            <text:p>11186.5</text:p>
          </table:table-cell>
          <table:table-cell table:style-name="ce7" office:value-type="float" office:value="3780378.75" calcext:value-type="float">
            <text:p>3780378.75</text:p>
          </table:table-cell>
          <table:table-cell table:style-name="ce7" office:value-type="float" office:value="11186.5" calcext:value-type="float">
            <text:p>11186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358335.25" calcext:value-type="float">
            <text:p>358335.25</text:p>
          </table:table-cell>
          <table:table-cell table:style-name="ce7" table:formula="of:=SUM([.D610:.E610])" office:value-type="float" office:value="3780378.75" calcext:value-type="float">
            <text:p>3780378.75</text:p>
          </table:table-cell>
        </table:table-row>
        <table:table-row table:style-name="ro1">
          <table:table-cell table:style-name="ce7" office:value-type="float" office:value="11424.25" calcext:value-type="float">
            <text:p>11424.25</text:p>
          </table:table-cell>
          <table:table-cell table:style-name="ce7" office:value-type="float" office:value="3791803" calcext:value-type="float">
            <text:p>3791803</text:p>
          </table:table-cell>
          <table:table-cell table:style-name="ce7" office:value-type="float" office:value="11424.25" calcext:value-type="float">
            <text:p>11424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369759.5" calcext:value-type="float">
            <text:p>369759.5</text:p>
          </table:table-cell>
          <table:table-cell table:style-name="ce7" table:formula="of:=SUM([.D611:.E611])" office:value-type="float" office:value="3791803" calcext:value-type="float">
            <text:p>3791803</text:p>
          </table:table-cell>
        </table:table-row>
        <table:table-row table:style-name="ro1">
          <table:table-cell table:style-name="ce7" office:value-type="float" office:value="11664.5" calcext:value-type="float">
            <text:p>11664.5</text:p>
          </table:table-cell>
          <table:table-cell table:style-name="ce7" office:value-type="float" office:value="3803467.5" calcext:value-type="float">
            <text:p>3803467.5</text:p>
          </table:table-cell>
          <table:table-cell table:style-name="ce7" office:value-type="float" office:value="11664.5" calcext:value-type="float">
            <text:p>11664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381424" calcext:value-type="float">
            <text:p>381424</text:p>
          </table:table-cell>
          <table:table-cell table:style-name="ce7" table:formula="of:=SUM([.D612:.E612])" office:value-type="float" office:value="3803467.5" calcext:value-type="float">
            <text:p>3803467.5</text:p>
          </table:table-cell>
        </table:table-row>
        <table:table-row table:style-name="ro1">
          <table:table-cell table:style-name="ce7" office:value-type="float" office:value="11907.25" calcext:value-type="float">
            <text:p>11907.25</text:p>
          </table:table-cell>
          <table:table-cell table:style-name="ce7" office:value-type="float" office:value="3815374.75" calcext:value-type="float">
            <text:p>3815374.75</text:p>
          </table:table-cell>
          <table:table-cell table:style-name="ce7" office:value-type="float" office:value="11907.25" calcext:value-type="float">
            <text:p>11907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393331.25" calcext:value-type="float">
            <text:p>393331.25</text:p>
          </table:table-cell>
          <table:table-cell table:style-name="ce7" table:formula="of:=SUM([.D613:.E613])" office:value-type="float" office:value="3815374.75" calcext:value-type="float">
            <text:p>3815374.75</text:p>
          </table:table-cell>
        </table:table-row>
        <table:table-row table:style-name="ro1">
          <table:table-cell table:style-name="ce7" office:value-type="float" office:value="12152.5" calcext:value-type="float">
            <text:p>12152.5</text:p>
          </table:table-cell>
          <table:table-cell table:style-name="ce7" office:value-type="float" office:value="3827527.25" calcext:value-type="float">
            <text:p>3827527.25</text:p>
          </table:table-cell>
          <table:table-cell table:style-name="ce7" office:value-type="float" office:value="12152.5" calcext:value-type="float">
            <text:p>12152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405483.75" calcext:value-type="float">
            <text:p>405483.75</text:p>
          </table:table-cell>
          <table:table-cell table:style-name="ce7" table:formula="of:=SUM([.D614:.E614])" office:value-type="float" office:value="3827527.25" calcext:value-type="float">
            <text:p>3827527.25</text:p>
          </table:table-cell>
        </table:table-row>
        <table:table-row table:style-name="ro1">
          <table:table-cell table:style-name="ce7" office:value-type="float" office:value="12400.25" calcext:value-type="float">
            <text:p>12400.25</text:p>
          </table:table-cell>
          <table:table-cell table:style-name="ce7" office:value-type="float" office:value="3839927.5" calcext:value-type="float">
            <text:p>3839927.5</text:p>
          </table:table-cell>
          <table:table-cell table:style-name="ce7" office:value-type="float" office:value="12400.25" calcext:value-type="float">
            <text:p>12400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417884" calcext:value-type="float">
            <text:p>417884</text:p>
          </table:table-cell>
          <table:table-cell table:style-name="ce7" table:formula="of:=SUM([.D615:.E615])" office:value-type="float" office:value="3839927.5" calcext:value-type="float">
            <text:p>3839927.5</text:p>
          </table:table-cell>
        </table:table-row>
        <table:table-row table:style-name="ro1">
          <table:table-cell table:style-name="ce7" office:value-type="float" office:value="12650.5" calcext:value-type="float">
            <text:p>12650.5</text:p>
          </table:table-cell>
          <table:table-cell table:style-name="ce7" office:value-type="float" office:value="3852578" calcext:value-type="float">
            <text:p>3852578</text:p>
          </table:table-cell>
          <table:table-cell table:style-name="ce7" office:value-type="float" office:value="12650.5" calcext:value-type="float">
            <text:p>12650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430534.5" calcext:value-type="float">
            <text:p>430534.5</text:p>
          </table:table-cell>
          <table:table-cell table:style-name="ce7" table:formula="of:=SUM([.D616:.E616])" office:value-type="float" office:value="3852578" calcext:value-type="float">
            <text:p>3852578</text:p>
          </table:table-cell>
        </table:table-row>
        <table:table-row table:style-name="ro1">
          <table:table-cell table:style-name="ce7" office:value-type="float" office:value="12903.25" calcext:value-type="float">
            <text:p>12903.25</text:p>
          </table:table-cell>
          <table:table-cell table:style-name="ce7" office:value-type="float" office:value="3865481.25" calcext:value-type="float">
            <text:p>3865481.25</text:p>
          </table:table-cell>
          <table:table-cell table:style-name="ce7" office:value-type="float" office:value="12903.25" calcext:value-type="float">
            <text:p>12903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443437.75" calcext:value-type="float">
            <text:p>443437.75</text:p>
          </table:table-cell>
          <table:table-cell table:style-name="ce7" table:formula="of:=SUM([.D617:.E617])" office:value-type="float" office:value="3865481.25" calcext:value-type="float">
            <text:p>3865481.25</text:p>
          </table:table-cell>
        </table:table-row>
        <table:table-row table:style-name="ro1">
          <table:table-cell table:style-name="ce7" office:value-type="float" office:value="13158.5" calcext:value-type="float">
            <text:p>13158.5</text:p>
          </table:table-cell>
          <table:table-cell table:style-name="ce7" office:value-type="float" office:value="3878639.75" calcext:value-type="float">
            <text:p>3878639.75</text:p>
          </table:table-cell>
          <table:table-cell table:style-name="ce7" office:value-type="float" office:value="13158.5" calcext:value-type="float">
            <text:p>13158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456596.25" calcext:value-type="float">
            <text:p>456596.25</text:p>
          </table:table-cell>
          <table:table-cell table:style-name="ce7" table:formula="of:=SUM([.D618:.E618])" office:value-type="float" office:value="3878639.75" calcext:value-type="float">
            <text:p>3878639.75</text:p>
          </table:table-cell>
        </table:table-row>
        <table:table-row table:style-name="ro1">
          <table:table-cell table:style-name="ce7" office:value-type="float" office:value="13416.25" calcext:value-type="float">
            <text:p>13416.25</text:p>
          </table:table-cell>
          <table:table-cell table:style-name="ce7" office:value-type="float" office:value="3892056" calcext:value-type="float">
            <text:p>3892056</text:p>
          </table:table-cell>
          <table:table-cell table:style-name="ce7" office:value-type="float" office:value="13416.25" calcext:value-type="float">
            <text:p>13416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470012.5" calcext:value-type="float">
            <text:p>470012.5</text:p>
          </table:table-cell>
          <table:table-cell table:style-name="ce7" table:formula="of:=SUM([.D619:.E619])" office:value-type="float" office:value="3892056" calcext:value-type="float">
            <text:p>3892056</text:p>
          </table:table-cell>
        </table:table-row>
        <table:table-row table:style-name="ro1">
          <table:table-cell table:style-name="ce7" office:value-type="float" office:value="13676.5" calcext:value-type="float">
            <text:p>13676.5</text:p>
          </table:table-cell>
          <table:table-cell table:style-name="ce7" office:value-type="float" office:value="3905732.5" calcext:value-type="float">
            <text:p>3905732.5</text:p>
          </table:table-cell>
          <table:table-cell table:style-name="ce7" office:value-type="float" office:value="13676.5" calcext:value-type="float">
            <text:p>13676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483689" calcext:value-type="float">
            <text:p>483689</text:p>
          </table:table-cell>
          <table:table-cell table:style-name="ce7" table:formula="of:=SUM([.D620:.E620])" office:value-type="float" office:value="3905732.5" calcext:value-type="float">
            <text:p>3905732.5</text:p>
          </table:table-cell>
        </table:table-row>
        <table:table-row table:style-name="ro1">
          <table:table-cell table:style-name="ce7" office:value-type="float" office:value="13939.25" calcext:value-type="float">
            <text:p>13939.25</text:p>
          </table:table-cell>
          <table:table-cell table:style-name="ce7" office:value-type="float" office:value="3919671.75" calcext:value-type="float">
            <text:p>3919671.75</text:p>
          </table:table-cell>
          <table:table-cell table:style-name="ce7" office:value-type="float" office:value="13939.25" calcext:value-type="float">
            <text:p>13939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497628.25" calcext:value-type="float">
            <text:p>497628.25</text:p>
          </table:table-cell>
          <table:table-cell table:style-name="ce7" table:formula="of:=SUM([.D621:.E621])" office:value-type="float" office:value="3919671.75" calcext:value-type="float">
            <text:p>3919671.75</text:p>
          </table:table-cell>
        </table:table-row>
        <table:table-row table:style-name="ro1">
          <table:table-cell table:style-name="ce7" office:value-type="float" office:value="14204.5" calcext:value-type="float">
            <text:p>14204.5</text:p>
          </table:table-cell>
          <table:table-cell table:style-name="ce7" office:value-type="float" office:value="3933876.25" calcext:value-type="float">
            <text:p>3933876.25</text:p>
          </table:table-cell>
          <table:table-cell table:style-name="ce7" office:value-type="float" office:value="14204.5" calcext:value-type="float">
            <text:p>14204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511832.75" calcext:value-type="float">
            <text:p>511832.75</text:p>
          </table:table-cell>
          <table:table-cell table:style-name="ce7" table:formula="of:=SUM([.D622:.E622])" office:value-type="float" office:value="3933876.25" calcext:value-type="float">
            <text:p>3933876.25</text:p>
          </table:table-cell>
        </table:table-row>
        <table:table-row table:style-name="ro1">
          <table:table-cell table:style-name="ce7" office:value-type="float" office:value="14472.25" calcext:value-type="float">
            <text:p>14472.25</text:p>
          </table:table-cell>
          <table:table-cell table:style-name="ce7" office:value-type="float" office:value="3948348.5" calcext:value-type="float">
            <text:p>3948348.5</text:p>
          </table:table-cell>
          <table:table-cell table:style-name="ce7" office:value-type="float" office:value="14472.25" calcext:value-type="float">
            <text:p>14472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526305" calcext:value-type="float">
            <text:p>526305</text:p>
          </table:table-cell>
          <table:table-cell table:style-name="ce7" table:formula="of:=SUM([.D623:.E623])" office:value-type="float" office:value="3948348.5" calcext:value-type="float">
            <text:p>3948348.5</text:p>
          </table:table-cell>
        </table:table-row>
        <table:table-row table:style-name="ro1">
          <table:table-cell table:style-name="ce7" office:value-type="float" office:value="14742.5" calcext:value-type="float">
            <text:p>14742.5</text:p>
          </table:table-cell>
          <table:table-cell table:style-name="ce7" office:value-type="float" office:value="3963091" calcext:value-type="float">
            <text:p>3963091</text:p>
          </table:table-cell>
          <table:table-cell table:style-name="ce7" office:value-type="float" office:value="14742.5" calcext:value-type="float">
            <text:p>14742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541047.5" calcext:value-type="float">
            <text:p>541047.5</text:p>
          </table:table-cell>
          <table:table-cell table:style-name="ce7" table:formula="of:=SUM([.D624:.E624])" office:value-type="float" office:value="3963091" calcext:value-type="float">
            <text:p>3963091</text:p>
          </table:table-cell>
        </table:table-row>
        <table:table-row table:style-name="ro1">
          <table:table-cell table:style-name="ce7" office:value-type="float" office:value="15015.25" calcext:value-type="float">
            <text:p>15015.25</text:p>
          </table:table-cell>
          <table:table-cell table:style-name="ce7" office:value-type="float" office:value="3978106.25" calcext:value-type="float">
            <text:p>3978106.25</text:p>
          </table:table-cell>
          <table:table-cell table:style-name="ce7" office:value-type="float" office:value="15015.25" calcext:value-type="float">
            <text:p>15015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556062.75" calcext:value-type="float">
            <text:p>556062.75</text:p>
          </table:table-cell>
          <table:table-cell table:style-name="ce7" table:formula="of:=SUM([.D625:.E625])" office:value-type="float" office:value="3978106.25" calcext:value-type="float">
            <text:p>3978106.25</text:p>
          </table:table-cell>
        </table:table-row>
        <table:table-row table:style-name="ro1">
          <table:table-cell table:style-name="ce7" office:value-type="float" office:value="15290.5" calcext:value-type="float">
            <text:p>15290.5</text:p>
          </table:table-cell>
          <table:table-cell table:style-name="ce7" office:value-type="float" office:value="3993396.75" calcext:value-type="float">
            <text:p>3993396.75</text:p>
          </table:table-cell>
          <table:table-cell table:style-name="ce7" office:value-type="float" office:value="15290.5" calcext:value-type="float">
            <text:p>15290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571353.25" calcext:value-type="float">
            <text:p>571353.25</text:p>
          </table:table-cell>
          <table:table-cell table:style-name="ce7" table:formula="of:=SUM([.D626:.E626])" office:value-type="float" office:value="3993396.75" calcext:value-type="float">
            <text:p>3993396.75</text:p>
          </table:table-cell>
        </table:table-row>
        <table:table-row table:style-name="ro1">
          <table:table-cell table:style-name="ce7" office:value-type="float" office:value="15568.25" calcext:value-type="float">
            <text:p>15568.25</text:p>
          </table:table-cell>
          <table:table-cell table:style-name="ce7" office:value-type="float" office:value="4008965" calcext:value-type="float">
            <text:p>4008965</text:p>
          </table:table-cell>
          <table:table-cell table:style-name="ce7" office:value-type="float" office:value="15568.25" calcext:value-type="float">
            <text:p>15568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586921.5" calcext:value-type="float">
            <text:p>586921.5</text:p>
          </table:table-cell>
          <table:table-cell table:style-name="ce7" table:formula="of:=SUM([.D627:.E627])" office:value-type="float" office:value="4008965" calcext:value-type="float">
            <text:p>4008965</text:p>
          </table:table-cell>
        </table:table-row>
        <table:table-row table:style-name="ro1">
          <table:table-cell table:style-name="ce7" office:value-type="float" office:value="15848.5" calcext:value-type="float">
            <text:p>15848.5</text:p>
          </table:table-cell>
          <table:table-cell table:style-name="ce7" office:value-type="float" office:value="4024813.5" calcext:value-type="float">
            <text:p>4024813.5</text:p>
          </table:table-cell>
          <table:table-cell table:style-name="ce7" office:value-type="float" office:value="15848.5" calcext:value-type="float">
            <text:p>15848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602770" calcext:value-type="float">
            <text:p>602770</text:p>
          </table:table-cell>
          <table:table-cell table:style-name="ce7" table:formula="of:=SUM([.D628:.E628])" office:value-type="float" office:value="4024813.5" calcext:value-type="float">
            <text:p>4024813.5</text:p>
          </table:table-cell>
        </table:table-row>
        <table:table-row table:style-name="ro1">
          <table:table-cell table:style-name="ce7" office:value-type="float" office:value="16131.25" calcext:value-type="float">
            <text:p>16131.25</text:p>
          </table:table-cell>
          <table:table-cell table:style-name="ce7" office:value-type="float" office:value="4040944.75" calcext:value-type="float">
            <text:p>4040944.75</text:p>
          </table:table-cell>
          <table:table-cell table:style-name="ce7" office:value-type="float" office:value="16131.25" calcext:value-type="float">
            <text:p>16131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618901.25" calcext:value-type="float">
            <text:p>618901.25</text:p>
          </table:table-cell>
          <table:table-cell table:style-name="ce7" table:formula="of:=SUM([.D629:.E629])" office:value-type="float" office:value="4040944.75" calcext:value-type="float">
            <text:p>4040944.75</text:p>
          </table:table-cell>
        </table:table-row>
        <table:table-row table:style-name="ro1">
          <table:table-cell table:style-name="ce7" office:value-type="float" office:value="16416.5" calcext:value-type="float">
            <text:p>16416.5</text:p>
          </table:table-cell>
          <table:table-cell table:style-name="ce7" office:value-type="float" office:value="4057361.25" calcext:value-type="float">
            <text:p>4057361.25</text:p>
          </table:table-cell>
          <table:table-cell table:style-name="ce7" office:value-type="float" office:value="16416.5" calcext:value-type="float">
            <text:p>16416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635317.75" calcext:value-type="float">
            <text:p>635317.75</text:p>
          </table:table-cell>
          <table:table-cell table:style-name="ce7" table:formula="of:=SUM([.D630:.E630])" office:value-type="float" office:value="4057361.25" calcext:value-type="float">
            <text:p>4057361.25</text:p>
          </table:table-cell>
        </table:table-row>
        <table:table-row table:style-name="ro1">
          <table:table-cell table:style-name="ce7" office:value-type="float" office:value="16704.25" calcext:value-type="float">
            <text:p>16704.25</text:p>
          </table:table-cell>
          <table:table-cell table:style-name="ce7" office:value-type="float" office:value="4074065.5" calcext:value-type="float">
            <text:p>4074065.5</text:p>
          </table:table-cell>
          <table:table-cell table:style-name="ce7" office:value-type="float" office:value="16704.25" calcext:value-type="float">
            <text:p>16704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652022" calcext:value-type="float">
            <text:p>652022</text:p>
          </table:table-cell>
          <table:table-cell table:style-name="ce7" table:formula="of:=SUM([.D631:.E631])" office:value-type="float" office:value="4074065.5" calcext:value-type="float">
            <text:p>4074065.5</text:p>
          </table:table-cell>
        </table:table-row>
        <table:table-row table:style-name="ro1">
          <table:table-cell table:style-name="ce7" office:value-type="float" office:value="16994.5" calcext:value-type="float">
            <text:p>16994.5</text:p>
          </table:table-cell>
          <table:table-cell table:style-name="ce7" office:value-type="float" office:value="4091060" calcext:value-type="float">
            <text:p>4091060</text:p>
          </table:table-cell>
          <table:table-cell table:style-name="ce7" office:value-type="float" office:value="16994.5" calcext:value-type="float">
            <text:p>16994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669016.5" calcext:value-type="float">
            <text:p>669016.5</text:p>
          </table:table-cell>
          <table:table-cell table:style-name="ce7" table:formula="of:=SUM([.D632:.E632])" office:value-type="float" office:value="4091060" calcext:value-type="float">
            <text:p>4091060</text:p>
          </table:table-cell>
        </table:table-row>
        <table:table-row table:style-name="ro1">
          <table:table-cell table:style-name="ce7" office:value-type="float" office:value="17287.25" calcext:value-type="float">
            <text:p>17287.25</text:p>
          </table:table-cell>
          <table:table-cell table:style-name="ce7" office:value-type="float" office:value="4108347.25" calcext:value-type="float">
            <text:p>4108347.25</text:p>
          </table:table-cell>
          <table:table-cell table:style-name="ce7" office:value-type="float" office:value="17287.25" calcext:value-type="float">
            <text:p>17287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686303.75" calcext:value-type="float">
            <text:p>686303.75</text:p>
          </table:table-cell>
          <table:table-cell table:style-name="ce7" table:formula="of:=SUM([.D633:.E633])" office:value-type="float" office:value="4108347.25" calcext:value-type="float">
            <text:p>4108347.25</text:p>
          </table:table-cell>
        </table:table-row>
        <table:table-row table:style-name="ro1">
          <table:table-cell table:style-name="ce7" office:value-type="float" office:value="17582.5" calcext:value-type="float">
            <text:p>17582.5</text:p>
          </table:table-cell>
          <table:table-cell table:style-name="ce7" office:value-type="float" office:value="4125929.75" calcext:value-type="float">
            <text:p>4125929.75</text:p>
          </table:table-cell>
          <table:table-cell table:style-name="ce7" office:value-type="float" office:value="17582.5" calcext:value-type="float">
            <text:p>17582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703886.25" calcext:value-type="float">
            <text:p>703886.25</text:p>
          </table:table-cell>
          <table:table-cell table:style-name="ce7" table:formula="of:=SUM([.D634:.E634])" office:value-type="float" office:value="4125929.75" calcext:value-type="float">
            <text:p>4125929.75</text:p>
          </table:table-cell>
        </table:table-row>
        <table:table-row table:style-name="ro1">
          <table:table-cell table:style-name="ce7" office:value-type="float" office:value="17880.25" calcext:value-type="float">
            <text:p>17880.25</text:p>
          </table:table-cell>
          <table:table-cell table:style-name="ce7" office:value-type="float" office:value="4143810" calcext:value-type="float">
            <text:p>4143810</text:p>
          </table:table-cell>
          <table:table-cell table:style-name="ce7" office:value-type="float" office:value="17880.25" calcext:value-type="float">
            <text:p>17880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721766.5" calcext:value-type="float">
            <text:p>721766.5</text:p>
          </table:table-cell>
          <table:table-cell table:style-name="ce7" table:formula="of:=SUM([.D635:.E635])" office:value-type="float" office:value="4143810" calcext:value-type="float">
            <text:p>4143810</text:p>
          </table:table-cell>
        </table:table-row>
        <table:table-row table:style-name="ro1">
          <table:table-cell table:style-name="ce7" office:value-type="float" office:value="18180.5" calcext:value-type="float">
            <text:p>18180.5</text:p>
          </table:table-cell>
          <table:table-cell table:style-name="ce7" office:value-type="float" office:value="4161990.5" calcext:value-type="float">
            <text:p>4161990.5</text:p>
          </table:table-cell>
          <table:table-cell table:style-name="ce7" office:value-type="float" office:value="18180.5" calcext:value-type="float">
            <text:p>18180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739947" calcext:value-type="float">
            <text:p>739947</text:p>
          </table:table-cell>
          <table:table-cell table:style-name="ce7" table:formula="of:=SUM([.D636:.E636])" office:value-type="float" office:value="4161990.5" calcext:value-type="float">
            <text:p>4161990.5</text:p>
          </table:table-cell>
        </table:table-row>
        <table:table-row table:style-name="ro1">
          <table:table-cell table:style-name="ce7" office:value-type="float" office:value="18483.25" calcext:value-type="float">
            <text:p>18483.25</text:p>
          </table:table-cell>
          <table:table-cell table:style-name="ce7" office:value-type="float" office:value="4180473.75" calcext:value-type="float">
            <text:p>4180473.75</text:p>
          </table:table-cell>
          <table:table-cell table:style-name="ce7" office:value-type="float" office:value="18483.25" calcext:value-type="float">
            <text:p>18483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758430.25" calcext:value-type="float">
            <text:p>758430.25</text:p>
          </table:table-cell>
          <table:table-cell table:style-name="ce7" table:formula="of:=SUM([.D637:.E637])" office:value-type="float" office:value="4180473.75" calcext:value-type="float">
            <text:p>4180473.75</text:p>
          </table:table-cell>
        </table:table-row>
        <table:table-row table:style-name="ro1">
          <table:table-cell table:style-name="ce8" office:value-type="float" office:value="18788.5" calcext:value-type="float">
            <text:p>18788.5</text:p>
          </table:table-cell>
          <table:table-cell table:style-name="ce8" office:value-type="float" office:value="4199262" calcext:value-type="float">
            <text:p>4199262</text:p>
          </table:table-cell>
          <table:table-cell table:style-name="ce11" office:value-type="string" calcext:value-type="string">
            <text:p>18788.5(18788.25)</text:p>
          </table:table-cell>
          <table:table-cell table:style-name="ce8" office:value-type="float" office:value="3422043.5" calcext:value-type="float">
            <text:p>3422043.5</text:p>
          </table:table-cell>
          <table:table-cell table:style-name="ce8" office:value-type="float" office:value="777218.75" calcext:value-type="float">
            <text:p>777218.75</text:p>
          </table:table-cell>
          <table:table-cell table:style-name="ce8" table:formula="of:=SUM([.D638:.E638])" office:value-type="float" office:value="4199262.25" calcext:value-type="float">
            <text:p>4199262.25</text:p>
          </table:table-cell>
        </table:table-row>
        <table:table-row table:style-name="ro1">
          <table:table-cell table:style-name="ce7" office:value-type="float" office:value="19096.25" calcext:value-type="float">
            <text:p>19096.25</text:p>
          </table:table-cell>
          <table:table-cell table:style-name="ce7" office:value-type="float" office:value="4218358" calcext:value-type="float">
            <text:p>4218358</text:p>
          </table:table-cell>
          <table:table-cell table:style-name="ce7" office:value-type="float" office:value="19096.25" calcext:value-type="float">
            <text:p>19096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796315" calcext:value-type="float">
            <text:p>796315</text:p>
          </table:table-cell>
          <table:table-cell table:style-name="ce7" table:formula="of:=SUM([.D639:.E639])" office:value-type="float" office:value="4218358.5" calcext:value-type="float">
            <text:p>4218358.5</text:p>
          </table:table-cell>
        </table:table-row>
        <table:table-row table:style-name="ro1">
          <table:table-cell table:style-name="ce7" office:value-type="float" office:value="19406.5" calcext:value-type="float">
            <text:p>19406.5</text:p>
          </table:table-cell>
          <table:table-cell table:style-name="ce7" office:value-type="float" office:value="4237764.5" calcext:value-type="float">
            <text:p>4237764.5</text:p>
          </table:table-cell>
          <table:table-cell table:style-name="ce7" office:value-type="float" office:value="19406.5" calcext:value-type="float">
            <text:p>19406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815721.5" calcext:value-type="float">
            <text:p>815721.5</text:p>
          </table:table-cell>
          <table:table-cell table:style-name="ce7" table:formula="of:=SUM([.D640:.E640])" office:value-type="float" office:value="4237765" calcext:value-type="float">
            <text:p>4237765</text:p>
          </table:table-cell>
        </table:table-row>
        <table:table-row table:style-name="ro1">
          <table:table-cell table:style-name="ce7" office:value-type="float" office:value="19719.25" calcext:value-type="float">
            <text:p>19719.25</text:p>
          </table:table-cell>
          <table:table-cell table:style-name="ce7" office:value-type="float" office:value="4257484" calcext:value-type="float">
            <text:p>4257484</text:p>
          </table:table-cell>
          <table:table-cell table:style-name="ce7" office:value-type="float" office:value="19719.25" calcext:value-type="float">
            <text:p>19719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835440.75" calcext:value-type="float">
            <text:p>835440.75</text:p>
          </table:table-cell>
          <table:table-cell table:style-name="ce7" table:formula="of:=SUM([.D641:.E641])" office:value-type="float" office:value="4257484.25" calcext:value-type="float">
            <text:p>4257484.25</text:p>
          </table:table-cell>
        </table:table-row>
        <table:table-row table:style-name="ro1">
          <table:table-cell table:style-name="ce7" office:value-type="float" office:value="20034.5" calcext:value-type="float">
            <text:p>20034.5</text:p>
          </table:table-cell>
          <table:table-cell table:style-name="ce7" office:value-type="float" office:value="4277518.5" calcext:value-type="float">
            <text:p>4277518.5</text:p>
          </table:table-cell>
          <table:table-cell table:style-name="ce7" office:value-type="float" office:value="20034.5" calcext:value-type="float">
            <text:p>20034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855475.25" calcext:value-type="float">
            <text:p>855475.25</text:p>
          </table:table-cell>
          <table:table-cell table:style-name="ce7" table:formula="of:=SUM([.D642:.E642])" office:value-type="float" office:value="4277518.75" calcext:value-type="float">
            <text:p>4277518.75</text:p>
          </table:table-cell>
        </table:table-row>
        <table:table-row table:style-name="ro1"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4277519" calcext:value-type="float">
            <text:p>4277519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855475.75" calcext:value-type="float">
            <text:p>855475.75</text:p>
          </table:table-cell>
          <table:table-cell table:style-name="ce7" table:formula="of:=SUM([.D643:.E643])" office:value-type="float" office:value="4277519.25" calcext:value-type="float">
            <text:p>4277519.25</text:p>
          </table:table-cell>
        </table:table-row>
        <table:table-row table:style-name="ro1">
          <table:table-cell table:style-name="ce7" office:value-type="float" office:value="3.25" calcext:value-type="float">
            <text:p>3.25</text:p>
          </table:table-cell>
          <table:table-cell table:style-name="ce7" office:value-type="float" office:value="4277522" calcext:value-type="float">
            <text:p>4277522</text:p>
          </table:table-cell>
          <table:table-cell table:style-name="ce7" office:value-type="float" office:value="3.25" calcext:value-type="float">
            <text:p>3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855479" calcext:value-type="float">
            <text:p>855479</text:p>
          </table:table-cell>
          <table:table-cell table:style-name="ce7" table:formula="of:=SUM([.D644:.E644])" office:value-type="float" office:value="4277522.5" calcext:value-type="float">
            <text:p>4277522.5</text:p>
          </table:table-cell>
        </table:table-row>
        <table:table-row table:style-name="ro1">
          <table:table-cell table:style-name="ce7" office:value-type="float" office:value="8.5" calcext:value-type="float">
            <text:p>8.5</text:p>
          </table:table-cell>
          <table:table-cell table:style-name="ce7" office:value-type="float" office:value="4277530.5" calcext:value-type="float">
            <text:p>4277530.5</text:p>
          </table:table-cell>
          <table:table-cell table:style-name="ce7" office:value-type="float" office:value="8.5" calcext:value-type="float">
            <text:p>8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855487.5" calcext:value-type="float">
            <text:p>855487.5</text:p>
          </table:table-cell>
          <table:table-cell table:style-name="ce7" table:formula="of:=SUM([.D645:.E645])" office:value-type="float" office:value="4277531" calcext:value-type="float">
            <text:p>4277531</text:p>
          </table:table-cell>
        </table:table-row>
        <table:table-row table:style-name="ro1"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4277547" calcext:value-type="float">
            <text:p>4277547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855503.75" calcext:value-type="float">
            <text:p>855503.75</text:p>
          </table:table-cell>
          <table:table-cell table:style-name="ce7" table:formula="of:=SUM([.D646:.E646])" office:value-type="float" office:value="4277547.25" calcext:value-type="float">
            <text:p>4277547.25</text:p>
          </table:table-cell>
        </table:table-row>
        <table:table-row table:style-name="ro1">
          <table:table-cell table:style-name="ce7" office:value-type="float" office:value="26.5" calcext:value-type="float">
            <text:p>26.5</text:p>
          </table:table-cell>
          <table:table-cell table:style-name="ce7" office:value-type="float" office:value="4277573.5" calcext:value-type="float">
            <text:p>4277573.5</text:p>
          </table:table-cell>
          <table:table-cell table:style-name="ce7" office:value-type="float" office:value="26.5" calcext:value-type="float">
            <text:p>26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855530.25" calcext:value-type="float">
            <text:p>855530.25</text:p>
          </table:table-cell>
          <table:table-cell table:style-name="ce7" table:formula="of:=SUM([.D647:.E647])" office:value-type="float" office:value="4277573.75" calcext:value-type="float">
            <text:p>4277573.75</text:p>
          </table:table-cell>
        </table:table-row>
        <table:table-row table:style-name="ro1">
          <table:table-cell table:style-name="ce7" office:value-type="float" office:value="39.25" calcext:value-type="float">
            <text:p>39.25</text:p>
          </table:table-cell>
          <table:table-cell table:style-name="ce7" office:value-type="float" office:value="4277613" calcext:value-type="float">
            <text:p>4277613</text:p>
          </table:table-cell>
          <table:table-cell table:style-name="ce7" office:value-type="float" office:value="39.25" calcext:value-type="float">
            <text:p>39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855569.5" calcext:value-type="float">
            <text:p>855569.5</text:p>
          </table:table-cell>
          <table:table-cell table:style-name="ce7" table:formula="of:=SUM([.D648:.E648])" office:value-type="float" office:value="4277613" calcext:value-type="float">
            <text:p>4277613</text:p>
          </table:table-cell>
        </table:table-row>
        <table:table-row table:style-name="ro1">
          <table:table-cell table:style-name="ce7" office:value-type="float" office:value="54.5" calcext:value-type="float">
            <text:p>54.5</text:p>
          </table:table-cell>
          <table:table-cell table:style-name="ce7" office:value-type="float" office:value="4277667.5" calcext:value-type="float">
            <text:p>4277667.5</text:p>
          </table:table-cell>
          <table:table-cell table:style-name="ce7" office:value-type="float" office:value="54.5" calcext:value-type="float">
            <text:p>54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855624" calcext:value-type="float">
            <text:p>855624</text:p>
          </table:table-cell>
          <table:table-cell table:style-name="ce7" table:formula="of:=SUM([.D649:.E649])" office:value-type="float" office:value="4277667.5" calcext:value-type="float">
            <text:p>4277667.5</text:p>
          </table:table-cell>
        </table:table-row>
        <table:table-row table:style-name="ro1">
          <table:table-cell table:style-name="ce7" office:value-type="float" office:value="72.25" calcext:value-type="float">
            <text:p>72.25</text:p>
          </table:table-cell>
          <table:table-cell table:style-name="ce7" office:value-type="float" office:value="4277740" calcext:value-type="float">
            <text:p>4277740</text:p>
          </table:table-cell>
          <table:table-cell table:style-name="ce7" office:value-type="float" office:value="72.25" calcext:value-type="float">
            <text:p>72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855696.25" calcext:value-type="float">
            <text:p>855696.25</text:p>
          </table:table-cell>
          <table:table-cell table:style-name="ce7" table:formula="of:=SUM([.D650:.E650])" office:value-type="float" office:value="4277739.75" calcext:value-type="float">
            <text:p>4277739.75</text:p>
          </table:table-cell>
        </table:table-row>
        <table:table-row table:style-name="ro1">
          <table:table-cell table:style-name="ce7" office:value-type="float" office:value="92.5" calcext:value-type="float">
            <text:p>92.5</text:p>
          </table:table-cell>
          <table:table-cell table:style-name="ce7" office:value-type="float" office:value="4277832.5" calcext:value-type="float">
            <text:p>4277832.5</text:p>
          </table:table-cell>
          <table:table-cell table:style-name="ce7" office:value-type="float" office:value="92.5" calcext:value-type="float">
            <text:p>92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855788.75" calcext:value-type="float">
            <text:p>855788.75</text:p>
          </table:table-cell>
          <table:table-cell table:style-name="ce7" table:formula="of:=SUM([.D651:.E651])" office:value-type="float" office:value="4277832.25" calcext:value-type="float">
            <text:p>4277832.25</text:p>
          </table:table-cell>
        </table:table-row>
        <table:table-row table:style-name="ro1">
          <table:table-cell table:style-name="ce7" office:value-type="float" office:value="115.25" calcext:value-type="float">
            <text:p>115.25</text:p>
          </table:table-cell>
          <table:table-cell table:style-name="ce7" office:value-type="float" office:value="4277948" calcext:value-type="float">
            <text:p>4277948</text:p>
          </table:table-cell>
          <table:table-cell table:style-name="ce7" office:value-type="float" office:value="115.25" calcext:value-type="float">
            <text:p>115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855904" calcext:value-type="float">
            <text:p>855904</text:p>
          </table:table-cell>
          <table:table-cell table:style-name="ce7" table:formula="of:=SUM([.D652:.E652])" office:value-type="float" office:value="4277947.5" calcext:value-type="float">
            <text:p>4277947.5</text:p>
          </table:table-cell>
        </table:table-row>
        <table:table-row table:style-name="ro1">
          <table:table-cell table:style-name="ce7" office:value-type="float" office:value="140.5" calcext:value-type="float">
            <text:p>140.5</text:p>
          </table:table-cell>
          <table:table-cell table:style-name="ce7" office:value-type="float" office:value="4278088.5" calcext:value-type="float">
            <text:p>4278088.5</text:p>
          </table:table-cell>
          <table:table-cell table:style-name="ce7" office:value-type="float" office:value="140.5" calcext:value-type="float">
            <text:p>140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856044.5" calcext:value-type="float">
            <text:p>856044.5</text:p>
          </table:table-cell>
          <table:table-cell table:style-name="ce7" table:formula="of:=SUM([.D653:.E653])" office:value-type="float" office:value="4278088" calcext:value-type="float">
            <text:p>4278088</text:p>
          </table:table-cell>
        </table:table-row>
        <table:table-row table:style-name="ro1">
          <table:table-cell table:style-name="ce7" office:value-type="float" office:value="168.25" calcext:value-type="float">
            <text:p>168.25</text:p>
          </table:table-cell>
          <table:table-cell table:style-name="ce7" office:value-type="float" office:value="4278257" calcext:value-type="float">
            <text:p>4278257</text:p>
          </table:table-cell>
          <table:table-cell table:style-name="ce7" office:value-type="float" office:value="168.25" calcext:value-type="float">
            <text:p>168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856212.75" calcext:value-type="float">
            <text:p>856212.75</text:p>
          </table:table-cell>
          <table:table-cell table:style-name="ce7" table:formula="of:=SUM([.D654:.E654])" office:value-type="float" office:value="4278256.25" calcext:value-type="float">
            <text:p>4278256.25</text:p>
          </table:table-cell>
        </table:table-row>
        <table:table-row table:style-name="ro1">
          <table:table-cell table:style-name="ce7" office:value-type="float" office:value="198.5" calcext:value-type="float">
            <text:p>198.5</text:p>
          </table:table-cell>
          <table:table-cell table:style-name="ce7" office:value-type="float" office:value="4278455.5" calcext:value-type="float">
            <text:p>4278455.5</text:p>
          </table:table-cell>
          <table:table-cell table:style-name="ce7" office:value-type="float" office:value="198.5" calcext:value-type="float">
            <text:p>198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856411.25" calcext:value-type="float">
            <text:p>856411.25</text:p>
          </table:table-cell>
          <table:table-cell table:style-name="ce7" table:formula="of:=SUM([.D655:.E655])" office:value-type="float" office:value="4278454.75" calcext:value-type="float">
            <text:p>4278454.75</text:p>
          </table:table-cell>
        </table:table-row>
        <table:table-row table:style-name="ro1">
          <table:table-cell table:style-name="ce7" office:value-type="float" office:value="231.25" calcext:value-type="float">
            <text:p>231.25</text:p>
          </table:table-cell>
          <table:table-cell table:style-name="ce7" office:value-type="float" office:value="4278687" calcext:value-type="float">
            <text:p>4278687</text:p>
          </table:table-cell>
          <table:table-cell table:style-name="ce7" office:value-type="float" office:value="231.25" calcext:value-type="float">
            <text:p>231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856642.5" calcext:value-type="float">
            <text:p>856642.5</text:p>
          </table:table-cell>
          <table:table-cell table:style-name="ce7" table:formula="of:=SUM([.D656:.E656])" office:value-type="float" office:value="4278686" calcext:value-type="float">
            <text:p>4278686</text:p>
          </table:table-cell>
        </table:table-row>
        <table:table-row table:style-name="ro1">
          <table:table-cell table:style-name="ce7" office:value-type="float" office:value="266.5" calcext:value-type="float">
            <text:p>266.5</text:p>
          </table:table-cell>
          <table:table-cell table:style-name="ce7" office:value-type="float" office:value="4278953.5" calcext:value-type="float">
            <text:p>4278953.5</text:p>
          </table:table-cell>
          <table:table-cell table:style-name="ce7" office:value-type="float" office:value="266.5" calcext:value-type="float">
            <text:p>266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856909" calcext:value-type="float">
            <text:p>856909</text:p>
          </table:table-cell>
          <table:table-cell table:style-name="ce7" table:formula="of:=SUM([.D657:.E657])" office:value-type="float" office:value="4278952.5" calcext:value-type="float">
            <text:p>4278952.5</text:p>
          </table:table-cell>
        </table:table-row>
        <table:table-row table:style-name="ro1">
          <table:table-cell table:style-name="ce7" office:value-type="float" office:value="304.25" calcext:value-type="float">
            <text:p>304.25</text:p>
          </table:table-cell>
          <table:table-cell table:style-name="ce7" office:value-type="float" office:value="4279258" calcext:value-type="float">
            <text:p>4279258</text:p>
          </table:table-cell>
          <table:table-cell table:style-name="ce7" office:value-type="float" office:value="304.25" calcext:value-type="float">
            <text:p>304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857213.25" calcext:value-type="float">
            <text:p>857213.25</text:p>
          </table:table-cell>
          <table:table-cell table:style-name="ce7" table:formula="of:=SUM([.D658:.E658])" office:value-type="float" office:value="4279256.75" calcext:value-type="float">
            <text:p>4279256.75</text:p>
          </table:table-cell>
        </table:table-row>
        <table:table-row table:style-name="ro1">
          <table:table-cell table:style-name="ce7" office:value-type="float" office:value="344.5" calcext:value-type="float">
            <text:p>344.5</text:p>
          </table:table-cell>
          <table:table-cell table:style-name="ce7" office:value-type="float" office:value="4279602.5" calcext:value-type="float">
            <text:p>4279602.5</text:p>
          </table:table-cell>
          <table:table-cell table:style-name="ce7" office:value-type="float" office:value="344.5" calcext:value-type="float">
            <text:p>344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857557.75" calcext:value-type="float">
            <text:p>857557.75</text:p>
          </table:table-cell>
          <table:table-cell table:style-name="ce7" table:formula="of:=SUM([.D659:.E659])" office:value-type="float" office:value="4279601.25" calcext:value-type="float">
            <text:p>4279601.25</text:p>
          </table:table-cell>
        </table:table-row>
        <table:table-row table:style-name="ro1">
          <table:table-cell table:style-name="ce7" office:value-type="float" office:value="387.25" calcext:value-type="float">
            <text:p>387.25</text:p>
          </table:table-cell>
          <table:table-cell table:style-name="ce7" office:value-type="float" office:value="4279990" calcext:value-type="float">
            <text:p>4279990</text:p>
          </table:table-cell>
          <table:table-cell table:style-name="ce7" office:value-type="float" office:value="387.25" calcext:value-type="float">
            <text:p>387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857945" calcext:value-type="float">
            <text:p>857945</text:p>
          </table:table-cell>
          <table:table-cell table:style-name="ce7" table:formula="of:=SUM([.D660:.E660])" office:value-type="float" office:value="4279988.5" calcext:value-type="float">
            <text:p>4279988.5</text:p>
          </table:table-cell>
        </table:table-row>
        <table:table-row table:style-name="ro1">
          <table:table-cell table:style-name="ce7" office:value-type="float" office:value="432.5" calcext:value-type="float">
            <text:p>432.5</text:p>
          </table:table-cell>
          <table:table-cell table:style-name="ce7" office:value-type="float" office:value="4280422.5" calcext:value-type="float">
            <text:p>4280422.5</text:p>
          </table:table-cell>
          <table:table-cell table:style-name="ce7" office:value-type="float" office:value="432.5" calcext:value-type="float">
            <text:p>432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858377.5" calcext:value-type="float">
            <text:p>858377.5</text:p>
          </table:table-cell>
          <table:table-cell table:style-name="ce7" table:formula="of:=SUM([.D661:.E661])" office:value-type="float" office:value="4280421" calcext:value-type="float">
            <text:p>4280421</text:p>
          </table:table-cell>
        </table:table-row>
        <table:table-row table:style-name="ro1">
          <table:table-cell table:style-name="ce7" office:value-type="float" office:value="480.25" calcext:value-type="float">
            <text:p>480.25</text:p>
          </table:table-cell>
          <table:table-cell table:style-name="ce7" office:value-type="float" office:value="4280903" calcext:value-type="float">
            <text:p>4280903</text:p>
          </table:table-cell>
          <table:table-cell table:style-name="ce7" office:value-type="float" office:value="480.25" calcext:value-type="float">
            <text:p>480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858857.75" calcext:value-type="float">
            <text:p>858857.75</text:p>
          </table:table-cell>
          <table:table-cell table:style-name="ce7" table:formula="of:=SUM([.D662:.E662])" office:value-type="float" office:value="4280901.25" calcext:value-type="float">
            <text:p>4280901.25</text:p>
          </table:table-cell>
        </table:table-row>
        <table:table-row table:style-name="ro1">
          <table:table-cell table:style-name="ce7" office:value-type="float" office:value="530.5" calcext:value-type="float">
            <text:p>530.5</text:p>
          </table:table-cell>
          <table:table-cell table:style-name="ce7" office:value-type="float" office:value="4281433.5" calcext:value-type="float">
            <text:p>4281433.5</text:p>
          </table:table-cell>
          <table:table-cell table:style-name="ce7" office:value-type="float" office:value="530.5" calcext:value-type="float">
            <text:p>530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859388.25" calcext:value-type="float">
            <text:p>859388.25</text:p>
          </table:table-cell>
          <table:table-cell table:style-name="ce7" table:formula="of:=SUM([.D663:.E663])" office:value-type="float" office:value="4281431.75" calcext:value-type="float">
            <text:p>4281431.75</text:p>
          </table:table-cell>
        </table:table-row>
        <table:table-row table:style-name="ro1">
          <table:table-cell table:style-name="ce7" office:value-type="float" office:value="583.25" calcext:value-type="float">
            <text:p>583.25</text:p>
          </table:table-cell>
          <table:table-cell table:style-name="ce7" office:value-type="float" office:value="4282017" calcext:value-type="float">
            <text:p>4282017</text:p>
          </table:table-cell>
          <table:table-cell table:style-name="ce7" office:value-type="float" office:value="583.25" calcext:value-type="float">
            <text:p>583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859971.5" calcext:value-type="float">
            <text:p>859971.5</text:p>
          </table:table-cell>
          <table:table-cell table:style-name="ce7" table:formula="of:=SUM([.D664:.E664])" office:value-type="float" office:value="4282015" calcext:value-type="float">
            <text:p>4282015</text:p>
          </table:table-cell>
        </table:table-row>
        <table:table-row table:style-name="ro1">
          <table:table-cell table:style-name="ce7" office:value-type="float" office:value="638.5" calcext:value-type="float">
            <text:p>638.5</text:p>
          </table:table-cell>
          <table:table-cell table:style-name="ce7" office:value-type="float" office:value="4282655.5" calcext:value-type="float">
            <text:p>4282655.5</text:p>
          </table:table-cell>
          <table:table-cell table:style-name="ce7" office:value-type="float" office:value="638.5" calcext:value-type="float">
            <text:p>638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860610" calcext:value-type="float">
            <text:p>860610</text:p>
          </table:table-cell>
          <table:table-cell table:style-name="ce7" table:formula="of:=SUM([.D665:.E665])" office:value-type="float" office:value="4282653.5" calcext:value-type="float">
            <text:p>4282653.5</text:p>
          </table:table-cell>
        </table:table-row>
        <table:table-row table:style-name="ro1">
          <table:table-cell table:style-name="ce7" office:value-type="float" office:value="696.25" calcext:value-type="float">
            <text:p>696.25</text:p>
          </table:table-cell>
          <table:table-cell table:style-name="ce7" office:value-type="float" office:value="4283352" calcext:value-type="float">
            <text:p>4283352</text:p>
          </table:table-cell>
          <table:table-cell table:style-name="ce7" office:value-type="float" office:value="696.25" calcext:value-type="float">
            <text:p>696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861306.25" calcext:value-type="float">
            <text:p>861306.25</text:p>
          </table:table-cell>
          <table:table-cell table:style-name="ce7" table:formula="of:=SUM([.D666:.E666])" office:value-type="float" office:value="4283349.75" calcext:value-type="float">
            <text:p>4283349.75</text:p>
          </table:table-cell>
        </table:table-row>
        <table:table-row table:style-name="ro1">
          <table:table-cell table:style-name="ce7" office:value-type="float" office:value="756.5" calcext:value-type="float">
            <text:p>756.5</text:p>
          </table:table-cell>
          <table:table-cell table:style-name="ce7" office:value-type="float" office:value="4284108.5" calcext:value-type="float">
            <text:p>4284108.5</text:p>
          </table:table-cell>
          <table:table-cell table:style-name="ce7" office:value-type="float" office:value="756.5" calcext:value-type="float">
            <text:p>756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862062.75" calcext:value-type="float">
            <text:p>862062.75</text:p>
          </table:table-cell>
          <table:table-cell table:style-name="ce7" table:formula="of:=SUM([.D667:.E667])" office:value-type="float" office:value="4284106.25" calcext:value-type="float">
            <text:p>4284106.25</text:p>
          </table:table-cell>
        </table:table-row>
        <table:table-row table:style-name="ro1">
          <table:table-cell table:style-name="ce7" office:value-type="float" office:value="819.25" calcext:value-type="float">
            <text:p>819.25</text:p>
          </table:table-cell>
          <table:table-cell table:style-name="ce7" office:value-type="float" office:value="4284928" calcext:value-type="float">
            <text:p>4284928</text:p>
          </table:table-cell>
          <table:table-cell table:style-name="ce7" office:value-type="float" office:value="819.25" calcext:value-type="float">
            <text:p>819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862882" calcext:value-type="float">
            <text:p>862882</text:p>
          </table:table-cell>
          <table:table-cell table:style-name="ce7" table:formula="of:=SUM([.D668:.E668])" office:value-type="float" office:value="4284925.5" calcext:value-type="float">
            <text:p>4284925.5</text:p>
          </table:table-cell>
        </table:table-row>
        <table:table-row table:style-name="ro1">
          <table:table-cell table:style-name="ce7" office:value-type="float" office:value="884.5" calcext:value-type="float">
            <text:p>884.5</text:p>
          </table:table-cell>
          <table:table-cell table:style-name="ce7" office:value-type="float" office:value="4285812.5" calcext:value-type="float">
            <text:p>4285812.5</text:p>
          </table:table-cell>
          <table:table-cell table:style-name="ce7" office:value-type="float" office:value="884.5" calcext:value-type="float">
            <text:p>884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863766.5" calcext:value-type="float">
            <text:p>863766.5</text:p>
          </table:table-cell>
          <table:table-cell table:style-name="ce7" table:formula="of:=SUM([.D669:.E669])" office:value-type="float" office:value="4285810" calcext:value-type="float">
            <text:p>4285810</text:p>
          </table:table-cell>
        </table:table-row>
        <table:table-row table:style-name="ro1">
          <table:table-cell table:style-name="ce7" office:value-type="float" office:value="952.25" calcext:value-type="float">
            <text:p>952.25</text:p>
          </table:table-cell>
          <table:table-cell table:style-name="ce7" office:value-type="float" office:value="4286765" calcext:value-type="float">
            <text:p>4286765</text:p>
          </table:table-cell>
          <table:table-cell table:style-name="ce7" office:value-type="float" office:value="952.25" calcext:value-type="float">
            <text:p>952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864718.75" calcext:value-type="float">
            <text:p>864718.75</text:p>
          </table:table-cell>
          <table:table-cell table:style-name="ce7" table:formula="of:=SUM([.D670:.E670])" office:value-type="float" office:value="4286762.25" calcext:value-type="float">
            <text:p>4286762.25</text:p>
          </table:table-cell>
        </table:table-row>
        <table:table-row table:style-name="ro1">
          <table:table-cell table:style-name="ce7" office:value-type="float" office:value="1022.5" calcext:value-type="float">
            <text:p>1022.5</text:p>
          </table:table-cell>
          <table:table-cell table:style-name="ce7" office:value-type="float" office:value="4287787.5" calcext:value-type="float">
            <text:p>4287787.5</text:p>
          </table:table-cell>
          <table:table-cell table:style-name="ce7" office:value-type="float" office:value="1022.5" calcext:value-type="float">
            <text:p>1022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865741.25" calcext:value-type="float">
            <text:p>865741.25</text:p>
          </table:table-cell>
          <table:table-cell table:style-name="ce7" table:formula="of:=SUM([.D671:.E671])" office:value-type="float" office:value="4287784.75" calcext:value-type="float">
            <text:p>4287784.75</text:p>
          </table:table-cell>
        </table:table-row>
        <table:table-row table:style-name="ro1">
          <table:table-cell table:style-name="ce7" office:value-type="float" office:value="1095.25" calcext:value-type="float">
            <text:p>1095.25</text:p>
          </table:table-cell>
          <table:table-cell table:style-name="ce7" office:value-type="float" office:value="4288883" calcext:value-type="float">
            <text:p>4288883</text:p>
          </table:table-cell>
          <table:table-cell table:style-name="ce7" office:value-type="float" office:value="1095.25" calcext:value-type="float">
            <text:p>1095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866836.5" calcext:value-type="float">
            <text:p>866836.5</text:p>
          </table:table-cell>
          <table:table-cell table:style-name="ce7" table:formula="of:=SUM([.D672:.E672])" office:value-type="float" office:value="4288880" calcext:value-type="float">
            <text:p>4288880</text:p>
          </table:table-cell>
        </table:table-row>
        <table:table-row table:style-name="ro1">
          <table:table-cell table:style-name="ce7" office:value-type="float" office:value="1170.5" calcext:value-type="float">
            <text:p>1170.5</text:p>
          </table:table-cell>
          <table:table-cell table:style-name="ce7" office:value-type="float" office:value="4290053.5" calcext:value-type="float">
            <text:p>4290053.5</text:p>
          </table:table-cell>
          <table:table-cell table:style-name="ce7" office:value-type="float" office:value="1170.5" calcext:value-type="float">
            <text:p>1170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868007" calcext:value-type="float">
            <text:p>868007</text:p>
          </table:table-cell>
          <table:table-cell table:style-name="ce7" table:formula="of:=SUM([.D673:.E673])" office:value-type="float" office:value="4290050.5" calcext:value-type="float">
            <text:p>4290050.5</text:p>
          </table:table-cell>
        </table:table-row>
        <table:table-row table:style-name="ro1">
          <table:table-cell table:style-name="ce7" office:value-type="float" office:value="1248.25" calcext:value-type="float">
            <text:p>1248.25</text:p>
          </table:table-cell>
          <table:table-cell table:style-name="ce7" office:value-type="float" office:value="4291302" calcext:value-type="float">
            <text:p>4291302</text:p>
          </table:table-cell>
          <table:table-cell table:style-name="ce7" office:value-type="float" office:value="1248.25" calcext:value-type="float">
            <text:p>1248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869255.25" calcext:value-type="float">
            <text:p>869255.25</text:p>
          </table:table-cell>
          <table:table-cell table:style-name="ce7" table:formula="of:=SUM([.D674:.E674])" office:value-type="float" office:value="4291298.75" calcext:value-type="float">
            <text:p>4291298.75</text:p>
          </table:table-cell>
        </table:table-row>
        <table:table-row table:style-name="ro1">
          <table:table-cell table:style-name="ce7" office:value-type="float" office:value="1328.5" calcext:value-type="float">
            <text:p>1328.5</text:p>
          </table:table-cell>
          <table:table-cell table:style-name="ce7" office:value-type="float" office:value="4292630.5" calcext:value-type="float">
            <text:p>4292630.5</text:p>
          </table:table-cell>
          <table:table-cell table:style-name="ce7" office:value-type="float" office:value="1328.5" calcext:value-type="float">
            <text:p>1328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870583.75" calcext:value-type="float">
            <text:p>870583.75</text:p>
          </table:table-cell>
          <table:table-cell table:style-name="ce7" table:formula="of:=SUM([.D675:.E675])" office:value-type="float" office:value="4292627.25" calcext:value-type="float">
            <text:p>4292627.25</text:p>
          </table:table-cell>
        </table:table-row>
        <table:table-row table:style-name="ro1">
          <table:table-cell table:style-name="ce7" office:value-type="float" office:value="1411.25" calcext:value-type="float">
            <text:p>1411.25</text:p>
          </table:table-cell>
          <table:table-cell table:style-name="ce7" office:value-type="float" office:value="4294042" calcext:value-type="float">
            <text:p>4294042</text:p>
          </table:table-cell>
          <table:table-cell table:style-name="ce7" office:value-type="float" office:value="1411.25" calcext:value-type="float">
            <text:p>1411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871995" calcext:value-type="float">
            <text:p>871995</text:p>
          </table:table-cell>
          <table:table-cell table:style-name="ce7" table:formula="of:=SUM([.D676:.E676])" office:value-type="float" office:value="4294038.5" calcext:value-type="float">
            <text:p>4294038.5</text:p>
          </table:table-cell>
        </table:table-row>
        <table:table-row table:style-name="ro1">
          <table:table-cell table:style-name="ce7" office:value-type="float" office:value="1496.5" calcext:value-type="float">
            <text:p>1496.5</text:p>
          </table:table-cell>
          <table:table-cell table:style-name="ce7" office:value-type="float" office:value="4295538.5" calcext:value-type="float">
            <text:p>4295538.5</text:p>
          </table:table-cell>
          <table:table-cell table:style-name="ce7" office:value-type="float" office:value="1496.5" calcext:value-type="float">
            <text:p>1496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873491.5" calcext:value-type="float">
            <text:p>873491.5</text:p>
          </table:table-cell>
          <table:table-cell table:style-name="ce7" table:formula="of:=SUM([.D677:.E677])" office:value-type="float" office:value="4295535" calcext:value-type="float">
            <text:p>4295535</text:p>
          </table:table-cell>
        </table:table-row>
        <table:table-row table:style-name="ro1">
          <table:table-cell table:style-name="ce7" office:value-type="float" office:value="1584.25" calcext:value-type="float">
            <text:p>1584.25</text:p>
          </table:table-cell>
          <table:table-cell table:style-name="ce7" office:value-type="float" office:value="4297123" calcext:value-type="float">
            <text:p>4297123</text:p>
          </table:table-cell>
          <table:table-cell table:style-name="ce7" office:value-type="float" office:value="1584.25" calcext:value-type="float">
            <text:p>1584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875075.75" calcext:value-type="float">
            <text:p>875075.75</text:p>
          </table:table-cell>
          <table:table-cell table:style-name="ce7" table:formula="of:=SUM([.D678:.E678])" office:value-type="float" office:value="4297119.25" calcext:value-type="float">
            <text:p>4297119.25</text:p>
          </table:table-cell>
        </table:table-row>
        <table:table-row table:style-name="ro1">
          <table:table-cell table:style-name="ce7" office:value-type="float" office:value="1674.5" calcext:value-type="float">
            <text:p>1674.5</text:p>
          </table:table-cell>
          <table:table-cell table:style-name="ce7" office:value-type="float" office:value="4298797.5" calcext:value-type="float">
            <text:p>4298797.5</text:p>
          </table:table-cell>
          <table:table-cell table:style-name="ce7" office:value-type="float" office:value="1674.5" calcext:value-type="float">
            <text:p>1674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876750.25" calcext:value-type="float">
            <text:p>876750.25</text:p>
          </table:table-cell>
          <table:table-cell table:style-name="ce7" table:formula="of:=SUM([.D679:.E679])" office:value-type="float" office:value="4298793.75" calcext:value-type="float">
            <text:p>4298793.75</text:p>
          </table:table-cell>
        </table:table-row>
        <table:table-row table:style-name="ro1">
          <table:table-cell table:style-name="ce7" office:value-type="float" office:value="1767.25" calcext:value-type="float">
            <text:p>1767.25</text:p>
          </table:table-cell>
          <table:table-cell table:style-name="ce7" office:value-type="float" office:value="4300565" calcext:value-type="float">
            <text:p>4300565</text:p>
          </table:table-cell>
          <table:table-cell table:style-name="ce7" office:value-type="float" office:value="1767.25" calcext:value-type="float">
            <text:p>1767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878517.5" calcext:value-type="float">
            <text:p>878517.5</text:p>
          </table:table-cell>
          <table:table-cell table:style-name="ce7" table:formula="of:=SUM([.D680:.E680])" office:value-type="float" office:value="4300561" calcext:value-type="float">
            <text:p>4300561</text:p>
          </table:table-cell>
        </table:table-row>
        <table:table-row table:style-name="ro1">
          <table:table-cell table:style-name="ce7" office:value-type="float" office:value="1862.5" calcext:value-type="float">
            <text:p>1862.5</text:p>
          </table:table-cell>
          <table:table-cell table:style-name="ce7" office:value-type="float" office:value="4302427.5" calcext:value-type="float">
            <text:p>4302427.5</text:p>
          </table:table-cell>
          <table:table-cell table:style-name="ce7" office:value-type="float" office:value="1862.5" calcext:value-type="float">
            <text:p>1862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880380" calcext:value-type="float">
            <text:p>880380</text:p>
          </table:table-cell>
          <table:table-cell table:style-name="ce7" table:formula="of:=SUM([.D681:.E681])" office:value-type="float" office:value="4302423.5" calcext:value-type="float">
            <text:p>4302423.5</text:p>
          </table:table-cell>
        </table:table-row>
        <table:table-row table:style-name="ro1">
          <table:table-cell table:style-name="ce7" office:value-type="float" office:value="1960.25" calcext:value-type="float">
            <text:p>1960.25</text:p>
          </table:table-cell>
          <table:table-cell table:style-name="ce7" office:value-type="float" office:value="4304388" calcext:value-type="float">
            <text:p>4304388</text:p>
          </table:table-cell>
          <table:table-cell table:style-name="ce7" office:value-type="float" office:value="1960.25" calcext:value-type="float">
            <text:p>1960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882340.25" calcext:value-type="float">
            <text:p>882340.25</text:p>
          </table:table-cell>
          <table:table-cell table:style-name="ce7" table:formula="of:=SUM([.D682:.E682])" office:value-type="float" office:value="4304383.75" calcext:value-type="float">
            <text:p>4304383.75</text:p>
          </table:table-cell>
        </table:table-row>
        <table:table-row table:style-name="ro1">
          <table:table-cell table:style-name="ce7" office:value-type="float" office:value="2060.5" calcext:value-type="float">
            <text:p>2060.5</text:p>
          </table:table-cell>
          <table:table-cell table:style-name="ce7" office:value-type="float" office:value="4306448.5" calcext:value-type="float">
            <text:p>4306448.5</text:p>
          </table:table-cell>
          <table:table-cell table:style-name="ce7" office:value-type="float" office:value="2060.5" calcext:value-type="float">
            <text:p>2060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884400.75" calcext:value-type="float">
            <text:p>884400.75</text:p>
          </table:table-cell>
          <table:table-cell table:style-name="ce7" table:formula="of:=SUM([.D683:.E683])" office:value-type="float" office:value="4306444.25" calcext:value-type="float">
            <text:p>4306444.25</text:p>
          </table:table-cell>
        </table:table-row>
        <table:table-row table:style-name="ro1">
          <table:table-cell table:style-name="ce7" office:value-type="float" office:value="2163.25" calcext:value-type="float">
            <text:p>2163.25</text:p>
          </table:table-cell>
          <table:table-cell table:style-name="ce7" office:value-type="float" office:value="4308612" calcext:value-type="float">
            <text:p>4308612</text:p>
          </table:table-cell>
          <table:table-cell table:style-name="ce7" office:value-type="float" office:value="2163.25" calcext:value-type="float">
            <text:p>2163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886564" calcext:value-type="float">
            <text:p>886564</text:p>
          </table:table-cell>
          <table:table-cell table:style-name="ce7" table:formula="of:=SUM([.D684:.E684])" office:value-type="float" office:value="4308607.5" calcext:value-type="float">
            <text:p>4308607.5</text:p>
          </table:table-cell>
        </table:table-row>
        <table:table-row table:style-name="ro1">
          <table:table-cell table:style-name="ce7" office:value-type="float" office:value="2268.5" calcext:value-type="float">
            <text:p>2268.5</text:p>
          </table:table-cell>
          <table:table-cell table:style-name="ce7" office:value-type="float" office:value="4310880.5" calcext:value-type="float">
            <text:p>4310880.5</text:p>
          </table:table-cell>
          <table:table-cell table:style-name="ce7" office:value-type="float" office:value="2268.5" calcext:value-type="float">
            <text:p>2268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888832.5" calcext:value-type="float">
            <text:p>888832.5</text:p>
          </table:table-cell>
          <table:table-cell table:style-name="ce7" table:formula="of:=SUM([.D685:.E685])" office:value-type="float" office:value="4310876" calcext:value-type="float">
            <text:p>4310876</text:p>
          </table:table-cell>
        </table:table-row>
        <table:table-row table:style-name="ro1">
          <table:table-cell table:style-name="ce7" office:value-type="float" office:value="2376.25" calcext:value-type="float">
            <text:p>2376.25</text:p>
          </table:table-cell>
          <table:table-cell table:style-name="ce7" office:value-type="float" office:value="4313257" calcext:value-type="float">
            <text:p>4313257</text:p>
          </table:table-cell>
          <table:table-cell table:style-name="ce7" office:value-type="float" office:value="2376.25" calcext:value-type="float">
            <text:p>2376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891208.75" calcext:value-type="float">
            <text:p>891208.75</text:p>
          </table:table-cell>
          <table:table-cell table:style-name="ce7" table:formula="of:=SUM([.D686:.E686])" office:value-type="float" office:value="4313252.25" calcext:value-type="float">
            <text:p>4313252.25</text:p>
          </table:table-cell>
        </table:table-row>
        <table:table-row table:style-name="ro1">
          <table:table-cell table:style-name="ce7" office:value-type="float" office:value="2486.5" calcext:value-type="float">
            <text:p>2486.5</text:p>
          </table:table-cell>
          <table:table-cell table:style-name="ce7" office:value-type="float" office:value="4315743.5" calcext:value-type="float">
            <text:p>4315743.5</text:p>
          </table:table-cell>
          <table:table-cell table:style-name="ce7" office:value-type="float" office:value="2486.5" calcext:value-type="float">
            <text:p>2486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893695.25" calcext:value-type="float">
            <text:p>893695.25</text:p>
          </table:table-cell>
          <table:table-cell table:style-name="ce7" table:formula="of:=SUM([.D687:.E687])" office:value-type="float" office:value="4315738.75" calcext:value-type="float">
            <text:p>4315738.75</text:p>
          </table:table-cell>
        </table:table-row>
        <table:table-row table:style-name="ro1">
          <table:table-cell table:style-name="ce7" office:value-type="float" office:value="2599.25" calcext:value-type="float">
            <text:p>2599.25</text:p>
          </table:table-cell>
          <table:table-cell table:style-name="ce7" office:value-type="float" office:value="4318343" calcext:value-type="float">
            <text:p>4318343</text:p>
          </table:table-cell>
          <table:table-cell table:style-name="ce7" office:value-type="float" office:value="2599.25" calcext:value-type="float">
            <text:p>2599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896294.5" calcext:value-type="float">
            <text:p>896294.5</text:p>
          </table:table-cell>
          <table:table-cell table:style-name="ce7" table:formula="of:=SUM([.D688:.E688])" office:value-type="float" office:value="4318338" calcext:value-type="float">
            <text:p>4318338</text:p>
          </table:table-cell>
        </table:table-row>
        <table:table-row table:style-name="ro1">
          <table:table-cell table:style-name="ce7" office:value-type="float" office:value="2714.5" calcext:value-type="float">
            <text:p>2714.5</text:p>
          </table:table-cell>
          <table:table-cell table:style-name="ce7" office:value-type="float" office:value="4321057.5" calcext:value-type="float">
            <text:p>4321057.5</text:p>
          </table:table-cell>
          <table:table-cell table:style-name="ce7" office:value-type="float" office:value="2714.5" calcext:value-type="float">
            <text:p>2714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899009" calcext:value-type="float">
            <text:p>899009</text:p>
          </table:table-cell>
          <table:table-cell table:style-name="ce7" table:formula="of:=SUM([.D689:.E689])" office:value-type="float" office:value="4321052.5" calcext:value-type="float">
            <text:p>4321052.5</text:p>
          </table:table-cell>
        </table:table-row>
        <table:table-row table:style-name="ro1">
          <table:table-cell table:style-name="ce7" office:value-type="float" office:value="2832.25" calcext:value-type="float">
            <text:p>2832.25</text:p>
          </table:table-cell>
          <table:table-cell table:style-name="ce7" office:value-type="float" office:value="4323890" calcext:value-type="float">
            <text:p>4323890</text:p>
          </table:table-cell>
          <table:table-cell table:style-name="ce7" office:value-type="float" office:value="2832.25" calcext:value-type="float">
            <text:p>2832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901841.25" calcext:value-type="float">
            <text:p>901841.25</text:p>
          </table:table-cell>
          <table:table-cell table:style-name="ce7" table:formula="of:=SUM([.D690:.E690])" office:value-type="float" office:value="4323884.75" calcext:value-type="float">
            <text:p>4323884.75</text:p>
          </table:table-cell>
        </table:table-row>
        <table:table-row table:style-name="ro1">
          <table:table-cell table:style-name="ce7" office:value-type="float" office:value="2952.5" calcext:value-type="float">
            <text:p>2952.5</text:p>
          </table:table-cell>
          <table:table-cell table:style-name="ce7" office:value-type="float" office:value="4326842.5" calcext:value-type="float">
            <text:p>4326842.5</text:p>
          </table:table-cell>
          <table:table-cell table:style-name="ce7" office:value-type="float" office:value="2952.5" calcext:value-type="float">
            <text:p>2952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904793.75" calcext:value-type="float">
            <text:p>904793.75</text:p>
          </table:table-cell>
          <table:table-cell table:style-name="ce7" table:formula="of:=SUM([.D691:.E691])" office:value-type="float" office:value="4326837.25" calcext:value-type="float">
            <text:p>4326837.25</text:p>
          </table:table-cell>
        </table:table-row>
        <table:table-row table:style-name="ro1">
          <table:table-cell table:style-name="ce7" office:value-type="float" office:value="3075.25" calcext:value-type="float">
            <text:p>3075.25</text:p>
          </table:table-cell>
          <table:table-cell table:style-name="ce7" office:value-type="float" office:value="4329918" calcext:value-type="float">
            <text:p>4329918</text:p>
          </table:table-cell>
          <table:table-cell table:style-name="ce7" office:value-type="float" office:value="3075.25" calcext:value-type="float">
            <text:p>3075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907869" calcext:value-type="float">
            <text:p>907869</text:p>
          </table:table-cell>
          <table:table-cell table:style-name="ce7" table:formula="of:=SUM([.D692:.E692])" office:value-type="float" office:value="4329912.5" calcext:value-type="float">
            <text:p>4329912.5</text:p>
          </table:table-cell>
        </table:table-row>
        <table:table-row table:style-name="ro1">
          <table:table-cell table:style-name="ce7" office:value-type="float" office:value="3200.5" calcext:value-type="float">
            <text:p>3200.5</text:p>
          </table:table-cell>
          <table:table-cell table:style-name="ce7" office:value-type="float" office:value="4333118.5" calcext:value-type="float">
            <text:p>4333118.5</text:p>
          </table:table-cell>
          <table:table-cell table:style-name="ce7" office:value-type="float" office:value="3200.5" calcext:value-type="float">
            <text:p>3200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911069.5" calcext:value-type="float">
            <text:p>911069.5</text:p>
          </table:table-cell>
          <table:table-cell table:style-name="ce7" table:formula="of:=SUM([.D693:.E693])" office:value-type="float" office:value="4333113" calcext:value-type="float">
            <text:p>4333113</text:p>
          </table:table-cell>
        </table:table-row>
        <table:table-row table:style-name="ro1">
          <table:table-cell table:style-name="ce7" office:value-type="float" office:value="3328.25" calcext:value-type="float">
            <text:p>3328.25</text:p>
          </table:table-cell>
          <table:table-cell table:style-name="ce7" office:value-type="float" office:value="4336447" calcext:value-type="float">
            <text:p>4336447</text:p>
          </table:table-cell>
          <table:table-cell table:style-name="ce7" office:value-type="float" office:value="3328.25" calcext:value-type="float">
            <text:p>3328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914397.75" calcext:value-type="float">
            <text:p>914397.75</text:p>
          </table:table-cell>
          <table:table-cell table:style-name="ce7" table:formula="of:=SUM([.D694:.E694])" office:value-type="float" office:value="4336441.25" calcext:value-type="float">
            <text:p>4336441.25</text:p>
          </table:table-cell>
        </table:table-row>
        <table:table-row table:style-name="ro1">
          <table:table-cell table:style-name="ce7" office:value-type="float" office:value="3458.5" calcext:value-type="float">
            <text:p>3458.5</text:p>
          </table:table-cell>
          <table:table-cell table:style-name="ce7" office:value-type="float" office:value="4339905.5" calcext:value-type="float">
            <text:p>4339905.5</text:p>
          </table:table-cell>
          <table:table-cell table:style-name="ce7" office:value-type="float" office:value="3458.5" calcext:value-type="float">
            <text:p>3458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917856.25" calcext:value-type="float">
            <text:p>917856.25</text:p>
          </table:table-cell>
          <table:table-cell table:style-name="ce7" table:formula="of:=SUM([.D695:.E695])" office:value-type="float" office:value="4339899.75" calcext:value-type="float">
            <text:p>4339899.75</text:p>
          </table:table-cell>
        </table:table-row>
        <table:table-row table:style-name="ro1">
          <table:table-cell table:style-name="ce7" office:value-type="float" office:value="3591.25" calcext:value-type="float">
            <text:p>3591.25</text:p>
          </table:table-cell>
          <table:table-cell table:style-name="ce7" office:value-type="float" office:value="4343497" calcext:value-type="float">
            <text:p>4343497</text:p>
          </table:table-cell>
          <table:table-cell table:style-name="ce7" office:value-type="float" office:value="3591.25" calcext:value-type="float">
            <text:p>3591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921447.5" calcext:value-type="float">
            <text:p>921447.5</text:p>
          </table:table-cell>
          <table:table-cell table:style-name="ce7" table:formula="of:=SUM([.D696:.E696])" office:value-type="float" office:value="4343491" calcext:value-type="float">
            <text:p>4343491</text:p>
          </table:table-cell>
        </table:table-row>
        <table:table-row table:style-name="ro1">
          <table:table-cell table:style-name="ce7" office:value-type="float" office:value="3726.5" calcext:value-type="float">
            <text:p>3726.5</text:p>
          </table:table-cell>
          <table:table-cell table:style-name="ce7" office:value-type="float" office:value="4347223.5" calcext:value-type="float">
            <text:p>4347223.5</text:p>
          </table:table-cell>
          <table:table-cell table:style-name="ce7" office:value-type="float" office:value="3726.5" calcext:value-type="float">
            <text:p>3726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925174" calcext:value-type="float">
            <text:p>925174</text:p>
          </table:table-cell>
          <table:table-cell table:style-name="ce7" table:formula="of:=SUM([.D697:.E697])" office:value-type="float" office:value="4347217.5" calcext:value-type="float">
            <text:p>4347217.5</text:p>
          </table:table-cell>
        </table:table-row>
        <table:table-row table:style-name="ro1">
          <table:table-cell table:style-name="ce7" office:value-type="float" office:value="3864.25" calcext:value-type="float">
            <text:p>3864.25</text:p>
          </table:table-cell>
          <table:table-cell table:style-name="ce7" office:value-type="float" office:value="4351088" calcext:value-type="float">
            <text:p>4351088</text:p>
          </table:table-cell>
          <table:table-cell table:style-name="ce7" office:value-type="float" office:value="3864.25" calcext:value-type="float">
            <text:p>3864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929038.25" calcext:value-type="float">
            <text:p>929038.25</text:p>
          </table:table-cell>
          <table:table-cell table:style-name="ce7" table:formula="of:=SUM([.D698:.E698])" office:value-type="float" office:value="4351081.75" calcext:value-type="float">
            <text:p>4351081.75</text:p>
          </table:table-cell>
        </table:table-row>
        <table:table-row table:style-name="ro1">
          <table:table-cell table:style-name="ce7" office:value-type="float" office:value="4004.5" calcext:value-type="float">
            <text:p>4004.5</text:p>
          </table:table-cell>
          <table:table-cell table:style-name="ce7" office:value-type="float" office:value="4355092.5" calcext:value-type="float">
            <text:p>4355092.5</text:p>
          </table:table-cell>
          <table:table-cell table:style-name="ce7" office:value-type="float" office:value="4004.5" calcext:value-type="float">
            <text:p>4004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933042.75" calcext:value-type="float">
            <text:p>933042.75</text:p>
          </table:table-cell>
          <table:table-cell table:style-name="ce7" table:formula="of:=SUM([.D699:.E699])" office:value-type="float" office:value="4355086.25" calcext:value-type="float">
            <text:p>4355086.25</text:p>
          </table:table-cell>
        </table:table-row>
        <table:table-row table:style-name="ro1">
          <table:table-cell table:style-name="ce7" office:value-type="float" office:value="4147.25" calcext:value-type="float">
            <text:p>4147.25</text:p>
          </table:table-cell>
          <table:table-cell table:style-name="ce7" office:value-type="float" office:value="4359240" calcext:value-type="float">
            <text:p>4359240</text:p>
          </table:table-cell>
          <table:table-cell table:style-name="ce7" office:value-type="float" office:value="4147.25" calcext:value-type="float">
            <text:p>4147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937190" calcext:value-type="float">
            <text:p>937190</text:p>
          </table:table-cell>
          <table:table-cell table:style-name="ce7" table:formula="of:=SUM([.D700:.E700])" office:value-type="float" office:value="4359233.5" calcext:value-type="float">
            <text:p>4359233.5</text:p>
          </table:table-cell>
        </table:table-row>
        <table:table-row table:style-name="ro1">
          <table:table-cell table:style-name="ce7" office:value-type="float" office:value="4292.5" calcext:value-type="float">
            <text:p>4292.5</text:p>
          </table:table-cell>
          <table:table-cell table:style-name="ce7" office:value-type="float" office:value="4363532.5" calcext:value-type="float">
            <text:p>4363532.5</text:p>
          </table:table-cell>
          <table:table-cell table:style-name="ce7" office:value-type="float" office:value="4292.5" calcext:value-type="float">
            <text:p>4292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941482.5" calcext:value-type="float">
            <text:p>941482.5</text:p>
          </table:table-cell>
          <table:table-cell table:style-name="ce7" table:formula="of:=SUM([.D701:.E701])" office:value-type="float" office:value="4363526" calcext:value-type="float">
            <text:p>4363526</text:p>
          </table:table-cell>
        </table:table-row>
        <table:table-row table:style-name="ro1">
          <table:table-cell table:style-name="ce7" office:value-type="float" office:value="4440.25" calcext:value-type="float">
            <text:p>4440.25</text:p>
          </table:table-cell>
          <table:table-cell table:style-name="ce7" office:value-type="float" office:value="4367973" calcext:value-type="float">
            <text:p>4367973</text:p>
          </table:table-cell>
          <table:table-cell table:style-name="ce7" office:value-type="float" office:value="4440.25" calcext:value-type="float">
            <text:p>4440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945922.75" calcext:value-type="float">
            <text:p>945922.75</text:p>
          </table:table-cell>
          <table:table-cell table:style-name="ce7" table:formula="of:=SUM([.D702:.E702])" office:value-type="float" office:value="4367966.25" calcext:value-type="float">
            <text:p>4367966.25</text:p>
          </table:table-cell>
        </table:table-row>
        <table:table-row table:style-name="ro1">
          <table:table-cell table:style-name="ce7" office:value-type="float" office:value="4590.5" calcext:value-type="float">
            <text:p>4590.5</text:p>
          </table:table-cell>
          <table:table-cell table:style-name="ce7" office:value-type="float" office:value="4372563.5" calcext:value-type="float">
            <text:p>4372563.5</text:p>
          </table:table-cell>
          <table:table-cell table:style-name="ce7" office:value-type="float" office:value="4590.5" calcext:value-type="float">
            <text:p>4590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950513.25" calcext:value-type="float">
            <text:p>950513.25</text:p>
          </table:table-cell>
          <table:table-cell table:style-name="ce7" table:formula="of:=SUM([.D703:.E703])" office:value-type="float" office:value="4372556.75" calcext:value-type="float">
            <text:p>4372556.75</text:p>
          </table:table-cell>
        </table:table-row>
        <table:table-row table:style-name="ro1">
          <table:table-cell table:style-name="ce7" office:value-type="float" office:value="4743.25" calcext:value-type="float">
            <text:p>4743.25</text:p>
          </table:table-cell>
          <table:table-cell table:style-name="ce7" office:value-type="float" office:value="4377307" calcext:value-type="float">
            <text:p>4377307</text:p>
          </table:table-cell>
          <table:table-cell table:style-name="ce7" office:value-type="float" office:value="4743.25" calcext:value-type="float">
            <text:p>4743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955256.5" calcext:value-type="float">
            <text:p>955256.5</text:p>
          </table:table-cell>
          <table:table-cell table:style-name="ce7" table:formula="of:=SUM([.D704:.E704])" office:value-type="float" office:value="4377300" calcext:value-type="float">
            <text:p>4377300</text:p>
          </table:table-cell>
        </table:table-row>
        <table:table-row table:style-name="ro1">
          <table:table-cell table:style-name="ce7" office:value-type="float" office:value="4898.5" calcext:value-type="float">
            <text:p>4898.5</text:p>
          </table:table-cell>
          <table:table-cell table:style-name="ce7" office:value-type="float" office:value="4382205.5" calcext:value-type="float">
            <text:p>4382205.5</text:p>
          </table:table-cell>
          <table:table-cell table:style-name="ce7" office:value-type="float" office:value="4898.5" calcext:value-type="float">
            <text:p>4898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960155" calcext:value-type="float">
            <text:p>960155</text:p>
          </table:table-cell>
          <table:table-cell table:style-name="ce7" table:formula="of:=SUM([.D705:.E705])" office:value-type="float" office:value="4382198.5" calcext:value-type="float">
            <text:p>4382198.5</text:p>
          </table:table-cell>
        </table:table-row>
        <table:table-row table:style-name="ro1">
          <table:table-cell table:style-name="ce7" office:value-type="float" office:value="5056.25" calcext:value-type="float">
            <text:p>5056.25</text:p>
          </table:table-cell>
          <table:table-cell table:style-name="ce7" office:value-type="float" office:value="4387262" calcext:value-type="float">
            <text:p>4387262</text:p>
          </table:table-cell>
          <table:table-cell table:style-name="ce7" office:value-type="float" office:value="5056.25" calcext:value-type="float">
            <text:p>5056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965211.25" calcext:value-type="float">
            <text:p>965211.25</text:p>
          </table:table-cell>
          <table:table-cell table:style-name="ce7" table:formula="of:=SUM([.D706:.E706])" office:value-type="float" office:value="4387254.75" calcext:value-type="float">
            <text:p>4387254.75</text:p>
          </table:table-cell>
        </table:table-row>
        <table:table-row table:style-name="ro1">
          <table:table-cell table:style-name="ce7" office:value-type="float" office:value="5216.5" calcext:value-type="float">
            <text:p>5216.5</text:p>
          </table:table-cell>
          <table:table-cell table:style-name="ce7" office:value-type="float" office:value="4392478.5" calcext:value-type="float">
            <text:p>4392478.5</text:p>
          </table:table-cell>
          <table:table-cell table:style-name="ce7" office:value-type="float" office:value="5216.5" calcext:value-type="float">
            <text:p>5216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970427.75" calcext:value-type="float">
            <text:p>970427.75</text:p>
          </table:table-cell>
          <table:table-cell table:style-name="ce7" table:formula="of:=SUM([.D707:.E707])" office:value-type="float" office:value="4392471.25" calcext:value-type="float">
            <text:p>4392471.25</text:p>
          </table:table-cell>
        </table:table-row>
        <table:table-row table:style-name="ro1">
          <table:table-cell table:style-name="ce7" office:value-type="float" office:value="5379.25" calcext:value-type="float">
            <text:p>5379.25</text:p>
          </table:table-cell>
          <table:table-cell table:style-name="ce7" office:value-type="float" office:value="4397858" calcext:value-type="float">
            <text:p>4397858</text:p>
          </table:table-cell>
          <table:table-cell table:style-name="ce7" office:value-type="float" office:value="5379.25" calcext:value-type="float">
            <text:p>5379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975807" calcext:value-type="float">
            <text:p>975807</text:p>
          </table:table-cell>
          <table:table-cell table:style-name="ce7" table:formula="of:=SUM([.D708:.E708])" office:value-type="float" office:value="4397850.5" calcext:value-type="float">
            <text:p>4397850.5</text:p>
          </table:table-cell>
        </table:table-row>
        <table:table-row table:style-name="ro1">
          <table:table-cell table:style-name="ce7" office:value-type="float" office:value="5544.5" calcext:value-type="float">
            <text:p>5544.5</text:p>
          </table:table-cell>
          <table:table-cell table:style-name="ce7" office:value-type="float" office:value="4403402.5" calcext:value-type="float">
            <text:p>4403402.5</text:p>
          </table:table-cell>
          <table:table-cell table:style-name="ce7" office:value-type="float" office:value="5544.5" calcext:value-type="float">
            <text:p>5544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981351.5" calcext:value-type="float">
            <text:p>981351.5</text:p>
          </table:table-cell>
          <table:table-cell table:style-name="ce7" table:formula="of:=SUM([.D709:.E709])" office:value-type="float" office:value="4403395" calcext:value-type="float">
            <text:p>4403395</text:p>
          </table:table-cell>
        </table:table-row>
        <table:table-row table:style-name="ro1">
          <table:table-cell table:style-name="ce7" office:value-type="float" office:value="5712.25" calcext:value-type="float">
            <text:p>5712.25</text:p>
          </table:table-cell>
          <table:table-cell table:style-name="ce7" office:value-type="float" office:value="4409115" calcext:value-type="float">
            <text:p>4409115</text:p>
          </table:table-cell>
          <table:table-cell table:style-name="ce7" office:value-type="float" office:value="5712.25" calcext:value-type="float">
            <text:p>5712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987063.75" calcext:value-type="float">
            <text:p>987063.75</text:p>
          </table:table-cell>
          <table:table-cell table:style-name="ce7" table:formula="of:=SUM([.D710:.E710])" office:value-type="float" office:value="4409107.25" calcext:value-type="float">
            <text:p>4409107.25</text:p>
          </table:table-cell>
        </table:table-row>
        <table:table-row table:style-name="ro1">
          <table:table-cell table:style-name="ce7" office:value-type="float" office:value="5882.5" calcext:value-type="float">
            <text:p>5882.5</text:p>
          </table:table-cell>
          <table:table-cell table:style-name="ce7" office:value-type="float" office:value="4414997.5" calcext:value-type="float">
            <text:p>4414997.5</text:p>
          </table:table-cell>
          <table:table-cell table:style-name="ce7" office:value-type="float" office:value="5882.5" calcext:value-type="float">
            <text:p>5882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992946.25" calcext:value-type="float">
            <text:p>992946.25</text:p>
          </table:table-cell>
          <table:table-cell table:style-name="ce7" table:formula="of:=SUM([.D711:.E711])" office:value-type="float" office:value="4414989.75" calcext:value-type="float">
            <text:p>4414989.75</text:p>
          </table:table-cell>
        </table:table-row>
        <table:table-row table:style-name="ro1">
          <table:table-cell table:style-name="ce7" office:value-type="float" office:value="6055.25" calcext:value-type="float">
            <text:p>6055.25</text:p>
          </table:table-cell>
          <table:table-cell table:style-name="ce7" office:value-type="float" office:value="4421053" calcext:value-type="float">
            <text:p>4421053</text:p>
          </table:table-cell>
          <table:table-cell table:style-name="ce7" office:value-type="float" office:value="6055.25" calcext:value-type="float">
            <text:p>6055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999001.5" calcext:value-type="float">
            <text:p>999001.5</text:p>
          </table:table-cell>
          <table:table-cell table:style-name="ce7" table:formula="of:=SUM([.D712:.E712])" office:value-type="float" office:value="4421045" calcext:value-type="float">
            <text:p>4421045</text:p>
          </table:table-cell>
        </table:table-row>
        <table:table-row table:style-name="ro1">
          <table:table-cell table:style-name="ce7" office:value-type="float" office:value="6230.5" calcext:value-type="float">
            <text:p>6230.5</text:p>
          </table:table-cell>
          <table:table-cell table:style-name="ce7" office:value-type="float" office:value="4427283.5" calcext:value-type="float">
            <text:p>4427283.5</text:p>
          </table:table-cell>
          <table:table-cell table:style-name="ce7" office:value-type="float" office:value="6230.5" calcext:value-type="float">
            <text:p>6230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005232" calcext:value-type="float">
            <text:p>1005232</text:p>
          </table:table-cell>
          <table:table-cell table:style-name="ce7" table:formula="of:=SUM([.D713:.E713])" office:value-type="float" office:value="4427275.5" calcext:value-type="float">
            <text:p>4427275.5</text:p>
          </table:table-cell>
        </table:table-row>
        <table:table-row table:style-name="ro1">
          <table:table-cell table:style-name="ce7" office:value-type="float" office:value="6408.25" calcext:value-type="float">
            <text:p>6408.25</text:p>
          </table:table-cell>
          <table:table-cell table:style-name="ce7" office:value-type="float" office:value="4433692" calcext:value-type="float">
            <text:p>4433692</text:p>
          </table:table-cell>
          <table:table-cell table:style-name="ce7" office:value-type="float" office:value="6408.25" calcext:value-type="float">
            <text:p>6408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011640.25" calcext:value-type="float">
            <text:p>1011640.25</text:p>
          </table:table-cell>
          <table:table-cell table:style-name="ce7" table:formula="of:=SUM([.D714:.E714])" office:value-type="float" office:value="4433683.75" calcext:value-type="float">
            <text:p>4433683.75</text:p>
          </table:table-cell>
        </table:table-row>
        <table:table-row table:style-name="ro1">
          <table:table-cell table:style-name="ce7" office:value-type="float" office:value="6588.5" calcext:value-type="float">
            <text:p>6588.5</text:p>
          </table:table-cell>
          <table:table-cell table:style-name="ce7" office:value-type="float" office:value="4440280.5" calcext:value-type="float">
            <text:p>4440280.5</text:p>
          </table:table-cell>
          <table:table-cell table:style-name="ce7" office:value-type="float" office:value="6588.5" calcext:value-type="float">
            <text:p>6588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018228.75" calcext:value-type="float">
            <text:p>1018228.75</text:p>
          </table:table-cell>
          <table:table-cell table:style-name="ce7" table:formula="of:=SUM([.D715:.E715])" office:value-type="float" office:value="4440272.25" calcext:value-type="float">
            <text:p>4440272.25</text:p>
          </table:table-cell>
        </table:table-row>
        <table:table-row table:style-name="ro1">
          <table:table-cell table:style-name="ce7" office:value-type="float" office:value="6771.25" calcext:value-type="float">
            <text:p>6771.25</text:p>
          </table:table-cell>
          <table:table-cell table:style-name="ce7" office:value-type="float" office:value="4447052" calcext:value-type="float">
            <text:p>4447052</text:p>
          </table:table-cell>
          <table:table-cell table:style-name="ce7" office:value-type="float" office:value="6771.25" calcext:value-type="float">
            <text:p>6771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025000" calcext:value-type="float">
            <text:p>1025000</text:p>
          </table:table-cell>
          <table:table-cell table:style-name="ce7" table:formula="of:=SUM([.D716:.E716])" office:value-type="float" office:value="4447043.5" calcext:value-type="float">
            <text:p>4447043.5</text:p>
          </table:table-cell>
        </table:table-row>
        <table:table-row table:style-name="ro1">
          <table:table-cell table:style-name="ce7" office:value-type="float" office:value="6956.5" calcext:value-type="float">
            <text:p>6956.5</text:p>
          </table:table-cell>
          <table:table-cell table:style-name="ce7" office:value-type="float" office:value="4454008.5" calcext:value-type="float">
            <text:p>4454008.5</text:p>
          </table:table-cell>
          <table:table-cell table:style-name="ce7" office:value-type="float" office:value="6956.5" calcext:value-type="float">
            <text:p>6956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031956.5" calcext:value-type="float">
            <text:p>1031956.5</text:p>
          </table:table-cell>
          <table:table-cell table:style-name="ce7" table:formula="of:=SUM([.D717:.E717])" office:value-type="float" office:value="4454000" calcext:value-type="float">
            <text:p>4454000</text:p>
          </table:table-cell>
        </table:table-row>
        <table:table-row table:style-name="ro1">
          <table:table-cell table:style-name="ce7" office:value-type="float" office:value="7144.25" calcext:value-type="float">
            <text:p>7144.25</text:p>
          </table:table-cell>
          <table:table-cell table:style-name="ce7" office:value-type="float" office:value="4461153" calcext:value-type="float">
            <text:p>4461153</text:p>
          </table:table-cell>
          <table:table-cell table:style-name="ce7" office:value-type="float" office:value="7144.25" calcext:value-type="float">
            <text:p>7144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039100.75" calcext:value-type="float">
            <text:p>1039100.75</text:p>
          </table:table-cell>
          <table:table-cell table:style-name="ce7" table:formula="of:=SUM([.D718:.E718])" office:value-type="float" office:value="4461144.25" calcext:value-type="float">
            <text:p>4461144.25</text:p>
          </table:table-cell>
        </table:table-row>
        <table:table-row table:style-name="ro1">
          <table:table-cell table:style-name="ce7" office:value-type="float" office:value="7334.5" calcext:value-type="float">
            <text:p>7334.5</text:p>
          </table:table-cell>
          <table:table-cell table:style-name="ce7" office:value-type="float" office:value="4468487.5" calcext:value-type="float">
            <text:p>4468487.5</text:p>
          </table:table-cell>
          <table:table-cell table:style-name="ce7" office:value-type="float" office:value="7334.5" calcext:value-type="float">
            <text:p>7334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046435.25" calcext:value-type="float">
            <text:p>1046435.25</text:p>
          </table:table-cell>
          <table:table-cell table:style-name="ce7" table:formula="of:=SUM([.D719:.E719])" office:value-type="float" office:value="4468478.75" calcext:value-type="float">
            <text:p>4468478.75</text:p>
          </table:table-cell>
        </table:table-row>
        <table:table-row table:style-name="ro1">
          <table:table-cell table:style-name="ce7" office:value-type="float" office:value="7527.25" calcext:value-type="float">
            <text:p>7527.25</text:p>
          </table:table-cell>
          <table:table-cell table:style-name="ce7" office:value-type="float" office:value="4476015" calcext:value-type="float">
            <text:p>4476015</text:p>
          </table:table-cell>
          <table:table-cell table:style-name="ce7" office:value-type="float" office:value="7527.25" calcext:value-type="float">
            <text:p>7527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053962.5" calcext:value-type="float">
            <text:p>1053962.5</text:p>
          </table:table-cell>
          <table:table-cell table:style-name="ce7" table:formula="of:=SUM([.D720:.E720])" office:value-type="float" office:value="4476006" calcext:value-type="float">
            <text:p>4476006</text:p>
          </table:table-cell>
        </table:table-row>
        <table:table-row table:style-name="ro1">
          <table:table-cell table:style-name="ce7" office:value-type="float" office:value="7722.5" calcext:value-type="float">
            <text:p>7722.5</text:p>
          </table:table-cell>
          <table:table-cell table:style-name="ce7" office:value-type="float" office:value="4483737.5" calcext:value-type="float">
            <text:p>4483737.5</text:p>
          </table:table-cell>
          <table:table-cell table:style-name="ce7" office:value-type="float" office:value="7722.5" calcext:value-type="float">
            <text:p>7722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061685" calcext:value-type="float">
            <text:p>1061685</text:p>
          </table:table-cell>
          <table:table-cell table:style-name="ce7" table:formula="of:=SUM([.D721:.E721])" office:value-type="float" office:value="4483728.5" calcext:value-type="float">
            <text:p>4483728.5</text:p>
          </table:table-cell>
        </table:table-row>
        <table:table-row table:style-name="ro1">
          <table:table-cell table:style-name="ce7" office:value-type="float" office:value="7920.25" calcext:value-type="float">
            <text:p>7920.25</text:p>
          </table:table-cell>
          <table:table-cell table:style-name="ce7" office:value-type="float" office:value="4491658" calcext:value-type="float">
            <text:p>4491658</text:p>
          </table:table-cell>
          <table:table-cell table:style-name="ce7" office:value-type="float" office:value="7920.25" calcext:value-type="float">
            <text:p>7920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069605.25" calcext:value-type="float">
            <text:p>1069605.25</text:p>
          </table:table-cell>
          <table:table-cell table:style-name="ce7" table:formula="of:=SUM([.D722:.E722])" office:value-type="float" office:value="4491648.75" calcext:value-type="float">
            <text:p>4491648.75</text:p>
          </table:table-cell>
        </table:table-row>
        <table:table-row table:style-name="ro1">
          <table:table-cell table:style-name="ce7" office:value-type="float" office:value="8120.5" calcext:value-type="float">
            <text:p>8120.5</text:p>
          </table:table-cell>
          <table:table-cell table:style-name="ce7" office:value-type="float" office:value="4499778.5" calcext:value-type="float">
            <text:p>4499778.5</text:p>
          </table:table-cell>
          <table:table-cell table:style-name="ce7" office:value-type="float" office:value="8120.5" calcext:value-type="float">
            <text:p>8120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077725.75" calcext:value-type="float">
            <text:p>1077725.75</text:p>
          </table:table-cell>
          <table:table-cell table:style-name="ce7" table:formula="of:=SUM([.D723:.E723])" office:value-type="float" office:value="4499769.25" calcext:value-type="float">
            <text:p>4499769.25</text:p>
          </table:table-cell>
        </table:table-row>
        <table:table-row table:style-name="ro1">
          <table:table-cell table:style-name="ce7" office:value-type="float" office:value="8323.25" calcext:value-type="float">
            <text:p>8323.25</text:p>
          </table:table-cell>
          <table:table-cell table:style-name="ce7" office:value-type="float" office:value="4508102" calcext:value-type="float">
            <text:p>4508102</text:p>
          </table:table-cell>
          <table:table-cell table:style-name="ce7" office:value-type="float" office:value="8323.25" calcext:value-type="float">
            <text:p>8323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086049" calcext:value-type="float">
            <text:p>1086049</text:p>
          </table:table-cell>
          <table:table-cell table:style-name="ce7" table:formula="of:=SUM([.D724:.E724])" office:value-type="float" office:value="4508092.5" calcext:value-type="float">
            <text:p>4508092.5</text:p>
          </table:table-cell>
        </table:table-row>
        <table:table-row table:style-name="ro1">
          <table:table-cell table:style-name="ce7" office:value-type="float" office:value="8528.5" calcext:value-type="float">
            <text:p>8528.5</text:p>
          </table:table-cell>
          <table:table-cell table:style-name="ce7" office:value-type="float" office:value="4516630.5" calcext:value-type="float">
            <text:p>4516630.5</text:p>
          </table:table-cell>
          <table:table-cell table:style-name="ce7" office:value-type="float" office:value="8528.5" calcext:value-type="float">
            <text:p>8528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094577.5" calcext:value-type="float">
            <text:p>1094577.5</text:p>
          </table:table-cell>
          <table:table-cell table:style-name="ce7" table:formula="of:=SUM([.D725:.E725])" office:value-type="float" office:value="4516621" calcext:value-type="float">
            <text:p>4516621</text:p>
          </table:table-cell>
        </table:table-row>
        <table:table-row table:style-name="ro1">
          <table:table-cell table:style-name="ce7" office:value-type="float" office:value="8736.25" calcext:value-type="float">
            <text:p>8736.25</text:p>
          </table:table-cell>
          <table:table-cell table:style-name="ce7" office:value-type="float" office:value="4525367" calcext:value-type="float">
            <text:p>4525367</text:p>
          </table:table-cell>
          <table:table-cell table:style-name="ce7" office:value-type="float" office:value="8736.25" calcext:value-type="float">
            <text:p>8736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103313.75" calcext:value-type="float">
            <text:p>1103313.75</text:p>
          </table:table-cell>
          <table:table-cell table:style-name="ce7" table:formula="of:=SUM([.D726:.E726])" office:value-type="float" office:value="4525357.25" calcext:value-type="float">
            <text:p>4525357.25</text:p>
          </table:table-cell>
        </table:table-row>
        <table:table-row table:style-name="ro1">
          <table:table-cell table:style-name="ce7" office:value-type="float" office:value="8946.5" calcext:value-type="float">
            <text:p>8946.5</text:p>
          </table:table-cell>
          <table:table-cell table:style-name="ce7" office:value-type="float" office:value="4534313.5" calcext:value-type="float">
            <text:p>4534313.5</text:p>
          </table:table-cell>
          <table:table-cell table:style-name="ce7" office:value-type="float" office:value="8946.5" calcext:value-type="float">
            <text:p>8946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112260.25" calcext:value-type="float">
            <text:p>1112260.25</text:p>
          </table:table-cell>
          <table:table-cell table:style-name="ce7" table:formula="of:=SUM([.D727:.E727])" office:value-type="float" office:value="4534303.75" calcext:value-type="float">
            <text:p>4534303.75</text:p>
          </table:table-cell>
        </table:table-row>
        <table:table-row table:style-name="ro1">
          <table:table-cell table:style-name="ce7" office:value-type="float" office:value="9159.25" calcext:value-type="float">
            <text:p>9159.25</text:p>
          </table:table-cell>
          <table:table-cell table:style-name="ce7" office:value-type="float" office:value="4543473" calcext:value-type="float">
            <text:p>4543473</text:p>
          </table:table-cell>
          <table:table-cell table:style-name="ce7" office:value-type="float" office:value="9159.25" calcext:value-type="float">
            <text:p>9159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121419.5" calcext:value-type="float">
            <text:p>1121419.5</text:p>
          </table:table-cell>
          <table:table-cell table:style-name="ce7" table:formula="of:=SUM([.D728:.E728])" office:value-type="float" office:value="4543463" calcext:value-type="float">
            <text:p>4543463</text:p>
          </table:table-cell>
        </table:table-row>
        <table:table-row table:style-name="ro1">
          <table:table-cell table:style-name="ce7" office:value-type="float" office:value="9374.5" calcext:value-type="float">
            <text:p>9374.5</text:p>
          </table:table-cell>
          <table:table-cell table:style-name="ce7" office:value-type="float" office:value="4552847.5" calcext:value-type="float">
            <text:p>4552847.5</text:p>
          </table:table-cell>
          <table:table-cell table:style-name="ce7" office:value-type="float" office:value="9374.5" calcext:value-type="float">
            <text:p>9374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130794" calcext:value-type="float">
            <text:p>1130794</text:p>
          </table:table-cell>
          <table:table-cell table:style-name="ce7" table:formula="of:=SUM([.D729:.E729])" office:value-type="float" office:value="4552837.5" calcext:value-type="float">
            <text:p>4552837.5</text:p>
          </table:table-cell>
        </table:table-row>
        <table:table-row table:style-name="ro1">
          <table:table-cell table:style-name="ce7" office:value-type="float" office:value="9592.25" calcext:value-type="float">
            <text:p>9592.25</text:p>
          </table:table-cell>
          <table:table-cell table:style-name="ce7" office:value-type="float" office:value="4562440" calcext:value-type="float">
            <text:p>4562440</text:p>
          </table:table-cell>
          <table:table-cell table:style-name="ce7" office:value-type="float" office:value="9592.25" calcext:value-type="float">
            <text:p>9592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140386.25" calcext:value-type="float">
            <text:p>1140386.25</text:p>
          </table:table-cell>
          <table:table-cell table:style-name="ce7" table:formula="of:=SUM([.D730:.E730])" office:value-type="float" office:value="4562429.75" calcext:value-type="float">
            <text:p>4562429.75</text:p>
          </table:table-cell>
        </table:table-row>
        <table:table-row table:style-name="ro1">
          <table:table-cell table:style-name="ce7" office:value-type="float" office:value="9812.5" calcext:value-type="float">
            <text:p>9812.5</text:p>
          </table:table-cell>
          <table:table-cell table:style-name="ce7" office:value-type="float" office:value="4572252.5" calcext:value-type="float">
            <text:p>4572252.5</text:p>
          </table:table-cell>
          <table:table-cell table:style-name="ce7" office:value-type="float" office:value="9812.5" calcext:value-type="float">
            <text:p>9812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150198.75" calcext:value-type="float">
            <text:p>1150198.75</text:p>
          </table:table-cell>
          <table:table-cell table:style-name="ce7" table:formula="of:=SUM([.D731:.E731])" office:value-type="float" office:value="4572242.25" calcext:value-type="float">
            <text:p>4572242.25</text:p>
          </table:table-cell>
        </table:table-row>
        <table:table-row table:style-name="ro1">
          <table:table-cell table:style-name="ce7" office:value-type="float" office:value="10035.25" calcext:value-type="float">
            <text:p>10035.25</text:p>
          </table:table-cell>
          <table:table-cell table:style-name="ce7" office:value-type="float" office:value="4582288" calcext:value-type="float">
            <text:p>4582288</text:p>
          </table:table-cell>
          <table:table-cell table:style-name="ce7" office:value-type="float" office:value="10035.25" calcext:value-type="float">
            <text:p>10035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160234" calcext:value-type="float">
            <text:p>1160234</text:p>
          </table:table-cell>
          <table:table-cell table:style-name="ce7" table:formula="of:=SUM([.D732:.E732])" office:value-type="float" office:value="4582277.5" calcext:value-type="float">
            <text:p>4582277.5</text:p>
          </table:table-cell>
        </table:table-row>
        <table:table-row table:style-name="ro1">
          <table:table-cell table:style-name="ce7" office:value-type="float" office:value="10260.5" calcext:value-type="float">
            <text:p>10260.5</text:p>
          </table:table-cell>
          <table:table-cell table:style-name="ce7" office:value-type="float" office:value="4592548.5" calcext:value-type="float">
            <text:p>4592548.5</text:p>
          </table:table-cell>
          <table:table-cell table:style-name="ce7" office:value-type="float" office:value="10260.5" calcext:value-type="float">
            <text:p>10260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170494.5" calcext:value-type="float">
            <text:p>1170494.5</text:p>
          </table:table-cell>
          <table:table-cell table:style-name="ce7" table:formula="of:=SUM([.D733:.E733])" office:value-type="float" office:value="4592538" calcext:value-type="float">
            <text:p>4592538</text:p>
          </table:table-cell>
        </table:table-row>
        <table:table-row table:style-name="ro1">
          <table:table-cell table:style-name="ce7" office:value-type="float" office:value="10488.25" calcext:value-type="float">
            <text:p>10488.25</text:p>
          </table:table-cell>
          <table:table-cell table:style-name="ce7" office:value-type="float" office:value="4603037" calcext:value-type="float">
            <text:p>4603037</text:p>
          </table:table-cell>
          <table:table-cell table:style-name="ce7" office:value-type="float" office:value="10488.25" calcext:value-type="float">
            <text:p>10488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180982.75" calcext:value-type="float">
            <text:p>1180982.75</text:p>
          </table:table-cell>
          <table:table-cell table:style-name="ce7" table:formula="of:=SUM([.D734:.E734])" office:value-type="float" office:value="4603026.25" calcext:value-type="float">
            <text:p>4603026.25</text:p>
          </table:table-cell>
        </table:table-row>
        <table:table-row table:style-name="ro1">
          <table:table-cell table:style-name="ce7" office:value-type="float" office:value="10718.5" calcext:value-type="float">
            <text:p>10718.5</text:p>
          </table:table-cell>
          <table:table-cell table:style-name="ce7" office:value-type="float" office:value="4613755.5" calcext:value-type="float">
            <text:p>4613755.5</text:p>
          </table:table-cell>
          <table:table-cell table:style-name="ce7" office:value-type="float" office:value="10718.5" calcext:value-type="float">
            <text:p>10718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191701.25" calcext:value-type="float">
            <text:p>1191701.25</text:p>
          </table:table-cell>
          <table:table-cell table:style-name="ce7" table:formula="of:=SUM([.D735:.E735])" office:value-type="float" office:value="4613744.75" calcext:value-type="float">
            <text:p>4613744.75</text:p>
          </table:table-cell>
        </table:table-row>
        <table:table-row table:style-name="ro1">
          <table:table-cell table:style-name="ce7" office:value-type="float" office:value="10951.25" calcext:value-type="float">
            <text:p>10951.25</text:p>
          </table:table-cell>
          <table:table-cell table:style-name="ce7" office:value-type="float" office:value="4624707" calcext:value-type="float">
            <text:p>4624707</text:p>
          </table:table-cell>
          <table:table-cell table:style-name="ce7" office:value-type="float" office:value="10951.25" calcext:value-type="float">
            <text:p>10951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202652.5" calcext:value-type="float">
            <text:p>1202652.5</text:p>
          </table:table-cell>
          <table:table-cell table:style-name="ce7" table:formula="of:=SUM([.D736:.E736])" office:value-type="float" office:value="4624696" calcext:value-type="float">
            <text:p>4624696</text:p>
          </table:table-cell>
        </table:table-row>
        <table:table-row table:style-name="ro1">
          <table:table-cell table:style-name="ce7" office:value-type="float" office:value="11186.5" calcext:value-type="float">
            <text:p>11186.5</text:p>
          </table:table-cell>
          <table:table-cell table:style-name="ce7" office:value-type="float" office:value="4635893.5" calcext:value-type="float">
            <text:p>4635893.5</text:p>
          </table:table-cell>
          <table:table-cell table:style-name="ce7" office:value-type="float" office:value="11186.5" calcext:value-type="float">
            <text:p>11186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213839" calcext:value-type="float">
            <text:p>1213839</text:p>
          </table:table-cell>
          <table:table-cell table:style-name="ce7" table:formula="of:=SUM([.D737:.E737])" office:value-type="float" office:value="4635882.5" calcext:value-type="float">
            <text:p>4635882.5</text:p>
          </table:table-cell>
        </table:table-row>
        <table:table-row table:style-name="ro1">
          <table:table-cell table:style-name="ce7" office:value-type="float" office:value="11424.25" calcext:value-type="float">
            <text:p>11424.25</text:p>
          </table:table-cell>
          <table:table-cell table:style-name="ce7" office:value-type="float" office:value="4647318" calcext:value-type="float">
            <text:p>4647318</text:p>
          </table:table-cell>
          <table:table-cell table:style-name="ce7" office:value-type="float" office:value="11424.25" calcext:value-type="float">
            <text:p>11424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225263.25" calcext:value-type="float">
            <text:p>1225263.25</text:p>
          </table:table-cell>
          <table:table-cell table:style-name="ce7" table:formula="of:=SUM([.D738:.E738])" office:value-type="float" office:value="4647306.75" calcext:value-type="float">
            <text:p>4647306.75</text:p>
          </table:table-cell>
        </table:table-row>
        <table:table-row table:style-name="ro1">
          <table:table-cell table:style-name="ce7" office:value-type="float" office:value="11664.5" calcext:value-type="float">
            <text:p>11664.5</text:p>
          </table:table-cell>
          <table:table-cell table:style-name="ce7" office:value-type="float" office:value="4658982.5" calcext:value-type="float">
            <text:p>4658982.5</text:p>
          </table:table-cell>
          <table:table-cell table:style-name="ce7" office:value-type="float" office:value="11664.5" calcext:value-type="float">
            <text:p>11664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236927.75" calcext:value-type="float">
            <text:p>1236927.75</text:p>
          </table:table-cell>
          <table:table-cell table:style-name="ce7" table:formula="of:=SUM([.D739:.E739])" office:value-type="float" office:value="4658971.25" calcext:value-type="float">
            <text:p>4658971.25</text:p>
          </table:table-cell>
        </table:table-row>
        <table:table-row table:style-name="ro1">
          <table:table-cell table:style-name="ce7" office:value-type="float" office:value="11907.25" calcext:value-type="float">
            <text:p>11907.25</text:p>
          </table:table-cell>
          <table:table-cell table:style-name="ce7" office:value-type="float" office:value="4670890" calcext:value-type="float">
            <text:p>4670890</text:p>
          </table:table-cell>
          <table:table-cell table:style-name="ce7" office:value-type="float" office:value="11907.25" calcext:value-type="float">
            <text:p>11907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248835" calcext:value-type="float">
            <text:p>1248835</text:p>
          </table:table-cell>
          <table:table-cell table:style-name="ce7" table:formula="of:=SUM([.D740:.E740])" office:value-type="float" office:value="4670878.5" calcext:value-type="float">
            <text:p>4670878.5</text:p>
          </table:table-cell>
        </table:table-row>
        <table:table-row table:style-name="ro1">
          <table:table-cell table:style-name="ce7" office:value-type="float" office:value="12152.5" calcext:value-type="float">
            <text:p>12152.5</text:p>
          </table:table-cell>
          <table:table-cell table:style-name="ce7" office:value-type="float" office:value="4683042.5" calcext:value-type="float">
            <text:p>4683042.5</text:p>
          </table:table-cell>
          <table:table-cell table:style-name="ce7" office:value-type="float" office:value="12152.5" calcext:value-type="float">
            <text:p>12152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260987.5" calcext:value-type="float">
            <text:p>1260987.5</text:p>
          </table:table-cell>
          <table:table-cell table:style-name="ce7" table:formula="of:=SUM([.D741:.E741])" office:value-type="float" office:value="4683031" calcext:value-type="float">
            <text:p>4683031</text:p>
          </table:table-cell>
        </table:table-row>
        <table:table-row table:style-name="ro1">
          <table:table-cell table:style-name="ce7" office:value-type="float" office:value="12400.25" calcext:value-type="float">
            <text:p>12400.25</text:p>
          </table:table-cell>
          <table:table-cell table:style-name="ce7" office:value-type="float" office:value="4695443" calcext:value-type="float">
            <text:p>4695443</text:p>
          </table:table-cell>
          <table:table-cell table:style-name="ce7" office:value-type="float" office:value="12400.25" calcext:value-type="float">
            <text:p>12400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273387.75" calcext:value-type="float">
            <text:p>1273387.75</text:p>
          </table:table-cell>
          <table:table-cell table:style-name="ce7" table:formula="of:=SUM([.D742:.E742])" office:value-type="float" office:value="4695431.25" calcext:value-type="float">
            <text:p>4695431.25</text:p>
          </table:table-cell>
        </table:table-row>
        <table:table-row table:style-name="ro1">
          <table:table-cell table:style-name="ce7" office:value-type="float" office:value="12650.5" calcext:value-type="float">
            <text:p>12650.5</text:p>
          </table:table-cell>
          <table:table-cell table:style-name="ce7" office:value-type="float" office:value="4708093.5" calcext:value-type="float">
            <text:p>4708093.5</text:p>
          </table:table-cell>
          <table:table-cell table:style-name="ce7" office:value-type="float" office:value="12650.5" calcext:value-type="float">
            <text:p>12650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286038.25" calcext:value-type="float">
            <text:p>1286038.25</text:p>
          </table:table-cell>
          <table:table-cell table:style-name="ce7" table:formula="of:=SUM([.D743:.E743])" office:value-type="float" office:value="4708081.75" calcext:value-type="float">
            <text:p>4708081.75</text:p>
          </table:table-cell>
        </table:table-row>
        <table:table-row table:style-name="ro1">
          <table:table-cell table:style-name="ce7" office:value-type="float" office:value="12903.25" calcext:value-type="float">
            <text:p>12903.25</text:p>
          </table:table-cell>
          <table:table-cell table:style-name="ce7" office:value-type="float" office:value="4720997" calcext:value-type="float">
            <text:p>4720997</text:p>
          </table:table-cell>
          <table:table-cell table:style-name="ce7" office:value-type="float" office:value="12903.25" calcext:value-type="float">
            <text:p>12903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298941.5" calcext:value-type="float">
            <text:p>1298941.5</text:p>
          </table:table-cell>
          <table:table-cell table:style-name="ce7" table:formula="of:=SUM([.D744:.E744])" office:value-type="float" office:value="4720985" calcext:value-type="float">
            <text:p>4720985</text:p>
          </table:table-cell>
        </table:table-row>
        <table:table-row table:style-name="ro1">
          <table:table-cell table:style-name="ce7" office:value-type="float" office:value="13158.5" calcext:value-type="float">
            <text:p>13158.5</text:p>
          </table:table-cell>
          <table:table-cell table:style-name="ce7" office:value-type="float" office:value="4734155.5" calcext:value-type="float">
            <text:p>4734155.5</text:p>
          </table:table-cell>
          <table:table-cell table:style-name="ce7" office:value-type="float" office:value="13158.5" calcext:value-type="float">
            <text:p>13158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312100" calcext:value-type="float">
            <text:p>1312100</text:p>
          </table:table-cell>
          <table:table-cell table:style-name="ce7" table:formula="of:=SUM([.D745:.E745])" office:value-type="float" office:value="4734143.5" calcext:value-type="float">
            <text:p>4734143.5</text:p>
          </table:table-cell>
        </table:table-row>
        <table:table-row table:style-name="ro1">
          <table:table-cell table:style-name="ce7" office:value-type="float" office:value="13416.25" calcext:value-type="float">
            <text:p>13416.25</text:p>
          </table:table-cell>
          <table:table-cell table:style-name="ce7" office:value-type="float" office:value="4747572" calcext:value-type="float">
            <text:p>4747572</text:p>
          </table:table-cell>
          <table:table-cell table:style-name="ce7" office:value-type="float" office:value="13416.25" calcext:value-type="float">
            <text:p>13416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325516.25" calcext:value-type="float">
            <text:p>1325516.25</text:p>
          </table:table-cell>
          <table:table-cell table:style-name="ce7" table:formula="of:=SUM([.D746:.E746])" office:value-type="float" office:value="4747559.75" calcext:value-type="float">
            <text:p>4747559.75</text:p>
          </table:table-cell>
        </table:table-row>
        <table:table-row table:style-name="ro1">
          <table:table-cell table:style-name="ce7" office:value-type="float" office:value="13676.5" calcext:value-type="float">
            <text:p>13676.5</text:p>
          </table:table-cell>
          <table:table-cell table:style-name="ce7" office:value-type="float" office:value="4761248.5" calcext:value-type="float">
            <text:p>4761248.5</text:p>
          </table:table-cell>
          <table:table-cell table:style-name="ce7" office:value-type="float" office:value="13676.5" calcext:value-type="float">
            <text:p>13676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339192.75" calcext:value-type="float">
            <text:p>1339192.75</text:p>
          </table:table-cell>
          <table:table-cell table:style-name="ce7" table:formula="of:=SUM([.D747:.E747])" office:value-type="float" office:value="4761236.25" calcext:value-type="float">
            <text:p>4761236.25</text:p>
          </table:table-cell>
        </table:table-row>
        <table:table-row table:style-name="ro1">
          <table:table-cell table:style-name="ce7" office:value-type="float" office:value="13939.25" calcext:value-type="float">
            <text:p>13939.25</text:p>
          </table:table-cell>
          <table:table-cell table:style-name="ce7" office:value-type="float" office:value="4775188" calcext:value-type="float">
            <text:p>4775188</text:p>
          </table:table-cell>
          <table:table-cell table:style-name="ce7" office:value-type="float" office:value="13939.25" calcext:value-type="float">
            <text:p>13939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353132" calcext:value-type="float">
            <text:p>1353132</text:p>
          </table:table-cell>
          <table:table-cell table:style-name="ce7" table:formula="of:=SUM([.D748:.E748])" office:value-type="float" office:value="4775175.5" calcext:value-type="float">
            <text:p>4775175.5</text:p>
          </table:table-cell>
        </table:table-row>
        <table:table-row table:style-name="ro1">
          <table:table-cell table:style-name="ce7" office:value-type="float" office:value="14204.5" calcext:value-type="float">
            <text:p>14204.5</text:p>
          </table:table-cell>
          <table:table-cell table:style-name="ce7" office:value-type="float" office:value="4789392.5" calcext:value-type="float">
            <text:p>4789392.5</text:p>
          </table:table-cell>
          <table:table-cell table:style-name="ce7" office:value-type="float" office:value="14204.5" calcext:value-type="float">
            <text:p>14204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367336.5" calcext:value-type="float">
            <text:p>1367336.5</text:p>
          </table:table-cell>
          <table:table-cell table:style-name="ce7" table:formula="of:=SUM([.D749:.E749])" office:value-type="float" office:value="4789380" calcext:value-type="float">
            <text:p>4789380</text:p>
          </table:table-cell>
        </table:table-row>
        <table:table-row table:style-name="ro1">
          <table:table-cell table:style-name="ce7" office:value-type="float" office:value="14472.25" calcext:value-type="float">
            <text:p>14472.25</text:p>
          </table:table-cell>
          <table:table-cell table:style-name="ce7" office:value-type="float" office:value="4803865" calcext:value-type="float">
            <text:p>4803865</text:p>
          </table:table-cell>
          <table:table-cell table:style-name="ce7" office:value-type="float" office:value="14472.25" calcext:value-type="float">
            <text:p>14472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381808.75" calcext:value-type="float">
            <text:p>1381808.75</text:p>
          </table:table-cell>
          <table:table-cell table:style-name="ce7" table:formula="of:=SUM([.D750:.E750])" office:value-type="float" office:value="4803852.25" calcext:value-type="float">
            <text:p>4803852.25</text:p>
          </table:table-cell>
        </table:table-row>
        <table:table-row table:style-name="ro1">
          <table:table-cell table:style-name="ce7" office:value-type="float" office:value="14742.5" calcext:value-type="float">
            <text:p>14742.5</text:p>
          </table:table-cell>
          <table:table-cell table:style-name="ce7" office:value-type="float" office:value="4818607.5" calcext:value-type="float">
            <text:p>4818607.5</text:p>
          </table:table-cell>
          <table:table-cell table:style-name="ce7" office:value-type="float" office:value="14742.5" calcext:value-type="float">
            <text:p>14742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396551.25" calcext:value-type="float">
            <text:p>1396551.25</text:p>
          </table:table-cell>
          <table:table-cell table:style-name="ce7" table:formula="of:=SUM([.D751:.E751])" office:value-type="float" office:value="4818594.75" calcext:value-type="float">
            <text:p>4818594.75</text:p>
          </table:table-cell>
        </table:table-row>
        <table:table-row table:style-name="ro1">
          <table:table-cell table:style-name="ce7" office:value-type="float" office:value="15015.25" calcext:value-type="float">
            <text:p>15015.25</text:p>
          </table:table-cell>
          <table:table-cell table:style-name="ce7" office:value-type="float" office:value="4833623" calcext:value-type="float">
            <text:p>4833623</text:p>
          </table:table-cell>
          <table:table-cell table:style-name="ce7" office:value-type="float" office:value="15015.25" calcext:value-type="float">
            <text:p>15015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411566.5" calcext:value-type="float">
            <text:p>1411566.5</text:p>
          </table:table-cell>
          <table:table-cell table:style-name="ce7" table:formula="of:=SUM([.D752:.E752])" office:value-type="float" office:value="4833610" calcext:value-type="float">
            <text:p>4833610</text:p>
          </table:table-cell>
        </table:table-row>
        <table:table-row table:style-name="ro1">
          <table:table-cell table:style-name="ce7" office:value-type="float" office:value="15290.5" calcext:value-type="float">
            <text:p>15290.5</text:p>
          </table:table-cell>
          <table:table-cell table:style-name="ce7" office:value-type="float" office:value="4848913.5" calcext:value-type="float">
            <text:p>4848913.5</text:p>
          </table:table-cell>
          <table:table-cell table:style-name="ce7" office:value-type="float" office:value="15290.5" calcext:value-type="float">
            <text:p>15290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426857" calcext:value-type="float">
            <text:p>1426857</text:p>
          </table:table-cell>
          <table:table-cell table:style-name="ce7" table:formula="of:=SUM([.D753:.E753])" office:value-type="float" office:value="4848900.5" calcext:value-type="float">
            <text:p>4848900.5</text:p>
          </table:table-cell>
        </table:table-row>
        <table:table-row table:style-name="ro1">
          <table:table-cell table:style-name="ce7" office:value-type="float" office:value="15568.25" calcext:value-type="float">
            <text:p>15568.25</text:p>
          </table:table-cell>
          <table:table-cell table:style-name="ce7" office:value-type="float" office:value="4864482" calcext:value-type="float">
            <text:p>4864482</text:p>
          </table:table-cell>
          <table:table-cell table:style-name="ce7" office:value-type="float" office:value="15568.25" calcext:value-type="float">
            <text:p>15568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442425.25" calcext:value-type="float">
            <text:p>1442425.25</text:p>
          </table:table-cell>
          <table:table-cell table:style-name="ce7" table:formula="of:=SUM([.D754:.E754])" office:value-type="float" office:value="4864468.75" calcext:value-type="float">
            <text:p>4864468.75</text:p>
          </table:table-cell>
        </table:table-row>
        <table:table-row table:style-name="ro1">
          <table:table-cell table:style-name="ce7" office:value-type="float" office:value="15848.5" calcext:value-type="float">
            <text:p>15848.5</text:p>
          </table:table-cell>
          <table:table-cell table:style-name="ce7" office:value-type="float" office:value="4880330.5" calcext:value-type="float">
            <text:p>4880330.5</text:p>
          </table:table-cell>
          <table:table-cell table:style-name="ce7" office:value-type="float" office:value="15848.5" calcext:value-type="float">
            <text:p>15848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458273.75" calcext:value-type="float">
            <text:p>1458273.75</text:p>
          </table:table-cell>
          <table:table-cell table:style-name="ce7" table:formula="of:=SUM([.D755:.E755])" office:value-type="float" office:value="4880317.25" calcext:value-type="float">
            <text:p>4880317.25</text:p>
          </table:table-cell>
        </table:table-row>
        <table:table-row table:style-name="ro1">
          <table:table-cell table:style-name="ce7" office:value-type="float" office:value="16131.25" calcext:value-type="float">
            <text:p>16131.25</text:p>
          </table:table-cell>
          <table:table-cell table:style-name="ce7" office:value-type="float" office:value="4896462" calcext:value-type="float">
            <text:p>4896462</text:p>
          </table:table-cell>
          <table:table-cell table:style-name="ce7" office:value-type="float" office:value="16131.25" calcext:value-type="float">
            <text:p>16131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474405" calcext:value-type="float">
            <text:p>1474405</text:p>
          </table:table-cell>
          <table:table-cell table:style-name="ce7" table:formula="of:=SUM([.D756:.E756])" office:value-type="float" office:value="4896448.5" calcext:value-type="float">
            <text:p>4896448.5</text:p>
          </table:table-cell>
        </table:table-row>
        <table:table-row table:style-name="ro1">
          <table:table-cell table:style-name="ce7" office:value-type="float" office:value="16416.5" calcext:value-type="float">
            <text:p>16416.5</text:p>
          </table:table-cell>
          <table:table-cell table:style-name="ce7" office:value-type="float" office:value="4912878.5" calcext:value-type="float">
            <text:p>4912878.5</text:p>
          </table:table-cell>
          <table:table-cell table:style-name="ce7" office:value-type="float" office:value="16416.5" calcext:value-type="float">
            <text:p>16416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490821.5" calcext:value-type="float">
            <text:p>1490821.5</text:p>
          </table:table-cell>
          <table:table-cell table:style-name="ce7" table:formula="of:=SUM([.D757:.E757])" office:value-type="float" office:value="4912865" calcext:value-type="float">
            <text:p>4912865</text:p>
          </table:table-cell>
        </table:table-row>
        <table:table-row table:style-name="ro1">
          <table:table-cell table:style-name="ce7" office:value-type="float" office:value="16704.25" calcext:value-type="float">
            <text:p>16704.25</text:p>
          </table:table-cell>
          <table:table-cell table:style-name="ce7" office:value-type="float" office:value="4929583" calcext:value-type="float">
            <text:p>4929583</text:p>
          </table:table-cell>
          <table:table-cell table:style-name="ce7" office:value-type="float" office:value="16704.25" calcext:value-type="float">
            <text:p>16704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507525.75" calcext:value-type="float">
            <text:p>1507525.75</text:p>
          </table:table-cell>
          <table:table-cell table:style-name="ce7" table:formula="of:=SUM([.D758:.E758])" office:value-type="float" office:value="4929569.25" calcext:value-type="float">
            <text:p>4929569.25</text:p>
          </table:table-cell>
        </table:table-row>
        <table:table-row table:style-name="ro1">
          <table:table-cell table:style-name="ce7" office:value-type="float" office:value="16994.5" calcext:value-type="float">
            <text:p>16994.5</text:p>
          </table:table-cell>
          <table:table-cell table:style-name="ce7" office:value-type="float" office:value="4946577.5" calcext:value-type="float">
            <text:p>4946577.5</text:p>
          </table:table-cell>
          <table:table-cell table:style-name="ce7" office:value-type="float" office:value="16994.5" calcext:value-type="float">
            <text:p>16994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524520.25" calcext:value-type="float">
            <text:p>1524520.25</text:p>
          </table:table-cell>
          <table:table-cell table:style-name="ce7" table:formula="of:=SUM([.D759:.E759])" office:value-type="float" office:value="4946563.75" calcext:value-type="float">
            <text:p>4946563.75</text:p>
          </table:table-cell>
        </table:table-row>
        <table:table-row table:style-name="ro1">
          <table:table-cell table:style-name="ce7" office:value-type="float" office:value="17287.25" calcext:value-type="float">
            <text:p>17287.25</text:p>
          </table:table-cell>
          <table:table-cell table:style-name="ce7" office:value-type="float" office:value="4963865" calcext:value-type="float">
            <text:p>4963865</text:p>
          </table:table-cell>
          <table:table-cell table:style-name="ce7" office:value-type="float" office:value="17287.25" calcext:value-type="float">
            <text:p>17287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541807.5" calcext:value-type="float">
            <text:p>1541807.5</text:p>
          </table:table-cell>
          <table:table-cell table:style-name="ce7" table:formula="of:=SUM([.D760:.E760])" office:value-type="float" office:value="4963851" calcext:value-type="float">
            <text:p>4963851</text:p>
          </table:table-cell>
        </table:table-row>
        <table:table-row table:style-name="ro1">
          <table:table-cell table:style-name="ce7" office:value-type="float" office:value="17582.5" calcext:value-type="float">
            <text:p>17582.5</text:p>
          </table:table-cell>
          <table:table-cell table:style-name="ce7" office:value-type="float" office:value="4981447.5" calcext:value-type="float">
            <text:p>4981447.5</text:p>
          </table:table-cell>
          <table:table-cell table:style-name="ce7" office:value-type="float" office:value="17582.5" calcext:value-type="float">
            <text:p>17582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559390" calcext:value-type="float">
            <text:p>1559390</text:p>
          </table:table-cell>
          <table:table-cell table:style-name="ce7" table:formula="of:=SUM([.D761:.E761])" office:value-type="float" office:value="4981433.5" calcext:value-type="float">
            <text:p>4981433.5</text:p>
          </table:table-cell>
        </table:table-row>
        <table:table-row table:style-name="ro1">
          <table:table-cell table:style-name="ce7" office:value-type="float" office:value="17880.25" calcext:value-type="float">
            <text:p>17880.25</text:p>
          </table:table-cell>
          <table:table-cell table:style-name="ce7" office:value-type="float" office:value="4999328" calcext:value-type="float">
            <text:p>4999328</text:p>
          </table:table-cell>
          <table:table-cell table:style-name="ce7" office:value-type="float" office:value="17880.25" calcext:value-type="float">
            <text:p>17880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577270.25" calcext:value-type="float">
            <text:p>1577270.25</text:p>
          </table:table-cell>
          <table:table-cell table:style-name="ce7" table:formula="of:=SUM([.D762:.E762])" office:value-type="float" office:value="4999313.75" calcext:value-type="float">
            <text:p>4999313.75</text:p>
          </table:table-cell>
        </table:table-row>
        <table:table-row table:style-name="ro1">
          <table:table-cell table:style-name="ce7" office:value-type="float" office:value="18180.5" calcext:value-type="float">
            <text:p>18180.5</text:p>
          </table:table-cell>
          <table:table-cell table:style-name="ce7" office:value-type="float" office:value="5017508.5" calcext:value-type="float">
            <text:p>5017508.5</text:p>
          </table:table-cell>
          <table:table-cell table:style-name="ce7" office:value-type="float" office:value="18180.5" calcext:value-type="float">
            <text:p>18180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595450.75" calcext:value-type="float">
            <text:p>1595450.75</text:p>
          </table:table-cell>
          <table:table-cell table:style-name="ce7" table:formula="of:=SUM([.D763:.E763])" office:value-type="float" office:value="5017494.25" calcext:value-type="float">
            <text:p>5017494.25</text:p>
          </table:table-cell>
        </table:table-row>
        <table:table-row table:style-name="ro1">
          <table:table-cell table:style-name="ce7" office:value-type="float" office:value="18483.25" calcext:value-type="float">
            <text:p>18483.25</text:p>
          </table:table-cell>
          <table:table-cell table:style-name="ce7" office:value-type="float" office:value="5035992" calcext:value-type="float">
            <text:p>5035992</text:p>
          </table:table-cell>
          <table:table-cell table:style-name="ce7" office:value-type="float" office:value="18483.25" calcext:value-type="float">
            <text:p>18483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613934" calcext:value-type="float">
            <text:p>1613934</text:p>
          </table:table-cell>
          <table:table-cell table:style-name="ce7" table:formula="of:=SUM([.D764:.E764])" office:value-type="float" office:value="5035977.5" calcext:value-type="float">
            <text:p>5035977.5</text:p>
          </table:table-cell>
        </table:table-row>
        <table:table-row table:style-name="ro1">
          <table:table-cell table:style-name="ce7" office:value-type="float" office:value="18788.5" calcext:value-type="float">
            <text:p>18788.5</text:p>
          </table:table-cell>
          <table:table-cell table:style-name="ce7" office:value-type="float" office:value="5054780.5" calcext:value-type="float">
            <text:p>5054780.5</text:p>
          </table:table-cell>
          <table:table-cell table:style-name="ce7" office:value-type="float" office:value="18788.5" calcext:value-type="float">
            <text:p>18788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632722.5" calcext:value-type="float">
            <text:p>1632722.5</text:p>
          </table:table-cell>
          <table:table-cell table:style-name="ce7" table:formula="of:=SUM([.D765:.E765])" office:value-type="float" office:value="5054766" calcext:value-type="float">
            <text:p>5054766</text:p>
          </table:table-cell>
        </table:table-row>
        <table:table-row table:style-name="ro1">
          <table:table-cell table:style-name="ce7" office:value-type="float" office:value="19096.25" calcext:value-type="float">
            <text:p>19096.25</text:p>
          </table:table-cell>
          <table:table-cell table:style-name="ce7" office:value-type="float" office:value="5073877" calcext:value-type="float">
            <text:p>5073877</text:p>
          </table:table-cell>
          <table:table-cell table:style-name="ce7" office:value-type="float" office:value="19096.25" calcext:value-type="float">
            <text:p>19096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651818.75" calcext:value-type="float">
            <text:p>1651818.75</text:p>
          </table:table-cell>
          <table:table-cell table:style-name="ce7" table:formula="of:=SUM([.D766:.E766])" office:value-type="float" office:value="5073862.25" calcext:value-type="float">
            <text:p>5073862.25</text:p>
          </table:table-cell>
        </table:table-row>
        <table:table-row table:style-name="ro1">
          <table:table-cell table:style-name="ce7" office:value-type="float" office:value="19406.5" calcext:value-type="float">
            <text:p>19406.5</text:p>
          </table:table-cell>
          <table:table-cell table:style-name="ce7" office:value-type="float" office:value="5093283.5" calcext:value-type="float">
            <text:p>5093283.5</text:p>
          </table:table-cell>
          <table:table-cell table:style-name="ce7" office:value-type="float" office:value="19406.5" calcext:value-type="float">
            <text:p>19406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671225.25" calcext:value-type="float">
            <text:p>1671225.25</text:p>
          </table:table-cell>
          <table:table-cell table:style-name="ce7" table:formula="of:=SUM([.D767:.E767])" office:value-type="float" office:value="5093268.75" calcext:value-type="float">
            <text:p>5093268.75</text:p>
          </table:table-cell>
        </table:table-row>
        <table:table-row table:style-name="ro1">
          <table:table-cell table:style-name="ce7" office:value-type="float" office:value="19719.25" calcext:value-type="float">
            <text:p>19719.25</text:p>
          </table:table-cell>
          <table:table-cell table:style-name="ce7" office:value-type="float" office:value="5113003" calcext:value-type="float">
            <text:p>5113003</text:p>
          </table:table-cell>
          <table:table-cell table:style-name="ce7" office:value-type="float" office:value="19719.25" calcext:value-type="float">
            <text:p>19719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690944.5" calcext:value-type="float">
            <text:p>1690944.5</text:p>
          </table:table-cell>
          <table:table-cell table:style-name="ce7" table:formula="of:=SUM([.D768:.E768])" office:value-type="float" office:value="5112988" calcext:value-type="float">
            <text:p>5112988</text:p>
          </table:table-cell>
        </table:table-row>
        <table:table-row table:style-name="ro1">
          <table:table-cell table:style-name="ce7" office:value-type="float" office:value="20034.5" calcext:value-type="float">
            <text:p>20034.5</text:p>
          </table:table-cell>
          <table:table-cell table:style-name="ce7" office:value-type="float" office:value="5133037.5" calcext:value-type="float">
            <text:p>5133037.5</text:p>
          </table:table-cell>
          <table:table-cell table:style-name="ce7" office:value-type="float" office:value="20034.5" calcext:value-type="float">
            <text:p>20034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710979" calcext:value-type="float">
            <text:p>1710979</text:p>
          </table:table-cell>
          <table:table-cell table:style-name="ce7" table:formula="of:=SUM([.D769:.E769])" office:value-type="float" office:value="5133022.5" calcext:value-type="float">
            <text:p>5133022.5</text:p>
          </table:table-cell>
        </table:table-row>
        <table:table-row table:style-name="ro1"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5133038" calcext:value-type="float">
            <text:p>5133038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710979.5" calcext:value-type="float">
            <text:p>1710979.5</text:p>
          </table:table-cell>
          <table:table-cell table:style-name="ce7" table:formula="of:=SUM([.D770:.E770])" office:value-type="float" office:value="5133023" calcext:value-type="float">
            <text:p>5133023</text:p>
          </table:table-cell>
        </table:table-row>
        <table:table-row table:style-name="ro1">
          <table:table-cell table:style-name="ce7" office:value-type="float" office:value="3.25" calcext:value-type="float">
            <text:p>3.25</text:p>
          </table:table-cell>
          <table:table-cell table:style-name="ce7" office:value-type="float" office:value="5133041" calcext:value-type="float">
            <text:p>5133041</text:p>
          </table:table-cell>
          <table:table-cell table:style-name="ce7" office:value-type="float" office:value="3.25" calcext:value-type="float">
            <text:p>3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710982.75" calcext:value-type="float">
            <text:p>1710982.75</text:p>
          </table:table-cell>
          <table:table-cell table:style-name="ce7" table:formula="of:=SUM([.D771:.E771])" office:value-type="float" office:value="5133026.25" calcext:value-type="float">
            <text:p>5133026.25</text:p>
          </table:table-cell>
        </table:table-row>
        <table:table-row table:style-name="ro1">
          <table:table-cell table:style-name="ce7" office:value-type="float" office:value="8.5" calcext:value-type="float">
            <text:p>8.5</text:p>
          </table:table-cell>
          <table:table-cell table:style-name="ce7" office:value-type="float" office:value="5133049.5" calcext:value-type="float">
            <text:p>5133049.5</text:p>
          </table:table-cell>
          <table:table-cell table:style-name="ce7" office:value-type="float" office:value="8.5" calcext:value-type="float">
            <text:p>8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710991.25" calcext:value-type="float">
            <text:p>1710991.25</text:p>
          </table:table-cell>
          <table:table-cell table:style-name="ce7" table:formula="of:=SUM([.D772:.E772])" office:value-type="float" office:value="5133034.75" calcext:value-type="float">
            <text:p>5133034.75</text:p>
          </table:table-cell>
        </table:table-row>
        <table:table-row table:style-name="ro1"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5133066" calcext:value-type="float">
            <text:p>5133066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711007.5" calcext:value-type="float">
            <text:p>1711007.5</text:p>
          </table:table-cell>
          <table:table-cell table:style-name="ce7" table:formula="of:=SUM([.D773:.E773])" office:value-type="float" office:value="5133051" calcext:value-type="float">
            <text:p>5133051</text:p>
          </table:table-cell>
        </table:table-row>
        <table:table-row table:style-name="ro1">
          <table:table-cell table:style-name="ce7" office:value-type="float" office:value="26.5" calcext:value-type="float">
            <text:p>26.5</text:p>
          </table:table-cell>
          <table:table-cell table:style-name="ce7" office:value-type="float" office:value="5133092.5" calcext:value-type="float">
            <text:p>5133092.5</text:p>
          </table:table-cell>
          <table:table-cell table:style-name="ce7" office:value-type="float" office:value="26.5" calcext:value-type="float">
            <text:p>26.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711034" calcext:value-type="float">
            <text:p>1711034</text:p>
          </table:table-cell>
          <table:table-cell table:style-name="ce7" table:formula="of:=SUM([.D774:.E774])" office:value-type="float" office:value="5133077.5" calcext:value-type="float">
            <text:p>5133077.5</text:p>
          </table:table-cell>
        </table:table-row>
        <table:table-row table:style-name="ro1">
          <table:table-cell table:style-name="ce7" office:value-type="float" office:value="39.25" calcext:value-type="float">
            <text:p>39.25</text:p>
          </table:table-cell>
          <table:table-cell table:style-name="ce7" office:value-type="float" office:value="5133132" calcext:value-type="float">
            <text:p>5133132</text:p>
          </table:table-cell>
          <table:table-cell table:style-name="ce7" office:value-type="float" office:value="39.25" calcext:value-type="float">
            <text:p>39.25</text:p>
          </table:table-cell>
          <table:table-cell table:style-name="ce7" office:value-type="float" office:value="3422043.5" calcext:value-type="float">
            <text:p>3422043.5</text:p>
          </table:table-cell>
          <table:table-cell table:style-name="ce7" office:value-type="float" office:value="1711073.25" calcext:value-type="float">
            <text:p>1711073.25</text:p>
          </table:table-cell>
          <table:table-cell table:style-name="ce7" table:formula="of:=SUM([.D775:.E775])" office:value-type="float" office:value="5133116.75" calcext:value-type="float">
            <text:p>5133116.75</text:p>
          </table:table-cell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9" office:value-type="string" calcext:value-type="string">
            <text:p>EXP PRODUCT</text:p>
          </table:table-cell>
          <table:table-cell table:style-name="ce9" office:value-type="string" calcext:value-type="string">
            <text:p>EXP SUM</text:p>
          </table:table-cell>
          <table:table-cell table:style-name="ce9" office:value-type="string" calcext:value-type="string">
            <text:p>PRODUCT</text:p>
          </table:table-cell>
          <table:table-cell table:style-name="ce14"/>
          <table:table-cell table:style-name="ce9" office:value-type="string" calcext:value-type="string">
            <text:p>SUM</text:p>
          </table:table-cell>
          <table:table-cell table:style-name="ce9" office:value-type="string" calcext:value-type="string">
            <text:p>RESULT</text:p>
          </table:table-cell>
        </table:table-row>
        <table:table-row table:style-name="ro1">
          <table:table-cell table:style-name="ce10" office:value-type="float" office:value="54.5" calcext:value-type="float">
            <text:p>54.5</text:p>
          </table:table-cell>
          <table:table-cell table:style-name="ce10" office:value-type="float" office:value="5133186.5" calcext:value-type="float">
            <text:p>5133186.5</text:p>
          </table:table-cell>
          <table:table-cell table:style-name="ce10" office:value-type="float" office:value="54.5" calcext:value-type="float">
            <text:p>54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54.5" calcext:value-type="float">
            <text:p>54.5</text:p>
          </table:table-cell>
          <table:table-cell table:style-name="ce10" table:formula="of:=SUM([.D779:.E779])" office:value-type="float" office:value="5133186.5" calcext:value-type="float">
            <text:p>5133186.5</text:p>
          </table:table-cell>
        </table:table-row>
        <table:table-row table:style-name="ro1">
          <table:table-cell table:style-name="ce10" office:value-type="float" office:value="72.25" calcext:value-type="float">
            <text:p>72.25</text:p>
          </table:table-cell>
          <table:table-cell table:style-name="ce10" office:value-type="float" office:value="5133259" calcext:value-type="float">
            <text:p>5133259</text:p>
          </table:table-cell>
          <table:table-cell table:style-name="ce10" office:value-type="float" office:value="72.25" calcext:value-type="float">
            <text:p>72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26.75" calcext:value-type="float">
            <text:p>126.75</text:p>
          </table:table-cell>
          <table:table-cell table:style-name="ce10" table:formula="of:=SUM([.D780:.E780])" office:value-type="float" office:value="5133258.75" calcext:value-type="float">
            <text:p>5133258.75</text:p>
          </table:table-cell>
        </table:table-row>
        <table:table-row table:style-name="ro1">
          <table:table-cell table:style-name="ce10" office:value-type="float" office:value="92.5" calcext:value-type="float">
            <text:p>92.5</text:p>
          </table:table-cell>
          <table:table-cell table:style-name="ce10" office:value-type="float" office:value="5133351.5" calcext:value-type="float">
            <text:p>5133351.5</text:p>
          </table:table-cell>
          <table:table-cell table:style-name="ce10" office:value-type="float" office:value="92.5" calcext:value-type="float">
            <text:p>92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219.25" calcext:value-type="float">
            <text:p>219.25</text:p>
          </table:table-cell>
          <table:table-cell table:style-name="ce10" table:formula="of:=SUM([.D781:.E781])" office:value-type="float" office:value="5133351.25" calcext:value-type="float">
            <text:p>5133351.25</text:p>
          </table:table-cell>
        </table:table-row>
        <table:table-row table:style-name="ro1">
          <table:table-cell table:style-name="ce10" office:value-type="float" office:value="115.25" calcext:value-type="float">
            <text:p>115.25</text:p>
          </table:table-cell>
          <table:table-cell table:style-name="ce10" office:value-type="float" office:value="5133467" calcext:value-type="float">
            <text:p>5133467</text:p>
          </table:table-cell>
          <table:table-cell table:style-name="ce10" office:value-type="float" office:value="115.25" calcext:value-type="float">
            <text:p>115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334.5" calcext:value-type="float">
            <text:p>334.5</text:p>
          </table:table-cell>
          <table:table-cell table:style-name="ce10" table:formula="of:=SUM([.D782:.E782])" office:value-type="float" office:value="5133466.5" calcext:value-type="float">
            <text:p>5133466.5</text:p>
          </table:table-cell>
        </table:table-row>
        <table:table-row table:style-name="ro1">
          <table:table-cell table:style-name="ce10" office:value-type="float" office:value="140.5" calcext:value-type="float">
            <text:p>140.5</text:p>
          </table:table-cell>
          <table:table-cell table:style-name="ce10" office:value-type="float" office:value="5133607.5" calcext:value-type="float">
            <text:p>5133607.5</text:p>
          </table:table-cell>
          <table:table-cell table:style-name="ce10" office:value-type="float" office:value="140.5" calcext:value-type="float">
            <text:p>140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475" calcext:value-type="float">
            <text:p>475</text:p>
          </table:table-cell>
          <table:table-cell table:style-name="ce10" table:formula="of:=SUM([.D783:.E783])" office:value-type="float" office:value="5133607" calcext:value-type="float">
            <text:p>5133607</text:p>
          </table:table-cell>
        </table:table-row>
        <table:table-row table:style-name="ro1">
          <table:table-cell table:style-name="ce10" office:value-type="float" office:value="168.25" calcext:value-type="float">
            <text:p>168.25</text:p>
          </table:table-cell>
          <table:table-cell table:style-name="ce10" office:value-type="float" office:value="5133776" calcext:value-type="float">
            <text:p>5133776</text:p>
          </table:table-cell>
          <table:table-cell table:style-name="ce10" office:value-type="float" office:value="168.25" calcext:value-type="float">
            <text:p>168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643.25" calcext:value-type="float">
            <text:p>643.25</text:p>
          </table:table-cell>
          <table:table-cell table:style-name="ce10" table:formula="of:=SUM([.D784:.E784])" office:value-type="float" office:value="5133775.25" calcext:value-type="float">
            <text:p>5133775.25</text:p>
          </table:table-cell>
        </table:table-row>
        <table:table-row table:style-name="ro1">
          <table:table-cell table:style-name="ce10" office:value-type="float" office:value="198.5" calcext:value-type="float">
            <text:p>198.5</text:p>
          </table:table-cell>
          <table:table-cell table:style-name="ce10" office:value-type="float" office:value="5133974.5" calcext:value-type="float">
            <text:p>5133974.5</text:p>
          </table:table-cell>
          <table:table-cell table:style-name="ce10" office:value-type="float" office:value="198.5" calcext:value-type="float">
            <text:p>198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841.75" calcext:value-type="float">
            <text:p>841.75</text:p>
          </table:table-cell>
          <table:table-cell table:style-name="ce10" table:formula="of:=SUM([.D785:.E785])" office:value-type="float" office:value="5133973.75" calcext:value-type="float">
            <text:p>5133973.75</text:p>
          </table:table-cell>
        </table:table-row>
        <table:table-row table:style-name="ro1">
          <table:table-cell table:style-name="ce10" office:value-type="float" office:value="231.25" calcext:value-type="float">
            <text:p>231.25</text:p>
          </table:table-cell>
          <table:table-cell table:style-name="ce10" office:value-type="float" office:value="5134206" calcext:value-type="float">
            <text:p>5134206</text:p>
          </table:table-cell>
          <table:table-cell table:style-name="ce10" office:value-type="float" office:value="231.25" calcext:value-type="float">
            <text:p>231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073" calcext:value-type="float">
            <text:p>1073</text:p>
          </table:table-cell>
          <table:table-cell table:style-name="ce10" table:formula="of:=SUM([.D786:.E786])" office:value-type="float" office:value="5134205" calcext:value-type="float">
            <text:p>5134205</text:p>
          </table:table-cell>
        </table:table-row>
        <table:table-row table:style-name="ro1">
          <table:table-cell table:style-name="ce10" office:value-type="float" office:value="266.5" calcext:value-type="float">
            <text:p>266.5</text:p>
          </table:table-cell>
          <table:table-cell table:style-name="ce10" office:value-type="float" office:value="5134472.5" calcext:value-type="float">
            <text:p>5134472.5</text:p>
          </table:table-cell>
          <table:table-cell table:style-name="ce10" office:value-type="float" office:value="266.5" calcext:value-type="float">
            <text:p>266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339.5" calcext:value-type="float">
            <text:p>1339.5</text:p>
          </table:table-cell>
          <table:table-cell table:style-name="ce10" table:formula="of:=SUM([.D787:.E787])" office:value-type="float" office:value="5134471.5" calcext:value-type="float">
            <text:p>5134471.5</text:p>
          </table:table-cell>
        </table:table-row>
        <table:table-row table:style-name="ro1">
          <table:table-cell table:style-name="ce10" office:value-type="float" office:value="304.25" calcext:value-type="float">
            <text:p>304.25</text:p>
          </table:table-cell>
          <table:table-cell table:style-name="ce10" office:value-type="float" office:value="5134777" calcext:value-type="float">
            <text:p>5134777</text:p>
          </table:table-cell>
          <table:table-cell table:style-name="ce10" office:value-type="float" office:value="304.25" calcext:value-type="float">
            <text:p>304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643.75" calcext:value-type="float">
            <text:p>1643.75</text:p>
          </table:table-cell>
          <table:table-cell table:style-name="ce10" table:formula="of:=SUM([.D788:.E788])" office:value-type="float" office:value="5134775.75" calcext:value-type="float">
            <text:p>5134775.75</text:p>
          </table:table-cell>
        </table:table-row>
        <table:table-row table:style-name="ro1">
          <table:table-cell table:style-name="ce10" office:value-type="float" office:value="344.5" calcext:value-type="float">
            <text:p>344.5</text:p>
          </table:table-cell>
          <table:table-cell table:style-name="ce10" office:value-type="float" office:value="5135121.5" calcext:value-type="float">
            <text:p>5135121.5</text:p>
          </table:table-cell>
          <table:table-cell table:style-name="ce10" office:value-type="float" office:value="344.5" calcext:value-type="float">
            <text:p>344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988.25" calcext:value-type="float">
            <text:p>1988.25</text:p>
          </table:table-cell>
          <table:table-cell table:style-name="ce10" table:formula="of:=SUM([.D789:.E789])" office:value-type="float" office:value="5135120.25" calcext:value-type="float">
            <text:p>5135120.25</text:p>
          </table:table-cell>
        </table:table-row>
        <table:table-row table:style-name="ro1">
          <table:table-cell table:style-name="ce10" office:value-type="float" office:value="387.25" calcext:value-type="float">
            <text:p>387.25</text:p>
          </table:table-cell>
          <table:table-cell table:style-name="ce10" office:value-type="float" office:value="5135509" calcext:value-type="float">
            <text:p>5135509</text:p>
          </table:table-cell>
          <table:table-cell table:style-name="ce10" office:value-type="float" office:value="387.25" calcext:value-type="float">
            <text:p>387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2375.5" calcext:value-type="float">
            <text:p>2375.5</text:p>
          </table:table-cell>
          <table:table-cell table:style-name="ce10" table:formula="of:=SUM([.D790:.E790])" office:value-type="float" office:value="5135507.5" calcext:value-type="float">
            <text:p>5135507.5</text:p>
          </table:table-cell>
        </table:table-row>
        <table:table-row table:style-name="ro1">
          <table:table-cell table:style-name="ce10" office:value-type="float" office:value="432.5" calcext:value-type="float">
            <text:p>432.5</text:p>
          </table:table-cell>
          <table:table-cell table:style-name="ce10" office:value-type="float" office:value="5135941.5" calcext:value-type="float">
            <text:p>5135941.5</text:p>
          </table:table-cell>
          <table:table-cell table:style-name="ce10" office:value-type="float" office:value="432.5" calcext:value-type="float">
            <text:p>432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2808" calcext:value-type="float">
            <text:p>2808</text:p>
          </table:table-cell>
          <table:table-cell table:style-name="ce10" table:formula="of:=SUM([.D791:.E791])" office:value-type="float" office:value="5135940" calcext:value-type="float">
            <text:p>5135940</text:p>
          </table:table-cell>
        </table:table-row>
        <table:table-row table:style-name="ro1">
          <table:table-cell table:style-name="ce10" office:value-type="float" office:value="480.25" calcext:value-type="float">
            <text:p>480.25</text:p>
          </table:table-cell>
          <table:table-cell table:style-name="ce10" office:value-type="float" office:value="5136422" calcext:value-type="float">
            <text:p>5136422</text:p>
          </table:table-cell>
          <table:table-cell table:style-name="ce10" office:value-type="float" office:value="480.25" calcext:value-type="float">
            <text:p>480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3288.25" calcext:value-type="float">
            <text:p>3288.25</text:p>
          </table:table-cell>
          <table:table-cell table:style-name="ce10" table:formula="of:=SUM([.D792:.E792])" office:value-type="float" office:value="5136420.25" calcext:value-type="float">
            <text:p>5136420.25</text:p>
          </table:table-cell>
        </table:table-row>
        <table:table-row table:style-name="ro1">
          <table:table-cell table:style-name="ce10" office:value-type="float" office:value="530.5" calcext:value-type="float">
            <text:p>530.5</text:p>
          </table:table-cell>
          <table:table-cell table:style-name="ce10" office:value-type="float" office:value="5136952.5" calcext:value-type="float">
            <text:p>5136952.5</text:p>
          </table:table-cell>
          <table:table-cell table:style-name="ce10" office:value-type="float" office:value="530.5" calcext:value-type="float">
            <text:p>530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3818.75" calcext:value-type="float">
            <text:p>3818.75</text:p>
          </table:table-cell>
          <table:table-cell table:style-name="ce10" table:formula="of:=SUM([.D793:.E793])" office:value-type="float" office:value="5136950.75" calcext:value-type="float">
            <text:p>5136950.75</text:p>
          </table:table-cell>
        </table:table-row>
        <table:table-row table:style-name="ro1">
          <table:table-cell table:style-name="ce10" office:value-type="float" office:value="583.25" calcext:value-type="float">
            <text:p>583.25</text:p>
          </table:table-cell>
          <table:table-cell table:style-name="ce10" office:value-type="float" office:value="5137536" calcext:value-type="float">
            <text:p>5137536</text:p>
          </table:table-cell>
          <table:table-cell table:style-name="ce10" office:value-type="float" office:value="583.25" calcext:value-type="float">
            <text:p>583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4402" calcext:value-type="float">
            <text:p>4402</text:p>
          </table:table-cell>
          <table:table-cell table:style-name="ce10" table:formula="of:=SUM([.D794:.E794])" office:value-type="float" office:value="5137534" calcext:value-type="float">
            <text:p>5137534</text:p>
          </table:table-cell>
        </table:table-row>
        <table:table-row table:style-name="ro1">
          <table:table-cell table:style-name="ce10" office:value-type="float" office:value="638.5" calcext:value-type="float">
            <text:p>638.5</text:p>
          </table:table-cell>
          <table:table-cell table:style-name="ce10" office:value-type="float" office:value="5138174.5" calcext:value-type="float">
            <text:p>5138174.5</text:p>
          </table:table-cell>
          <table:table-cell table:style-name="ce10" office:value-type="float" office:value="638.5" calcext:value-type="float">
            <text:p>638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5040.5" calcext:value-type="float">
            <text:p>5040.5</text:p>
          </table:table-cell>
          <table:table-cell table:style-name="ce10" table:formula="of:=SUM([.D795:.E795])" office:value-type="float" office:value="5138172.5" calcext:value-type="float">
            <text:p>5138172.5</text:p>
          </table:table-cell>
        </table:table-row>
        <table:table-row table:style-name="ro1">
          <table:table-cell table:style-name="ce10" office:value-type="float" office:value="696.25" calcext:value-type="float">
            <text:p>696.25</text:p>
          </table:table-cell>
          <table:table-cell table:style-name="ce10" office:value-type="float" office:value="5138871" calcext:value-type="float">
            <text:p>5138871</text:p>
          </table:table-cell>
          <table:table-cell table:style-name="ce10" office:value-type="float" office:value="696.25" calcext:value-type="float">
            <text:p>696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5736.75" calcext:value-type="float">
            <text:p>5736.75</text:p>
          </table:table-cell>
          <table:table-cell table:style-name="ce10" table:formula="of:=SUM([.D796:.E796])" office:value-type="float" office:value="5138868.75" calcext:value-type="float">
            <text:p>5138868.75</text:p>
          </table:table-cell>
        </table:table-row>
        <table:table-row table:style-name="ro1">
          <table:table-cell table:style-name="ce10" office:value-type="float" office:value="756.5" calcext:value-type="float">
            <text:p>756.5</text:p>
          </table:table-cell>
          <table:table-cell table:style-name="ce10" office:value-type="float" office:value="5139627.5" calcext:value-type="float">
            <text:p>5139627.5</text:p>
          </table:table-cell>
          <table:table-cell table:style-name="ce10" office:value-type="float" office:value="756.5" calcext:value-type="float">
            <text:p>756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6493.25" calcext:value-type="float">
            <text:p>6493.25</text:p>
          </table:table-cell>
          <table:table-cell table:style-name="ce10" table:formula="of:=SUM([.D797:.E797])" office:value-type="float" office:value="5139625.25" calcext:value-type="float">
            <text:p>5139625.25</text:p>
          </table:table-cell>
        </table:table-row>
        <table:table-row table:style-name="ro1">
          <table:table-cell table:style-name="ce10" office:value-type="float" office:value="819.25" calcext:value-type="float">
            <text:p>819.25</text:p>
          </table:table-cell>
          <table:table-cell table:style-name="ce10" office:value-type="float" office:value="5140447" calcext:value-type="float">
            <text:p>5140447</text:p>
          </table:table-cell>
          <table:table-cell table:style-name="ce10" office:value-type="float" office:value="819.25" calcext:value-type="float">
            <text:p>819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7312.5" calcext:value-type="float">
            <text:p>7312.5</text:p>
          </table:table-cell>
          <table:table-cell table:style-name="ce10" table:formula="of:=SUM([.D798:.E798])" office:value-type="float" office:value="5140444.5" calcext:value-type="float">
            <text:p>5140444.5</text:p>
          </table:table-cell>
        </table:table-row>
        <table:table-row table:style-name="ro1">
          <table:table-cell table:style-name="ce10" office:value-type="float" office:value="884.5" calcext:value-type="float">
            <text:p>884.5</text:p>
          </table:table-cell>
          <table:table-cell table:style-name="ce10" office:value-type="float" office:value="5141331.5" calcext:value-type="float">
            <text:p>5141331.5</text:p>
          </table:table-cell>
          <table:table-cell table:style-name="ce10" office:value-type="float" office:value="884.5" calcext:value-type="float">
            <text:p>884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8197" calcext:value-type="float">
            <text:p>8197</text:p>
          </table:table-cell>
          <table:table-cell table:style-name="ce10" table:formula="of:=SUM([.D799:.E799])" office:value-type="float" office:value="5141329" calcext:value-type="float">
            <text:p>5141329</text:p>
          </table:table-cell>
        </table:table-row>
        <table:table-row table:style-name="ro1">
          <table:table-cell table:style-name="ce10" office:value-type="float" office:value="952.25" calcext:value-type="float">
            <text:p>952.25</text:p>
          </table:table-cell>
          <table:table-cell table:style-name="ce10" office:value-type="float" office:value="5142284" calcext:value-type="float">
            <text:p>5142284</text:p>
          </table:table-cell>
          <table:table-cell table:style-name="ce10" office:value-type="float" office:value="952.25" calcext:value-type="float">
            <text:p>952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9149.25" calcext:value-type="float">
            <text:p>9149.25</text:p>
          </table:table-cell>
          <table:table-cell table:style-name="ce10" table:formula="of:=SUM([.D800:.E800])" office:value-type="float" office:value="5142281.25" calcext:value-type="float">
            <text:p>5142281.25</text:p>
          </table:table-cell>
        </table:table-row>
        <table:table-row table:style-name="ro1">
          <table:table-cell table:style-name="ce10" office:value-type="float" office:value="1022.5" calcext:value-type="float">
            <text:p>1022.5</text:p>
          </table:table-cell>
          <table:table-cell table:style-name="ce10" office:value-type="float" office:value="5143306.5" calcext:value-type="float">
            <text:p>5143306.5</text:p>
          </table:table-cell>
          <table:table-cell table:style-name="ce10" office:value-type="float" office:value="1022.5" calcext:value-type="float">
            <text:p>1022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0171.75" calcext:value-type="float">
            <text:p>10171.75</text:p>
          </table:table-cell>
          <table:table-cell table:style-name="ce10" table:formula="of:=SUM([.D801:.E801])" office:value-type="float" office:value="5143303.75" calcext:value-type="float">
            <text:p>5143303.75</text:p>
          </table:table-cell>
        </table:table-row>
        <table:table-row table:style-name="ro1">
          <table:table-cell table:style-name="ce10" office:value-type="float" office:value="1095.25" calcext:value-type="float">
            <text:p>1095.25</text:p>
          </table:table-cell>
          <table:table-cell table:style-name="ce10" office:value-type="float" office:value="5144402" calcext:value-type="float">
            <text:p>5144402</text:p>
          </table:table-cell>
          <table:table-cell table:style-name="ce10" office:value-type="float" office:value="1095.25" calcext:value-type="float">
            <text:p>1095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1267" calcext:value-type="float">
            <text:p>11267</text:p>
          </table:table-cell>
          <table:table-cell table:style-name="ce10" table:formula="of:=SUM([.D802:.E802])" office:value-type="float" office:value="5144399" calcext:value-type="float">
            <text:p>5144399</text:p>
          </table:table-cell>
        </table:table-row>
        <table:table-row table:style-name="ro1">
          <table:table-cell table:style-name="ce10" office:value-type="float" office:value="1170.5" calcext:value-type="float">
            <text:p>1170.5</text:p>
          </table:table-cell>
          <table:table-cell table:style-name="ce10" office:value-type="float" office:value="5145572.5" calcext:value-type="float">
            <text:p>5145572.5</text:p>
          </table:table-cell>
          <table:table-cell table:style-name="ce10" office:value-type="float" office:value="1170.5" calcext:value-type="float">
            <text:p>1170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2437.5" calcext:value-type="float">
            <text:p>12437.5</text:p>
          </table:table-cell>
          <table:table-cell table:style-name="ce10" table:formula="of:=SUM([.D803:.E803])" office:value-type="float" office:value="5145569.5" calcext:value-type="float">
            <text:p>5145569.5</text:p>
          </table:table-cell>
        </table:table-row>
        <table:table-row table:style-name="ro1">
          <table:table-cell table:style-name="ce10" office:value-type="float" office:value="1248.25" calcext:value-type="float">
            <text:p>1248.25</text:p>
          </table:table-cell>
          <table:table-cell table:style-name="ce10" office:value-type="float" office:value="5146821" calcext:value-type="float">
            <text:p>5146821</text:p>
          </table:table-cell>
          <table:table-cell table:style-name="ce10" office:value-type="float" office:value="1248.25" calcext:value-type="float">
            <text:p>1248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3685.75" calcext:value-type="float">
            <text:p>13685.75</text:p>
          </table:table-cell>
          <table:table-cell table:style-name="ce10" table:formula="of:=SUM([.D804:.E804])" office:value-type="float" office:value="5146817.75" calcext:value-type="float">
            <text:p>5146817.75</text:p>
          </table:table-cell>
        </table:table-row>
        <table:table-row table:style-name="ro1">
          <table:table-cell table:style-name="ce10" office:value-type="float" office:value="1328.5" calcext:value-type="float">
            <text:p>1328.5</text:p>
          </table:table-cell>
          <table:table-cell table:style-name="ce10" office:value-type="float" office:value="5148149.5" calcext:value-type="float">
            <text:p>5148149.5</text:p>
          </table:table-cell>
          <table:table-cell table:style-name="ce10" office:value-type="float" office:value="1328.5" calcext:value-type="float">
            <text:p>1328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5014.25" calcext:value-type="float">
            <text:p>15014.25</text:p>
          </table:table-cell>
          <table:table-cell table:style-name="ce10" table:formula="of:=SUM([.D805:.E805])" office:value-type="float" office:value="5148146.25" calcext:value-type="float">
            <text:p>5148146.25</text:p>
          </table:table-cell>
        </table:table-row>
        <table:table-row table:style-name="ro1">
          <table:table-cell table:style-name="ce10" office:value-type="float" office:value="1411.25" calcext:value-type="float">
            <text:p>1411.25</text:p>
          </table:table-cell>
          <table:table-cell table:style-name="ce10" office:value-type="float" office:value="5149561" calcext:value-type="float">
            <text:p>5149561</text:p>
          </table:table-cell>
          <table:table-cell table:style-name="ce10" office:value-type="float" office:value="1411.25" calcext:value-type="float">
            <text:p>1411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6425.5" calcext:value-type="float">
            <text:p>16425.5</text:p>
          </table:table-cell>
          <table:table-cell table:style-name="ce10" table:formula="of:=SUM([.D806:.E806])" office:value-type="float" office:value="5149557.5" calcext:value-type="float">
            <text:p>5149557.5</text:p>
          </table:table-cell>
        </table:table-row>
        <table:table-row table:style-name="ro1">
          <table:table-cell table:style-name="ce10" office:value-type="float" office:value="1496.5" calcext:value-type="float">
            <text:p>1496.5</text:p>
          </table:table-cell>
          <table:table-cell table:style-name="ce10" office:value-type="float" office:value="5151057.5" calcext:value-type="float">
            <text:p>5151057.5</text:p>
          </table:table-cell>
          <table:table-cell table:style-name="ce10" office:value-type="float" office:value="1496.5" calcext:value-type="float">
            <text:p>1496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7922" calcext:value-type="float">
            <text:p>17922</text:p>
          </table:table-cell>
          <table:table-cell table:style-name="ce10" table:formula="of:=SUM([.D807:.E807])" office:value-type="float" office:value="5151054" calcext:value-type="float">
            <text:p>5151054</text:p>
          </table:table-cell>
        </table:table-row>
        <table:table-row table:style-name="ro1">
          <table:table-cell table:style-name="ce10" office:value-type="float" office:value="1584.25" calcext:value-type="float">
            <text:p>1584.25</text:p>
          </table:table-cell>
          <table:table-cell table:style-name="ce10" office:value-type="float" office:value="5152642" calcext:value-type="float">
            <text:p>5152642</text:p>
          </table:table-cell>
          <table:table-cell table:style-name="ce10" office:value-type="float" office:value="1584.25" calcext:value-type="float">
            <text:p>1584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9506.25" calcext:value-type="float">
            <text:p>19506.25</text:p>
          </table:table-cell>
          <table:table-cell table:style-name="ce10" table:formula="of:=SUM([.D808:.E808])" office:value-type="float" office:value="5152638.25" calcext:value-type="float">
            <text:p>5152638.25</text:p>
          </table:table-cell>
        </table:table-row>
        <table:table-row table:style-name="ro1">
          <table:table-cell table:style-name="ce10" office:value-type="float" office:value="1674.5" calcext:value-type="float">
            <text:p>1674.5</text:p>
          </table:table-cell>
          <table:table-cell table:style-name="ce10" office:value-type="float" office:value="5154316.5" calcext:value-type="float">
            <text:p>5154316.5</text:p>
          </table:table-cell>
          <table:table-cell table:style-name="ce10" office:value-type="float" office:value="1674.5" calcext:value-type="float">
            <text:p>1674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21180.75" calcext:value-type="float">
            <text:p>21180.75</text:p>
          </table:table-cell>
          <table:table-cell table:style-name="ce10" table:formula="of:=SUM([.D809:.E809])" office:value-type="float" office:value="5154312.75" calcext:value-type="float">
            <text:p>5154312.75</text:p>
          </table:table-cell>
        </table:table-row>
        <table:table-row table:style-name="ro1">
          <table:table-cell table:style-name="ce10" office:value-type="float" office:value="1767.25" calcext:value-type="float">
            <text:p>1767.25</text:p>
          </table:table-cell>
          <table:table-cell table:style-name="ce10" office:value-type="float" office:value="5156084" calcext:value-type="float">
            <text:p>5156084</text:p>
          </table:table-cell>
          <table:table-cell table:style-name="ce10" office:value-type="float" office:value="1767.25" calcext:value-type="float">
            <text:p>1767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22948" calcext:value-type="float">
            <text:p>22948</text:p>
          </table:table-cell>
          <table:table-cell table:style-name="ce10" table:formula="of:=SUM([.D810:.E810])" office:value-type="float" office:value="5156080" calcext:value-type="float">
            <text:p>5156080</text:p>
          </table:table-cell>
        </table:table-row>
        <table:table-row table:style-name="ro1">
          <table:table-cell table:style-name="ce10" office:value-type="float" office:value="1862.5" calcext:value-type="float">
            <text:p>1862.5</text:p>
          </table:table-cell>
          <table:table-cell table:style-name="ce10" office:value-type="float" office:value="5157946.5" calcext:value-type="float">
            <text:p>5157946.5</text:p>
          </table:table-cell>
          <table:table-cell table:style-name="ce10" office:value-type="float" office:value="1862.5" calcext:value-type="float">
            <text:p>1862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24810.5" calcext:value-type="float">
            <text:p>24810.5</text:p>
          </table:table-cell>
          <table:table-cell table:style-name="ce10" table:formula="of:=SUM([.D811:.E811])" office:value-type="float" office:value="5157942.5" calcext:value-type="float">
            <text:p>5157942.5</text:p>
          </table:table-cell>
        </table:table-row>
        <table:table-row table:style-name="ro1">
          <table:table-cell table:style-name="ce10" office:value-type="float" office:value="1960.25" calcext:value-type="float">
            <text:p>1960.25</text:p>
          </table:table-cell>
          <table:table-cell table:style-name="ce10" office:value-type="float" office:value="5159907" calcext:value-type="float">
            <text:p>5159907</text:p>
          </table:table-cell>
          <table:table-cell table:style-name="ce10" office:value-type="float" office:value="1960.25" calcext:value-type="float">
            <text:p>1960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26770.75" calcext:value-type="float">
            <text:p>26770.75</text:p>
          </table:table-cell>
          <table:table-cell table:style-name="ce10" table:formula="of:=SUM([.D812:.E812])" office:value-type="float" office:value="5159902.75" calcext:value-type="float">
            <text:p>5159902.75</text:p>
          </table:table-cell>
        </table:table-row>
        <table:table-row table:style-name="ro1">
          <table:table-cell table:style-name="ce10" office:value-type="float" office:value="2060.5" calcext:value-type="float">
            <text:p>2060.5</text:p>
          </table:table-cell>
          <table:table-cell table:style-name="ce10" office:value-type="float" office:value="5161967.5" calcext:value-type="float">
            <text:p>5161967.5</text:p>
          </table:table-cell>
          <table:table-cell table:style-name="ce10" office:value-type="float" office:value="2060.5" calcext:value-type="float">
            <text:p>2060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28831.25" calcext:value-type="float">
            <text:p>28831.25</text:p>
          </table:table-cell>
          <table:table-cell table:style-name="ce10" table:formula="of:=SUM([.D813:.E813])" office:value-type="float" office:value="5161963.25" calcext:value-type="float">
            <text:p>5161963.25</text:p>
          </table:table-cell>
        </table:table-row>
        <table:table-row table:style-name="ro1">
          <table:table-cell table:style-name="ce10" office:value-type="float" office:value="2163.25" calcext:value-type="float">
            <text:p>2163.25</text:p>
          </table:table-cell>
          <table:table-cell table:style-name="ce10" office:value-type="float" office:value="5164131" calcext:value-type="float">
            <text:p>5164131</text:p>
          </table:table-cell>
          <table:table-cell table:style-name="ce10" office:value-type="float" office:value="2163.25" calcext:value-type="float">
            <text:p>2163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30994.5" calcext:value-type="float">
            <text:p>30994.5</text:p>
          </table:table-cell>
          <table:table-cell table:style-name="ce10" table:formula="of:=SUM([.D814:.E814])" office:value-type="float" office:value="5164126.5" calcext:value-type="float">
            <text:p>5164126.5</text:p>
          </table:table-cell>
        </table:table-row>
        <table:table-row table:style-name="ro1">
          <table:table-cell table:style-name="ce10" office:value-type="float" office:value="2268.5" calcext:value-type="float">
            <text:p>2268.5</text:p>
          </table:table-cell>
          <table:table-cell table:style-name="ce10" office:value-type="float" office:value="5166399.5" calcext:value-type="float">
            <text:p>5166399.5</text:p>
          </table:table-cell>
          <table:table-cell table:style-name="ce10" office:value-type="float" office:value="2268.5" calcext:value-type="float">
            <text:p>2268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33263" calcext:value-type="float">
            <text:p>33263</text:p>
          </table:table-cell>
          <table:table-cell table:style-name="ce10" table:formula="of:=SUM([.D815:.E815])" office:value-type="float" office:value="5166395" calcext:value-type="float">
            <text:p>5166395</text:p>
          </table:table-cell>
        </table:table-row>
        <table:table-row table:style-name="ro1">
          <table:table-cell table:style-name="ce10" office:value-type="float" office:value="2376.25" calcext:value-type="float">
            <text:p>2376.25</text:p>
          </table:table-cell>
          <table:table-cell table:style-name="ce10" office:value-type="float" office:value="5168776" calcext:value-type="float">
            <text:p>5168776</text:p>
          </table:table-cell>
          <table:table-cell table:style-name="ce10" office:value-type="float" office:value="2376.25" calcext:value-type="float">
            <text:p>2376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35639.25" calcext:value-type="float">
            <text:p>35639.25</text:p>
          </table:table-cell>
          <table:table-cell table:style-name="ce10" table:formula="of:=SUM([.D816:.E816])" office:value-type="float" office:value="5168771.25" calcext:value-type="float">
            <text:p>5168771.25</text:p>
          </table:table-cell>
        </table:table-row>
        <table:table-row table:style-name="ro1">
          <table:table-cell table:style-name="ce10" office:value-type="float" office:value="2486.5" calcext:value-type="float">
            <text:p>2486.5</text:p>
          </table:table-cell>
          <table:table-cell table:style-name="ce10" office:value-type="float" office:value="5171262.5" calcext:value-type="float">
            <text:p>5171262.5</text:p>
          </table:table-cell>
          <table:table-cell table:style-name="ce10" office:value-type="float" office:value="2486.5" calcext:value-type="float">
            <text:p>2486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38125.75" calcext:value-type="float">
            <text:p>38125.75</text:p>
          </table:table-cell>
          <table:table-cell table:style-name="ce10" table:formula="of:=SUM([.D817:.E817])" office:value-type="float" office:value="5171257.75" calcext:value-type="float">
            <text:p>5171257.75</text:p>
          </table:table-cell>
        </table:table-row>
        <table:table-row table:style-name="ro1">
          <table:table-cell table:style-name="ce10" office:value-type="float" office:value="2599.25" calcext:value-type="float">
            <text:p>2599.25</text:p>
          </table:table-cell>
          <table:table-cell table:style-name="ce10" office:value-type="float" office:value="5173862" calcext:value-type="float">
            <text:p>5173862</text:p>
          </table:table-cell>
          <table:table-cell table:style-name="ce10" office:value-type="float" office:value="2599.25" calcext:value-type="float">
            <text:p>2599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40725" calcext:value-type="float">
            <text:p>40725</text:p>
          </table:table-cell>
          <table:table-cell table:style-name="ce10" table:formula="of:=SUM([.D818:.E818])" office:value-type="float" office:value="5173857" calcext:value-type="float">
            <text:p>5173857</text:p>
          </table:table-cell>
        </table:table-row>
        <table:table-row table:style-name="ro1">
          <table:table-cell table:style-name="ce10" office:value-type="float" office:value="2714.5" calcext:value-type="float">
            <text:p>2714.5</text:p>
          </table:table-cell>
          <table:table-cell table:style-name="ce10" office:value-type="float" office:value="5176576.5" calcext:value-type="float">
            <text:p>5176576.5</text:p>
          </table:table-cell>
          <table:table-cell table:style-name="ce10" office:value-type="float" office:value="2714.5" calcext:value-type="float">
            <text:p>2714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43439.5" calcext:value-type="float">
            <text:p>43439.5</text:p>
          </table:table-cell>
          <table:table-cell table:style-name="ce10" table:formula="of:=SUM([.D819:.E819])" office:value-type="float" office:value="5176571.5" calcext:value-type="float">
            <text:p>5176571.5</text:p>
          </table:table-cell>
        </table:table-row>
        <table:table-row table:style-name="ro1">
          <table:table-cell table:style-name="ce10" office:value-type="float" office:value="2832.25" calcext:value-type="float">
            <text:p>2832.25</text:p>
          </table:table-cell>
          <table:table-cell table:style-name="ce10" office:value-type="float" office:value="5179409" calcext:value-type="float">
            <text:p>5179409</text:p>
          </table:table-cell>
          <table:table-cell table:style-name="ce10" office:value-type="float" office:value="2832.25" calcext:value-type="float">
            <text:p>2832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46271.75" calcext:value-type="float">
            <text:p>46271.75</text:p>
          </table:table-cell>
          <table:table-cell table:style-name="ce10" table:formula="of:=SUM([.D820:.E820])" office:value-type="float" office:value="5179403.75" calcext:value-type="float">
            <text:p>5179403.75</text:p>
          </table:table-cell>
        </table:table-row>
        <table:table-row table:style-name="ro1">
          <table:table-cell table:style-name="ce10" office:value-type="float" office:value="2952.5" calcext:value-type="float">
            <text:p>2952.5</text:p>
          </table:table-cell>
          <table:table-cell table:style-name="ce10" office:value-type="float" office:value="5182361.5" calcext:value-type="float">
            <text:p>5182361.5</text:p>
          </table:table-cell>
          <table:table-cell table:style-name="ce10" office:value-type="float" office:value="2952.5" calcext:value-type="float">
            <text:p>2952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49224.25" calcext:value-type="float">
            <text:p>49224.25</text:p>
          </table:table-cell>
          <table:table-cell table:style-name="ce10" table:formula="of:=SUM([.D821:.E821])" office:value-type="float" office:value="5182356.25" calcext:value-type="float">
            <text:p>5182356.25</text:p>
          </table:table-cell>
        </table:table-row>
        <table:table-row table:style-name="ro1">
          <table:table-cell table:style-name="ce10" office:value-type="float" office:value="3075.25" calcext:value-type="float">
            <text:p>3075.25</text:p>
          </table:table-cell>
          <table:table-cell table:style-name="ce10" office:value-type="float" office:value="5185437" calcext:value-type="float">
            <text:p>5185437</text:p>
          </table:table-cell>
          <table:table-cell table:style-name="ce10" office:value-type="float" office:value="3075.25" calcext:value-type="float">
            <text:p>3075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52299.5" calcext:value-type="float">
            <text:p>52299.5</text:p>
          </table:table-cell>
          <table:table-cell table:style-name="ce10" table:formula="of:=SUM([.D822:.E822])" office:value-type="float" office:value="5185431.5" calcext:value-type="float">
            <text:p>5185431.5</text:p>
          </table:table-cell>
        </table:table-row>
        <table:table-row table:style-name="ro1">
          <table:table-cell table:style-name="ce10" office:value-type="float" office:value="3200.5" calcext:value-type="float">
            <text:p>3200.5</text:p>
          </table:table-cell>
          <table:table-cell table:style-name="ce10" office:value-type="float" office:value="5188637.5" calcext:value-type="float">
            <text:p>5188637.5</text:p>
          </table:table-cell>
          <table:table-cell table:style-name="ce10" office:value-type="float" office:value="3200.5" calcext:value-type="float">
            <text:p>3200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55500" calcext:value-type="float">
            <text:p>55500</text:p>
          </table:table-cell>
          <table:table-cell table:style-name="ce10" table:formula="of:=SUM([.D823:.E823])" office:value-type="float" office:value="5188632" calcext:value-type="float">
            <text:p>5188632</text:p>
          </table:table-cell>
        </table:table-row>
        <table:table-row table:style-name="ro1">
          <table:table-cell table:style-name="ce10" office:value-type="float" office:value="3328.25" calcext:value-type="float">
            <text:p>3328.25</text:p>
          </table:table-cell>
          <table:table-cell table:style-name="ce10" office:value-type="float" office:value="5191966" calcext:value-type="float">
            <text:p>5191966</text:p>
          </table:table-cell>
          <table:table-cell table:style-name="ce10" office:value-type="float" office:value="3328.25" calcext:value-type="float">
            <text:p>3328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58828.25" calcext:value-type="float">
            <text:p>58828.25</text:p>
          </table:table-cell>
          <table:table-cell table:style-name="ce10" table:formula="of:=SUM([.D824:.E824])" office:value-type="float" office:value="5191960.25" calcext:value-type="float">
            <text:p>5191960.25</text:p>
          </table:table-cell>
        </table:table-row>
        <table:table-row table:style-name="ro1">
          <table:table-cell table:style-name="ce10" office:value-type="float" office:value="3458.5" calcext:value-type="float">
            <text:p>3458.5</text:p>
          </table:table-cell>
          <table:table-cell table:style-name="ce10" office:value-type="float" office:value="5195424.5" calcext:value-type="float">
            <text:p>5195424.5</text:p>
          </table:table-cell>
          <table:table-cell table:style-name="ce10" office:value-type="float" office:value="3458.5" calcext:value-type="float">
            <text:p>3458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62286.75" calcext:value-type="float">
            <text:p>62286.75</text:p>
          </table:table-cell>
          <table:table-cell table:style-name="ce10" table:formula="of:=SUM([.D825:.E825])" office:value-type="float" office:value="5195418.75" calcext:value-type="float">
            <text:p>5195418.75</text:p>
          </table:table-cell>
        </table:table-row>
        <table:table-row table:style-name="ro1">
          <table:table-cell table:style-name="ce10" office:value-type="float" office:value="3591.25" calcext:value-type="float">
            <text:p>3591.25</text:p>
          </table:table-cell>
          <table:table-cell table:style-name="ce10" office:value-type="float" office:value="5199016" calcext:value-type="float">
            <text:p>5199016</text:p>
          </table:table-cell>
          <table:table-cell table:style-name="ce10" office:value-type="float" office:value="3591.25" calcext:value-type="float">
            <text:p>3591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65878" calcext:value-type="float">
            <text:p>65878</text:p>
          </table:table-cell>
          <table:table-cell table:style-name="ce10" table:formula="of:=SUM([.D826:.E826])" office:value-type="float" office:value="5199010" calcext:value-type="float">
            <text:p>5199010</text:p>
          </table:table-cell>
        </table:table-row>
        <table:table-row table:style-name="ro1">
          <table:table-cell table:style-name="ce10" office:value-type="float" office:value="3726.5" calcext:value-type="float">
            <text:p>3726.5</text:p>
          </table:table-cell>
          <table:table-cell table:style-name="ce10" office:value-type="float" office:value="5202742.5" calcext:value-type="float">
            <text:p>5202742.5</text:p>
          </table:table-cell>
          <table:table-cell table:style-name="ce10" office:value-type="float" office:value="3726.5" calcext:value-type="float">
            <text:p>3726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69604.5" calcext:value-type="float">
            <text:p>69604.5</text:p>
          </table:table-cell>
          <table:table-cell table:style-name="ce10" table:formula="of:=SUM([.D827:.E827])" office:value-type="float" office:value="5202736.5" calcext:value-type="float">
            <text:p>5202736.5</text:p>
          </table:table-cell>
        </table:table-row>
        <table:table-row table:style-name="ro1">
          <table:table-cell table:style-name="ce10" office:value-type="float" office:value="3864.25" calcext:value-type="float">
            <text:p>3864.25</text:p>
          </table:table-cell>
          <table:table-cell table:style-name="ce10" office:value-type="float" office:value="5206607" calcext:value-type="float">
            <text:p>5206607</text:p>
          </table:table-cell>
          <table:table-cell table:style-name="ce10" office:value-type="float" office:value="3864.25" calcext:value-type="float">
            <text:p>3864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73468.75" calcext:value-type="float">
            <text:p>73468.75</text:p>
          </table:table-cell>
          <table:table-cell table:style-name="ce10" table:formula="of:=SUM([.D828:.E828])" office:value-type="float" office:value="5206600.75" calcext:value-type="float">
            <text:p>5206600.75</text:p>
          </table:table-cell>
        </table:table-row>
        <table:table-row table:style-name="ro1">
          <table:table-cell table:style-name="ce10" office:value-type="float" office:value="4004.5" calcext:value-type="float">
            <text:p>4004.5</text:p>
          </table:table-cell>
          <table:table-cell table:style-name="ce10" office:value-type="float" office:value="5210611.5" calcext:value-type="float">
            <text:p>5210611.5</text:p>
          </table:table-cell>
          <table:table-cell table:style-name="ce10" office:value-type="float" office:value="4004.5" calcext:value-type="float">
            <text:p>4004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77473.25" calcext:value-type="float">
            <text:p>77473.25</text:p>
          </table:table-cell>
          <table:table-cell table:style-name="ce10" table:formula="of:=SUM([.D829:.E829])" office:value-type="float" office:value="5210605.25" calcext:value-type="float">
            <text:p>5210605.25</text:p>
          </table:table-cell>
        </table:table-row>
        <table:table-row table:style-name="ro1">
          <table:table-cell table:style-name="ce10" office:value-type="float" office:value="4147.25" calcext:value-type="float">
            <text:p>4147.25</text:p>
          </table:table-cell>
          <table:table-cell table:style-name="ce10" office:value-type="float" office:value="5214759" calcext:value-type="float">
            <text:p>5214759</text:p>
          </table:table-cell>
          <table:table-cell table:style-name="ce10" office:value-type="float" office:value="4147.25" calcext:value-type="float">
            <text:p>4147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81620.5" calcext:value-type="float">
            <text:p>81620.5</text:p>
          </table:table-cell>
          <table:table-cell table:style-name="ce10" table:formula="of:=SUM([.D830:.E830])" office:value-type="float" office:value="5214752.5" calcext:value-type="float">
            <text:p>5214752.5</text:p>
          </table:table-cell>
        </table:table-row>
        <table:table-row table:style-name="ro1">
          <table:table-cell table:style-name="ce10" office:value-type="float" office:value="4292.5" calcext:value-type="float">
            <text:p>4292.5</text:p>
          </table:table-cell>
          <table:table-cell table:style-name="ce10" office:value-type="float" office:value="5219051.5" calcext:value-type="float">
            <text:p>5219051.5</text:p>
          </table:table-cell>
          <table:table-cell table:style-name="ce10" office:value-type="float" office:value="4292.5" calcext:value-type="float">
            <text:p>4292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85913" calcext:value-type="float">
            <text:p>85913</text:p>
          </table:table-cell>
          <table:table-cell table:style-name="ce10" table:formula="of:=SUM([.D831:.E831])" office:value-type="float" office:value="5219045" calcext:value-type="float">
            <text:p>5219045</text:p>
          </table:table-cell>
        </table:table-row>
        <table:table-row table:style-name="ro1">
          <table:table-cell table:style-name="ce10" office:value-type="float" office:value="4440.25" calcext:value-type="float">
            <text:p>4440.25</text:p>
          </table:table-cell>
          <table:table-cell table:style-name="ce10" office:value-type="float" office:value="5223492" calcext:value-type="float">
            <text:p>5223492</text:p>
          </table:table-cell>
          <table:table-cell table:style-name="ce10" office:value-type="float" office:value="4440.25" calcext:value-type="float">
            <text:p>4440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90353.25" calcext:value-type="float">
            <text:p>90353.25</text:p>
          </table:table-cell>
          <table:table-cell table:style-name="ce10" table:formula="of:=SUM([.D832:.E832])" office:value-type="float" office:value="5223485.25" calcext:value-type="float">
            <text:p>5223485.25</text:p>
          </table:table-cell>
        </table:table-row>
        <table:table-row table:style-name="ro1">
          <table:table-cell table:style-name="ce10" office:value-type="float" office:value="4590.5" calcext:value-type="float">
            <text:p>4590.5</text:p>
          </table:table-cell>
          <table:table-cell table:style-name="ce10" office:value-type="float" office:value="5228082.5" calcext:value-type="float">
            <text:p>5228082.5</text:p>
          </table:table-cell>
          <table:table-cell table:style-name="ce10" office:value-type="float" office:value="4590.5" calcext:value-type="float">
            <text:p>4590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94943.75" calcext:value-type="float">
            <text:p>94943.75</text:p>
          </table:table-cell>
          <table:table-cell table:style-name="ce10" table:formula="of:=SUM([.D833:.E833])" office:value-type="float" office:value="5228075.75" calcext:value-type="float">
            <text:p>5228075.75</text:p>
          </table:table-cell>
        </table:table-row>
        <table:table-row table:style-name="ro1">
          <table:table-cell table:style-name="ce10" office:value-type="float" office:value="4743.25" calcext:value-type="float">
            <text:p>4743.25</text:p>
          </table:table-cell>
          <table:table-cell table:style-name="ce10" office:value-type="float" office:value="5232826" calcext:value-type="float">
            <text:p>5232826</text:p>
          </table:table-cell>
          <table:table-cell table:style-name="ce10" office:value-type="float" office:value="4743.25" calcext:value-type="float">
            <text:p>4743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99687" calcext:value-type="float">
            <text:p>99687</text:p>
          </table:table-cell>
          <table:table-cell table:style-name="ce10" table:formula="of:=SUM([.D834:.E834])" office:value-type="float" office:value="5232819" calcext:value-type="float">
            <text:p>5232819</text:p>
          </table:table-cell>
        </table:table-row>
        <table:table-row table:style-name="ro1">
          <table:table-cell table:style-name="ce10" office:value-type="float" office:value="4898.5" calcext:value-type="float">
            <text:p>4898.5</text:p>
          </table:table-cell>
          <table:table-cell table:style-name="ce10" office:value-type="float" office:value="5237724.5" calcext:value-type="float">
            <text:p>5237724.5</text:p>
          </table:table-cell>
          <table:table-cell table:style-name="ce10" office:value-type="float" office:value="4898.5" calcext:value-type="float">
            <text:p>4898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04585.5" calcext:value-type="float">
            <text:p>104585.5</text:p>
          </table:table-cell>
          <table:table-cell table:style-name="ce10" table:formula="of:=SUM([.D835:.E835])" office:value-type="float" office:value="5237717.5" calcext:value-type="float">
            <text:p>5237717.5</text:p>
          </table:table-cell>
        </table:table-row>
        <table:table-row table:style-name="ro1">
          <table:table-cell table:style-name="ce10" office:value-type="float" office:value="5056.25" calcext:value-type="float">
            <text:p>5056.25</text:p>
          </table:table-cell>
          <table:table-cell table:style-name="ce10" office:value-type="float" office:value="5242781" calcext:value-type="float">
            <text:p>5242781</text:p>
          </table:table-cell>
          <table:table-cell table:style-name="ce10" office:value-type="float" office:value="5056.25" calcext:value-type="float">
            <text:p>5056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09641.75" calcext:value-type="float">
            <text:p>109641.75</text:p>
          </table:table-cell>
          <table:table-cell table:style-name="ce10" table:formula="of:=SUM([.D836:.E836])" office:value-type="float" office:value="5242773.75" calcext:value-type="float">
            <text:p>5242773.75</text:p>
          </table:table-cell>
        </table:table-row>
        <table:table-row table:style-name="ro1">
          <table:table-cell table:style-name="ce10" office:value-type="float" office:value="5216.5" calcext:value-type="float">
            <text:p>5216.5</text:p>
          </table:table-cell>
          <table:table-cell table:style-name="ce10" office:value-type="float" office:value="5247997.5" calcext:value-type="float">
            <text:p>5247997.5</text:p>
          </table:table-cell>
          <table:table-cell table:style-name="ce10" office:value-type="float" office:value="5216.5" calcext:value-type="float">
            <text:p>5216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14858.25" calcext:value-type="float">
            <text:p>114858.25</text:p>
          </table:table-cell>
          <table:table-cell table:style-name="ce10" table:formula="of:=SUM([.D837:.E837])" office:value-type="float" office:value="5247990.25" calcext:value-type="float">
            <text:p>5247990.25</text:p>
          </table:table-cell>
        </table:table-row>
        <table:table-row table:style-name="ro1">
          <table:table-cell table:style-name="ce10" office:value-type="float" office:value="5379.25" calcext:value-type="float">
            <text:p>5379.25</text:p>
          </table:table-cell>
          <table:table-cell table:style-name="ce10" office:value-type="float" office:value="5253377" calcext:value-type="float">
            <text:p>5253377</text:p>
          </table:table-cell>
          <table:table-cell table:style-name="ce10" office:value-type="float" office:value="5379.25" calcext:value-type="float">
            <text:p>5379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20237.5" calcext:value-type="float">
            <text:p>120237.5</text:p>
          </table:table-cell>
          <table:table-cell table:style-name="ce10" table:formula="of:=SUM([.D838:.E838])" office:value-type="float" office:value="5253369.5" calcext:value-type="float">
            <text:p>5253369.5</text:p>
          </table:table-cell>
        </table:table-row>
        <table:table-row table:style-name="ro1">
          <table:table-cell table:style-name="ce10" office:value-type="float" office:value="5544.5" calcext:value-type="float">
            <text:p>5544.5</text:p>
          </table:table-cell>
          <table:table-cell table:style-name="ce10" office:value-type="float" office:value="5258921.5" calcext:value-type="float">
            <text:p>5258921.5</text:p>
          </table:table-cell>
          <table:table-cell table:style-name="ce10" office:value-type="float" office:value="5544.5" calcext:value-type="float">
            <text:p>5544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25782" calcext:value-type="float">
            <text:p>125782</text:p>
          </table:table-cell>
          <table:table-cell table:style-name="ce10" table:formula="of:=SUM([.D839:.E839])" office:value-type="float" office:value="5258914" calcext:value-type="float">
            <text:p>5258914</text:p>
          </table:table-cell>
        </table:table-row>
        <table:table-row table:style-name="ro1">
          <table:table-cell table:style-name="ce10" office:value-type="float" office:value="5712.25" calcext:value-type="float">
            <text:p>5712.25</text:p>
          </table:table-cell>
          <table:table-cell table:style-name="ce10" office:value-type="float" office:value="5264634" calcext:value-type="float">
            <text:p>5264634</text:p>
          </table:table-cell>
          <table:table-cell table:style-name="ce10" office:value-type="float" office:value="5712.25" calcext:value-type="float">
            <text:p>5712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31494.25" calcext:value-type="float">
            <text:p>131494.25</text:p>
          </table:table-cell>
          <table:table-cell table:style-name="ce10" table:formula="of:=SUM([.D840:.E840])" office:value-type="float" office:value="5264626.25" calcext:value-type="float">
            <text:p>5264626.25</text:p>
          </table:table-cell>
        </table:table-row>
        <table:table-row table:style-name="ro1">
          <table:table-cell table:style-name="ce10" office:value-type="float" office:value="5882.5" calcext:value-type="float">
            <text:p>5882.5</text:p>
          </table:table-cell>
          <table:table-cell table:style-name="ce10" office:value-type="float" office:value="5270516.5" calcext:value-type="float">
            <text:p>5270516.5</text:p>
          </table:table-cell>
          <table:table-cell table:style-name="ce10" office:value-type="float" office:value="5882.5" calcext:value-type="float">
            <text:p>5882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37376.75" calcext:value-type="float">
            <text:p>137376.75</text:p>
          </table:table-cell>
          <table:table-cell table:style-name="ce10" table:formula="of:=SUM([.D841:.E841])" office:value-type="float" office:value="5270508.75" calcext:value-type="float">
            <text:p>5270508.75</text:p>
          </table:table-cell>
        </table:table-row>
        <table:table-row table:style-name="ro1">
          <table:table-cell table:style-name="ce10" office:value-type="float" office:value="6055.25" calcext:value-type="float">
            <text:p>6055.25</text:p>
          </table:table-cell>
          <table:table-cell table:style-name="ce10" office:value-type="float" office:value="5276572" calcext:value-type="float">
            <text:p>5276572</text:p>
          </table:table-cell>
          <table:table-cell table:style-name="ce10" office:value-type="float" office:value="6055.25" calcext:value-type="float">
            <text:p>6055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43432" calcext:value-type="float">
            <text:p>143432</text:p>
          </table:table-cell>
          <table:table-cell table:style-name="ce10" table:formula="of:=SUM([.D842:.E842])" office:value-type="float" office:value="5276564" calcext:value-type="float">
            <text:p>5276564</text:p>
          </table:table-cell>
        </table:table-row>
        <table:table-row table:style-name="ro1">
          <table:table-cell table:style-name="ce10" office:value-type="float" office:value="6230.5" calcext:value-type="float">
            <text:p>6230.5</text:p>
          </table:table-cell>
          <table:table-cell table:style-name="ce10" office:value-type="float" office:value="5282802.5" calcext:value-type="float">
            <text:p>5282802.5</text:p>
          </table:table-cell>
          <table:table-cell table:style-name="ce10" office:value-type="float" office:value="6230.5" calcext:value-type="float">
            <text:p>6230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49662.5" calcext:value-type="float">
            <text:p>149662.5</text:p>
          </table:table-cell>
          <table:table-cell table:style-name="ce10" table:formula="of:=SUM([.D843:.E843])" office:value-type="float" office:value="5282794.5" calcext:value-type="float">
            <text:p>5282794.5</text:p>
          </table:table-cell>
        </table:table-row>
        <table:table-row table:style-name="ro1">
          <table:table-cell table:style-name="ce10" office:value-type="float" office:value="6408.25" calcext:value-type="float">
            <text:p>6408.25</text:p>
          </table:table-cell>
          <table:table-cell table:style-name="ce10" office:value-type="float" office:value="5289211" calcext:value-type="float">
            <text:p>5289211</text:p>
          </table:table-cell>
          <table:table-cell table:style-name="ce10" office:value-type="float" office:value="6408.25" calcext:value-type="float">
            <text:p>6408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56070.75" calcext:value-type="float">
            <text:p>156070.75</text:p>
          </table:table-cell>
          <table:table-cell table:style-name="ce10" table:formula="of:=SUM([.D844:.E844])" office:value-type="float" office:value="5289202.75" calcext:value-type="float">
            <text:p>5289202.75</text:p>
          </table:table-cell>
        </table:table-row>
        <table:table-row table:style-name="ro1">
          <table:table-cell table:style-name="ce10" office:value-type="float" office:value="6588.5" calcext:value-type="float">
            <text:p>6588.5</text:p>
          </table:table-cell>
          <table:table-cell table:style-name="ce10" office:value-type="float" office:value="5295799.5" calcext:value-type="float">
            <text:p>5295799.5</text:p>
          </table:table-cell>
          <table:table-cell table:style-name="ce10" office:value-type="float" office:value="6588.5" calcext:value-type="float">
            <text:p>6588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62659.25" calcext:value-type="float">
            <text:p>162659.25</text:p>
          </table:table-cell>
          <table:table-cell table:style-name="ce10" table:formula="of:=SUM([.D845:.E845])" office:value-type="float" office:value="5295791.25" calcext:value-type="float">
            <text:p>5295791.25</text:p>
          </table:table-cell>
        </table:table-row>
        <table:table-row table:style-name="ro1">
          <table:table-cell table:style-name="ce10" office:value-type="float" office:value="6771.25" calcext:value-type="float">
            <text:p>6771.25</text:p>
          </table:table-cell>
          <table:table-cell table:style-name="ce10" office:value-type="float" office:value="5302571" calcext:value-type="float">
            <text:p>5302571</text:p>
          </table:table-cell>
          <table:table-cell table:style-name="ce10" office:value-type="float" office:value="6771.25" calcext:value-type="float">
            <text:p>6771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69430.5" calcext:value-type="float">
            <text:p>169430.5</text:p>
          </table:table-cell>
          <table:table-cell table:style-name="ce10" table:formula="of:=SUM([.D846:.E846])" office:value-type="float" office:value="5302562.5" calcext:value-type="float">
            <text:p>5302562.5</text:p>
          </table:table-cell>
        </table:table-row>
        <table:table-row table:style-name="ro1">
          <table:table-cell table:style-name="ce10" office:value-type="float" office:value="6956.5" calcext:value-type="float">
            <text:p>6956.5</text:p>
          </table:table-cell>
          <table:table-cell table:style-name="ce10" office:value-type="float" office:value="5309527.5" calcext:value-type="float">
            <text:p>5309527.5</text:p>
          </table:table-cell>
          <table:table-cell table:style-name="ce10" office:value-type="float" office:value="6956.5" calcext:value-type="float">
            <text:p>6956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76387" calcext:value-type="float">
            <text:p>176387</text:p>
          </table:table-cell>
          <table:table-cell table:style-name="ce10" table:formula="of:=SUM([.D847:.E847])" office:value-type="float" office:value="5309519" calcext:value-type="float">
            <text:p>5309519</text:p>
          </table:table-cell>
        </table:table-row>
        <table:table-row table:style-name="ro1">
          <table:table-cell table:style-name="ce10" office:value-type="float" office:value="7144.25" calcext:value-type="float">
            <text:p>7144.25</text:p>
          </table:table-cell>
          <table:table-cell table:style-name="ce10" office:value-type="float" office:value="5316672" calcext:value-type="float">
            <text:p>5316672</text:p>
          </table:table-cell>
          <table:table-cell table:style-name="ce10" office:value-type="float" office:value="7144.25" calcext:value-type="float">
            <text:p>7144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83531.25" calcext:value-type="float">
            <text:p>183531.25</text:p>
          </table:table-cell>
          <table:table-cell table:style-name="ce10" table:formula="of:=SUM([.D848:.E848])" office:value-type="float" office:value="5316663.25" calcext:value-type="float">
            <text:p>5316663.25</text:p>
          </table:table-cell>
        </table:table-row>
        <table:table-row table:style-name="ro1">
          <table:table-cell table:style-name="ce10" office:value-type="float" office:value="7334.5" calcext:value-type="float">
            <text:p>7334.5</text:p>
          </table:table-cell>
          <table:table-cell table:style-name="ce10" office:value-type="float" office:value="5324006.5" calcext:value-type="float">
            <text:p>5324006.5</text:p>
          </table:table-cell>
          <table:table-cell table:style-name="ce10" office:value-type="float" office:value="7334.5" calcext:value-type="float">
            <text:p>7334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90865.75" calcext:value-type="float">
            <text:p>190865.75</text:p>
          </table:table-cell>
          <table:table-cell table:style-name="ce10" table:formula="of:=SUM([.D849:.E849])" office:value-type="float" office:value="5323997.75" calcext:value-type="float">
            <text:p>5323997.75</text:p>
          </table:table-cell>
        </table:table-row>
        <table:table-row table:style-name="ro1">
          <table:table-cell table:style-name="ce10" office:value-type="float" office:value="7527.25" calcext:value-type="float">
            <text:p>7527.25</text:p>
          </table:table-cell>
          <table:table-cell table:style-name="ce10" office:value-type="float" office:value="5331534" calcext:value-type="float">
            <text:p>5331534</text:p>
          </table:table-cell>
          <table:table-cell table:style-name="ce10" office:value-type="float" office:value="7527.25" calcext:value-type="float">
            <text:p>7527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98393" calcext:value-type="float">
            <text:p>198393</text:p>
          </table:table-cell>
          <table:table-cell table:style-name="ce10" table:formula="of:=SUM([.D850:.E850])" office:value-type="float" office:value="5331525" calcext:value-type="float">
            <text:p>5331525</text:p>
          </table:table-cell>
        </table:table-row>
        <table:table-row table:style-name="ro1">
          <table:table-cell table:style-name="ce10" office:value-type="float" office:value="7722.5" calcext:value-type="float">
            <text:p>7722.5</text:p>
          </table:table-cell>
          <table:table-cell table:style-name="ce10" office:value-type="float" office:value="5339256.5" calcext:value-type="float">
            <text:p>5339256.5</text:p>
          </table:table-cell>
          <table:table-cell table:style-name="ce10" office:value-type="float" office:value="7722.5" calcext:value-type="float">
            <text:p>7722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206115.5" calcext:value-type="float">
            <text:p>206115.5</text:p>
          </table:table-cell>
          <table:table-cell table:style-name="ce10" table:formula="of:=SUM([.D851:.E851])" office:value-type="float" office:value="5339247.5" calcext:value-type="float">
            <text:p>5339247.5</text:p>
          </table:table-cell>
        </table:table-row>
        <table:table-row table:style-name="ro1">
          <table:table-cell table:style-name="ce10" office:value-type="float" office:value="7920.25" calcext:value-type="float">
            <text:p>7920.25</text:p>
          </table:table-cell>
          <table:table-cell table:style-name="ce10" office:value-type="float" office:value="5347177" calcext:value-type="float">
            <text:p>5347177</text:p>
          </table:table-cell>
          <table:table-cell table:style-name="ce10" office:value-type="float" office:value="7920.25" calcext:value-type="float">
            <text:p>7920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214035.75" calcext:value-type="float">
            <text:p>214035.75</text:p>
          </table:table-cell>
          <table:table-cell table:style-name="ce10" table:formula="of:=SUM([.D852:.E852])" office:value-type="float" office:value="5347167.75" calcext:value-type="float">
            <text:p>5347167.75</text:p>
          </table:table-cell>
        </table:table-row>
        <table:table-row table:style-name="ro1">
          <table:table-cell table:style-name="ce10" office:value-type="float" office:value="8120.5" calcext:value-type="float">
            <text:p>8120.5</text:p>
          </table:table-cell>
          <table:table-cell table:style-name="ce10" office:value-type="float" office:value="5355297.5" calcext:value-type="float">
            <text:p>5355297.5</text:p>
          </table:table-cell>
          <table:table-cell table:style-name="ce10" office:value-type="float" office:value="8120.5" calcext:value-type="float">
            <text:p>8120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222156.25" calcext:value-type="float">
            <text:p>222156.25</text:p>
          </table:table-cell>
          <table:table-cell table:style-name="ce10" table:formula="of:=SUM([.D853:.E853])" office:value-type="float" office:value="5355288.25" calcext:value-type="float">
            <text:p>5355288.25</text:p>
          </table:table-cell>
        </table:table-row>
        <table:table-row table:style-name="ro1">
          <table:table-cell table:style-name="ce10" office:value-type="float" office:value="8323.25" calcext:value-type="float">
            <text:p>8323.25</text:p>
          </table:table-cell>
          <table:table-cell table:style-name="ce10" office:value-type="float" office:value="5363621" calcext:value-type="float">
            <text:p>5363621</text:p>
          </table:table-cell>
          <table:table-cell table:style-name="ce10" office:value-type="float" office:value="8323.25" calcext:value-type="float">
            <text:p>8323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230479.5" calcext:value-type="float">
            <text:p>230479.5</text:p>
          </table:table-cell>
          <table:table-cell table:style-name="ce10" table:formula="of:=SUM([.D854:.E854])" office:value-type="float" office:value="5363611.5" calcext:value-type="float">
            <text:p>5363611.5</text:p>
          </table:table-cell>
        </table:table-row>
        <table:table-row table:style-name="ro1">
          <table:table-cell table:style-name="ce10" office:value-type="float" office:value="8528.5" calcext:value-type="float">
            <text:p>8528.5</text:p>
          </table:table-cell>
          <table:table-cell table:style-name="ce10" office:value-type="float" office:value="5372149.5" calcext:value-type="float">
            <text:p>5372149.5</text:p>
          </table:table-cell>
          <table:table-cell table:style-name="ce10" office:value-type="float" office:value="8528.5" calcext:value-type="float">
            <text:p>8528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239008" calcext:value-type="float">
            <text:p>239008</text:p>
          </table:table-cell>
          <table:table-cell table:style-name="ce10" table:formula="of:=SUM([.D855:.E855])" office:value-type="float" office:value="5372140" calcext:value-type="float">
            <text:p>5372140</text:p>
          </table:table-cell>
        </table:table-row>
        <table:table-row table:style-name="ro1">
          <table:table-cell table:style-name="ce10" office:value-type="float" office:value="8736.25" calcext:value-type="float">
            <text:p>8736.25</text:p>
          </table:table-cell>
          <table:table-cell table:style-name="ce10" office:value-type="float" office:value="5380886" calcext:value-type="float">
            <text:p>5380886</text:p>
          </table:table-cell>
          <table:table-cell table:style-name="ce10" office:value-type="float" office:value="8736.25" calcext:value-type="float">
            <text:p>8736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247744.25" calcext:value-type="float">
            <text:p>247744.25</text:p>
          </table:table-cell>
          <table:table-cell table:style-name="ce10" table:formula="of:=SUM([.D856:.E856])" office:value-type="float" office:value="5380876.25" calcext:value-type="float">
            <text:p>5380876.25</text:p>
          </table:table-cell>
        </table:table-row>
        <table:table-row table:style-name="ro1">
          <table:table-cell table:style-name="ce10" office:value-type="float" office:value="8946.5" calcext:value-type="float">
            <text:p>8946.5</text:p>
          </table:table-cell>
          <table:table-cell table:style-name="ce10" office:value-type="float" office:value="5389832.5" calcext:value-type="float">
            <text:p>5389832.5</text:p>
          </table:table-cell>
          <table:table-cell table:style-name="ce10" office:value-type="float" office:value="8946.5" calcext:value-type="float">
            <text:p>8946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256690.75" calcext:value-type="float">
            <text:p>256690.75</text:p>
          </table:table-cell>
          <table:table-cell table:style-name="ce10" table:formula="of:=SUM([.D857:.E857])" office:value-type="float" office:value="5389822.75" calcext:value-type="float">
            <text:p>5389822.75</text:p>
          </table:table-cell>
        </table:table-row>
        <table:table-row table:style-name="ro1">
          <table:table-cell table:style-name="ce10" office:value-type="float" office:value="9159.25" calcext:value-type="float">
            <text:p>9159.25</text:p>
          </table:table-cell>
          <table:table-cell table:style-name="ce10" office:value-type="float" office:value="5398992" calcext:value-type="float">
            <text:p>5398992</text:p>
          </table:table-cell>
          <table:table-cell table:style-name="ce10" office:value-type="float" office:value="9159.25" calcext:value-type="float">
            <text:p>9159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265850" calcext:value-type="float">
            <text:p>265850</text:p>
          </table:table-cell>
          <table:table-cell table:style-name="ce10" table:formula="of:=SUM([.D858:.E858])" office:value-type="float" office:value="5398982" calcext:value-type="float">
            <text:p>5398982</text:p>
          </table:table-cell>
        </table:table-row>
        <table:table-row table:style-name="ro1">
          <table:table-cell table:style-name="ce10" office:value-type="float" office:value="9374.5" calcext:value-type="float">
            <text:p>9374.5</text:p>
          </table:table-cell>
          <table:table-cell table:style-name="ce10" office:value-type="float" office:value="5408366.5" calcext:value-type="float">
            <text:p>5408366.5</text:p>
          </table:table-cell>
          <table:table-cell table:style-name="ce10" office:value-type="float" office:value="9374.5" calcext:value-type="float">
            <text:p>9374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275224.5" calcext:value-type="float">
            <text:p>275224.5</text:p>
          </table:table-cell>
          <table:table-cell table:style-name="ce10" table:formula="of:=SUM([.D859:.E859])" office:value-type="float" office:value="5408356.5" calcext:value-type="float">
            <text:p>5408356.5</text:p>
          </table:table-cell>
        </table:table-row>
        <table:table-row table:style-name="ro1">
          <table:table-cell table:style-name="ce10" office:value-type="float" office:value="9592.25" calcext:value-type="float">
            <text:p>9592.25</text:p>
          </table:table-cell>
          <table:table-cell table:style-name="ce10" office:value-type="float" office:value="5417959" calcext:value-type="float">
            <text:p>5417959</text:p>
          </table:table-cell>
          <table:table-cell table:style-name="ce10" office:value-type="float" office:value="9592.25" calcext:value-type="float">
            <text:p>9592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284816.75" calcext:value-type="float">
            <text:p>284816.75</text:p>
          </table:table-cell>
          <table:table-cell table:style-name="ce10" table:formula="of:=SUM([.D860:.E860])" office:value-type="float" office:value="5417948.75" calcext:value-type="float">
            <text:p>5417948.75</text:p>
          </table:table-cell>
        </table:table-row>
        <table:table-row table:style-name="ro1">
          <table:table-cell table:style-name="ce10" office:value-type="float" office:value="9812.5" calcext:value-type="float">
            <text:p>9812.5</text:p>
          </table:table-cell>
          <table:table-cell table:style-name="ce10" office:value-type="float" office:value="5427771.5" calcext:value-type="float">
            <text:p>5427771.5</text:p>
          </table:table-cell>
          <table:table-cell table:style-name="ce10" office:value-type="float" office:value="9812.5" calcext:value-type="float">
            <text:p>9812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294629.25" calcext:value-type="float">
            <text:p>294629.25</text:p>
          </table:table-cell>
          <table:table-cell table:style-name="ce10" table:formula="of:=SUM([.D861:.E861])" office:value-type="float" office:value="5427761.25" calcext:value-type="float">
            <text:p>5427761.25</text:p>
          </table:table-cell>
        </table:table-row>
        <table:table-row table:style-name="ro1">
          <table:table-cell table:style-name="ce10" office:value-type="float" office:value="10035.25" calcext:value-type="float">
            <text:p>10035.25</text:p>
          </table:table-cell>
          <table:table-cell table:style-name="ce10" office:value-type="float" office:value="5437807" calcext:value-type="float">
            <text:p>5437807</text:p>
          </table:table-cell>
          <table:table-cell table:style-name="ce10" office:value-type="float" office:value="10035.25" calcext:value-type="float">
            <text:p>10035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304664.5" calcext:value-type="float">
            <text:p>304664.5</text:p>
          </table:table-cell>
          <table:table-cell table:style-name="ce10" table:formula="of:=SUM([.D862:.E862])" office:value-type="float" office:value="5437796.5" calcext:value-type="float">
            <text:p>5437796.5</text:p>
          </table:table-cell>
        </table:table-row>
        <table:table-row table:style-name="ro1">
          <table:table-cell table:style-name="ce10" office:value-type="float" office:value="10260.5" calcext:value-type="float">
            <text:p>10260.5</text:p>
          </table:table-cell>
          <table:table-cell table:style-name="ce10" office:value-type="float" office:value="5448067.5" calcext:value-type="float">
            <text:p>5448067.5</text:p>
          </table:table-cell>
          <table:table-cell table:style-name="ce10" office:value-type="float" office:value="10260.5" calcext:value-type="float">
            <text:p>10260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314925" calcext:value-type="float">
            <text:p>314925</text:p>
          </table:table-cell>
          <table:table-cell table:style-name="ce10" table:formula="of:=SUM([.D863:.E863])" office:value-type="float" office:value="5448057" calcext:value-type="float">
            <text:p>5448057</text:p>
          </table:table-cell>
        </table:table-row>
        <table:table-row table:style-name="ro1">
          <table:table-cell table:style-name="ce10" office:value-type="float" office:value="10488.25" calcext:value-type="float">
            <text:p>10488.25</text:p>
          </table:table-cell>
          <table:table-cell table:style-name="ce10" office:value-type="float" office:value="5458556" calcext:value-type="float">
            <text:p>5458556</text:p>
          </table:table-cell>
          <table:table-cell table:style-name="ce10" office:value-type="float" office:value="10488.25" calcext:value-type="float">
            <text:p>10488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325413.25" calcext:value-type="float">
            <text:p>325413.25</text:p>
          </table:table-cell>
          <table:table-cell table:style-name="ce10" table:formula="of:=SUM([.D864:.E864])" office:value-type="float" office:value="5458545.25" calcext:value-type="float">
            <text:p>5458545.25</text:p>
          </table:table-cell>
        </table:table-row>
        <table:table-row table:style-name="ro1">
          <table:table-cell table:style-name="ce10" office:value-type="float" office:value="10718.5" calcext:value-type="float">
            <text:p>10718.5</text:p>
          </table:table-cell>
          <table:table-cell table:style-name="ce10" office:value-type="float" office:value="5469274.5" calcext:value-type="float">
            <text:p>5469274.5</text:p>
          </table:table-cell>
          <table:table-cell table:style-name="ce10" office:value-type="float" office:value="10718.5" calcext:value-type="float">
            <text:p>10718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336131.75" calcext:value-type="float">
            <text:p>336131.75</text:p>
          </table:table-cell>
          <table:table-cell table:style-name="ce10" table:formula="of:=SUM([.D865:.E865])" office:value-type="float" office:value="5469263.75" calcext:value-type="float">
            <text:p>5469263.75</text:p>
          </table:table-cell>
        </table:table-row>
        <table:table-row table:style-name="ro1">
          <table:table-cell table:style-name="ce10" office:value-type="float" office:value="10951.25" calcext:value-type="float">
            <text:p>10951.25</text:p>
          </table:table-cell>
          <table:table-cell table:style-name="ce10" office:value-type="float" office:value="5480226" calcext:value-type="float">
            <text:p>5480226</text:p>
          </table:table-cell>
          <table:table-cell table:style-name="ce10" office:value-type="float" office:value="10951.25" calcext:value-type="float">
            <text:p>10951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347083" calcext:value-type="float">
            <text:p>347083</text:p>
          </table:table-cell>
          <table:table-cell table:style-name="ce10" table:formula="of:=SUM([.D866:.E866])" office:value-type="float" office:value="5480215" calcext:value-type="float">
            <text:p>5480215</text:p>
          </table:table-cell>
        </table:table-row>
        <table:table-row table:style-name="ro1">
          <table:table-cell table:style-name="ce10" office:value-type="float" office:value="11186.5" calcext:value-type="float">
            <text:p>11186.5</text:p>
          </table:table-cell>
          <table:table-cell table:style-name="ce10" office:value-type="float" office:value="5491412.5" calcext:value-type="float">
            <text:p>5491412.5</text:p>
          </table:table-cell>
          <table:table-cell table:style-name="ce10" office:value-type="float" office:value="11186.5" calcext:value-type="float">
            <text:p>11186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358269.5" calcext:value-type="float">
            <text:p>358269.5</text:p>
          </table:table-cell>
          <table:table-cell table:style-name="ce10" table:formula="of:=SUM([.D867:.E867])" office:value-type="float" office:value="5491401.5" calcext:value-type="float">
            <text:p>5491401.5</text:p>
          </table:table-cell>
        </table:table-row>
        <table:table-row table:style-name="ro1">
          <table:table-cell table:style-name="ce10" office:value-type="float" office:value="11424.25" calcext:value-type="float">
            <text:p>11424.25</text:p>
          </table:table-cell>
          <table:table-cell table:style-name="ce10" office:value-type="float" office:value="5502837" calcext:value-type="float">
            <text:p>5502837</text:p>
          </table:table-cell>
          <table:table-cell table:style-name="ce10" office:value-type="float" office:value="11424.25" calcext:value-type="float">
            <text:p>11424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369693.75" calcext:value-type="float">
            <text:p>369693.75</text:p>
          </table:table-cell>
          <table:table-cell table:style-name="ce10" table:formula="of:=SUM([.D868:.E868])" office:value-type="float" office:value="5502825.75" calcext:value-type="float">
            <text:p>5502825.75</text:p>
          </table:table-cell>
        </table:table-row>
        <table:table-row table:style-name="ro1">
          <table:table-cell table:style-name="ce10" office:value-type="float" office:value="11664.5" calcext:value-type="float">
            <text:p>11664.5</text:p>
          </table:table-cell>
          <table:table-cell table:style-name="ce10" office:value-type="float" office:value="5514501.5" calcext:value-type="float">
            <text:p>5514501.5</text:p>
          </table:table-cell>
          <table:table-cell table:style-name="ce10" office:value-type="float" office:value="11664.5" calcext:value-type="float">
            <text:p>11664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381358.25" calcext:value-type="float">
            <text:p>381358.25</text:p>
          </table:table-cell>
          <table:table-cell table:style-name="ce10" table:formula="of:=SUM([.D869:.E869])" office:value-type="float" office:value="5514490.25" calcext:value-type="float">
            <text:p>5514490.25</text:p>
          </table:table-cell>
        </table:table-row>
        <table:table-row table:style-name="ro1">
          <table:table-cell table:style-name="ce10" office:value-type="float" office:value="11907.25" calcext:value-type="float">
            <text:p>11907.25</text:p>
          </table:table-cell>
          <table:table-cell table:style-name="ce10" office:value-type="float" office:value="5526409" calcext:value-type="float">
            <text:p>5526409</text:p>
          </table:table-cell>
          <table:table-cell table:style-name="ce10" office:value-type="float" office:value="11907.25" calcext:value-type="float">
            <text:p>11907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393265.5" calcext:value-type="float">
            <text:p>393265.5</text:p>
          </table:table-cell>
          <table:table-cell table:style-name="ce10" table:formula="of:=SUM([.D870:.E870])" office:value-type="float" office:value="5526397.5" calcext:value-type="float">
            <text:p>5526397.5</text:p>
          </table:table-cell>
        </table:table-row>
        <table:table-row table:style-name="ro1">
          <table:table-cell table:style-name="ce10" office:value-type="float" office:value="12152.5" calcext:value-type="float">
            <text:p>12152.5</text:p>
          </table:table-cell>
          <table:table-cell table:style-name="ce10" office:value-type="float" office:value="5538561.5" calcext:value-type="float">
            <text:p>5538561.5</text:p>
          </table:table-cell>
          <table:table-cell table:style-name="ce10" office:value-type="float" office:value="12152.5" calcext:value-type="float">
            <text:p>12152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405418" calcext:value-type="float">
            <text:p>405418</text:p>
          </table:table-cell>
          <table:table-cell table:style-name="ce10" table:formula="of:=SUM([.D871:.E871])" office:value-type="float" office:value="5538550" calcext:value-type="float">
            <text:p>5538550</text:p>
          </table:table-cell>
        </table:table-row>
        <table:table-row table:style-name="ro1">
          <table:table-cell table:style-name="ce10" office:value-type="float" office:value="12400.25" calcext:value-type="float">
            <text:p>12400.25</text:p>
          </table:table-cell>
          <table:table-cell table:style-name="ce10" office:value-type="float" office:value="5550962" calcext:value-type="float">
            <text:p>5550962</text:p>
          </table:table-cell>
          <table:table-cell table:style-name="ce10" office:value-type="float" office:value="12400.25" calcext:value-type="float">
            <text:p>12400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417818.25" calcext:value-type="float">
            <text:p>417818.25</text:p>
          </table:table-cell>
          <table:table-cell table:style-name="ce10" table:formula="of:=SUM([.D872:.E872])" office:value-type="float" office:value="5550950.25" calcext:value-type="float">
            <text:p>5550950.25</text:p>
          </table:table-cell>
        </table:table-row>
        <table:table-row table:style-name="ro1">
          <table:table-cell table:style-name="ce10" office:value-type="float" office:value="12650.5" calcext:value-type="float">
            <text:p>12650.5</text:p>
          </table:table-cell>
          <table:table-cell table:style-name="ce10" office:value-type="float" office:value="5563612.5" calcext:value-type="float">
            <text:p>5563612.5</text:p>
          </table:table-cell>
          <table:table-cell table:style-name="ce10" office:value-type="float" office:value="12650.5" calcext:value-type="float">
            <text:p>12650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430468.75" calcext:value-type="float">
            <text:p>430468.75</text:p>
          </table:table-cell>
          <table:table-cell table:style-name="ce10" table:formula="of:=SUM([.D873:.E873])" office:value-type="float" office:value="5563600.75" calcext:value-type="float">
            <text:p>5563600.75</text:p>
          </table:table-cell>
        </table:table-row>
        <table:table-row table:style-name="ro1">
          <table:table-cell table:style-name="ce10" office:value-type="float" office:value="12903.25" calcext:value-type="float">
            <text:p>12903.25</text:p>
          </table:table-cell>
          <table:table-cell table:style-name="ce10" office:value-type="float" office:value="5576516" calcext:value-type="float">
            <text:p>5576516</text:p>
          </table:table-cell>
          <table:table-cell table:style-name="ce10" office:value-type="float" office:value="12903.25" calcext:value-type="float">
            <text:p>12903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443372" calcext:value-type="float">
            <text:p>443372</text:p>
          </table:table-cell>
          <table:table-cell table:style-name="ce10" table:formula="of:=SUM([.D874:.E874])" office:value-type="float" office:value="5576504" calcext:value-type="float">
            <text:p>5576504</text:p>
          </table:table-cell>
        </table:table-row>
        <table:table-row table:style-name="ro1">
          <table:table-cell table:style-name="ce10" office:value-type="float" office:value="13158.5" calcext:value-type="float">
            <text:p>13158.5</text:p>
          </table:table-cell>
          <table:table-cell table:style-name="ce10" office:value-type="float" office:value="5589674.5" calcext:value-type="float">
            <text:p>5589674.5</text:p>
          </table:table-cell>
          <table:table-cell table:style-name="ce10" office:value-type="float" office:value="13158.5" calcext:value-type="float">
            <text:p>13158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456530.5" calcext:value-type="float">
            <text:p>456530.5</text:p>
          </table:table-cell>
          <table:table-cell table:style-name="ce10" table:formula="of:=SUM([.D875:.E875])" office:value-type="float" office:value="5589662.5" calcext:value-type="float">
            <text:p>5589662.5</text:p>
          </table:table-cell>
        </table:table-row>
        <table:table-row table:style-name="ro1">
          <table:table-cell table:style-name="ce10" office:value-type="float" office:value="13416.25" calcext:value-type="float">
            <text:p>13416.25</text:p>
          </table:table-cell>
          <table:table-cell table:style-name="ce10" office:value-type="float" office:value="5603091" calcext:value-type="float">
            <text:p>5603091</text:p>
          </table:table-cell>
          <table:table-cell table:style-name="ce10" office:value-type="float" office:value="13416.25" calcext:value-type="float">
            <text:p>13416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469946.75" calcext:value-type="float">
            <text:p>469946.75</text:p>
          </table:table-cell>
          <table:table-cell table:style-name="ce10" table:formula="of:=SUM([.D876:.E876])" office:value-type="float" office:value="5603078.75" calcext:value-type="float">
            <text:p>5603078.75</text:p>
          </table:table-cell>
        </table:table-row>
        <table:table-row table:style-name="ro1">
          <table:table-cell table:style-name="ce10" office:value-type="float" office:value="13676.5" calcext:value-type="float">
            <text:p>13676.5</text:p>
          </table:table-cell>
          <table:table-cell table:style-name="ce10" office:value-type="float" office:value="5616767.5" calcext:value-type="float">
            <text:p>5616767.5</text:p>
          </table:table-cell>
          <table:table-cell table:style-name="ce10" office:value-type="float" office:value="13676.5" calcext:value-type="float">
            <text:p>13676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483623.25" calcext:value-type="float">
            <text:p>483623.25</text:p>
          </table:table-cell>
          <table:table-cell table:style-name="ce10" table:formula="of:=SUM([.D877:.E877])" office:value-type="float" office:value="5616755.25" calcext:value-type="float">
            <text:p>5616755.25</text:p>
          </table:table-cell>
        </table:table-row>
        <table:table-row table:style-name="ro1">
          <table:table-cell table:style-name="ce10" office:value-type="float" office:value="13939.25" calcext:value-type="float">
            <text:p>13939.25</text:p>
          </table:table-cell>
          <table:table-cell table:style-name="ce10" office:value-type="float" office:value="5630707" calcext:value-type="float">
            <text:p>5630707</text:p>
          </table:table-cell>
          <table:table-cell table:style-name="ce10" office:value-type="float" office:value="13939.25" calcext:value-type="float">
            <text:p>13939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497562.5" calcext:value-type="float">
            <text:p>497562.5</text:p>
          </table:table-cell>
          <table:table-cell table:style-name="ce10" table:formula="of:=SUM([.D878:.E878])" office:value-type="float" office:value="5630694.5" calcext:value-type="float">
            <text:p>5630694.5</text:p>
          </table:table-cell>
        </table:table-row>
        <table:table-row table:style-name="ro1">
          <table:table-cell table:style-name="ce10" office:value-type="float" office:value="14204.5" calcext:value-type="float">
            <text:p>14204.5</text:p>
          </table:table-cell>
          <table:table-cell table:style-name="ce10" office:value-type="float" office:value="5644911.5" calcext:value-type="float">
            <text:p>5644911.5</text:p>
          </table:table-cell>
          <table:table-cell table:style-name="ce10" office:value-type="float" office:value="14204.5" calcext:value-type="float">
            <text:p>14204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511767" calcext:value-type="float">
            <text:p>511767</text:p>
          </table:table-cell>
          <table:table-cell table:style-name="ce10" table:formula="of:=SUM([.D879:.E879])" office:value-type="float" office:value="5644899" calcext:value-type="float">
            <text:p>5644899</text:p>
          </table:table-cell>
        </table:table-row>
        <table:table-row table:style-name="ro1">
          <table:table-cell table:style-name="ce10" office:value-type="float" office:value="14472.25" calcext:value-type="float">
            <text:p>14472.25</text:p>
          </table:table-cell>
          <table:table-cell table:style-name="ce10" office:value-type="float" office:value="5659384" calcext:value-type="float">
            <text:p>5659384</text:p>
          </table:table-cell>
          <table:table-cell table:style-name="ce10" office:value-type="float" office:value="14472.25" calcext:value-type="float">
            <text:p>14472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526239.25" calcext:value-type="float">
            <text:p>526239.25</text:p>
          </table:table-cell>
          <table:table-cell table:style-name="ce10" table:formula="of:=SUM([.D880:.E880])" office:value-type="float" office:value="5659371.25" calcext:value-type="float">
            <text:p>5659371.25</text:p>
          </table:table-cell>
        </table:table-row>
        <table:table-row table:style-name="ro1">
          <table:table-cell table:style-name="ce10" office:value-type="float" office:value="14742.5" calcext:value-type="float">
            <text:p>14742.5</text:p>
          </table:table-cell>
          <table:table-cell table:style-name="ce10" office:value-type="float" office:value="5674126.5" calcext:value-type="float">
            <text:p>5674126.5</text:p>
          </table:table-cell>
          <table:table-cell table:style-name="ce10" office:value-type="float" office:value="14742.5" calcext:value-type="float">
            <text:p>14742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540981.75" calcext:value-type="float">
            <text:p>540981.75</text:p>
          </table:table-cell>
          <table:table-cell table:style-name="ce10" table:formula="of:=SUM([.D881:.E881])" office:value-type="float" office:value="5674113.75" calcext:value-type="float">
            <text:p>5674113.75</text:p>
          </table:table-cell>
        </table:table-row>
        <table:table-row table:style-name="ro1">
          <table:table-cell table:style-name="ce10" office:value-type="float" office:value="15015.25" calcext:value-type="float">
            <text:p>15015.25</text:p>
          </table:table-cell>
          <table:table-cell table:style-name="ce10" office:value-type="float" office:value="5689142" calcext:value-type="float">
            <text:p>5689142</text:p>
          </table:table-cell>
          <table:table-cell table:style-name="ce10" office:value-type="float" office:value="15015.25" calcext:value-type="float">
            <text:p>15015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555997" calcext:value-type="float">
            <text:p>555997</text:p>
          </table:table-cell>
          <table:table-cell table:style-name="ce10" table:formula="of:=SUM([.D882:.E882])" office:value-type="float" office:value="5689129" calcext:value-type="float">
            <text:p>5689129</text:p>
          </table:table-cell>
        </table:table-row>
        <table:table-row table:style-name="ro1">
          <table:table-cell table:style-name="ce10" office:value-type="float" office:value="15290.5" calcext:value-type="float">
            <text:p>15290.5</text:p>
          </table:table-cell>
          <table:table-cell table:style-name="ce10" office:value-type="float" office:value="5704432.5" calcext:value-type="float">
            <text:p>5704432.5</text:p>
          </table:table-cell>
          <table:table-cell table:style-name="ce10" office:value-type="float" office:value="15290.5" calcext:value-type="float">
            <text:p>15290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571287.5" calcext:value-type="float">
            <text:p>571287.5</text:p>
          </table:table-cell>
          <table:table-cell table:style-name="ce10" table:formula="of:=SUM([.D883:.E883])" office:value-type="float" office:value="5704419.5" calcext:value-type="float">
            <text:p>5704419.5</text:p>
          </table:table-cell>
        </table:table-row>
        <table:table-row table:style-name="ro1">
          <table:table-cell table:style-name="ce10" office:value-type="float" office:value="15568.25" calcext:value-type="float">
            <text:p>15568.25</text:p>
          </table:table-cell>
          <table:table-cell table:style-name="ce10" office:value-type="float" office:value="5720001" calcext:value-type="float">
            <text:p>5720001</text:p>
          </table:table-cell>
          <table:table-cell table:style-name="ce10" office:value-type="float" office:value="15568.25" calcext:value-type="float">
            <text:p>15568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586855.75" calcext:value-type="float">
            <text:p>586855.75</text:p>
          </table:table-cell>
          <table:table-cell table:style-name="ce10" table:formula="of:=SUM([.D884:.E884])" office:value-type="float" office:value="5719987.75" calcext:value-type="float">
            <text:p>5719987.75</text:p>
          </table:table-cell>
        </table:table-row>
        <table:table-row table:style-name="ro1">
          <table:table-cell table:style-name="ce10" office:value-type="float" office:value="15848.5" calcext:value-type="float">
            <text:p>15848.5</text:p>
          </table:table-cell>
          <table:table-cell table:style-name="ce10" office:value-type="float" office:value="5735849.5" calcext:value-type="float">
            <text:p>5735849.5</text:p>
          </table:table-cell>
          <table:table-cell table:style-name="ce10" office:value-type="float" office:value="15848.5" calcext:value-type="float">
            <text:p>15848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602704.25" calcext:value-type="float">
            <text:p>602704.25</text:p>
          </table:table-cell>
          <table:table-cell table:style-name="ce10" table:formula="of:=SUM([.D885:.E885])" office:value-type="float" office:value="5735836.25" calcext:value-type="float">
            <text:p>5735836.25</text:p>
          </table:table-cell>
        </table:table-row>
        <table:table-row table:style-name="ro1">
          <table:table-cell table:style-name="ce10" office:value-type="float" office:value="16131.25" calcext:value-type="float">
            <text:p>16131.25</text:p>
          </table:table-cell>
          <table:table-cell table:style-name="ce10" office:value-type="float" office:value="5751981" calcext:value-type="float">
            <text:p>5751981</text:p>
          </table:table-cell>
          <table:table-cell table:style-name="ce10" office:value-type="float" office:value="16131.25" calcext:value-type="float">
            <text:p>16131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618835.5" calcext:value-type="float">
            <text:p>618835.5</text:p>
          </table:table-cell>
          <table:table-cell table:style-name="ce10" table:formula="of:=SUM([.D886:.E886])" office:value-type="float" office:value="5751967.5" calcext:value-type="float">
            <text:p>5751967.5</text:p>
          </table:table-cell>
        </table:table-row>
        <table:table-row table:style-name="ro1">
          <table:table-cell table:style-name="ce10" office:value-type="float" office:value="16416.5" calcext:value-type="float">
            <text:p>16416.5</text:p>
          </table:table-cell>
          <table:table-cell table:style-name="ce10" office:value-type="float" office:value="5768397.5" calcext:value-type="float">
            <text:p>5768397.5</text:p>
          </table:table-cell>
          <table:table-cell table:style-name="ce10" office:value-type="float" office:value="16416.5" calcext:value-type="float">
            <text:p>16416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635252" calcext:value-type="float">
            <text:p>635252</text:p>
          </table:table-cell>
          <table:table-cell table:style-name="ce10" table:formula="of:=SUM([.D887:.E887])" office:value-type="float" office:value="5768384" calcext:value-type="float">
            <text:p>5768384</text:p>
          </table:table-cell>
        </table:table-row>
        <table:table-row table:style-name="ro1">
          <table:table-cell table:style-name="ce10" office:value-type="float" office:value="16704.25" calcext:value-type="float">
            <text:p>16704.25</text:p>
          </table:table-cell>
          <table:table-cell table:style-name="ce10" office:value-type="float" office:value="5785102" calcext:value-type="float">
            <text:p>5785102</text:p>
          </table:table-cell>
          <table:table-cell table:style-name="ce10" office:value-type="float" office:value="16704.25" calcext:value-type="float">
            <text:p>16704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651956.25" calcext:value-type="float">
            <text:p>651956.25</text:p>
          </table:table-cell>
          <table:table-cell table:style-name="ce10" table:formula="of:=SUM([.D888:.E888])" office:value-type="float" office:value="5785088.25" calcext:value-type="float">
            <text:p>5785088.25</text:p>
          </table:table-cell>
        </table:table-row>
        <table:table-row table:style-name="ro1">
          <table:table-cell table:style-name="ce10" office:value-type="float" office:value="16994.5" calcext:value-type="float">
            <text:p>16994.5</text:p>
          </table:table-cell>
          <table:table-cell table:style-name="ce10" office:value-type="float" office:value="5802096.5" calcext:value-type="float">
            <text:p>5802096.5</text:p>
          </table:table-cell>
          <table:table-cell table:style-name="ce10" office:value-type="float" office:value="16994.5" calcext:value-type="float">
            <text:p>16994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668950.75" calcext:value-type="float">
            <text:p>668950.75</text:p>
          </table:table-cell>
          <table:table-cell table:style-name="ce10" table:formula="of:=SUM([.D889:.E889])" office:value-type="float" office:value="5802082.75" calcext:value-type="float">
            <text:p>5802082.75</text:p>
          </table:table-cell>
        </table:table-row>
        <table:table-row table:style-name="ro1">
          <table:table-cell table:style-name="ce10" office:value-type="float" office:value="17287.25" calcext:value-type="float">
            <text:p>17287.25</text:p>
          </table:table-cell>
          <table:table-cell table:style-name="ce10" office:value-type="float" office:value="5819384" calcext:value-type="float">
            <text:p>5819384</text:p>
          </table:table-cell>
          <table:table-cell table:style-name="ce10" office:value-type="float" office:value="17287.25" calcext:value-type="float">
            <text:p>17287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686238" calcext:value-type="float">
            <text:p>686238</text:p>
          </table:table-cell>
          <table:table-cell table:style-name="ce10" table:formula="of:=SUM([.D890:.E890])" office:value-type="float" office:value="5819370" calcext:value-type="float">
            <text:p>5819370</text:p>
          </table:table-cell>
        </table:table-row>
        <table:table-row table:style-name="ro1">
          <table:table-cell table:style-name="ce10" office:value-type="float" office:value="17582.5" calcext:value-type="float">
            <text:p>17582.5</text:p>
          </table:table-cell>
          <table:table-cell table:style-name="ce10" office:value-type="float" office:value="5836966.5" calcext:value-type="float">
            <text:p>5836966.5</text:p>
          </table:table-cell>
          <table:table-cell table:style-name="ce10" office:value-type="float" office:value="17582.5" calcext:value-type="float">
            <text:p>17582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703820.5" calcext:value-type="float">
            <text:p>703820.5</text:p>
          </table:table-cell>
          <table:table-cell table:style-name="ce10" table:formula="of:=SUM([.D891:.E891])" office:value-type="float" office:value="5836952.5" calcext:value-type="float">
            <text:p>5836952.5</text:p>
          </table:table-cell>
        </table:table-row>
        <table:table-row table:style-name="ro1">
          <table:table-cell table:style-name="ce10" office:value-type="float" office:value="17880.25" calcext:value-type="float">
            <text:p>17880.25</text:p>
          </table:table-cell>
          <table:table-cell table:style-name="ce10" office:value-type="float" office:value="5854847" calcext:value-type="float">
            <text:p>5854847</text:p>
          </table:table-cell>
          <table:table-cell table:style-name="ce10" office:value-type="float" office:value="17880.25" calcext:value-type="float">
            <text:p>17880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721700.75" calcext:value-type="float">
            <text:p>721700.75</text:p>
          </table:table-cell>
          <table:table-cell table:style-name="ce10" table:formula="of:=SUM([.D892:.E892])" office:value-type="float" office:value="5854832.75" calcext:value-type="float">
            <text:p>5854832.75</text:p>
          </table:table-cell>
        </table:table-row>
        <table:table-row table:style-name="ro1">
          <table:table-cell table:style-name="ce10" office:value-type="float" office:value="18180.5" calcext:value-type="float">
            <text:p>18180.5</text:p>
          </table:table-cell>
          <table:table-cell table:style-name="ce10" office:value-type="float" office:value="5873027.5" calcext:value-type="float">
            <text:p>5873027.5</text:p>
          </table:table-cell>
          <table:table-cell table:style-name="ce10" office:value-type="float" office:value="18180.5" calcext:value-type="float">
            <text:p>18180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739881.25" calcext:value-type="float">
            <text:p>739881.25</text:p>
          </table:table-cell>
          <table:table-cell table:style-name="ce10" table:formula="of:=SUM([.D893:.E893])" office:value-type="float" office:value="5873013.25" calcext:value-type="float">
            <text:p>5873013.25</text:p>
          </table:table-cell>
        </table:table-row>
        <table:table-row table:style-name="ro1">
          <table:table-cell table:style-name="ce10" office:value-type="float" office:value="18483.25" calcext:value-type="float">
            <text:p>18483.25</text:p>
          </table:table-cell>
          <table:table-cell table:style-name="ce10" office:value-type="float" office:value="5891511" calcext:value-type="float">
            <text:p>5891511</text:p>
          </table:table-cell>
          <table:table-cell table:style-name="ce10" office:value-type="float" office:value="18483.25" calcext:value-type="float">
            <text:p>18483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758364.5" calcext:value-type="float">
            <text:p>758364.5</text:p>
          </table:table-cell>
          <table:table-cell table:style-name="ce10" table:formula="of:=SUM([.D894:.E894])" office:value-type="float" office:value="5891496.5" calcext:value-type="float">
            <text:p>5891496.5</text:p>
          </table:table-cell>
        </table:table-row>
        <table:table-row table:style-name="ro1">
          <table:table-cell table:style-name="ce10" office:value-type="float" office:value="18788.5" calcext:value-type="float">
            <text:p>18788.5</text:p>
          </table:table-cell>
          <table:table-cell table:style-name="ce10" office:value-type="float" office:value="5910299.5" calcext:value-type="float">
            <text:p>5910299.5</text:p>
          </table:table-cell>
          <table:table-cell table:style-name="ce10" office:value-type="float" office:value="18788.5" calcext:value-type="float">
            <text:p>18788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777153" calcext:value-type="float">
            <text:p>777153</text:p>
          </table:table-cell>
          <table:table-cell table:style-name="ce10" table:formula="of:=SUM([.D895:.E895])" office:value-type="float" office:value="5910285" calcext:value-type="float">
            <text:p>5910285</text:p>
          </table:table-cell>
        </table:table-row>
        <table:table-row table:style-name="ro1">
          <table:table-cell table:style-name="ce10" office:value-type="float" office:value="19096.25" calcext:value-type="float">
            <text:p>19096.25</text:p>
          </table:table-cell>
          <table:table-cell table:style-name="ce10" office:value-type="float" office:value="5929396" calcext:value-type="float">
            <text:p>5929396</text:p>
          </table:table-cell>
          <table:table-cell table:style-name="ce10" office:value-type="float" office:value="19096.25" calcext:value-type="float">
            <text:p>19096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796249.25" calcext:value-type="float">
            <text:p>796249.25</text:p>
          </table:table-cell>
          <table:table-cell table:style-name="ce10" table:formula="of:=SUM([.D896:.E896])" office:value-type="float" office:value="5929381.25" calcext:value-type="float">
            <text:p>5929381.25</text:p>
          </table:table-cell>
        </table:table-row>
        <table:table-row table:style-name="ro1">
          <table:table-cell table:style-name="ce10" office:value-type="float" office:value="19406.5" calcext:value-type="float">
            <text:p>19406.5</text:p>
          </table:table-cell>
          <table:table-cell table:style-name="ce10" office:value-type="float" office:value="5948802.5" calcext:value-type="float">
            <text:p>5948802.5</text:p>
          </table:table-cell>
          <table:table-cell table:style-name="ce10" office:value-type="float" office:value="19406.5" calcext:value-type="float">
            <text:p>19406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815655.75" calcext:value-type="float">
            <text:p>815655.75</text:p>
          </table:table-cell>
          <table:table-cell table:style-name="ce10" table:formula="of:=SUM([.D897:.E897])" office:value-type="float" office:value="5948787.75" calcext:value-type="float">
            <text:p>5948787.75</text:p>
          </table:table-cell>
        </table:table-row>
        <table:table-row table:style-name="ro1">
          <table:table-cell table:style-name="ce10" office:value-type="float" office:value="19719.25" calcext:value-type="float">
            <text:p>19719.25</text:p>
          </table:table-cell>
          <table:table-cell table:style-name="ce10" office:value-type="float" office:value="5968522" calcext:value-type="float">
            <text:p>5968522</text:p>
          </table:table-cell>
          <table:table-cell table:style-name="ce10" office:value-type="float" office:value="19719.25" calcext:value-type="float">
            <text:p>19719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835375" calcext:value-type="float">
            <text:p>835375</text:p>
          </table:table-cell>
          <table:table-cell table:style-name="ce10" table:formula="of:=SUM([.D898:.E898])" office:value-type="float" office:value="5968507" calcext:value-type="float">
            <text:p>5968507</text:p>
          </table:table-cell>
        </table:table-row>
        <table:table-row table:style-name="ro1">
          <table:table-cell table:style-name="ce10" office:value-type="float" office:value="20034.5" calcext:value-type="float">
            <text:p>20034.5</text:p>
          </table:table-cell>
          <table:table-cell table:style-name="ce10" office:value-type="float" office:value="5988556.5" calcext:value-type="float">
            <text:p>5988556.5</text:p>
          </table:table-cell>
          <table:table-cell table:style-name="ce10" office:value-type="float" office:value="20034.5" calcext:value-type="float">
            <text:p>20034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855409.5" calcext:value-type="float">
            <text:p>855409.5</text:p>
          </table:table-cell>
          <table:table-cell table:style-name="ce10" table:formula="of:=SUM([.D899:.E899])" office:value-type="float" office:value="5988541.5" calcext:value-type="float">
            <text:p>5988541.5</text:p>
          </table:table-cell>
        </table:table-row>
        <table:table-row table:style-name="ro1"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5988557" calcext:value-type="float">
            <text:p>5988557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855410" calcext:value-type="float">
            <text:p>855410</text:p>
          </table:table-cell>
          <table:table-cell table:style-name="ce10" table:formula="of:=SUM([.D900:.E900])" office:value-type="float" office:value="5988542" calcext:value-type="float">
            <text:p>5988542</text:p>
          </table:table-cell>
        </table:table-row>
        <table:table-row table:style-name="ro1">
          <table:table-cell table:style-name="ce10" office:value-type="float" office:value="3.25" calcext:value-type="float">
            <text:p>3.25</text:p>
          </table:table-cell>
          <table:table-cell table:style-name="ce10" office:value-type="float" office:value="5988560" calcext:value-type="float">
            <text:p>5988560</text:p>
          </table:table-cell>
          <table:table-cell table:style-name="ce10" office:value-type="float" office:value="3.25" calcext:value-type="float">
            <text:p>3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855413.25" calcext:value-type="float">
            <text:p>855413.25</text:p>
          </table:table-cell>
          <table:table-cell table:style-name="ce10" table:formula="of:=SUM([.D901:.E901])" office:value-type="float" office:value="5988545.25" calcext:value-type="float">
            <text:p>5988545.25</text:p>
          </table:table-cell>
        </table:table-row>
        <table:table-row table:style-name="ro1"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5988568.5" calcext:value-type="float">
            <text:p>5988568.5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855421.75" calcext:value-type="float">
            <text:p>855421.75</text:p>
          </table:table-cell>
          <table:table-cell table:style-name="ce10" table:formula="of:=SUM([.D902:.E902])" office:value-type="float" office:value="5988553.75" calcext:value-type="float">
            <text:p>5988553.75</text:p>
          </table:table-cell>
        </table:table-row>
        <table:table-row table:style-name="ro1">
          <table:table-cell table:style-name="ce10" office:value-type="float" office:value="16.25" calcext:value-type="float">
            <text:p>16.25</text:p>
          </table:table-cell>
          <table:table-cell table:style-name="ce10" office:value-type="float" office:value="5988585" calcext:value-type="float">
            <text:p>5988585</text:p>
          </table:table-cell>
          <table:table-cell table:style-name="ce10" office:value-type="float" office:value="16.25" calcext:value-type="float">
            <text:p>16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855438" calcext:value-type="float">
            <text:p>855438</text:p>
          </table:table-cell>
          <table:table-cell table:style-name="ce10" table:formula="of:=SUM([.D903:.E903])" office:value-type="float" office:value="5988570" calcext:value-type="float">
            <text:p>5988570</text:p>
          </table:table-cell>
        </table:table-row>
        <table:table-row table:style-name="ro1">
          <table:table-cell table:style-name="ce10" office:value-type="float" office:value="26.5" calcext:value-type="float">
            <text:p>26.5</text:p>
          </table:table-cell>
          <table:table-cell table:style-name="ce10" office:value-type="float" office:value="5988611.5" calcext:value-type="float">
            <text:p>5988611.5</text:p>
          </table:table-cell>
          <table:table-cell table:style-name="ce10" office:value-type="float" office:value="26.5" calcext:value-type="float">
            <text:p>26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855464.5" calcext:value-type="float">
            <text:p>855464.5</text:p>
          </table:table-cell>
          <table:table-cell table:style-name="ce10" table:formula="of:=SUM([.D904:.E904])" office:value-type="float" office:value="5988596.5" calcext:value-type="float">
            <text:p>5988596.5</text:p>
          </table:table-cell>
        </table:table-row>
        <table:table-row table:style-name="ro1">
          <table:table-cell table:style-name="ce10" office:value-type="float" office:value="39.25" calcext:value-type="float">
            <text:p>39.25</text:p>
          </table:table-cell>
          <table:table-cell table:style-name="ce10" office:value-type="float" office:value="5988651" calcext:value-type="float">
            <text:p>5988651</text:p>
          </table:table-cell>
          <table:table-cell table:style-name="ce10" office:value-type="float" office:value="39.25" calcext:value-type="float">
            <text:p>39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855503.75" calcext:value-type="float">
            <text:p>855503.75</text:p>
          </table:table-cell>
          <table:table-cell table:style-name="ce10" table:formula="of:=SUM([.D905:.E905])" office:value-type="float" office:value="5988635.75" calcext:value-type="float">
            <text:p>5988635.75</text:p>
          </table:table-cell>
        </table:table-row>
        <table:table-row table:style-name="ro1">
          <table:table-cell table:style-name="ce10" office:value-type="float" office:value="54.5" calcext:value-type="float">
            <text:p>54.5</text:p>
          </table:table-cell>
          <table:table-cell table:style-name="ce10" office:value-type="float" office:value="5988705.5" calcext:value-type="float">
            <text:p>5988705.5</text:p>
          </table:table-cell>
          <table:table-cell table:style-name="ce10" office:value-type="float" office:value="54.5" calcext:value-type="float">
            <text:p>54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855558.25" calcext:value-type="float">
            <text:p>855558.25</text:p>
          </table:table-cell>
          <table:table-cell table:style-name="ce10" table:formula="of:=SUM([.D906:.E906])" office:value-type="float" office:value="5988690.25" calcext:value-type="float">
            <text:p>5988690.25</text:p>
          </table:table-cell>
        </table:table-row>
        <table:table-row table:style-name="ro1">
          <table:table-cell table:style-name="ce10" office:value-type="float" office:value="72.25" calcext:value-type="float">
            <text:p>72.25</text:p>
          </table:table-cell>
          <table:table-cell table:style-name="ce10" office:value-type="float" office:value="5988778" calcext:value-type="float">
            <text:p>5988778</text:p>
          </table:table-cell>
          <table:table-cell table:style-name="ce10" office:value-type="float" office:value="72.25" calcext:value-type="float">
            <text:p>72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855630.5" calcext:value-type="float">
            <text:p>855630.5</text:p>
          </table:table-cell>
          <table:table-cell table:style-name="ce10" table:formula="of:=SUM([.D907:.E907])" office:value-type="float" office:value="5988762.5" calcext:value-type="float">
            <text:p>5988762.5</text:p>
          </table:table-cell>
        </table:table-row>
        <table:table-row table:style-name="ro1">
          <table:table-cell table:style-name="ce10" office:value-type="float" office:value="92.5" calcext:value-type="float">
            <text:p>92.5</text:p>
          </table:table-cell>
          <table:table-cell table:style-name="ce10" office:value-type="float" office:value="5988870.5" calcext:value-type="float">
            <text:p>5988870.5</text:p>
          </table:table-cell>
          <table:table-cell table:style-name="ce10" office:value-type="float" office:value="92.5" calcext:value-type="float">
            <text:p>92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855723" calcext:value-type="float">
            <text:p>855723</text:p>
          </table:table-cell>
          <table:table-cell table:style-name="ce10" table:formula="of:=SUM([.D908:.E908])" office:value-type="float" office:value="5988855" calcext:value-type="float">
            <text:p>5988855</text:p>
          </table:table-cell>
        </table:table-row>
        <table:table-row table:style-name="ro1">
          <table:table-cell table:style-name="ce10" office:value-type="float" office:value="115.25" calcext:value-type="float">
            <text:p>115.25</text:p>
          </table:table-cell>
          <table:table-cell table:style-name="ce10" office:value-type="float" office:value="5988986" calcext:value-type="float">
            <text:p>5988986</text:p>
          </table:table-cell>
          <table:table-cell table:style-name="ce10" office:value-type="float" office:value="115.25" calcext:value-type="float">
            <text:p>115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855838.25" calcext:value-type="float">
            <text:p>855838.25</text:p>
          </table:table-cell>
          <table:table-cell table:style-name="ce10" table:formula="of:=SUM([.D909:.E909])" office:value-type="float" office:value="5988970.25" calcext:value-type="float">
            <text:p>5988970.25</text:p>
          </table:table-cell>
        </table:table-row>
        <table:table-row table:style-name="ro1">
          <table:table-cell table:style-name="ce10" office:value-type="float" office:value="140.5" calcext:value-type="float">
            <text:p>140.5</text:p>
          </table:table-cell>
          <table:table-cell table:style-name="ce10" office:value-type="float" office:value="5989126.5" calcext:value-type="float">
            <text:p>5989126.5</text:p>
          </table:table-cell>
          <table:table-cell table:style-name="ce10" office:value-type="float" office:value="140.5" calcext:value-type="float">
            <text:p>140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855978.75" calcext:value-type="float">
            <text:p>855978.75</text:p>
          </table:table-cell>
          <table:table-cell table:style-name="ce10" table:formula="of:=SUM([.D910:.E910])" office:value-type="float" office:value="5989110.75" calcext:value-type="float">
            <text:p>5989110.75</text:p>
          </table:table-cell>
        </table:table-row>
        <table:table-row table:style-name="ro1">
          <table:table-cell table:style-name="ce10" office:value-type="float" office:value="168.25" calcext:value-type="float">
            <text:p>168.25</text:p>
          </table:table-cell>
          <table:table-cell table:style-name="ce10" office:value-type="float" office:value="5989295" calcext:value-type="float">
            <text:p>5989295</text:p>
          </table:table-cell>
          <table:table-cell table:style-name="ce10" office:value-type="float" office:value="168.25" calcext:value-type="float">
            <text:p>168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856147" calcext:value-type="float">
            <text:p>856147</text:p>
          </table:table-cell>
          <table:table-cell table:style-name="ce10" table:formula="of:=SUM([.D911:.E911])" office:value-type="float" office:value="5989279" calcext:value-type="float">
            <text:p>5989279</text:p>
          </table:table-cell>
        </table:table-row>
        <table:table-row table:style-name="ro1">
          <table:table-cell table:style-name="ce10" office:value-type="float" office:value="198.5" calcext:value-type="float">
            <text:p>198.5</text:p>
          </table:table-cell>
          <table:table-cell table:style-name="ce10" office:value-type="float" office:value="5989493.5" calcext:value-type="float">
            <text:p>5989493.5</text:p>
          </table:table-cell>
          <table:table-cell table:style-name="ce10" office:value-type="float" office:value="198.5" calcext:value-type="float">
            <text:p>198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856345.5" calcext:value-type="float">
            <text:p>856345.5</text:p>
          </table:table-cell>
          <table:table-cell table:style-name="ce10" table:formula="of:=SUM([.D912:.E912])" office:value-type="float" office:value="5989477.5" calcext:value-type="float">
            <text:p>5989477.5</text:p>
          </table:table-cell>
        </table:table-row>
        <table:table-row table:style-name="ro1">
          <table:table-cell table:style-name="ce10" office:value-type="float" office:value="231.25" calcext:value-type="float">
            <text:p>231.25</text:p>
          </table:table-cell>
          <table:table-cell table:style-name="ce10" office:value-type="float" office:value="5989725" calcext:value-type="float">
            <text:p>5989725</text:p>
          </table:table-cell>
          <table:table-cell table:style-name="ce10" office:value-type="float" office:value="231.25" calcext:value-type="float">
            <text:p>231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856576.75" calcext:value-type="float">
            <text:p>856576.75</text:p>
          </table:table-cell>
          <table:table-cell table:style-name="ce10" table:formula="of:=SUM([.D913:.E913])" office:value-type="float" office:value="5989708.75" calcext:value-type="float">
            <text:p>5989708.75</text:p>
          </table:table-cell>
        </table:table-row>
        <table:table-row table:style-name="ro1">
          <table:table-cell table:style-name="ce10" office:value-type="float" office:value="266.5" calcext:value-type="float">
            <text:p>266.5</text:p>
          </table:table-cell>
          <table:table-cell table:style-name="ce10" office:value-type="float" office:value="5989991.5" calcext:value-type="float">
            <text:p>5989991.5</text:p>
          </table:table-cell>
          <table:table-cell table:style-name="ce10" office:value-type="float" office:value="266.5" calcext:value-type="float">
            <text:p>266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856843.25" calcext:value-type="float">
            <text:p>856843.25</text:p>
          </table:table-cell>
          <table:table-cell table:style-name="ce10" table:formula="of:=SUM([.D914:.E914])" office:value-type="float" office:value="5989975.25" calcext:value-type="float">
            <text:p>5989975.25</text:p>
          </table:table-cell>
        </table:table-row>
        <table:table-row table:style-name="ro1">
          <table:table-cell table:style-name="ce10" office:value-type="float" office:value="304.25" calcext:value-type="float">
            <text:p>304.25</text:p>
          </table:table-cell>
          <table:table-cell table:style-name="ce10" office:value-type="float" office:value="5990296" calcext:value-type="float">
            <text:p>5990296</text:p>
          </table:table-cell>
          <table:table-cell table:style-name="ce10" office:value-type="float" office:value="304.25" calcext:value-type="float">
            <text:p>304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857147.5" calcext:value-type="float">
            <text:p>857147.5</text:p>
          </table:table-cell>
          <table:table-cell table:style-name="ce10" table:formula="of:=SUM([.D915:.E915])" office:value-type="float" office:value="5990279.5" calcext:value-type="float">
            <text:p>5990279.5</text:p>
          </table:table-cell>
        </table:table-row>
        <table:table-row table:style-name="ro1">
          <table:table-cell table:style-name="ce10" office:value-type="float" office:value="344.5" calcext:value-type="float">
            <text:p>344.5</text:p>
          </table:table-cell>
          <table:table-cell table:style-name="ce10" office:value-type="float" office:value="5990640.5" calcext:value-type="float">
            <text:p>5990640.5</text:p>
          </table:table-cell>
          <table:table-cell table:style-name="ce10" office:value-type="float" office:value="344.5" calcext:value-type="float">
            <text:p>344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857492" calcext:value-type="float">
            <text:p>857492</text:p>
          </table:table-cell>
          <table:table-cell table:style-name="ce10" table:formula="of:=SUM([.D916:.E916])" office:value-type="float" office:value="5990624" calcext:value-type="float">
            <text:p>5990624</text:p>
          </table:table-cell>
        </table:table-row>
        <table:table-row table:style-name="ro1">
          <table:table-cell table:style-name="ce10" office:value-type="float" office:value="387.25" calcext:value-type="float">
            <text:p>387.25</text:p>
          </table:table-cell>
          <table:table-cell table:style-name="ce10" office:value-type="float" office:value="5991028" calcext:value-type="float">
            <text:p>5991028</text:p>
          </table:table-cell>
          <table:table-cell table:style-name="ce10" office:value-type="float" office:value="387.25" calcext:value-type="float">
            <text:p>387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857879.25" calcext:value-type="float">
            <text:p>857879.25</text:p>
          </table:table-cell>
          <table:table-cell table:style-name="ce10" table:formula="of:=SUM([.D917:.E917])" office:value-type="float" office:value="5991011.25" calcext:value-type="float">
            <text:p>5991011.25</text:p>
          </table:table-cell>
        </table:table-row>
        <table:table-row table:style-name="ro1">
          <table:table-cell table:style-name="ce10" office:value-type="float" office:value="432.5" calcext:value-type="float">
            <text:p>432.5</text:p>
          </table:table-cell>
          <table:table-cell table:style-name="ce10" office:value-type="float" office:value="5991460.5" calcext:value-type="float">
            <text:p>5991460.5</text:p>
          </table:table-cell>
          <table:table-cell table:style-name="ce10" office:value-type="float" office:value="432.5" calcext:value-type="float">
            <text:p>432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858311.75" calcext:value-type="float">
            <text:p>858311.75</text:p>
          </table:table-cell>
          <table:table-cell table:style-name="ce10" table:formula="of:=SUM([.D918:.E918])" office:value-type="float" office:value="5991443.75" calcext:value-type="float">
            <text:p>5991443.75</text:p>
          </table:table-cell>
        </table:table-row>
        <table:table-row table:style-name="ro1">
          <table:table-cell table:style-name="ce10" office:value-type="float" office:value="480.25" calcext:value-type="float">
            <text:p>480.25</text:p>
          </table:table-cell>
          <table:table-cell table:style-name="ce10" office:value-type="float" office:value="5991941" calcext:value-type="float">
            <text:p>5991941</text:p>
          </table:table-cell>
          <table:table-cell table:style-name="ce10" office:value-type="float" office:value="480.25" calcext:value-type="float">
            <text:p>480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858792" calcext:value-type="float">
            <text:p>858792</text:p>
          </table:table-cell>
          <table:table-cell table:style-name="ce10" table:formula="of:=SUM([.D919:.E919])" office:value-type="float" office:value="5991924" calcext:value-type="float">
            <text:p>5991924</text:p>
          </table:table-cell>
        </table:table-row>
        <table:table-row table:style-name="ro1">
          <table:table-cell table:style-name="ce10" office:value-type="float" office:value="530.5" calcext:value-type="float">
            <text:p>530.5</text:p>
          </table:table-cell>
          <table:table-cell table:style-name="ce10" office:value-type="float" office:value="5992471.5" calcext:value-type="float">
            <text:p>5992471.5</text:p>
          </table:table-cell>
          <table:table-cell table:style-name="ce10" office:value-type="float" office:value="530.5" calcext:value-type="float">
            <text:p>530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859322.5" calcext:value-type="float">
            <text:p>859322.5</text:p>
          </table:table-cell>
          <table:table-cell table:style-name="ce10" table:formula="of:=SUM([.D920:.E920])" office:value-type="float" office:value="5992454.5" calcext:value-type="float">
            <text:p>5992454.5</text:p>
          </table:table-cell>
        </table:table-row>
        <table:table-row table:style-name="ro1">
          <table:table-cell table:style-name="ce10" office:value-type="float" office:value="583.25" calcext:value-type="float">
            <text:p>583.25</text:p>
          </table:table-cell>
          <table:table-cell table:style-name="ce10" office:value-type="float" office:value="5993055" calcext:value-type="float">
            <text:p>5993055</text:p>
          </table:table-cell>
          <table:table-cell table:style-name="ce10" office:value-type="float" office:value="583.25" calcext:value-type="float">
            <text:p>583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859905.75" calcext:value-type="float">
            <text:p>859905.75</text:p>
          </table:table-cell>
          <table:table-cell table:style-name="ce10" table:formula="of:=SUM([.D921:.E921])" office:value-type="float" office:value="5993037.75" calcext:value-type="float">
            <text:p>5993037.75</text:p>
          </table:table-cell>
        </table:table-row>
        <table:table-row table:style-name="ro1">
          <table:table-cell table:style-name="ce10" office:value-type="float" office:value="638.5" calcext:value-type="float">
            <text:p>638.5</text:p>
          </table:table-cell>
          <table:table-cell table:style-name="ce10" office:value-type="float" office:value="5993693.5" calcext:value-type="float">
            <text:p>5993693.5</text:p>
          </table:table-cell>
          <table:table-cell table:style-name="ce10" office:value-type="float" office:value="638.5" calcext:value-type="float">
            <text:p>638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860544.25" calcext:value-type="float">
            <text:p>860544.25</text:p>
          </table:table-cell>
          <table:table-cell table:style-name="ce10" table:formula="of:=SUM([.D922:.E922])" office:value-type="float" office:value="5993676.25" calcext:value-type="float">
            <text:p>5993676.25</text:p>
          </table:table-cell>
        </table:table-row>
        <table:table-row table:style-name="ro1">
          <table:table-cell table:style-name="ce10" office:value-type="float" office:value="696.25" calcext:value-type="float">
            <text:p>696.25</text:p>
          </table:table-cell>
          <table:table-cell table:style-name="ce10" office:value-type="float" office:value="5994390" calcext:value-type="float">
            <text:p>5994390</text:p>
          </table:table-cell>
          <table:table-cell table:style-name="ce10" office:value-type="float" office:value="696.25" calcext:value-type="float">
            <text:p>696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861240.5" calcext:value-type="float">
            <text:p>861240.5</text:p>
          </table:table-cell>
          <table:table-cell table:style-name="ce10" table:formula="of:=SUM([.D923:.E923])" office:value-type="float" office:value="5994372.5" calcext:value-type="float">
            <text:p>5994372.5</text:p>
          </table:table-cell>
        </table:table-row>
        <table:table-row table:style-name="ro1">
          <table:table-cell table:style-name="ce10" office:value-type="float" office:value="756.5" calcext:value-type="float">
            <text:p>756.5</text:p>
          </table:table-cell>
          <table:table-cell table:style-name="ce10" office:value-type="float" office:value="5995146.5" calcext:value-type="float">
            <text:p>5995146.5</text:p>
          </table:table-cell>
          <table:table-cell table:style-name="ce10" office:value-type="float" office:value="756.5" calcext:value-type="float">
            <text:p>756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861997" calcext:value-type="float">
            <text:p>861997</text:p>
          </table:table-cell>
          <table:table-cell table:style-name="ce10" table:formula="of:=SUM([.D924:.E924])" office:value-type="float" office:value="5995129" calcext:value-type="float">
            <text:p>5995129</text:p>
          </table:table-cell>
        </table:table-row>
        <table:table-row table:style-name="ro1">
          <table:table-cell table:style-name="ce10" office:value-type="float" office:value="819.25" calcext:value-type="float">
            <text:p>819.25</text:p>
          </table:table-cell>
          <table:table-cell table:style-name="ce10" office:value-type="float" office:value="5995966" calcext:value-type="float">
            <text:p>5995966</text:p>
          </table:table-cell>
          <table:table-cell table:style-name="ce10" office:value-type="float" office:value="819.25" calcext:value-type="float">
            <text:p>819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862816.25" calcext:value-type="float">
            <text:p>862816.25</text:p>
          </table:table-cell>
          <table:table-cell table:style-name="ce10" table:formula="of:=SUM([.D925:.E925])" office:value-type="float" office:value="5995948.25" calcext:value-type="float">
            <text:p>5995948.25</text:p>
          </table:table-cell>
        </table:table-row>
        <table:table-row table:style-name="ro1">
          <table:table-cell table:style-name="ce10" office:value-type="float" office:value="884.5" calcext:value-type="float">
            <text:p>884.5</text:p>
          </table:table-cell>
          <table:table-cell table:style-name="ce10" office:value-type="float" office:value="5996850.5" calcext:value-type="float">
            <text:p>5996850.5</text:p>
          </table:table-cell>
          <table:table-cell table:style-name="ce10" office:value-type="float" office:value="884.5" calcext:value-type="float">
            <text:p>884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863700.75" calcext:value-type="float">
            <text:p>863700.75</text:p>
          </table:table-cell>
          <table:table-cell table:style-name="ce10" table:formula="of:=SUM([.D926:.E926])" office:value-type="float" office:value="5996832.75" calcext:value-type="float">
            <text:p>5996832.75</text:p>
          </table:table-cell>
        </table:table-row>
        <table:table-row table:style-name="ro1">
          <table:table-cell table:style-name="ce10" office:value-type="float" office:value="952.25" calcext:value-type="float">
            <text:p>952.25</text:p>
          </table:table-cell>
          <table:table-cell table:style-name="ce10" office:value-type="float" office:value="5997803" calcext:value-type="float">
            <text:p>5997803</text:p>
          </table:table-cell>
          <table:table-cell table:style-name="ce10" office:value-type="float" office:value="952.25" calcext:value-type="float">
            <text:p>952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864653" calcext:value-type="float">
            <text:p>864653</text:p>
          </table:table-cell>
          <table:table-cell table:style-name="ce10" table:formula="of:=SUM([.D927:.E927])" office:value-type="float" office:value="5997785" calcext:value-type="float">
            <text:p>5997785</text:p>
          </table:table-cell>
        </table:table-row>
        <table:table-row table:style-name="ro1">
          <table:table-cell table:style-name="ce10" office:value-type="float" office:value="1022.5" calcext:value-type="float">
            <text:p>1022.5</text:p>
          </table:table-cell>
          <table:table-cell table:style-name="ce10" office:value-type="float" office:value="5998825.5" calcext:value-type="float">
            <text:p>5998825.5</text:p>
          </table:table-cell>
          <table:table-cell table:style-name="ce10" office:value-type="float" office:value="1022.5" calcext:value-type="float">
            <text:p>1022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865675.5" calcext:value-type="float">
            <text:p>865675.5</text:p>
          </table:table-cell>
          <table:table-cell table:style-name="ce10" table:formula="of:=SUM([.D928:.E928])" office:value-type="float" office:value="5998807.5" calcext:value-type="float">
            <text:p>5998807.5</text:p>
          </table:table-cell>
        </table:table-row>
        <table:table-row table:style-name="ro1">
          <table:table-cell table:style-name="ce10" office:value-type="float" office:value="1095.25" calcext:value-type="float">
            <text:p>1095.25</text:p>
          </table:table-cell>
          <table:table-cell table:style-name="ce10" office:value-type="float" office:value="5999921" calcext:value-type="float">
            <text:p>5999921</text:p>
          </table:table-cell>
          <table:table-cell table:style-name="ce10" office:value-type="float" office:value="1095.25" calcext:value-type="float">
            <text:p>1095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866770.75" calcext:value-type="float">
            <text:p>866770.75</text:p>
          </table:table-cell>
          <table:table-cell table:style-name="ce10" table:formula="of:=SUM([.D929:.E929])" office:value-type="float" office:value="5999902.75" calcext:value-type="float">
            <text:p>5999902.75</text:p>
          </table:table-cell>
        </table:table-row>
        <table:table-row table:style-name="ro1">
          <table:table-cell table:style-name="ce10" office:value-type="float" office:value="1170.5" calcext:value-type="float">
            <text:p>1170.5</text:p>
          </table:table-cell>
          <table:table-cell table:style-name="ce10" office:value-type="float" office:value="6001091.5" calcext:value-type="float">
            <text:p>6001091.5</text:p>
          </table:table-cell>
          <table:table-cell table:style-name="ce10" office:value-type="float" office:value="1170.5" calcext:value-type="float">
            <text:p>1170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867941.25" calcext:value-type="float">
            <text:p>867941.25</text:p>
          </table:table-cell>
          <table:table-cell table:style-name="ce10" table:formula="of:=SUM([.D930:.E930])" office:value-type="float" office:value="6001073.25" calcext:value-type="float">
            <text:p>6001073.25</text:p>
          </table:table-cell>
        </table:table-row>
        <table:table-row table:style-name="ro1">
          <table:table-cell table:style-name="ce10" office:value-type="float" office:value="1248.25" calcext:value-type="float">
            <text:p>1248.25</text:p>
          </table:table-cell>
          <table:table-cell table:style-name="ce10" office:value-type="float" office:value="6002340" calcext:value-type="float">
            <text:p>6002340</text:p>
          </table:table-cell>
          <table:table-cell table:style-name="ce10" office:value-type="float" office:value="1248.25" calcext:value-type="float">
            <text:p>1248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869189.5" calcext:value-type="float">
            <text:p>869189.5</text:p>
          </table:table-cell>
          <table:table-cell table:style-name="ce10" table:formula="of:=SUM([.D931:.E931])" office:value-type="float" office:value="6002321.5" calcext:value-type="float">
            <text:p>6002321.5</text:p>
          </table:table-cell>
        </table:table-row>
        <table:table-row table:style-name="ro1">
          <table:table-cell table:style-name="ce10" office:value-type="float" office:value="1328.5" calcext:value-type="float">
            <text:p>1328.5</text:p>
          </table:table-cell>
          <table:table-cell table:style-name="ce10" office:value-type="float" office:value="6003668.5" calcext:value-type="float">
            <text:p>6003668.5</text:p>
          </table:table-cell>
          <table:table-cell table:style-name="ce10" office:value-type="float" office:value="1328.5" calcext:value-type="float">
            <text:p>1328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870518" calcext:value-type="float">
            <text:p>870518</text:p>
          </table:table-cell>
          <table:table-cell table:style-name="ce10" table:formula="of:=SUM([.D932:.E932])" office:value-type="float" office:value="6003650" calcext:value-type="float">
            <text:p>6003650</text:p>
          </table:table-cell>
        </table:table-row>
        <table:table-row table:style-name="ro1">
          <table:table-cell table:style-name="ce10" office:value-type="float" office:value="1411.25" calcext:value-type="float">
            <text:p>1411.25</text:p>
          </table:table-cell>
          <table:table-cell table:style-name="ce10" office:value-type="float" office:value="6005080" calcext:value-type="float">
            <text:p>6005080</text:p>
          </table:table-cell>
          <table:table-cell table:style-name="ce10" office:value-type="float" office:value="1411.25" calcext:value-type="float">
            <text:p>1411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871929.25" calcext:value-type="float">
            <text:p>871929.25</text:p>
          </table:table-cell>
          <table:table-cell table:style-name="ce10" table:formula="of:=SUM([.D933:.E933])" office:value-type="float" office:value="6005061.25" calcext:value-type="float">
            <text:p>6005061.25</text:p>
          </table:table-cell>
        </table:table-row>
        <table:table-row table:style-name="ro1">
          <table:table-cell table:style-name="ce10" office:value-type="float" office:value="1496.5" calcext:value-type="float">
            <text:p>1496.5</text:p>
          </table:table-cell>
          <table:table-cell table:style-name="ce10" office:value-type="float" office:value="6006576.5" calcext:value-type="float">
            <text:p>6006576.5</text:p>
          </table:table-cell>
          <table:table-cell table:style-name="ce10" office:value-type="float" office:value="1496.5" calcext:value-type="float">
            <text:p>1496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873425.75" calcext:value-type="float">
            <text:p>873425.75</text:p>
          </table:table-cell>
          <table:table-cell table:style-name="ce10" table:formula="of:=SUM([.D934:.E934])" office:value-type="float" office:value="6006557.75" calcext:value-type="float">
            <text:p>6006557.75</text:p>
          </table:table-cell>
        </table:table-row>
        <table:table-row table:style-name="ro1">
          <table:table-cell table:style-name="ce10" office:value-type="float" office:value="1584.25" calcext:value-type="float">
            <text:p>1584.25</text:p>
          </table:table-cell>
          <table:table-cell table:style-name="ce10" office:value-type="float" office:value="6008161" calcext:value-type="float">
            <text:p>6008161</text:p>
          </table:table-cell>
          <table:table-cell table:style-name="ce10" office:value-type="float" office:value="1584.25" calcext:value-type="float">
            <text:p>1584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875010" calcext:value-type="float">
            <text:p>875010</text:p>
          </table:table-cell>
          <table:table-cell table:style-name="ce10" table:formula="of:=SUM([.D935:.E935])" office:value-type="float" office:value="6008142" calcext:value-type="float">
            <text:p>6008142</text:p>
          </table:table-cell>
        </table:table-row>
        <table:table-row table:style-name="ro1">
          <table:table-cell table:style-name="ce10" office:value-type="float" office:value="1674.5" calcext:value-type="float">
            <text:p>1674.5</text:p>
          </table:table-cell>
          <table:table-cell table:style-name="ce10" office:value-type="float" office:value="6009835.5" calcext:value-type="float">
            <text:p>6009835.5</text:p>
          </table:table-cell>
          <table:table-cell table:style-name="ce10" office:value-type="float" office:value="1674.5" calcext:value-type="float">
            <text:p>1674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876684.5" calcext:value-type="float">
            <text:p>876684.5</text:p>
          </table:table-cell>
          <table:table-cell table:style-name="ce10" table:formula="of:=SUM([.D936:.E936])" office:value-type="float" office:value="6009816.5" calcext:value-type="float">
            <text:p>6009816.5</text:p>
          </table:table-cell>
        </table:table-row>
        <table:table-row table:style-name="ro1">
          <table:table-cell table:style-name="ce10" office:value-type="float" office:value="1767.25" calcext:value-type="float">
            <text:p>1767.25</text:p>
          </table:table-cell>
          <table:table-cell table:style-name="ce10" office:value-type="float" office:value="6011603" calcext:value-type="float">
            <text:p>6011603</text:p>
          </table:table-cell>
          <table:table-cell table:style-name="ce10" office:value-type="float" office:value="1767.25" calcext:value-type="float">
            <text:p>1767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878451.75" calcext:value-type="float">
            <text:p>878451.75</text:p>
          </table:table-cell>
          <table:table-cell table:style-name="ce10" table:formula="of:=SUM([.D937:.E937])" office:value-type="float" office:value="6011583.75" calcext:value-type="float">
            <text:p>6011583.75</text:p>
          </table:table-cell>
        </table:table-row>
        <table:table-row table:style-name="ro1">
          <table:table-cell table:style-name="ce10" office:value-type="float" office:value="1862.5" calcext:value-type="float">
            <text:p>1862.5</text:p>
          </table:table-cell>
          <table:table-cell table:style-name="ce10" office:value-type="float" office:value="6013465.5" calcext:value-type="float">
            <text:p>6013465.5</text:p>
          </table:table-cell>
          <table:table-cell table:style-name="ce10" office:value-type="float" office:value="1862.5" calcext:value-type="float">
            <text:p>1862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880314.25" calcext:value-type="float">
            <text:p>880314.25</text:p>
          </table:table-cell>
          <table:table-cell table:style-name="ce10" table:formula="of:=SUM([.D938:.E938])" office:value-type="float" office:value="6013446.25" calcext:value-type="float">
            <text:p>6013446.25</text:p>
          </table:table-cell>
        </table:table-row>
        <table:table-row table:style-name="ro1">
          <table:table-cell table:style-name="ce10" office:value-type="float" office:value="1960.25" calcext:value-type="float">
            <text:p>1960.25</text:p>
          </table:table-cell>
          <table:table-cell table:style-name="ce10" office:value-type="float" office:value="6015426" calcext:value-type="float">
            <text:p>6015426</text:p>
          </table:table-cell>
          <table:table-cell table:style-name="ce10" office:value-type="float" office:value="1960.25" calcext:value-type="float">
            <text:p>1960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882274.5" calcext:value-type="float">
            <text:p>882274.5</text:p>
          </table:table-cell>
          <table:table-cell table:style-name="ce10" table:formula="of:=SUM([.D939:.E939])" office:value-type="float" office:value="6015406.5" calcext:value-type="float">
            <text:p>6015406.5</text:p>
          </table:table-cell>
        </table:table-row>
        <table:table-row table:style-name="ro1">
          <table:table-cell table:style-name="ce10" office:value-type="float" office:value="2060.5" calcext:value-type="float">
            <text:p>2060.5</text:p>
          </table:table-cell>
          <table:table-cell table:style-name="ce10" office:value-type="float" office:value="6017486.5" calcext:value-type="float">
            <text:p>6017486.5</text:p>
          </table:table-cell>
          <table:table-cell table:style-name="ce10" office:value-type="float" office:value="2060.5" calcext:value-type="float">
            <text:p>2060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884335" calcext:value-type="float">
            <text:p>884335</text:p>
          </table:table-cell>
          <table:table-cell table:style-name="ce10" table:formula="of:=SUM([.D940:.E940])" office:value-type="float" office:value="6017467" calcext:value-type="float">
            <text:p>6017467</text:p>
          </table:table-cell>
        </table:table-row>
        <table:table-row table:style-name="ro1">
          <table:table-cell table:style-name="ce10" office:value-type="float" office:value="2163.25" calcext:value-type="float">
            <text:p>2163.25</text:p>
          </table:table-cell>
          <table:table-cell table:style-name="ce10" office:value-type="float" office:value="6019650" calcext:value-type="float">
            <text:p>6019650</text:p>
          </table:table-cell>
          <table:table-cell table:style-name="ce10" office:value-type="float" office:value="2163.25" calcext:value-type="float">
            <text:p>2163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886498.25" calcext:value-type="float">
            <text:p>886498.25</text:p>
          </table:table-cell>
          <table:table-cell table:style-name="ce10" table:formula="of:=SUM([.D941:.E941])" office:value-type="float" office:value="6019630.25" calcext:value-type="float">
            <text:p>6019630.25</text:p>
          </table:table-cell>
        </table:table-row>
        <table:table-row table:style-name="ro1">
          <table:table-cell table:style-name="ce10" office:value-type="float" office:value="2268.5" calcext:value-type="float">
            <text:p>2268.5</text:p>
          </table:table-cell>
          <table:table-cell table:style-name="ce10" office:value-type="float" office:value="6021918.5" calcext:value-type="float">
            <text:p>6021918.5</text:p>
          </table:table-cell>
          <table:table-cell table:style-name="ce10" office:value-type="float" office:value="2268.5" calcext:value-type="float">
            <text:p>2268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888766.75" calcext:value-type="float">
            <text:p>888766.75</text:p>
          </table:table-cell>
          <table:table-cell table:style-name="ce10" table:formula="of:=SUM([.D942:.E942])" office:value-type="float" office:value="6021898.75" calcext:value-type="float">
            <text:p>6021898.75</text:p>
          </table:table-cell>
        </table:table-row>
        <table:table-row table:style-name="ro1">
          <table:table-cell table:style-name="ce10" office:value-type="float" office:value="2376.25" calcext:value-type="float">
            <text:p>2376.25</text:p>
          </table:table-cell>
          <table:table-cell table:style-name="ce10" office:value-type="float" office:value="6024295" calcext:value-type="float">
            <text:p>6024295</text:p>
          </table:table-cell>
          <table:table-cell table:style-name="ce10" office:value-type="float" office:value="2376.25" calcext:value-type="float">
            <text:p>2376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891143" calcext:value-type="float">
            <text:p>891143</text:p>
          </table:table-cell>
          <table:table-cell table:style-name="ce10" table:formula="of:=SUM([.D943:.E943])" office:value-type="float" office:value="6024275" calcext:value-type="float">
            <text:p>6024275</text:p>
          </table:table-cell>
        </table:table-row>
        <table:table-row table:style-name="ro1">
          <table:table-cell table:style-name="ce10" office:value-type="float" office:value="2486.5" calcext:value-type="float">
            <text:p>2486.5</text:p>
          </table:table-cell>
          <table:table-cell table:style-name="ce10" office:value-type="float" office:value="6026781.5" calcext:value-type="float">
            <text:p>6026781.5</text:p>
          </table:table-cell>
          <table:table-cell table:style-name="ce10" office:value-type="float" office:value="2486.5" calcext:value-type="float">
            <text:p>2486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893629.5" calcext:value-type="float">
            <text:p>893629.5</text:p>
          </table:table-cell>
          <table:table-cell table:style-name="ce10" table:formula="of:=SUM([.D944:.E944])" office:value-type="float" office:value="6026761.5" calcext:value-type="float">
            <text:p>6026761.5</text:p>
          </table:table-cell>
        </table:table-row>
        <table:table-row table:style-name="ro1">
          <table:table-cell table:style-name="ce10" office:value-type="float" office:value="2599.25" calcext:value-type="float">
            <text:p>2599.25</text:p>
          </table:table-cell>
          <table:table-cell table:style-name="ce10" office:value-type="float" office:value="6029381" calcext:value-type="float">
            <text:p>6029381</text:p>
          </table:table-cell>
          <table:table-cell table:style-name="ce10" office:value-type="float" office:value="2599.25" calcext:value-type="float">
            <text:p>2599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896228.75" calcext:value-type="float">
            <text:p>896228.75</text:p>
          </table:table-cell>
          <table:table-cell table:style-name="ce10" table:formula="of:=SUM([.D945:.E945])" office:value-type="float" office:value="6029360.75" calcext:value-type="float">
            <text:p>6029360.75</text:p>
          </table:table-cell>
        </table:table-row>
        <table:table-row table:style-name="ro1">
          <table:table-cell table:style-name="ce10" office:value-type="float" office:value="2714.5" calcext:value-type="float">
            <text:p>2714.5</text:p>
          </table:table-cell>
          <table:table-cell table:style-name="ce10" office:value-type="float" office:value="6032095.5" calcext:value-type="float">
            <text:p>6032095.5</text:p>
          </table:table-cell>
          <table:table-cell table:style-name="ce10" office:value-type="float" office:value="2714.5" calcext:value-type="float">
            <text:p>2714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898943.25" calcext:value-type="float">
            <text:p>898943.25</text:p>
          </table:table-cell>
          <table:table-cell table:style-name="ce10" table:formula="of:=SUM([.D946:.E946])" office:value-type="float" office:value="6032075.25" calcext:value-type="float">
            <text:p>6032075.25</text:p>
          </table:table-cell>
        </table:table-row>
        <table:table-row table:style-name="ro1">
          <table:table-cell table:style-name="ce10" office:value-type="float" office:value="2832.25" calcext:value-type="float">
            <text:p>2832.25</text:p>
          </table:table-cell>
          <table:table-cell table:style-name="ce10" office:value-type="float" office:value="6034928" calcext:value-type="float">
            <text:p>6034928</text:p>
          </table:table-cell>
          <table:table-cell table:style-name="ce10" office:value-type="float" office:value="2832.25" calcext:value-type="float">
            <text:p>2832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901775.5" calcext:value-type="float">
            <text:p>901775.5</text:p>
          </table:table-cell>
          <table:table-cell table:style-name="ce10" table:formula="of:=SUM([.D947:.E947])" office:value-type="float" office:value="6034907.5" calcext:value-type="float">
            <text:p>6034907.5</text:p>
          </table:table-cell>
        </table:table-row>
        <table:table-row table:style-name="ro1">
          <table:table-cell table:style-name="ce10" office:value-type="float" office:value="2952.5" calcext:value-type="float">
            <text:p>2952.5</text:p>
          </table:table-cell>
          <table:table-cell table:style-name="ce10" office:value-type="float" office:value="6037880.5" calcext:value-type="float">
            <text:p>6037880.5</text:p>
          </table:table-cell>
          <table:table-cell table:style-name="ce10" office:value-type="float" office:value="2952.5" calcext:value-type="float">
            <text:p>2952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904728" calcext:value-type="float">
            <text:p>904728</text:p>
          </table:table-cell>
          <table:table-cell table:style-name="ce10" table:formula="of:=SUM([.D948:.E948])" office:value-type="float" office:value="6037860" calcext:value-type="float">
            <text:p>6037860</text:p>
          </table:table-cell>
        </table:table-row>
        <table:table-row table:style-name="ro1">
          <table:table-cell table:style-name="ce10" office:value-type="float" office:value="3075.25" calcext:value-type="float">
            <text:p>3075.25</text:p>
          </table:table-cell>
          <table:table-cell table:style-name="ce10" office:value-type="float" office:value="6040956" calcext:value-type="float">
            <text:p>6040956</text:p>
          </table:table-cell>
          <table:table-cell table:style-name="ce10" office:value-type="float" office:value="3075.25" calcext:value-type="float">
            <text:p>3075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907803.25" calcext:value-type="float">
            <text:p>907803.25</text:p>
          </table:table-cell>
          <table:table-cell table:style-name="ce10" table:formula="of:=SUM([.D949:.E949])" office:value-type="float" office:value="6040935.25" calcext:value-type="float">
            <text:p>6040935.25</text:p>
          </table:table-cell>
        </table:table-row>
        <table:table-row table:style-name="ro1">
          <table:table-cell table:style-name="ce10" office:value-type="float" office:value="3200.5" calcext:value-type="float">
            <text:p>3200.5</text:p>
          </table:table-cell>
          <table:table-cell table:style-name="ce10" office:value-type="float" office:value="6044156.5" calcext:value-type="float">
            <text:p>6044156.5</text:p>
          </table:table-cell>
          <table:table-cell table:style-name="ce10" office:value-type="float" office:value="3200.5" calcext:value-type="float">
            <text:p>3200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911003.75" calcext:value-type="float">
            <text:p>911003.75</text:p>
          </table:table-cell>
          <table:table-cell table:style-name="ce10" table:formula="of:=SUM([.D950:.E950])" office:value-type="float" office:value="6044135.75" calcext:value-type="float">
            <text:p>6044135.75</text:p>
          </table:table-cell>
        </table:table-row>
        <table:table-row table:style-name="ro1">
          <table:table-cell table:style-name="ce10" office:value-type="float" office:value="3328.25" calcext:value-type="float">
            <text:p>3328.25</text:p>
          </table:table-cell>
          <table:table-cell table:style-name="ce10" office:value-type="float" office:value="6047485" calcext:value-type="float">
            <text:p>6047485</text:p>
          </table:table-cell>
          <table:table-cell table:style-name="ce10" office:value-type="float" office:value="3328.25" calcext:value-type="float">
            <text:p>3328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914332" calcext:value-type="float">
            <text:p>914332</text:p>
          </table:table-cell>
          <table:table-cell table:style-name="ce10" table:formula="of:=SUM([.D951:.E951])" office:value-type="float" office:value="6047464" calcext:value-type="float">
            <text:p>6047464</text:p>
          </table:table-cell>
        </table:table-row>
        <table:table-row table:style-name="ro1">
          <table:table-cell table:style-name="ce10" office:value-type="float" office:value="3458.5" calcext:value-type="float">
            <text:p>3458.5</text:p>
          </table:table-cell>
          <table:table-cell table:style-name="ce10" office:value-type="float" office:value="6050943.5" calcext:value-type="float">
            <text:p>6050943.5</text:p>
          </table:table-cell>
          <table:table-cell table:style-name="ce10" office:value-type="float" office:value="3458.5" calcext:value-type="float">
            <text:p>3458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917790.5" calcext:value-type="float">
            <text:p>917790.5</text:p>
          </table:table-cell>
          <table:table-cell table:style-name="ce10" table:formula="of:=SUM([.D952:.E952])" office:value-type="float" office:value="6050922.5" calcext:value-type="float">
            <text:p>6050922.5</text:p>
          </table:table-cell>
        </table:table-row>
        <table:table-row table:style-name="ro1">
          <table:table-cell table:style-name="ce10" office:value-type="float" office:value="3591.25" calcext:value-type="float">
            <text:p>3591.25</text:p>
          </table:table-cell>
          <table:table-cell table:style-name="ce10" office:value-type="float" office:value="6054535" calcext:value-type="float">
            <text:p>6054535</text:p>
          </table:table-cell>
          <table:table-cell table:style-name="ce10" office:value-type="float" office:value="3591.25" calcext:value-type="float">
            <text:p>3591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921381.75" calcext:value-type="float">
            <text:p>921381.75</text:p>
          </table:table-cell>
          <table:table-cell table:style-name="ce10" table:formula="of:=SUM([.D953:.E953])" office:value-type="float" office:value="6054513.75" calcext:value-type="float">
            <text:p>6054513.75</text:p>
          </table:table-cell>
        </table:table-row>
        <table:table-row table:style-name="ro1">
          <table:table-cell table:style-name="ce10" office:value-type="float" office:value="3726.5" calcext:value-type="float">
            <text:p>3726.5</text:p>
          </table:table-cell>
          <table:table-cell table:style-name="ce10" office:value-type="float" office:value="6058261.5" calcext:value-type="float">
            <text:p>6058261.5</text:p>
          </table:table-cell>
          <table:table-cell table:style-name="ce10" office:value-type="float" office:value="3726.5" calcext:value-type="float">
            <text:p>3726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925108.25" calcext:value-type="float">
            <text:p>925108.25</text:p>
          </table:table-cell>
          <table:table-cell table:style-name="ce10" table:formula="of:=SUM([.D954:.E954])" office:value-type="float" office:value="6058240.25" calcext:value-type="float">
            <text:p>6058240.25</text:p>
          </table:table-cell>
        </table:table-row>
        <table:table-row table:style-name="ro1">
          <table:table-cell table:style-name="ce10" office:value-type="float" office:value="3864.25" calcext:value-type="float">
            <text:p>3864.25</text:p>
          </table:table-cell>
          <table:table-cell table:style-name="ce10" office:value-type="float" office:value="6062126" calcext:value-type="float">
            <text:p>6062126</text:p>
          </table:table-cell>
          <table:table-cell table:style-name="ce10" office:value-type="float" office:value="3864.25" calcext:value-type="float">
            <text:p>3864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928972.5" calcext:value-type="float">
            <text:p>928972.5</text:p>
          </table:table-cell>
          <table:table-cell table:style-name="ce10" table:formula="of:=SUM([.D955:.E955])" office:value-type="float" office:value="6062104.5" calcext:value-type="float">
            <text:p>6062104.5</text:p>
          </table:table-cell>
        </table:table-row>
        <table:table-row table:style-name="ro1">
          <table:table-cell table:style-name="ce10" office:value-type="float" office:value="4004.5" calcext:value-type="float">
            <text:p>4004.5</text:p>
          </table:table-cell>
          <table:table-cell table:style-name="ce10" office:value-type="float" office:value="6066130.5" calcext:value-type="float">
            <text:p>6066130.5</text:p>
          </table:table-cell>
          <table:table-cell table:style-name="ce10" office:value-type="float" office:value="4004.5" calcext:value-type="float">
            <text:p>4004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932977" calcext:value-type="float">
            <text:p>932977</text:p>
          </table:table-cell>
          <table:table-cell table:style-name="ce10" table:formula="of:=SUM([.D956:.E956])" office:value-type="float" office:value="6066109" calcext:value-type="float">
            <text:p>6066109</text:p>
          </table:table-cell>
        </table:table-row>
        <table:table-row table:style-name="ro1">
          <table:table-cell table:style-name="ce10" office:value-type="float" office:value="4147.25" calcext:value-type="float">
            <text:p>4147.25</text:p>
          </table:table-cell>
          <table:table-cell table:style-name="ce10" office:value-type="float" office:value="6070278" calcext:value-type="float">
            <text:p>6070278</text:p>
          </table:table-cell>
          <table:table-cell table:style-name="ce10" office:value-type="float" office:value="4147.25" calcext:value-type="float">
            <text:p>4147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937124.25" calcext:value-type="float">
            <text:p>937124.25</text:p>
          </table:table-cell>
          <table:table-cell table:style-name="ce10" table:formula="of:=SUM([.D957:.E957])" office:value-type="float" office:value="6070256.25" calcext:value-type="float">
            <text:p>6070256.25</text:p>
          </table:table-cell>
        </table:table-row>
        <table:table-row table:style-name="ro1">
          <table:table-cell table:style-name="ce10" office:value-type="float" office:value="4292.5" calcext:value-type="float">
            <text:p>4292.5</text:p>
          </table:table-cell>
          <table:table-cell table:style-name="ce10" office:value-type="float" office:value="6074570.5" calcext:value-type="float">
            <text:p>6074570.5</text:p>
          </table:table-cell>
          <table:table-cell table:style-name="ce10" office:value-type="float" office:value="4292.5" calcext:value-type="float">
            <text:p>4292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941416.75" calcext:value-type="float">
            <text:p>941416.75</text:p>
          </table:table-cell>
          <table:table-cell table:style-name="ce10" table:formula="of:=SUM([.D958:.E958])" office:value-type="float" office:value="6074548.75" calcext:value-type="float">
            <text:p>6074548.75</text:p>
          </table:table-cell>
        </table:table-row>
        <table:table-row table:style-name="ro1">
          <table:table-cell table:style-name="ce10" office:value-type="float" office:value="4440.25" calcext:value-type="float">
            <text:p>4440.25</text:p>
          </table:table-cell>
          <table:table-cell table:style-name="ce10" office:value-type="float" office:value="6079011" calcext:value-type="float">
            <text:p>6079011</text:p>
          </table:table-cell>
          <table:table-cell table:style-name="ce10" office:value-type="float" office:value="4440.25" calcext:value-type="float">
            <text:p>4440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945857" calcext:value-type="float">
            <text:p>945857</text:p>
          </table:table-cell>
          <table:table-cell table:style-name="ce10" table:formula="of:=SUM([.D959:.E959])" office:value-type="float" office:value="6078989" calcext:value-type="float">
            <text:p>6078989</text:p>
          </table:table-cell>
        </table:table-row>
        <table:table-row table:style-name="ro1">
          <table:table-cell table:style-name="ce10" office:value-type="float" office:value="4590.5" calcext:value-type="float">
            <text:p>4590.5</text:p>
          </table:table-cell>
          <table:table-cell table:style-name="ce10" office:value-type="float" office:value="6083601.5" calcext:value-type="float">
            <text:p>6083601.5</text:p>
          </table:table-cell>
          <table:table-cell table:style-name="ce10" office:value-type="float" office:value="4590.5" calcext:value-type="float">
            <text:p>4590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950447.5" calcext:value-type="float">
            <text:p>950447.5</text:p>
          </table:table-cell>
          <table:table-cell table:style-name="ce10" table:formula="of:=SUM([.D960:.E960])" office:value-type="float" office:value="6083579.5" calcext:value-type="float">
            <text:p>6083579.5</text:p>
          </table:table-cell>
        </table:table-row>
        <table:table-row table:style-name="ro1">
          <table:table-cell table:style-name="ce10" office:value-type="float" office:value="4743.25" calcext:value-type="float">
            <text:p>4743.25</text:p>
          </table:table-cell>
          <table:table-cell table:style-name="ce10" office:value-type="float" office:value="6088345" calcext:value-type="float">
            <text:p>6088345</text:p>
          </table:table-cell>
          <table:table-cell table:style-name="ce10" office:value-type="float" office:value="4743.25" calcext:value-type="float">
            <text:p>4743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955190.75" calcext:value-type="float">
            <text:p>955190.75</text:p>
          </table:table-cell>
          <table:table-cell table:style-name="ce10" table:formula="of:=SUM([.D961:.E961])" office:value-type="float" office:value="6088322.75" calcext:value-type="float">
            <text:p>6088322.75</text:p>
          </table:table-cell>
        </table:table-row>
        <table:table-row table:style-name="ro1">
          <table:table-cell table:style-name="ce10" office:value-type="float" office:value="4898.5" calcext:value-type="float">
            <text:p>4898.5</text:p>
          </table:table-cell>
          <table:table-cell table:style-name="ce10" office:value-type="float" office:value="6093243.5" calcext:value-type="float">
            <text:p>6093243.5</text:p>
          </table:table-cell>
          <table:table-cell table:style-name="ce10" office:value-type="float" office:value="4898.5" calcext:value-type="float">
            <text:p>4898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960089.25" calcext:value-type="float">
            <text:p>960089.25</text:p>
          </table:table-cell>
          <table:table-cell table:style-name="ce10" table:formula="of:=SUM([.D962:.E962])" office:value-type="float" office:value="6093221.25" calcext:value-type="float">
            <text:p>6093221.25</text:p>
          </table:table-cell>
        </table:table-row>
        <table:table-row table:style-name="ro1">
          <table:table-cell table:style-name="ce10" office:value-type="float" office:value="5056.25" calcext:value-type="float">
            <text:p>5056.25</text:p>
          </table:table-cell>
          <table:table-cell table:style-name="ce10" office:value-type="float" office:value="6098300" calcext:value-type="float">
            <text:p>6098300</text:p>
          </table:table-cell>
          <table:table-cell table:style-name="ce10" office:value-type="float" office:value="5056.25" calcext:value-type="float">
            <text:p>5056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965145.5" calcext:value-type="float">
            <text:p>965145.5</text:p>
          </table:table-cell>
          <table:table-cell table:style-name="ce10" table:formula="of:=SUM([.D963:.E963])" office:value-type="float" office:value="6098277.5" calcext:value-type="float">
            <text:p>6098277.5</text:p>
          </table:table-cell>
        </table:table-row>
        <table:table-row table:style-name="ro1">
          <table:table-cell table:style-name="ce10" office:value-type="float" office:value="5216.5" calcext:value-type="float">
            <text:p>5216.5</text:p>
          </table:table-cell>
          <table:table-cell table:style-name="ce10" office:value-type="float" office:value="6103516.5" calcext:value-type="float">
            <text:p>6103516.5</text:p>
          </table:table-cell>
          <table:table-cell table:style-name="ce10" office:value-type="float" office:value="5216.5" calcext:value-type="float">
            <text:p>5216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970362" calcext:value-type="float">
            <text:p>970362</text:p>
          </table:table-cell>
          <table:table-cell table:style-name="ce10" table:formula="of:=SUM([.D964:.E964])" office:value-type="float" office:value="6103494" calcext:value-type="float">
            <text:p>6103494</text:p>
          </table:table-cell>
        </table:table-row>
        <table:table-row table:style-name="ro1">
          <table:table-cell table:style-name="ce10" office:value-type="float" office:value="5379.25" calcext:value-type="float">
            <text:p>5379.25</text:p>
          </table:table-cell>
          <table:table-cell table:style-name="ce10" office:value-type="float" office:value="6108896" calcext:value-type="float">
            <text:p>6108896</text:p>
          </table:table-cell>
          <table:table-cell table:style-name="ce10" office:value-type="float" office:value="5379.25" calcext:value-type="float">
            <text:p>5379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975741.25" calcext:value-type="float">
            <text:p>975741.25</text:p>
          </table:table-cell>
          <table:table-cell table:style-name="ce10" table:formula="of:=SUM([.D965:.E965])" office:value-type="float" office:value="6108873.25" calcext:value-type="float">
            <text:p>6108873.25</text:p>
          </table:table-cell>
        </table:table-row>
        <table:table-row table:style-name="ro1">
          <table:table-cell table:style-name="ce10" office:value-type="float" office:value="5544.5" calcext:value-type="float">
            <text:p>5544.5</text:p>
          </table:table-cell>
          <table:table-cell table:style-name="ce10" office:value-type="float" office:value="6114440.5" calcext:value-type="float">
            <text:p>6114440.5</text:p>
          </table:table-cell>
          <table:table-cell table:style-name="ce10" office:value-type="float" office:value="5544.5" calcext:value-type="float">
            <text:p>5544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981285.75" calcext:value-type="float">
            <text:p>981285.75</text:p>
          </table:table-cell>
          <table:table-cell table:style-name="ce10" table:formula="of:=SUM([.D966:.E966])" office:value-type="float" office:value="6114417.75" calcext:value-type="float">
            <text:p>6114417.75</text:p>
          </table:table-cell>
        </table:table-row>
        <table:table-row table:style-name="ro1">
          <table:table-cell table:style-name="ce10" office:value-type="float" office:value="5712.25" calcext:value-type="float">
            <text:p>5712.25</text:p>
          </table:table-cell>
          <table:table-cell table:style-name="ce10" office:value-type="float" office:value="6120153" calcext:value-type="float">
            <text:p>6120153</text:p>
          </table:table-cell>
          <table:table-cell table:style-name="ce10" office:value-type="float" office:value="5712.25" calcext:value-type="float">
            <text:p>5712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986998" calcext:value-type="float">
            <text:p>986998</text:p>
          </table:table-cell>
          <table:table-cell table:style-name="ce10" table:formula="of:=SUM([.D967:.E967])" office:value-type="float" office:value="6120130" calcext:value-type="float">
            <text:p>6120130</text:p>
          </table:table-cell>
        </table:table-row>
        <table:table-row table:style-name="ro1">
          <table:table-cell table:style-name="ce10" office:value-type="float" office:value="5882.5" calcext:value-type="float">
            <text:p>5882.5</text:p>
          </table:table-cell>
          <table:table-cell table:style-name="ce10" office:value-type="float" office:value="6126035.5" calcext:value-type="float">
            <text:p>6126035.5</text:p>
          </table:table-cell>
          <table:table-cell table:style-name="ce10" office:value-type="float" office:value="5882.5" calcext:value-type="float">
            <text:p>5882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992880.5" calcext:value-type="float">
            <text:p>992880.5</text:p>
          </table:table-cell>
          <table:table-cell table:style-name="ce10" table:formula="of:=SUM([.D968:.E968])" office:value-type="float" office:value="6126012.5" calcext:value-type="float">
            <text:p>6126012.5</text:p>
          </table:table-cell>
        </table:table-row>
        <table:table-row table:style-name="ro1">
          <table:table-cell table:style-name="ce10" office:value-type="float" office:value="6055.25" calcext:value-type="float">
            <text:p>6055.25</text:p>
          </table:table-cell>
          <table:table-cell table:style-name="ce10" office:value-type="float" office:value="6132091" calcext:value-type="float">
            <text:p>6132091</text:p>
          </table:table-cell>
          <table:table-cell table:style-name="ce10" office:value-type="float" office:value="6055.25" calcext:value-type="float">
            <text:p>6055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998935.75" calcext:value-type="float">
            <text:p>998935.75</text:p>
          </table:table-cell>
          <table:table-cell table:style-name="ce10" table:formula="of:=SUM([.D969:.E969])" office:value-type="float" office:value="6132067.75" calcext:value-type="float">
            <text:p>6132067.75</text:p>
          </table:table-cell>
        </table:table-row>
        <table:table-row table:style-name="ro1">
          <table:table-cell table:style-name="ce10" office:value-type="float" office:value="6230.5" calcext:value-type="float">
            <text:p>6230.5</text:p>
          </table:table-cell>
          <table:table-cell table:style-name="ce10" office:value-type="float" office:value="6138321.5" calcext:value-type="float">
            <text:p>6138321.5</text:p>
          </table:table-cell>
          <table:table-cell table:style-name="ce10" office:value-type="float" office:value="6230.5" calcext:value-type="float">
            <text:p>6230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005166.25" calcext:value-type="float">
            <text:p>1005166.25</text:p>
          </table:table-cell>
          <table:table-cell table:style-name="ce10" table:formula="of:=SUM([.D970:.E970])" office:value-type="float" office:value="6138298.25" calcext:value-type="float">
            <text:p>6138298.25</text:p>
          </table:table-cell>
        </table:table-row>
        <table:table-row table:style-name="ro1">
          <table:table-cell table:style-name="ce10" office:value-type="float" office:value="6408.25" calcext:value-type="float">
            <text:p>6408.25</text:p>
          </table:table-cell>
          <table:table-cell table:style-name="ce10" office:value-type="float" office:value="6144730" calcext:value-type="float">
            <text:p>6144730</text:p>
          </table:table-cell>
          <table:table-cell table:style-name="ce10" office:value-type="float" office:value="6408.25" calcext:value-type="float">
            <text:p>6408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011574.5" calcext:value-type="float">
            <text:p>1011574.5</text:p>
          </table:table-cell>
          <table:table-cell table:style-name="ce10" table:formula="of:=SUM([.D971:.E971])" office:value-type="float" office:value="6144706.5" calcext:value-type="float">
            <text:p>6144706.5</text:p>
          </table:table-cell>
        </table:table-row>
        <table:table-row table:style-name="ro1">
          <table:table-cell table:style-name="ce10" office:value-type="float" office:value="6588.5" calcext:value-type="float">
            <text:p>6588.5</text:p>
          </table:table-cell>
          <table:table-cell table:style-name="ce10" office:value-type="float" office:value="6151318.5" calcext:value-type="float">
            <text:p>6151318.5</text:p>
          </table:table-cell>
          <table:table-cell table:style-name="ce10" office:value-type="float" office:value="6588.5" calcext:value-type="float">
            <text:p>6588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018163" calcext:value-type="float">
            <text:p>1018163</text:p>
          </table:table-cell>
          <table:table-cell table:style-name="ce10" table:formula="of:=SUM([.D972:.E972])" office:value-type="float" office:value="6151295" calcext:value-type="float">
            <text:p>6151295</text:p>
          </table:table-cell>
        </table:table-row>
        <table:table-row table:style-name="ro1">
          <table:table-cell table:style-name="ce10" office:value-type="float" office:value="6771.25" calcext:value-type="float">
            <text:p>6771.25</text:p>
          </table:table-cell>
          <table:table-cell table:style-name="ce10" office:value-type="float" office:value="6158090" calcext:value-type="float">
            <text:p>6158090</text:p>
          </table:table-cell>
          <table:table-cell table:style-name="ce10" office:value-type="float" office:value="6771.25" calcext:value-type="float">
            <text:p>6771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024934.25" calcext:value-type="float">
            <text:p>1024934.25</text:p>
          </table:table-cell>
          <table:table-cell table:style-name="ce10" table:formula="of:=SUM([.D973:.E973])" office:value-type="float" office:value="6158066.25" calcext:value-type="float">
            <text:p>6158066.25</text:p>
          </table:table-cell>
        </table:table-row>
        <table:table-row table:style-name="ro1">
          <table:table-cell table:style-name="ce10" office:value-type="float" office:value="6956.5" calcext:value-type="float">
            <text:p>6956.5</text:p>
          </table:table-cell>
          <table:table-cell table:style-name="ce10" office:value-type="float" office:value="6165046.5" calcext:value-type="float">
            <text:p>6165046.5</text:p>
          </table:table-cell>
          <table:table-cell table:style-name="ce10" office:value-type="float" office:value="6956.5" calcext:value-type="float">
            <text:p>6956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031890.75" calcext:value-type="float">
            <text:p>1031890.75</text:p>
          </table:table-cell>
          <table:table-cell table:style-name="ce10" table:formula="of:=SUM([.D974:.E974])" office:value-type="float" office:value="6165022.75" calcext:value-type="float">
            <text:p>6165022.75</text:p>
          </table:table-cell>
        </table:table-row>
        <table:table-row table:style-name="ro1">
          <table:table-cell table:style-name="ce10" office:value-type="float" office:value="7144.25" calcext:value-type="float">
            <text:p>7144.25</text:p>
          </table:table-cell>
          <table:table-cell table:style-name="ce10" office:value-type="float" office:value="6172191" calcext:value-type="float">
            <text:p>6172191</text:p>
          </table:table-cell>
          <table:table-cell table:style-name="ce10" office:value-type="float" office:value="7144.25" calcext:value-type="float">
            <text:p>7144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039035" calcext:value-type="float">
            <text:p>1039035</text:p>
          </table:table-cell>
          <table:table-cell table:style-name="ce10" table:formula="of:=SUM([.D975:.E975])" office:value-type="float" office:value="6172167" calcext:value-type="float">
            <text:p>6172167</text:p>
          </table:table-cell>
        </table:table-row>
        <table:table-row table:style-name="ro1">
          <table:table-cell table:style-name="ce10" office:value-type="float" office:value="7334.5" calcext:value-type="float">
            <text:p>7334.5</text:p>
          </table:table-cell>
          <table:table-cell table:style-name="ce10" office:value-type="float" office:value="6179525.5" calcext:value-type="float">
            <text:p>6179525.5</text:p>
          </table:table-cell>
          <table:table-cell table:style-name="ce10" office:value-type="float" office:value="7334.5" calcext:value-type="float">
            <text:p>7334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046369.5" calcext:value-type="float">
            <text:p>1046369.5</text:p>
          </table:table-cell>
          <table:table-cell table:style-name="ce10" table:formula="of:=SUM([.D976:.E976])" office:value-type="float" office:value="6179501.5" calcext:value-type="float">
            <text:p>6179501.5</text:p>
          </table:table-cell>
        </table:table-row>
        <table:table-row table:style-name="ro1">
          <table:table-cell table:style-name="ce10" office:value-type="float" office:value="7527.25" calcext:value-type="float">
            <text:p>7527.25</text:p>
          </table:table-cell>
          <table:table-cell table:style-name="ce10" office:value-type="float" office:value="6187053" calcext:value-type="float">
            <text:p>6187053</text:p>
          </table:table-cell>
          <table:table-cell table:style-name="ce10" office:value-type="float" office:value="7527.25" calcext:value-type="float">
            <text:p>7527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053896.75" calcext:value-type="float">
            <text:p>1053896.75</text:p>
          </table:table-cell>
          <table:table-cell table:style-name="ce10" table:formula="of:=SUM([.D977:.E977])" office:value-type="float" office:value="6187028.75" calcext:value-type="float">
            <text:p>6187028.75</text:p>
          </table:table-cell>
        </table:table-row>
        <table:table-row table:style-name="ro1">
          <table:table-cell table:style-name="ce10" office:value-type="float" office:value="7722.5" calcext:value-type="float">
            <text:p>7722.5</text:p>
          </table:table-cell>
          <table:table-cell table:style-name="ce10" office:value-type="float" office:value="6194775.5" calcext:value-type="float">
            <text:p>6194775.5</text:p>
          </table:table-cell>
          <table:table-cell table:style-name="ce10" office:value-type="float" office:value="7722.5" calcext:value-type="float">
            <text:p>7722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061619.25" calcext:value-type="float">
            <text:p>1061619.25</text:p>
          </table:table-cell>
          <table:table-cell table:style-name="ce10" table:formula="of:=SUM([.D978:.E978])" office:value-type="float" office:value="6194751.25" calcext:value-type="float">
            <text:p>6194751.25</text:p>
          </table:table-cell>
        </table:table-row>
        <table:table-row table:style-name="ro1">
          <table:table-cell table:style-name="ce10" office:value-type="float" office:value="7920.25" calcext:value-type="float">
            <text:p>7920.25</text:p>
          </table:table-cell>
          <table:table-cell table:style-name="ce10" office:value-type="float" office:value="6202696" calcext:value-type="float">
            <text:p>6202696</text:p>
          </table:table-cell>
          <table:table-cell table:style-name="ce10" office:value-type="float" office:value="7920.25" calcext:value-type="float">
            <text:p>7920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069539.5" calcext:value-type="float">
            <text:p>1069539.5</text:p>
          </table:table-cell>
          <table:table-cell table:style-name="ce10" table:formula="of:=SUM([.D979:.E979])" office:value-type="float" office:value="6202671.5" calcext:value-type="float">
            <text:p>6202671.5</text:p>
          </table:table-cell>
        </table:table-row>
        <table:table-row table:style-name="ro1">
          <table:table-cell table:style-name="ce10" office:value-type="float" office:value="8120.5" calcext:value-type="float">
            <text:p>8120.5</text:p>
          </table:table-cell>
          <table:table-cell table:style-name="ce10" office:value-type="float" office:value="6210816.5" calcext:value-type="float">
            <text:p>6210816.5</text:p>
          </table:table-cell>
          <table:table-cell table:style-name="ce10" office:value-type="float" office:value="8120.5" calcext:value-type="float">
            <text:p>8120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077660" calcext:value-type="float">
            <text:p>1077660</text:p>
          </table:table-cell>
          <table:table-cell table:style-name="ce10" table:formula="of:=SUM([.D980:.E980])" office:value-type="float" office:value="6210792" calcext:value-type="float">
            <text:p>6210792</text:p>
          </table:table-cell>
        </table:table-row>
        <table:table-row table:style-name="ro1">
          <table:table-cell table:style-name="ce10" office:value-type="float" office:value="8323.25" calcext:value-type="float">
            <text:p>8323.25</text:p>
          </table:table-cell>
          <table:table-cell table:style-name="ce10" office:value-type="float" office:value="6219140" calcext:value-type="float">
            <text:p>6219140</text:p>
          </table:table-cell>
          <table:table-cell table:style-name="ce10" office:value-type="float" office:value="8323.25" calcext:value-type="float">
            <text:p>8323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085983.25" calcext:value-type="float">
            <text:p>1085983.25</text:p>
          </table:table-cell>
          <table:table-cell table:style-name="ce10" table:formula="of:=SUM([.D981:.E981])" office:value-type="float" office:value="6219115.25" calcext:value-type="float">
            <text:p>6219115.25</text:p>
          </table:table-cell>
        </table:table-row>
        <table:table-row table:style-name="ro1">
          <table:table-cell table:style-name="ce10" office:value-type="float" office:value="8528.5" calcext:value-type="float">
            <text:p>8528.5</text:p>
          </table:table-cell>
          <table:table-cell table:style-name="ce10" office:value-type="float" office:value="6227668.5" calcext:value-type="float">
            <text:p>6227668.5</text:p>
          </table:table-cell>
          <table:table-cell table:style-name="ce10" office:value-type="float" office:value="8528.5" calcext:value-type="float">
            <text:p>8528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094511.75" calcext:value-type="float">
            <text:p>1094511.75</text:p>
          </table:table-cell>
          <table:table-cell table:style-name="ce10" table:formula="of:=SUM([.D982:.E982])" office:value-type="float" office:value="6227643.75" calcext:value-type="float">
            <text:p>6227643.75</text:p>
          </table:table-cell>
        </table:table-row>
        <table:table-row table:style-name="ro1">
          <table:table-cell table:style-name="ce10" office:value-type="float" office:value="8736.25" calcext:value-type="float">
            <text:p>8736.25</text:p>
          </table:table-cell>
          <table:table-cell table:style-name="ce10" office:value-type="float" office:value="6236405" calcext:value-type="float">
            <text:p>6236405</text:p>
          </table:table-cell>
          <table:table-cell table:style-name="ce10" office:value-type="float" office:value="8736.25" calcext:value-type="float">
            <text:p>8736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103248" calcext:value-type="float">
            <text:p>1103248</text:p>
          </table:table-cell>
          <table:table-cell table:style-name="ce10" table:formula="of:=SUM([.D983:.E983])" office:value-type="float" office:value="6236380" calcext:value-type="float">
            <text:p>6236380</text:p>
          </table:table-cell>
        </table:table-row>
        <table:table-row table:style-name="ro1">
          <table:table-cell table:style-name="ce10" office:value-type="float" office:value="8946.5" calcext:value-type="float">
            <text:p>8946.5</text:p>
          </table:table-cell>
          <table:table-cell table:style-name="ce10" office:value-type="float" office:value="6245351.5" calcext:value-type="float">
            <text:p>6245351.5</text:p>
          </table:table-cell>
          <table:table-cell table:style-name="ce10" office:value-type="float" office:value="8946.5" calcext:value-type="float">
            <text:p>8946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112194.5" calcext:value-type="float">
            <text:p>1112194.5</text:p>
          </table:table-cell>
          <table:table-cell table:style-name="ce10" table:formula="of:=SUM([.D984:.E984])" office:value-type="float" office:value="6245326.5" calcext:value-type="float">
            <text:p>6245326.5</text:p>
          </table:table-cell>
        </table:table-row>
        <table:table-row table:style-name="ro1">
          <table:table-cell table:style-name="ce10" office:value-type="float" office:value="9159.25" calcext:value-type="float">
            <text:p>9159.25</text:p>
          </table:table-cell>
          <table:table-cell table:style-name="ce10" office:value-type="float" office:value="6254511" calcext:value-type="float">
            <text:p>6254511</text:p>
          </table:table-cell>
          <table:table-cell table:style-name="ce10" office:value-type="float" office:value="9159.25" calcext:value-type="float">
            <text:p>9159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121353.75" calcext:value-type="float">
            <text:p>1121353.75</text:p>
          </table:table-cell>
          <table:table-cell table:style-name="ce10" table:formula="of:=SUM([.D985:.E985])" office:value-type="float" office:value="6254485.75" calcext:value-type="float">
            <text:p>6254485.75</text:p>
          </table:table-cell>
        </table:table-row>
        <table:table-row table:style-name="ro1">
          <table:table-cell table:style-name="ce10" office:value-type="float" office:value="9374.5" calcext:value-type="float">
            <text:p>9374.5</text:p>
          </table:table-cell>
          <table:table-cell table:style-name="ce10" office:value-type="float" office:value="6263885.5" calcext:value-type="float">
            <text:p>6263885.5</text:p>
          </table:table-cell>
          <table:table-cell table:style-name="ce10" office:value-type="float" office:value="9374.5" calcext:value-type="float">
            <text:p>9374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130728.25" calcext:value-type="float">
            <text:p>1130728.25</text:p>
          </table:table-cell>
          <table:table-cell table:style-name="ce10" table:formula="of:=SUM([.D986:.E986])" office:value-type="float" office:value="6263860.25" calcext:value-type="float">
            <text:p>6263860.25</text:p>
          </table:table-cell>
        </table:table-row>
        <table:table-row table:style-name="ro1">
          <table:table-cell table:style-name="ce10" office:value-type="float" office:value="9592.25" calcext:value-type="float">
            <text:p>9592.25</text:p>
          </table:table-cell>
          <table:table-cell table:style-name="ce10" office:value-type="float" office:value="6273478" calcext:value-type="float">
            <text:p>6273478</text:p>
          </table:table-cell>
          <table:table-cell table:style-name="ce10" office:value-type="float" office:value="9592.25" calcext:value-type="float">
            <text:p>9592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140320.5" calcext:value-type="float">
            <text:p>1140320.5</text:p>
          </table:table-cell>
          <table:table-cell table:style-name="ce10" table:formula="of:=SUM([.D987:.E987])" office:value-type="float" office:value="6273452.5" calcext:value-type="float">
            <text:p>6273452.5</text:p>
          </table:table-cell>
        </table:table-row>
        <table:table-row table:style-name="ro1">
          <table:table-cell table:style-name="ce10" office:value-type="float" office:value="9812.5" calcext:value-type="float">
            <text:p>9812.5</text:p>
          </table:table-cell>
          <table:table-cell table:style-name="ce10" office:value-type="float" office:value="6283290.5" calcext:value-type="float">
            <text:p>6283290.5</text:p>
          </table:table-cell>
          <table:table-cell table:style-name="ce10" office:value-type="float" office:value="9812.5" calcext:value-type="float">
            <text:p>9812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150133" calcext:value-type="float">
            <text:p>1150133</text:p>
          </table:table-cell>
          <table:table-cell table:style-name="ce10" table:formula="of:=SUM([.D988:.E988])" office:value-type="float" office:value="6283265" calcext:value-type="float">
            <text:p>6283265</text:p>
          </table:table-cell>
        </table:table-row>
        <table:table-row table:style-name="ro1">
          <table:table-cell table:style-name="ce10" office:value-type="float" office:value="10035.25" calcext:value-type="float">
            <text:p>10035.25</text:p>
          </table:table-cell>
          <table:table-cell table:style-name="ce10" office:value-type="float" office:value="6293326" calcext:value-type="float">
            <text:p>6293326</text:p>
          </table:table-cell>
          <table:table-cell table:style-name="ce10" office:value-type="float" office:value="10035.25" calcext:value-type="float">
            <text:p>10035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160168.25" calcext:value-type="float">
            <text:p>1160168.25</text:p>
          </table:table-cell>
          <table:table-cell table:style-name="ce10" table:formula="of:=SUM([.D989:.E989])" office:value-type="float" office:value="6293300.25" calcext:value-type="float">
            <text:p>6293300.25</text:p>
          </table:table-cell>
        </table:table-row>
        <table:table-row table:style-name="ro1">
          <table:table-cell table:style-name="ce10" office:value-type="float" office:value="10260.5" calcext:value-type="float">
            <text:p>10260.5</text:p>
          </table:table-cell>
          <table:table-cell table:style-name="ce10" office:value-type="float" office:value="6303586.5" calcext:value-type="float">
            <text:p>6303586.5</text:p>
          </table:table-cell>
          <table:table-cell table:style-name="ce10" office:value-type="float" office:value="10260.5" calcext:value-type="float">
            <text:p>10260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170428.75" calcext:value-type="float">
            <text:p>1170428.75</text:p>
          </table:table-cell>
          <table:table-cell table:style-name="ce10" table:formula="of:=SUM([.D990:.E990])" office:value-type="float" office:value="6303560.75" calcext:value-type="float">
            <text:p>6303560.75</text:p>
          </table:table-cell>
        </table:table-row>
        <table:table-row table:style-name="ro1">
          <table:table-cell table:style-name="ce10" office:value-type="float" office:value="10488.25" calcext:value-type="float">
            <text:p>10488.25</text:p>
          </table:table-cell>
          <table:table-cell table:style-name="ce10" office:value-type="float" office:value="6314075" calcext:value-type="float">
            <text:p>6314075</text:p>
          </table:table-cell>
          <table:table-cell table:style-name="ce10" office:value-type="float" office:value="10488.25" calcext:value-type="float">
            <text:p>10488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180917" calcext:value-type="float">
            <text:p>1180917</text:p>
          </table:table-cell>
          <table:table-cell table:style-name="ce10" table:formula="of:=SUM([.D991:.E991])" office:value-type="float" office:value="6314049" calcext:value-type="float">
            <text:p>6314049</text:p>
          </table:table-cell>
        </table:table-row>
        <table:table-row table:style-name="ro1">
          <table:table-cell table:style-name="ce10" office:value-type="float" office:value="10718.5" calcext:value-type="float">
            <text:p>10718.5</text:p>
          </table:table-cell>
          <table:table-cell table:style-name="ce10" office:value-type="float" office:value="6324793.5" calcext:value-type="float">
            <text:p>6324793.5</text:p>
          </table:table-cell>
          <table:table-cell table:style-name="ce10" office:value-type="float" office:value="10718.5" calcext:value-type="float">
            <text:p>10718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191635.5" calcext:value-type="float">
            <text:p>1191635.5</text:p>
          </table:table-cell>
          <table:table-cell table:style-name="ce10" table:formula="of:=SUM([.D992:.E992])" office:value-type="float" office:value="6324767.5" calcext:value-type="float">
            <text:p>6324767.5</text:p>
          </table:table-cell>
        </table:table-row>
        <table:table-row table:style-name="ro1">
          <table:table-cell table:style-name="ce10" office:value-type="float" office:value="10951.25" calcext:value-type="float">
            <text:p>10951.25</text:p>
          </table:table-cell>
          <table:table-cell table:style-name="ce10" office:value-type="float" office:value="6335745" calcext:value-type="float">
            <text:p>6335745</text:p>
          </table:table-cell>
          <table:table-cell table:style-name="ce10" office:value-type="float" office:value="10951.25" calcext:value-type="float">
            <text:p>10951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202586.75" calcext:value-type="float">
            <text:p>1202586.75</text:p>
          </table:table-cell>
          <table:table-cell table:style-name="ce10" table:formula="of:=SUM([.D993:.E993])" office:value-type="float" office:value="6335718.75" calcext:value-type="float">
            <text:p>6335718.75</text:p>
          </table:table-cell>
        </table:table-row>
        <table:table-row table:style-name="ro1">
          <table:table-cell table:style-name="ce10" office:value-type="float" office:value="11186.5" calcext:value-type="float">
            <text:p>11186.5</text:p>
          </table:table-cell>
          <table:table-cell table:style-name="ce10" office:value-type="float" office:value="6346931.5" calcext:value-type="float">
            <text:p>6346931.5</text:p>
          </table:table-cell>
          <table:table-cell table:style-name="ce10" office:value-type="float" office:value="11186.5" calcext:value-type="float">
            <text:p>11186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213773.25" calcext:value-type="float">
            <text:p>1213773.25</text:p>
          </table:table-cell>
          <table:table-cell table:style-name="ce10" table:formula="of:=SUM([.D994:.E994])" office:value-type="float" office:value="6346905.25" calcext:value-type="float">
            <text:p>6346905.25</text:p>
          </table:table-cell>
        </table:table-row>
        <table:table-row table:style-name="ro1">
          <table:table-cell table:style-name="ce10" office:value-type="float" office:value="11424.25" calcext:value-type="float">
            <text:p>11424.25</text:p>
          </table:table-cell>
          <table:table-cell table:style-name="ce10" office:value-type="float" office:value="6358356" calcext:value-type="float">
            <text:p>6358356</text:p>
          </table:table-cell>
          <table:table-cell table:style-name="ce10" office:value-type="float" office:value="11424.25" calcext:value-type="float">
            <text:p>11424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225197.5" calcext:value-type="float">
            <text:p>1225197.5</text:p>
          </table:table-cell>
          <table:table-cell table:style-name="ce10" table:formula="of:=SUM([.D995:.E995])" office:value-type="float" office:value="6358329.5" calcext:value-type="float">
            <text:p>6358329.5</text:p>
          </table:table-cell>
        </table:table-row>
        <table:table-row table:style-name="ro1">
          <table:table-cell table:style-name="ce10" office:value-type="float" office:value="11664.5" calcext:value-type="float">
            <text:p>11664.5</text:p>
          </table:table-cell>
          <table:table-cell table:style-name="ce10" office:value-type="float" office:value="6370020.5" calcext:value-type="float">
            <text:p>6370020.5</text:p>
          </table:table-cell>
          <table:table-cell table:style-name="ce10" office:value-type="float" office:value="11664.5" calcext:value-type="float">
            <text:p>11664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236862" calcext:value-type="float">
            <text:p>1236862</text:p>
          </table:table-cell>
          <table:table-cell table:style-name="ce10" table:formula="of:=SUM([.D996:.E996])" office:value-type="float" office:value="6369994" calcext:value-type="float">
            <text:p>6369994</text:p>
          </table:table-cell>
        </table:table-row>
        <table:table-row table:style-name="ro1">
          <table:table-cell table:style-name="ce10" office:value-type="float" office:value="11907.25" calcext:value-type="float">
            <text:p>11907.25</text:p>
          </table:table-cell>
          <table:table-cell table:style-name="ce10" office:value-type="float" office:value="6381928" calcext:value-type="float">
            <text:p>6381928</text:p>
          </table:table-cell>
          <table:table-cell table:style-name="ce10" office:value-type="float" office:value="11907.25" calcext:value-type="float">
            <text:p>11907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248769.25" calcext:value-type="float">
            <text:p>1248769.25</text:p>
          </table:table-cell>
          <table:table-cell table:style-name="ce10" table:formula="of:=SUM([.D997:.E997])" office:value-type="float" office:value="6381901.25" calcext:value-type="float">
            <text:p>6381901.25</text:p>
          </table:table-cell>
        </table:table-row>
        <table:table-row table:style-name="ro1">
          <table:table-cell table:style-name="ce10" office:value-type="float" office:value="12152.5" calcext:value-type="float">
            <text:p>12152.5</text:p>
          </table:table-cell>
          <table:table-cell table:style-name="ce10" office:value-type="float" office:value="6394080.5" calcext:value-type="float">
            <text:p>6394080.5</text:p>
          </table:table-cell>
          <table:table-cell table:style-name="ce10" office:value-type="float" office:value="12152.5" calcext:value-type="float">
            <text:p>12152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260921.75" calcext:value-type="float">
            <text:p>1260921.75</text:p>
          </table:table-cell>
          <table:table-cell table:style-name="ce10" table:formula="of:=SUM([.D998:.E998])" office:value-type="float" office:value="6394053.75" calcext:value-type="float">
            <text:p>6394053.75</text:p>
          </table:table-cell>
        </table:table-row>
        <table:table-row table:style-name="ro1">
          <table:table-cell table:style-name="ce10" office:value-type="float" office:value="12400.25" calcext:value-type="float">
            <text:p>12400.25</text:p>
          </table:table-cell>
          <table:table-cell table:style-name="ce10" office:value-type="float" office:value="6406481" calcext:value-type="float">
            <text:p>6406481</text:p>
          </table:table-cell>
          <table:table-cell table:style-name="ce10" office:value-type="float" office:value="12400.25" calcext:value-type="float">
            <text:p>12400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273322" calcext:value-type="float">
            <text:p>1273322</text:p>
          </table:table-cell>
          <table:table-cell table:style-name="ce10" table:formula="of:=SUM([.D999:.E999])" office:value-type="float" office:value="6406454" calcext:value-type="float">
            <text:p>6406454</text:p>
          </table:table-cell>
        </table:table-row>
        <table:table-row table:style-name="ro1">
          <table:table-cell table:style-name="ce10" office:value-type="float" office:value="12650.5" calcext:value-type="float">
            <text:p>12650.5</text:p>
          </table:table-cell>
          <table:table-cell table:style-name="ce10" office:value-type="float" office:value="6419131.5" calcext:value-type="float">
            <text:p>6419131.5</text:p>
          </table:table-cell>
          <table:table-cell table:style-name="ce10" office:value-type="float" office:value="12650.5" calcext:value-type="float">
            <text:p>12650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285972.5" calcext:value-type="float">
            <text:p>1285972.5</text:p>
          </table:table-cell>
          <table:table-cell table:style-name="ce10" table:formula="of:=SUM([.D1000:.E1000])" office:value-type="float" office:value="6419104.5" calcext:value-type="float">
            <text:p>6419104.5</text:p>
          </table:table-cell>
        </table:table-row>
        <table:table-row table:style-name="ro1">
          <table:table-cell table:style-name="ce10" office:value-type="float" office:value="12903.25" calcext:value-type="float">
            <text:p>12903.25</text:p>
          </table:table-cell>
          <table:table-cell table:style-name="ce10" office:value-type="float" office:value="6432035" calcext:value-type="float">
            <text:p>6432035</text:p>
          </table:table-cell>
          <table:table-cell table:style-name="ce10" office:value-type="float" office:value="12903.25" calcext:value-type="float">
            <text:p>12903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298875.75" calcext:value-type="float">
            <text:p>1298875.75</text:p>
          </table:table-cell>
          <table:table-cell table:style-name="ce10" table:formula="of:=SUM([.D1001:.E1001])" office:value-type="float" office:value="6432007.75" calcext:value-type="float">
            <text:p>6432007.75</text:p>
          </table:table-cell>
        </table:table-row>
        <table:table-row table:style-name="ro1">
          <table:table-cell table:style-name="ce10" office:value-type="float" office:value="13158.5" calcext:value-type="float">
            <text:p>13158.5</text:p>
          </table:table-cell>
          <table:table-cell table:style-name="ce10" office:value-type="float" office:value="6445193.5" calcext:value-type="float">
            <text:p>6445193.5</text:p>
          </table:table-cell>
          <table:table-cell table:style-name="ce10" office:value-type="float" office:value="13158.5" calcext:value-type="float">
            <text:p>13158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312034.25" calcext:value-type="float">
            <text:p>1312034.25</text:p>
          </table:table-cell>
          <table:table-cell table:style-name="ce10" table:formula="of:=SUM([.D1002:.E1002])" office:value-type="float" office:value="6445166.25" calcext:value-type="float">
            <text:p>6445166.25</text:p>
          </table:table-cell>
        </table:table-row>
        <table:table-row table:style-name="ro1">
          <table:table-cell table:style-name="ce10" office:value-type="float" office:value="13416.25" calcext:value-type="float">
            <text:p>13416.25</text:p>
          </table:table-cell>
          <table:table-cell table:style-name="ce10" office:value-type="float" office:value="6458610" calcext:value-type="float">
            <text:p>6458610</text:p>
          </table:table-cell>
          <table:table-cell table:style-name="ce10" office:value-type="float" office:value="13416.25" calcext:value-type="float">
            <text:p>13416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325450.5" calcext:value-type="float">
            <text:p>1325450.5</text:p>
          </table:table-cell>
          <table:table-cell table:style-name="ce10" table:formula="of:=SUM([.D1003:.E1003])" office:value-type="float" office:value="6458582.5" calcext:value-type="float">
            <text:p>6458582.5</text:p>
          </table:table-cell>
        </table:table-row>
        <table:table-row table:style-name="ro1">
          <table:table-cell table:style-name="ce10" office:value-type="float" office:value="13676.5" calcext:value-type="float">
            <text:p>13676.5</text:p>
          </table:table-cell>
          <table:table-cell table:style-name="ce10" office:value-type="float" office:value="6472286.5" calcext:value-type="float">
            <text:p>6472286.5</text:p>
          </table:table-cell>
          <table:table-cell table:style-name="ce10" office:value-type="float" office:value="13676.5" calcext:value-type="float">
            <text:p>13676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339127" calcext:value-type="float">
            <text:p>1339127</text:p>
          </table:table-cell>
          <table:table-cell table:style-name="ce10" table:formula="of:=SUM([.D1004:.E1004])" office:value-type="float" office:value="6472259" calcext:value-type="float">
            <text:p>6472259</text:p>
          </table:table-cell>
        </table:table-row>
        <table:table-row table:style-name="ro1">
          <table:table-cell table:style-name="ce10" office:value-type="float" office:value="13939.25" calcext:value-type="float">
            <text:p>13939.25</text:p>
          </table:table-cell>
          <table:table-cell table:style-name="ce10" office:value-type="float" office:value="6486226" calcext:value-type="float">
            <text:p>6486226</text:p>
          </table:table-cell>
          <table:table-cell table:style-name="ce10" office:value-type="float" office:value="13939.25" calcext:value-type="float">
            <text:p>13939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353066.25" calcext:value-type="float">
            <text:p>1353066.25</text:p>
          </table:table-cell>
          <table:table-cell table:style-name="ce10" table:formula="of:=SUM([.D1005:.E1005])" office:value-type="float" office:value="6486198.25" calcext:value-type="float">
            <text:p>6486198.25</text:p>
          </table:table-cell>
        </table:table-row>
        <table:table-row table:style-name="ro1">
          <table:table-cell table:style-name="ce10" office:value-type="float" office:value="14204.5" calcext:value-type="float">
            <text:p>14204.5</text:p>
          </table:table-cell>
          <table:table-cell table:style-name="ce10" office:value-type="float" office:value="6500430.5" calcext:value-type="float">
            <text:p>6500430.5</text:p>
          </table:table-cell>
          <table:table-cell table:style-name="ce10" office:value-type="float" office:value="14204.5" calcext:value-type="float">
            <text:p>14204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367270.75" calcext:value-type="float">
            <text:p>1367270.75</text:p>
          </table:table-cell>
          <table:table-cell table:style-name="ce10" table:formula="of:=SUM([.D1006:.E1006])" office:value-type="float" office:value="6500402.75" calcext:value-type="float">
            <text:p>6500402.75</text:p>
          </table:table-cell>
        </table:table-row>
        <table:table-row table:style-name="ro1">
          <table:table-cell table:style-name="ce10" office:value-type="float" office:value="14472.25" calcext:value-type="float">
            <text:p>14472.25</text:p>
          </table:table-cell>
          <table:table-cell table:style-name="ce10" office:value-type="float" office:value="6514903" calcext:value-type="float">
            <text:p>6514903</text:p>
          </table:table-cell>
          <table:table-cell table:style-name="ce10" office:value-type="float" office:value="14472.25" calcext:value-type="float">
            <text:p>14472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381743" calcext:value-type="float">
            <text:p>1381743</text:p>
          </table:table-cell>
          <table:table-cell table:style-name="ce10" table:formula="of:=SUM([.D1007:.E1007])" office:value-type="float" office:value="6514875" calcext:value-type="float">
            <text:p>6514875</text:p>
          </table:table-cell>
        </table:table-row>
        <table:table-row table:style-name="ro1">
          <table:table-cell table:style-name="ce10" office:value-type="float" office:value="14742.5" calcext:value-type="float">
            <text:p>14742.5</text:p>
          </table:table-cell>
          <table:table-cell table:style-name="ce10" office:value-type="float" office:value="6529645.5" calcext:value-type="float">
            <text:p>6529645.5</text:p>
          </table:table-cell>
          <table:table-cell table:style-name="ce10" office:value-type="float" office:value="14742.5" calcext:value-type="float">
            <text:p>14742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396485.5" calcext:value-type="float">
            <text:p>1396485.5</text:p>
          </table:table-cell>
          <table:table-cell table:style-name="ce10" table:formula="of:=SUM([.D1008:.E1008])" office:value-type="float" office:value="6529617.5" calcext:value-type="float">
            <text:p>6529617.5</text:p>
          </table:table-cell>
        </table:table-row>
        <table:table-row table:style-name="ro1">
          <table:table-cell table:style-name="ce10" office:value-type="float" office:value="15015.25" calcext:value-type="float">
            <text:p>15015.25</text:p>
          </table:table-cell>
          <table:table-cell table:style-name="ce10" office:value-type="float" office:value="6544661" calcext:value-type="float">
            <text:p>6544661</text:p>
          </table:table-cell>
          <table:table-cell table:style-name="ce10" office:value-type="float" office:value="15015.25" calcext:value-type="float">
            <text:p>15015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411500.75" calcext:value-type="float">
            <text:p>1411500.75</text:p>
          </table:table-cell>
          <table:table-cell table:style-name="ce10" table:formula="of:=SUM([.D1009:.E1009])" office:value-type="float" office:value="6544632.75" calcext:value-type="float">
            <text:p>6544632.75</text:p>
          </table:table-cell>
        </table:table-row>
        <table:table-row table:style-name="ro1">
          <table:table-cell table:style-name="ce10" office:value-type="float" office:value="15290.5" calcext:value-type="float">
            <text:p>15290.5</text:p>
          </table:table-cell>
          <table:table-cell table:style-name="ce10" office:value-type="float" office:value="6559951.5" calcext:value-type="float">
            <text:p>6559951.5</text:p>
          </table:table-cell>
          <table:table-cell table:style-name="ce10" office:value-type="float" office:value="15290.5" calcext:value-type="float">
            <text:p>15290.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426791.25" calcext:value-type="float">
            <text:p>1426791.25</text:p>
          </table:table-cell>
          <table:table-cell table:style-name="ce10" table:formula="of:=SUM([.D1010:.E1010])" office:value-type="float" office:value="6559923.25" calcext:value-type="float">
            <text:p>6559923.25</text:p>
          </table:table-cell>
        </table:table-row>
        <table:table-row table:style-name="ro1">
          <table:table-cell table:style-name="ce10" office:value-type="float" office:value="15568.25" calcext:value-type="float">
            <text:p>15568.25</text:p>
          </table:table-cell>
          <table:table-cell table:style-name="ce10" office:value-type="float" office:value="6575520" calcext:value-type="float">
            <text:p>6575520</text:p>
          </table:table-cell>
          <table:table-cell table:style-name="ce10" office:value-type="float" office:value="15568.25" calcext:value-type="float">
            <text:p>15568.25</text:p>
          </table:table-cell>
          <table:table-cell table:style-name="ce10" office:value-type="float" office:value="5133132" calcext:value-type="float">
            <text:p>5133132</text:p>
          </table:table-cell>
          <table:table-cell table:style-name="ce10" office:value-type="float" office:value="1442359.5" calcext:value-type="float">
            <text:p>1442359.5</text:p>
          </table:table-cell>
          <table:table-cell table:style-name="ce10" table:formula="of:=SUM([.D1011:.E1011])" office:value-type="float" office:value="6575491.5" calcext:value-type="float">
            <text:p>6575491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8T10:10:17.725279115</meta:creation-date>
    <dc:date>2024-02-08T12:55:21.570723362</dc:date>
    <meta:editing-duration>PT1H23M31S</meta:editing-duration>
    <meta:editing-cycles>4</meta:editing-cycles>
    <meta:generator>LibreOffice/7.3.7.2$Linux_X86_64 LibreOffice_project/30$Build-2</meta:generator>
    <meta:document-statistic meta:table-count="1" meta:cell-count="5513" meta:object-count="0"/>
  </office:meta>
</office:document-meta>
</file>